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Courier New" svg:font-family="'Courier New'"/>
    <style:font-face style:name="StarSymbol1" svg:font-family="StarSymbol"/>
    <style:font-face style:name="Tahoma4" svg:font-family="Tahoma"/>
    <style:font-face style:name="Verdana" svg:font-family="Verdana"/>
    <style:font-face style:name="Tahoma2" svg:font-family="Tahoma" style:font-family-generic="swiss"/>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Arial Unicode MS1" svg:font-family="'Arial Unicode MS'" style:font-family-generic="modern" style:font-pitch="variable"/>
    <style:font-face style:name="Courier New2" svg:font-family="'Courier New'" style:font-family-generic="modern" style:font-pitch="variable"/>
    <style:font-face style:name="Tahoma3" svg:font-family="Tahoma"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7" style:family="table">
      <style:table-properties style:width="3.1688in" table:align="left"/>
    </style:style>
    <style:style style:name="Table7.A" style:family="table-column">
      <style:table-column-properties style:column-width="1.5in"/>
    </style:style>
    <style:style style:name="Table7.B" style:family="table-column">
      <style:table-column-properties style:column-width="0.1361in"/>
    </style:style>
    <style:style style:name="Table7.C" style:family="table-column">
      <style:table-column-properties style:column-width="1.5326in"/>
    </style:style>
    <style:style style:name="Table7.A1" style:family="table-cell">
      <style:table-cell-properties fo:padding="0.0382in" fo:border="none"/>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4" style:family="table">
      <style:table-properties style:width="1.4063in" table:align="left"/>
    </style:style>
    <style:style style:name="Table4.A" style:family="table-column">
      <style:table-column-properties style:column-width="0.2708in"/>
    </style:style>
    <style:style style:name="Table4.B" style:family="table-column">
      <style:table-column-properties style:column-width="0.2917in"/>
    </style:style>
    <style:style style:name="Table4.C" style:family="table-column">
      <style:table-column-properties style:column-width="0.2813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17" style:family="table">
      <style:table-properties style:width="1.4063in" table:align="left"/>
    </style:style>
    <style:style style:name="Table17.A" style:family="table-column">
      <style:table-column-properties style:column-width="0.2708in"/>
    </style:style>
    <style:style style:name="Table17.B" style:family="table-column">
      <style:table-column-properties style:column-width="0.2917in"/>
    </style:style>
    <style:style style:name="Table17.C" style:family="table-column">
      <style:table-column-properties style:column-width="0.2813in"/>
    </style:style>
    <style:style style:name="Table17.A1" style:family="table-cell">
      <style:table-cell-properties fo:padding="0.0382in" fo:border="2.5pt solid #000000"/>
    </style:style>
    <style:style style:name="Table17.B1" style:family="table-cell">
      <style:table-cell-properties fo:padding="0in" fo:border="none"/>
    </style:style>
    <style:style style:name="Table17.D1" style:family="table-cell">
      <style:table-cell-properties fo:padding="0.0382in" fo:border-left="2.5pt solid #000000" fo:border-right="none" fo:border-top="2.5pt solid #000000" fo:border-bottom="2.5pt solid #000000"/>
    </style:style>
    <style:style style:name="Table17.E1" style:family="table-cell">
      <style:table-cell-properties fo:padding="0.0382in" fo:border-left="none" fo:border-right="2.5pt solid #000000" fo:border-top="2.5pt solid #000000" fo:border-bottom="2.5pt solid #000000"/>
    </style:style>
    <style:style style:name="Table18" style:family="table">
      <style:table-properties style:width="1.4063in" table:align="left"/>
    </style:style>
    <style:style style:name="Table18.A" style:family="table-column">
      <style:table-column-properties style:column-width="0.2708in"/>
    </style:style>
    <style:style style:name="Table18.B" style:family="table-column">
      <style:table-column-properties style:column-width="0.2917in"/>
    </style:style>
    <style:style style:name="Table18.C" style:family="table-column">
      <style:table-column-properties style:column-width="0.2813in"/>
    </style:style>
    <style:style style:name="Table18.A1" style:family="table-cell">
      <style:table-cell-properties fo:padding="0.0382in" fo:border-left="2.5pt solid #000000" fo:border-right="none" fo:border-top="2.5pt solid #000000" fo:border-bottom="2.5pt solid #000000"/>
    </style:style>
    <style:style style:name="Table18.E1" style:family="table-cell">
      <style:table-cell-properties fo:padding="0.0382in" fo:border="2.5pt solid #000000"/>
    </style:style>
    <style:style style:name="Table19" style:family="table">
      <style:table-properties style:width="1.4063in" table:align="left"/>
    </style:style>
    <style:style style:name="Table19.A" style:family="table-column">
      <style:table-column-properties style:column-width="0.2708in"/>
    </style:style>
    <style:style style:name="Table19.B" style:family="table-column">
      <style:table-column-properties style:column-width="0.2917in"/>
    </style:style>
    <style:style style:name="Table19.C" style:family="table-column">
      <style:table-column-properties style:column-width="0.2813in"/>
    </style:style>
    <style:style style:name="Table19.A1" style:family="table-cell">
      <style:table-cell-properties fo:padding="0.0382in" fo:border-left="2.5pt solid #000000" fo:border-right="none" fo:border-top="2.5pt solid #000000" fo:border-bottom="2.5pt solid #000000"/>
    </style:style>
    <style:style style:name="Table19.C1" style:family="table-cell">
      <style:table-cell-properties fo:padding="0.0382in" fo:border-left="none" fo:border-right="2.5pt solid #000000" fo:border-top="2.5pt solid #000000" fo:border-bottom="2.5pt solid #000000"/>
    </style:style>
    <style:style style:name="Table19.E1" style:family="table-cell">
      <style:table-cell-properties fo:padding="0.0382in" fo:border="2.5pt solid #000000"/>
    </style:style>
    <style:style style:name="Table20" style:family="table">
      <style:table-properties style:width="1.4063in" table:align="left"/>
    </style:style>
    <style:style style:name="Table20.A" style:family="table-column">
      <style:table-column-properties style:column-width="0.2708in"/>
    </style:style>
    <style:style style:name="Table20.B" style:family="table-column">
      <style:table-column-properties style:column-width="0.2917in"/>
    </style:style>
    <style:style style:name="Table20.C" style:family="table-column">
      <style:table-column-properties style:column-width="0.2813in"/>
    </style:style>
    <style:style style:name="Table20.A1" style:family="table-cell">
      <style:table-cell-properties fo:padding="0.0382in" fo:border-left="2.5pt solid #000000" fo:border-right="none" fo:border-top="2.5pt solid #000000" fo:border-bottom="2.5pt solid #000000"/>
    </style:style>
    <style:style style:name="Table20.C1" style:family="table-cell">
      <style:table-cell-properties fo:padding="0.0382in" fo:border-left="none" fo:border-right="2.5pt solid #000000" fo:border-top="2.5pt solid #000000" fo:border-bottom="2.5pt solid #000000"/>
    </style:style>
    <style:style style:name="Table21" style:family="table">
      <style:table-properties style:width="1.4063in" table:align="left"/>
    </style:style>
    <style:style style:name="Table21.A" style:family="table-column">
      <style:table-column-properties style:column-width="0.2708in"/>
    </style:style>
    <style:style style:name="Table21.B" style:family="table-column">
      <style:table-column-properties style:column-width="0.2917in"/>
    </style:style>
    <style:style style:name="Table21.C" style:family="table-column">
      <style:table-column-properties style:column-width="0.2813in"/>
    </style:style>
    <style:style style:name="Table21.A1" style:family="table-cell">
      <style:table-cell-properties fo:padding="0.0382in" fo:border-left="0.05pt solid #000000" fo:border-right="none" fo:border-top="0.05pt solid #000000" fo:border-bottom="0.05pt solid #000000"/>
    </style:style>
    <style:style style:name="Table21.E1" style:family="table-cell">
      <style:table-cell-properties fo:padding="0.0382in" fo:border="0.05pt solid #000000"/>
    </style:style>
    <style:style style:name="Table22" style:family="table">
      <style:table-properties style:width="1.4063in" table:align="left"/>
    </style:style>
    <style:style style:name="Table22.A" style:family="table-column">
      <style:table-column-properties style:column-width="0.2708in"/>
    </style:style>
    <style:style style:name="Table22.B" style:family="table-column">
      <style:table-column-properties style:column-width="0.2917in"/>
    </style:style>
    <style:style style:name="Table22.C" style:family="table-column">
      <style:table-column-properties style:column-width="0.2813in"/>
    </style:style>
    <style:style style:name="Table22.A1" style:family="table-cell">
      <style:table-cell-properties fo:padding="0.0382in" fo:border="2.5pt solid #000000"/>
    </style:style>
    <style:style style:name="Table22.B1" style:family="table-cell">
      <style:table-cell-properties fo:padding="0.0382in" fo:border-left="0.05pt solid #000000" fo:border-right="none" fo:border-top="0.05pt solid #000000" fo:border-bottom="0.05pt solid #000000"/>
    </style:style>
    <style:style style:name="Table22.E1" style:family="table-cell">
      <style:table-cell-properties fo:padding="0.0382in" fo:border="0.05pt solid #000000"/>
    </style:style>
    <style:style style:name="Table23" style:family="table">
      <style:table-properties style:width="1.4063in" table:align="left"/>
    </style:style>
    <style:style style:name="Table23.A" style:family="table-column">
      <style:table-column-properties style:column-width="0.2708in"/>
    </style:style>
    <style:style style:name="Table23.B" style:family="table-column">
      <style:table-column-properties style:column-width="0.2917in"/>
    </style:style>
    <style:style style:name="Table23.C" style:family="table-column">
      <style:table-column-properties style:column-width="0.2813in"/>
    </style:style>
    <style:style style:name="Table23.A1" style:family="table-cell">
      <style:table-cell-properties fo:padding="0.0382in" fo:border-left="2.5pt solid #000000" fo:border-right="none" fo:border-top="2.5pt solid #000000" fo:border-bottom="2.5pt solid #000000"/>
    </style:style>
    <style:style style:name="Table23.B1" style:family="table-cell">
      <style:table-cell-properties fo:padding="0.0382in" fo:border-left="none" fo:border-right="2.5pt solid #000000" fo:border-top="2.5pt solid #000000" fo:border-bottom="2.5pt solid #000000"/>
    </style:style>
    <style:style style:name="Table23.C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4" style:family="table">
      <style:table-properties style:width="1.4063in" table:align="left"/>
    </style:style>
    <style:style style:name="Table24.A" style:family="table-column">
      <style:table-column-properties style:column-width="0.2708in"/>
    </style:style>
    <style:style style:name="Table24.B" style:family="table-column">
      <style:table-column-properties style:column-width="0.2917in"/>
    </style:style>
    <style:style style:name="Table24.C" style:family="table-column">
      <style:table-column-properties style:column-width="0.2813in"/>
    </style:style>
    <style:style style:name="Table24.A1" style:family="table-cell">
      <style:table-cell-properties fo:padding="0.0382in" fo:border="2.5pt solid #000000"/>
    </style:style>
    <style:style style:name="Table24.B1" style:family="table-cell">
      <style:table-cell-properties fo:padding="0.0382in" fo:border-left="0.05pt solid #000000" fo:border-right="none" fo:border-top="0.05pt solid #000000" fo:border-bottom="0.05pt solid #000000"/>
    </style:style>
    <style:style style:name="Table24.E1" style:family="table-cell">
      <style:table-cell-properties fo:padding="0.0382in" fo:border="0.05pt solid #000000"/>
    </style:style>
    <style:style style:name="Table25" style:family="table">
      <style:table-properties style:width="1.4063in" table:align="left"/>
    </style:style>
    <style:style style:name="Table25.A" style:family="table-column">
      <style:table-column-properties style:column-width="0.2708in"/>
    </style:style>
    <style:style style:name="Table25.B" style:family="table-column">
      <style:table-column-properties style:column-width="0.2917in"/>
    </style:style>
    <style:style style:name="Table25.C" style:family="table-column">
      <style:table-column-properties style:column-width="0.2813in"/>
    </style:style>
    <style:style style:name="Table25.A1" style:family="table-cell">
      <style:table-cell-properties fo:padding="0.0382in" fo:border-left="2.5pt solid #000000" fo:border-right="none" fo:border-top="2.5pt solid #000000" fo:border-bottom="2.5pt solid #000000"/>
    </style:style>
    <style:style style:name="Table25.B1" style:family="table-cell">
      <style:table-cell-properties fo:padding="0.0382in" fo:border-left="none" fo:border-right="2.5pt solid #000000" fo:border-top="2.5pt solid #000000" fo:border-bottom="2.5pt solid #000000"/>
    </style:style>
    <style:style style:name="Table25.C1" style:family="table-cell">
      <style:table-cell-properties fo:padding="0.0382in" fo:border-left="0.05pt solid #000000" fo:border-right="none" fo:border-top="0.05pt solid #000000" fo:border-bottom="0.05pt solid #000000"/>
    </style:style>
    <style:style style:name="Table25.E1" style:family="table-cell">
      <style:table-cell-properties fo:padding="0.0382in" fo:border="0.05pt solid #000000"/>
    </style:style>
    <style:style style:name="Table26" style:family="table">
      <style:table-properties style:width="1.4063in" table:align="left"/>
    </style:style>
    <style:style style:name="Table26.A" style:family="table-column">
      <style:table-column-properties style:column-width="0.2708in"/>
    </style:style>
    <style:style style:name="Table26.B" style:family="table-column">
      <style:table-column-properties style:column-width="0.2917in"/>
    </style:style>
    <style:style style:name="Table26.C" style:family="table-column">
      <style:table-column-properties style:column-width="0.2813in"/>
    </style:style>
    <style:style style:name="Table26.A1" style:family="table-cell">
      <style:table-cell-properties fo:padding="0.0382in" fo:border="2.5pt solid #000000"/>
    </style:style>
    <style:style style:name="Table26.B1" style:family="table-cell">
      <style:table-cell-properties fo:padding="0.0382in" fo:border-left="0.05pt solid #000000" fo:border-right="none" fo:border-top="0.05pt solid #000000" fo:border-bottom="0.05pt solid #000000"/>
    </style:style>
    <style:style style:name="Table26.E1" style:family="table-cell">
      <style:table-cell-properties fo:padding="0.0382in" fo:border="0.05pt solid #000000"/>
    </style:style>
    <style:style style:name="Table27" style:family="table">
      <style:table-properties style:width="1.4063in" table:align="left"/>
    </style:style>
    <style:style style:name="Table27.A" style:family="table-column">
      <style:table-column-properties style:column-width="0.2708in"/>
    </style:style>
    <style:style style:name="Table27.B" style:family="table-column">
      <style:table-column-properties style:column-width="0.2917in"/>
    </style:style>
    <style:style style:name="Table27.C" style:family="table-column">
      <style:table-column-properties style:column-width="0.2813in"/>
    </style:style>
    <style:style style:name="Table27.A1" style:family="table-cell">
      <style:table-cell-properties fo:padding="0.0382in" fo:border-left="2.5pt solid #000000" fo:border-right="none" fo:border-top="2.5pt solid #000000" fo:border-bottom="2.5pt solid #000000"/>
    </style:style>
    <style:style style:name="Table27.B1" style:family="table-cell">
      <style:table-cell-properties fo:padding="0.0382in" fo:border-left="none" fo:border-right="2.5pt solid #000000" fo:border-top="2.5pt solid #000000" fo:border-bottom="2.5pt solid #000000"/>
    </style:style>
    <style:style style:name="Table27.C1" style:family="table-cell">
      <style:table-cell-properties fo:padding="0.0382in" fo:border-left="0.05pt solid #000000" fo:border-right="none" fo:border-top="0.05pt solid #000000" fo:border-bottom="0.05pt solid #000000"/>
    </style:style>
    <style:style style:name="Table27.E1" style:family="table-cell">
      <style:table-cell-properties fo:padding="0.0382in" fo:border="0.05pt solid #000000"/>
    </style:style>
    <style:style style:name="Table28" style:family="table">
      <style:table-properties style:width="1.4063in" table:align="left"/>
    </style:style>
    <style:style style:name="Table28.A" style:family="table-column">
      <style:table-column-properties style:column-width="0.2708in"/>
    </style:style>
    <style:style style:name="Table28.B" style:family="table-column">
      <style:table-column-properties style:column-width="0.2917in"/>
    </style:style>
    <style:style style:name="Table28.C" style:family="table-column">
      <style:table-column-properties style:column-width="0.2813in"/>
    </style:style>
    <style:style style:name="Table28.1" style:family="table-row">
      <style:table-row-properties fo:keep-together="always"/>
    </style:style>
    <style:style style:name="Table28.A1" style:family="table-cell">
      <style:table-cell-properties fo:padding="0.0382in" fo:border-left="0.05pt solid #000000" fo:border-right="none" fo:border-top="0.05pt solid #000000" fo:border-bottom="0.05pt solid #000000"/>
    </style:style>
    <style:style style:name="Table28.E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1.4063in" table:align="left"/>
    </style:style>
    <style:style style:name="Table29.A" style:family="table-column">
      <style:table-column-properties style:column-width="0.2708in"/>
    </style:style>
    <style:style style:name="Table29.B" style:family="table-column">
      <style:table-column-properties style:column-width="0.2917in"/>
    </style:style>
    <style:style style:name="Table29.C" style:family="table-column">
      <style:table-column-properties style:column-width="0.2813in"/>
    </style:style>
    <style:style style:name="Table29.A1" style:family="table-cell">
      <style:table-cell-properties fo:padding="0.0382in" fo:border-left="2.5pt solid #000000" fo:border-right="2.5pt solid #000000" fo:border-top="2.5pt solid #000000" fo:border-bottom="none"/>
    </style:style>
    <style:style style:name="Table29.B1" style:family="table-cell">
      <style:table-cell-properties fo:padding="0in" fo:border="none"/>
    </style:style>
    <style:style style:name="Table29.D1" style:family="table-cell">
      <style:table-cell-properties fo:padding="0.0382in" fo:border-left="2.5pt solid #000000" fo:border-right="none" fo:border-top="2.5pt solid #000000" fo:border-bottom="2.5pt solid #000000"/>
    </style:style>
    <style:style style:name="Table29.E1" style:family="table-cell">
      <style:table-cell-properties fo:padding="0.0382in" fo:border-left="none" fo:border-right="2.5pt solid #000000" fo:border-top="2.5pt solid #000000" fo:border-bottom="2.5pt solid #000000"/>
    </style:style>
    <style:style style:name="Table29.A2" style:family="table-cell">
      <style:table-cell-properties fo:padding="0.0382in" fo:border-left="2.5pt solid #000000" fo:border-right="2.5pt solid #000000" fo:border-top="none" fo:border-bottom="2.5pt solid #000000"/>
    </style:style>
    <style:style style:name="Table29.D2" style:family="table-cell">
      <style:table-cell-properties fo:padding="0.0382in" fo:border="none"/>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37" style:family="table">
      <style:table-properties style:width="3.9958in" table:align="right"/>
    </style:style>
    <style:style style:name="Table37.A" style:family="table-column">
      <style:table-column-properties style:column-width="3.9958in"/>
    </style:style>
    <style:style style:name="Table37.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39" style:family="table">
      <style:table-properties style:width="3.9958in" table:align="right"/>
    </style:style>
    <style:style style:name="Table39.A" style:family="table-column">
      <style:table-column-properties style:column-width="3.9958in"/>
    </style:style>
    <style:style style:name="Table39.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51" style:family="table">
      <style:table-properties style:width="1.625in" fo:margin-left="1.4347in" table:align="left"/>
    </style:style>
    <style:style style:name="Table51.A" style:family="table-column">
      <style:table-column-properties style:column-width="0.3125in"/>
    </style:style>
    <style:style style:name="Table51.B" style:family="table-column">
      <style:table-column-properties style:column-width="0.375in"/>
    </style:style>
    <style:style style:name="Table51.1" style:family="table-row">
      <style:table-row-properties fo:keep-together="always"/>
    </style:style>
    <style:style style:name="Table51.A1" style:family="table-cell">
      <style:table-cell-properties fo:padding="0.0382in" fo:border-left="0.05pt solid #000000" fo:border-right="none" fo:border-top="0.05pt solid #000000" fo:border-bottom="0.05pt solid #000000"/>
    </style:style>
    <style:style style:name="Table51.E1" style:family="table-cell">
      <style:table-cell-properties fo:padding="0.0382in" fo:border="0.05pt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table-cell-properties fo:padding="0.0382in" fo:border="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center" style:justify-single-word="false"/>
      <style:text-properties style:font-name="Arial" fo:font-size="10pt" style:font-size-asian="10pt" style:font-size-complex="10pt"/>
    </style:style>
    <style:style style:name="P3" style:family="paragraph" style:parent-style-name="Standard">
      <style:text-properties style:font-name="Arial" fo:font-size="16pt" fo:font-weight="bold" style:font-size-asian="16pt" style:font-weight-asian="bold" style:font-size-complex="16pt" style:font-weight-complex="bold"/>
    </style:style>
    <style:style style:name="P4" style:family="paragraph" style:parent-style-name="Standard">
      <style:text-properties style:font-name="Arial" fo:font-size="10pt"/>
    </style:style>
    <style:style style:name="P5" style:family="paragraph" style:parent-style-name="Standard">
      <style:text-properties style:font-name="Arial" fo:font-size="10pt" fo:font-weight="normal" style:font-size-asian="10pt" style:font-weight-asian="normal" style:font-size-complex="10pt" style:font-weight-complex="normal"/>
    </style:style>
    <style:style style:name="P6" style:family="paragraph" style:parent-style-name="Standard">
      <style:text-properties style:font-name="Arial" fo:font-size="10pt" fo:font-weight="normal" officeooo:paragraph-rsid="001d1b68" style:font-size-asian="10pt" style:font-weight-asian="normal" style:font-size-complex="10pt" style:font-weight-complex="normal"/>
    </style:style>
    <style:style style:name="P7" style:family="paragraph" style:parent-style-name="Standard">
      <style:text-properties style:font-name="Arial" fo:font-size="10pt" fo:font-weight="normal" officeooo:rsid="001d1b68" officeooo:paragraph-rsid="001d1b68" style:font-size-asian="10pt" style:font-weight-asian="normal" style:font-size-complex="10pt" style:font-weight-complex="normal"/>
    </style:style>
    <style:style style:name="P8" style:family="paragraph" style:parent-style-name="Standard">
      <style:text-properties style:font-name="Arial" fo:font-size="10pt" fo:font-weight="normal" officeooo:paragraph-rsid="001f74cb" style:font-size-asian="10pt" style:font-weight-asian="normal" style:font-size-complex="10pt" style:font-weight-complex="normal"/>
    </style:style>
    <style:style style:name="P9" style:family="paragraph" style:parent-style-name="Standard">
      <style:text-properties style:font-name="Arial" fo:font-size="10pt" style:font-size-asian="10pt" style:font-size-complex="10pt"/>
    </style:style>
    <style:style style:name="P10" style:family="paragraph" style:parent-style-name="Standard">
      <style:text-properties style:font-name="Arial" fo:font-size="10pt" officeooo:paragraph-rsid="00304168" style:font-size-asian="10pt" style:font-size-complex="10pt"/>
    </style:style>
    <style:style style:name="P11" style:family="paragraph" style:parent-style-name="Standard">
      <style:text-properties style:font-name="Arial" fo:font-size="10pt" fo:font-weight="bold" style:font-size-asian="10pt" style:font-weight-asian="bold" style:font-size-complex="10pt" style:font-weight-complex="bold"/>
    </style:style>
    <style:style style:name="P12" style:family="paragraph" style:parent-style-name="Standard">
      <style:text-properties style:font-name="Arial" officeooo:rsid="00139afb" officeooo:paragraph-rsid="00139afb"/>
    </style:style>
    <style:style style:name="P13" style:family="paragraph" style:parent-style-name="Standard">
      <style:text-properties fo:color="#000000" loext:opacity="100%" style:text-outline="false" style:text-line-through-style="none" style:text-line-through-type="none" style:text-position="0% 100%" style:font-name="Courier New1"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14" style:family="paragraph" style:parent-style-name="Standard">
      <style:text-properties fo:color="#000000" loext:opacity="100%" style:text-outline="false" style:text-line-through-style="none" style:text-line-through-type="none" style:text-position="0% 100%" style:font-name="Courier New1" fo:font-size="10pt" fo:font-style="normal" fo:text-shadow="none" style:text-underline-style="none" fo:font-weight="normal" officeooo:rsid="000b43d8" officeooo:paragraph-rsid="000b43d8" style:font-name-asian="Courier New1" style:font-size-asian="10pt" style:font-style-asian="normal" style:font-weight-asian="normal" style:font-name-complex="Courier New1" style:font-size-complex="10pt" style:font-style-complex="normal" style:font-weight-complex="normal"/>
    </style:style>
    <style:style style:name="P15" style:family="paragraph" style:parent-style-name="Standard">
      <style:paragraph-properties fo:text-align="center" style:justify-single-word="false"/>
      <style:text-properties fo:color="#000000" loext:opacity="100%" style:text-outline="false" style:text-line-through-style="none" style:text-line-through-type="none" style:text-position="0% 100%" style:font-name="Courier New1" fo:font-size="10pt" fo:font-style="normal" fo:text-shadow="none" style:text-underline-style="none" fo:font-weight="normal" officeooo:rsid="000b43d8" officeooo:paragraph-rsid="000b43d8" style:font-name-asian="Courier New1" style:font-size-asian="10pt" style:font-style-asian="normal" style:font-weight-asian="normal" style:font-name-complex="Courier New1" style:font-size-complex="10pt" style:font-style-complex="normal" style:font-weight-complex="normal"/>
    </style:style>
    <style:style style:name="P16" style:family="paragraph" style:parent-style-name="Standard">
      <style:paragraph-properties fo:text-align="start" style:justify-single-word="false"/>
      <style:text-properties fo:color="#000000" loext:opacity="100%" style:text-outline="false" style:text-line-through-style="none" style:text-line-through-type="none" style:text-position="0% 100%" style:font-name="Courier New1" fo:font-size="10pt" fo:font-style="normal" fo:text-shadow="none" style:text-underline-style="none" fo:font-weight="normal" officeooo:rsid="000b43d8" officeooo:paragraph-rsid="000b43d8" style:font-name-asian="Courier New1" style:font-size-asian="10pt" style:font-style-asian="normal" style:font-weight-asian="normal" style:font-name-complex="Courier New1" style:font-size-complex="10pt" style:font-style-complex="normal" style:font-weight-complex="normal"/>
    </style:style>
    <style:style style:name="P17" style:family="paragraph" style:parent-style-name="Standard">
      <style:paragraph-properties fo:text-align="start" style:justify-single-word="false"/>
      <style:text-properties fo:color="#000000" loext:opacity="100%" style:text-outline="false" style:text-line-through-style="none" style:text-line-through-type="none" style:text-position="0% 100%" style:font-name="Courier New1" fo:font-size="10pt" fo:font-style="normal" fo:text-shadow="none" style:text-underline-style="none" fo:font-weight="normal" officeooo:rsid="000b806e" officeooo:paragraph-rsid="000b806e" style:font-name-asian="Courier New1" style:font-size-asian="10pt" style:font-style-asian="normal" style:font-weight-asian="normal" style:font-name-complex="Courier New1" style:font-size-complex="10pt" style:font-style-complex="normal" style:font-weight-complex="normal"/>
    </style:style>
    <style:style style:name="P18" style:family="paragraph" style:parent-style-name="Standard">
      <style:text-properties fo:color="#000000" loext:opacity="100%" style:text-outline="false" style:text-line-through-style="none" style:text-line-through-type="none" style:text-position="0% 100%" style:font-name="Courier New1" fo:font-size="10pt" fo:font-style="normal" fo:text-shadow="none" style:text-underline-style="none" fo:font-weight="normal" officeooo:rsid="000eead2" officeooo:paragraph-rsid="00304168" style:font-name-asian="Courier New1" style:font-size-asian="10pt" style:font-style-asian="normal" style:font-weight-asian="normal" style:font-name-complex="Courier New1" style:font-size-complex="10pt" style:font-style-complex="normal" style:font-weight-complex="normal"/>
    </style:style>
    <style:style style:name="P19" style:family="paragraph" style:parent-style-name="Standard">
      <style:text-properties fo:color="#000000" loext:opacity="100%" style:text-outline="false" style:text-line-through-style="none" style:text-line-through-type="none" style:text-position="0% 100%" style:font-name="Courier New1" fo:font-size="10pt" fo:font-style="normal" fo:text-shadow="none" style:text-underline-style="none" fo:font-weight="normal" officeooo:rsid="00139afb" officeooo:paragraph-rsid="00304168" style:font-name-asian="Courier New1" style:font-size-asian="10pt" style:font-style-asian="normal" style:font-weight-asian="normal" style:font-name-complex="Courier New1" style:font-size-complex="10pt" style:font-style-complex="normal" style:font-weight-complex="normal"/>
    </style:style>
    <style:style style:name="P20" style:family="paragraph" style:parent-style-name="Standard">
      <style:text-properties fo:color="#000000" loext:opacity="100%" style:text-outline="false" style:text-line-through-style="none" style:text-line-through-type="none" style:text-position="0% 100%" style:font-name="Courier New1" fo:font-size="10pt" fo:font-style="normal" fo:text-shadow="none" style:text-underline-style="none" fo:font-weight="normal" officeooo:paragraph-rsid="00304168" style:font-name-asian="Courier New1" style:font-size-asian="10pt" style:font-style-asian="normal" style:font-weight-asian="normal" style:font-name-complex="Courier New1" style:font-size-complex="10pt" style:font-style-complex="normal" style:font-weight-complex="normal"/>
    </style:style>
    <style:style style:name="P21" style:family="paragraph" style:parent-style-name="Standard">
      <style:text-properties fo:color="#000000" loext:opacity="100%" style:text-outline="false" style:text-line-through-style="none" style:text-line-through-type="none" style:text-position="0% 100%" style:font-name="Courier New1" fo:font-size="10pt" fo:font-style="normal" fo:text-shadow="none" style:text-underline-style="none" fo:font-weight="normal" officeooo:rsid="0034ce47" officeooo:paragraph-rsid="0034ce47" style:font-name-asian="Courier New1" style:font-size-asian="10pt" style:font-style-asian="normal" style:font-weight-asian="normal" style:font-name-complex="Courier New1" style:font-size-complex="10pt" style:font-style-complex="normal" style:font-weight-complex="normal"/>
    </style:style>
    <style:style style:name="P22" style:family="paragraph" style:parent-style-name="Standard">
      <style:text-properties fo:color="#000000" loext:opacity="100%" style:text-outline="false" style:text-line-through-style="none" style:text-line-through-type="none" style:text-position="0% 100%" style:font-name="Courier New1" fo:font-size="10pt" fo:font-style="normal" fo:text-shadow="none" style:text-underline-style="none" fo:font-weight="normal" officeooo:paragraph-rsid="0034ce47" style:font-name-asian="Courier New1" style:font-size-asian="10pt" style:font-style-asian="normal" style:font-weight-asian="normal" style:font-name-complex="Courier New1" style:font-size-complex="10pt" style:font-style-complex="normal" style:font-weight-complex="normal"/>
    </style:style>
    <style:style style:name="P23" style:family="paragraph" style:parent-style-name="Standard">
      <style:text-properties fo:color="#000000" loext:opacity="100%" style:text-outline="false" style:text-line-through-style="none" style:text-line-through-type="none" style:text-position="0% 100%" style:font-name="Courier New1" fo:font-size="10pt" fo:font-style="normal" fo:text-shadow="none" style:text-underline-style="none" fo:font-weight="normal" officeooo:paragraph-rsid="0049941b" style:font-name-asian="Courier New1" style:font-size-asian="10pt" style:font-style-asian="normal" style:font-weight-asian="normal" style:font-name-complex="Courier New1" style:font-size-complex="10pt" style:font-style-complex="normal" style:font-weight-complex="normal"/>
    </style:style>
    <style:style style:name="P24" style:family="paragraph" style:parent-style-name="Standard">
      <style:text-properties fo:color="#000000" loext:opacity="100%" style:text-outline="false" style:text-line-through-style="none" style:text-line-through-type="none" style:text-position="0% 100%" style:font-name="Courier New1" fo:font-size="10pt" fo:font-style="normal" fo:text-shadow="none" style:text-underline-style="none" fo:font-weight="bold" officeooo:rsid="00381b27" officeooo:paragraph-rsid="00381b27" style:font-name-asian="Courier New1" style:font-size-asian="10pt" style:font-style-asian="normal" style:font-weight-asian="bold" style:font-name-complex="Courier New1" style:font-size-complex="10pt" style:font-style-complex="normal" style:font-weight-complex="bold"/>
    </style:style>
    <style:style style:name="P25" style:family="paragraph" style:parent-style-name="Standard">
      <style:text-properties fo:color="#000000" loext:opacity="100%" style:text-outline="false" style:text-line-through-style="none" style:text-line-through-type="none" style:text-position="0% 100%" style:font-name="Courier New1" fo:font-size="10pt" fo:font-style="normal" fo:text-shadow="none" style:text-underline-style="none" fo:font-weight="bold" officeooo:rsid="003915cc" officeooo:paragraph-rsid="003915cc" style:font-name-asian="Courier New1" style:font-size-asian="10pt" style:font-style-asian="normal" style:font-weight-asian="bold" style:font-name-complex="Courier New1" style:font-size-complex="10pt" style:font-style-complex="normal" style:font-weight-complex="bold"/>
    </style:style>
    <style:style style:name="P26" style:family="paragraph" style:parent-style-name="Standard">
      <style:text-properties fo:color="#000000" loext:opacity="100%" style:text-outline="false" style:text-line-through-style="none" style:text-line-through-type="none" style:text-position="0% 100%" style:font-name="Courier New1" fo:font-size="9pt" fo:font-style="normal" fo:text-shadow="none" style:text-underline-style="none" fo:font-weight="normal" officeooo:rsid="003915cc" officeooo:paragraph-rsid="003915cc" style:font-name-asian="Courier New1" style:font-size-asian="9pt" style:font-style-asian="normal" style:font-weight-asian="normal" style:font-name-complex="Courier New1" style:font-size-complex="9pt" style:font-style-complex="normal" style:font-weight-complex="normal"/>
    </style:style>
    <style:style style:name="P27" style:family="paragraph" style:parent-style-name="Standard">
      <style:text-properties fo:color="#000000" loext:opacity="100%" style:text-outline="false" style:text-line-through-style="none" style:text-line-through-type="none" style:text-position="0% 100%" style:font-name="Courier New1" fo:font-size="9pt" fo:font-style="normal" fo:text-shadow="none" style:text-underline-style="none" fo:font-weight="normal" officeooo:rsid="0039ba5b" officeooo:paragraph-rsid="0039ba5b" style:font-name-asian="Courier New1" style:font-size-asian="9pt" style:font-style-asian="normal" style:font-weight-asian="normal" style:font-name-complex="Courier New1" style:font-size-complex="9pt" style:font-style-complex="normal" style:font-weight-complex="normal"/>
    </style:style>
    <style:style style:name="P28" style:family="paragraph" style:parent-style-name="Standard">
      <style:text-properties fo:color="#000000" loext:opacity="100%" style:text-outline="false" style:text-line-through-style="none" style:text-line-through-type="none" style:text-position="0% 100%" style:font-name="Courier New1" fo:font-size="9pt" fo:font-style="normal" fo:text-shadow="none" style:text-underline-style="none" fo:font-weight="normal" officeooo:paragraph-rsid="0039ba5b" style:font-name-asian="Courier New1" style:font-size-asian="9pt" style:font-style-asian="normal" style:font-weight-asian="normal" style:font-name-complex="Courier New1" style:font-size-complex="9pt" style:font-style-complex="normal" style:font-weight-complex="normal"/>
    </style:style>
    <style:style style:name="P29" style:family="paragraph" style:parent-style-name="Standard">
      <style:text-properties fo:color="#000000" loext:opacity="100%" style:text-outline="false" style:text-line-through-style="none" style:text-line-through-type="none" style:text-position="0% 100%" style:font-name="Courier New1" fo:font-size="9pt" fo:font-style="normal" fo:text-shadow="none" style:text-underline-style="none" fo:font-weight="normal" officeooo:paragraph-rsid="003a20c0" style:font-name-asian="Courier New1" style:font-size-asian="9pt" style:font-style-asian="normal" style:font-weight-asian="normal" style:font-name-complex="Courier New1" style:font-size-complex="9pt" style:font-style-complex="normal" style:font-weight-complex="normal"/>
    </style:style>
    <style:style style:name="P30"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31" style:family="paragraph" style:parent-style-name="Standard">
      <style:paragraph-properties fo:text-align="center" style:justify-single-word="false"/>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32" style:family="paragraph" style:parent-style-name="Standard">
      <style:paragraph-properties fo:text-align="start" style:justify-single-word="false"/>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33"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paragraph-rsid="0009f462" style:font-name-asian="Courier New1" style:font-size-asian="10pt" style:font-style-asian="normal" style:font-weight-asian="normal" style:font-name-complex="Courier New1" style:font-size-complex="10pt" style:font-style-complex="normal" style:font-weight-complex="normal"/>
    </style:style>
    <style:style style:name="P34"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paragraph-rsid="000b43d8" style:font-name-asian="Courier New1" style:font-size-asian="10pt" style:font-style-asian="normal" style:font-weight-asian="normal" style:font-name-complex="Courier New1" style:font-size-complex="10pt" style:font-style-complex="normal" style:font-weight-complex="normal"/>
    </style:style>
    <style:style style:name="P35"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0d765a" officeooo:paragraph-rsid="000d765a" style:font-name-asian="Courier New1" style:font-size-asian="10pt" style:font-style-asian="normal" style:font-weight-asian="normal" style:font-name-complex="Courier New1" style:font-size-complex="10pt" style:font-style-complex="normal" style:font-weight-complex="normal"/>
    </style:style>
    <style:style style:name="P36"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13dfb1" officeooo:paragraph-rsid="0013dfb1" style:font-name-asian="Courier New1" style:font-size-asian="10pt" style:font-style-asian="normal" style:font-weight-asian="normal" style:font-name-complex="Courier New1" style:font-size-complex="10pt" style:font-style-complex="normal" style:font-weight-complex="normal"/>
    </style:style>
    <style:style style:name="P37"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13dfb1" officeooo:paragraph-rsid="00158fab" style:font-name-asian="Courier New1" style:font-size-asian="10pt" style:font-style-asian="normal" style:font-weight-asian="normal" style:font-name-complex="Courier New1" style:font-size-complex="10pt" style:font-style-complex="normal" style:font-weight-complex="normal"/>
    </style:style>
    <style:style style:name="P38"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paragraph-rsid="00153856" style:font-name-asian="Courier New1" style:font-size-asian="10pt" style:font-style-asian="normal" style:font-weight-asian="normal" style:font-name-complex="Courier New1" style:font-size-complex="10pt" style:font-style-complex="normal" style:font-weight-complex="normal"/>
    </style:style>
    <style:style style:name="P39"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paragraph-rsid="001586de" style:font-name-asian="Courier New1" style:font-size-asian="10pt" style:font-style-asian="normal" style:font-weight-asian="normal" style:font-name-complex="Courier New1" style:font-size-complex="10pt" style:font-style-complex="normal" style:font-weight-complex="normal"/>
    </style:style>
    <style:style style:name="P40"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paragraph-rsid="00159dda" style:font-name-asian="Courier New1" style:font-size-asian="10pt" style:font-style-asian="normal" style:font-weight-asian="normal" style:font-name-complex="Courier New1" style:font-size-complex="10pt" style:font-style-complex="normal" style:font-weight-complex="normal"/>
    </style:style>
    <style:style style:name="P41" style:family="paragraph" style:parent-style-name="Standard">
      <style:paragraph-properties fo:text-align="start" style:justify-single-word="false"/>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0b43d8" officeooo:paragraph-rsid="000b43d8" style:font-name-asian="Courier New1" style:font-size-asian="10pt" style:font-style-asian="normal" style:font-weight-asian="normal" style:font-name-complex="Courier New1" style:font-size-complex="10pt" style:font-style-complex="normal" style:font-weight-complex="normal"/>
    </style:style>
    <style:style style:name="P42" style:family="paragraph" style:parent-style-name="Standard">
      <style:paragraph-properties fo:text-align="start" style:justify-single-word="false"/>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0b806e" officeooo:paragraph-rsid="000b806e" style:font-name-asian="Courier New1" style:font-size-asian="10pt" style:font-style-asian="normal" style:font-weight-asian="normal" style:font-name-complex="Courier New1" style:font-size-complex="10pt" style:font-style-complex="normal" style:font-weight-complex="normal"/>
    </style:style>
    <style:style style:name="P43"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0eead2" officeooo:paragraph-rsid="000eead2" style:font-name-asian="Courier New1" style:font-size-asian="10pt" style:font-style-asian="normal" style:font-weight-asian="normal" style:font-name-complex="Courier New1" style:font-size-complex="10pt" style:font-style-complex="normal" style:font-weight-complex="normal"/>
    </style:style>
    <style:style style:name="P44"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0f2266" officeooo:paragraph-rsid="000f2266" style:font-name-asian="Courier New1" style:font-size-asian="10pt" style:font-style-asian="normal" style:font-weight-asian="normal" style:font-name-complex="Courier New1" style:font-size-complex="10pt" style:font-style-complex="normal" style:font-weight-complex="normal"/>
    </style:style>
    <style:style style:name="P45"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10e103" officeooo:paragraph-rsid="0010e103" style:font-name-asian="Courier New1" style:font-size-asian="10pt" style:font-style-asian="normal" style:font-weight-asian="normal" style:font-name-complex="Courier New1" style:font-size-complex="10pt" style:font-style-complex="normal" style:font-weight-complex="normal"/>
    </style:style>
    <style:style style:name="P46"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paragraph-rsid="001d1b68" style:font-name-asian="Courier New1" style:font-size-asian="10pt" style:font-style-asian="normal" style:font-weight-asian="normal" style:font-name-complex="Courier New1" style:font-size-complex="10pt" style:font-style-complex="normal" style:font-weight-complex="normal"/>
    </style:style>
    <style:style style:name="P47"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paragraph-rsid="001e0755" style:font-name-asian="Courier New1" style:font-size-asian="10pt" style:font-style-asian="normal" style:font-weight-asian="normal" style:font-name-complex="Courier New1" style:font-size-complex="10pt" style:font-style-complex="normal" style:font-weight-complex="normal"/>
    </style:style>
    <style:style style:name="P48"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1f74cb" officeooo:paragraph-rsid="001f74cb" style:font-name-asian="Courier New1" style:font-size-asian="10pt" style:font-style-asian="normal" style:font-weight-asian="normal" style:font-name-complex="Courier New1" style:font-size-complex="10pt" style:font-style-complex="normal" style:font-weight-complex="normal"/>
    </style:style>
    <style:style style:name="P49"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paragraph-rsid="0020516e" style:font-name-asian="Courier New1" style:font-size-asian="10pt" style:font-style-asian="normal" style:font-weight-asian="normal" style:font-name-complex="Courier New1" style:font-size-complex="10pt" style:font-style-complex="normal" style:font-weight-complex="normal"/>
    </style:style>
    <style:style style:name="P50"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24338f" officeooo:paragraph-rsid="0024338f" style:font-name-asian="Courier New1" style:font-size-asian="10pt" style:font-style-asian="normal" style:font-weight-asian="normal" style:font-name-complex="Courier New1" style:font-size-complex="10pt" style:font-style-complex="normal" style:font-weight-complex="normal"/>
    </style:style>
    <style:style style:name="P51"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paragraph-rsid="001f74cb" style:font-name-asian="Courier New1" style:font-size-asian="10pt" style:font-style-asian="normal" style:font-weight-asian="normal" style:font-name-complex="Courier New1" style:font-size-complex="10pt" style:font-style-complex="normal" style:font-weight-complex="normal"/>
    </style:style>
    <style:style style:name="P52"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23afde" officeooo:paragraph-rsid="0023afde" style:font-name-asian="Courier New1" style:font-size-asian="10pt" style:font-style-asian="normal" style:font-weight-asian="normal" style:font-name-complex="Courier New1" style:font-size-complex="10pt" style:font-style-complex="normal" style:font-weight-complex="normal"/>
    </style:style>
    <style:style style:name="P53"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23afde" officeooo:paragraph-rsid="0024f9b1" style:font-name-asian="Courier New1" style:font-size-asian="10pt" style:font-style-asian="normal" style:font-weight-asian="normal" style:font-name-complex="Courier New1" style:font-size-complex="10pt" style:font-style-complex="normal" style:font-weight-complex="normal"/>
    </style:style>
    <style:style style:name="P54"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2a38da" officeooo:paragraph-rsid="002a38da" style:font-name-asian="Courier New1" style:font-size-asian="10pt" style:font-style-asian="normal" style:font-weight-asian="normal" style:font-name-complex="Courier New1" style:font-size-complex="10pt" style:font-style-complex="normal" style:font-weight-complex="normal"/>
    </style:style>
    <style:style style:name="P55"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2b540e" officeooo:paragraph-rsid="002c3150" style:font-name-asian="Courier New1" style:font-size-asian="10pt" style:font-style-asian="normal" style:font-weight-asian="normal" style:font-name-complex="Courier New1" style:font-size-complex="10pt" style:font-style-complex="normal" style:font-weight-complex="normal"/>
    </style:style>
    <style:style style:name="P56"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2c3150" officeooo:paragraph-rsid="002c3150" style:font-name-asian="Courier New1" style:font-size-asian="10pt" style:font-style-asian="normal" style:font-weight-asian="normal" style:font-name-complex="Courier New1" style:font-size-complex="10pt" style:font-style-complex="normal" style:font-weight-complex="normal"/>
    </style:style>
    <style:style style:name="P57"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2c3150" officeooo:paragraph-rsid="003a7805" style:font-name-asian="Courier New1" style:font-size-asian="10pt" style:font-style-asian="normal" style:font-weight-asian="normal" style:font-name-complex="Courier New1" style:font-size-complex="10pt" style:font-style-complex="normal" style:font-weight-complex="normal"/>
    </style:style>
    <style:style style:name="P58"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paragraph-rsid="003003d7" style:font-name-asian="Courier New1" style:font-size-asian="10pt" style:font-style-asian="normal" style:font-weight-asian="normal" style:font-name-complex="Courier New1" style:font-size-complex="10pt" style:font-style-complex="normal" style:font-weight-complex="normal"/>
    </style:style>
    <style:style style:name="P59"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3003d7" officeooo:paragraph-rsid="003003d7" style:font-name-asian="Courier New1" style:font-size-asian="10pt" style:font-style-asian="normal" style:font-weight-asian="normal" style:font-name-complex="Courier New1" style:font-size-complex="10pt" style:font-style-complex="normal" style:font-weight-complex="normal"/>
    </style:style>
    <style:style style:name="P60"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paragraph-rsid="00304168" style:font-name-asian="Courier New1" style:font-size-asian="10pt" style:font-style-asian="normal" style:font-weight-asian="normal" style:font-name-complex="Courier New1" style:font-size-complex="10pt" style:font-style-complex="normal" style:font-weight-complex="normal"/>
    </style:style>
    <style:style style:name="P61"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24f9b1" officeooo:paragraph-rsid="0024f9b1" style:font-name-asian="Courier New1" style:font-size-asian="10pt" style:font-style-asian="normal" style:font-weight-asian="normal" style:font-name-complex="Courier New1" style:font-size-complex="10pt" style:font-style-complex="normal" style:font-weight-complex="normal"/>
    </style:style>
    <style:style style:name="P62"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139afb" officeooo:paragraph-rsid="00139afb" style:font-name-asian="Courier New1" style:font-size-asian="10pt" style:font-style-asian="normal" style:font-weight-asian="normal" style:font-name-complex="Courier New1" style:font-size-complex="10pt" style:font-style-complex="normal" style:font-weight-complex="normal"/>
    </style:style>
    <style:style style:name="P63"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381b27" officeooo:paragraph-rsid="003915cc" style:font-name-asian="Courier New1" style:font-size-asian="10pt" style:font-style-asian="normal" style:font-weight-asian="normal" style:font-name-complex="Courier New1" style:font-size-complex="10pt" style:font-style-complex="normal" style:font-weight-complex="normal"/>
    </style:style>
    <style:style style:name="P64"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381b27" officeooo:paragraph-rsid="0039ba5b" style:font-name-asian="Courier New1" style:font-size-asian="10pt" style:font-style-asian="normal" style:font-weight-asian="normal" style:font-name-complex="Courier New1" style:font-size-complex="10pt" style:font-style-complex="normal" style:font-weight-complex="normal"/>
    </style:style>
    <style:style style:name="P65"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381b27" officeooo:paragraph-rsid="00381b27" style:font-name-asian="Courier New1" style:font-size-asian="10pt" style:font-style-asian="normal" style:font-weight-asian="normal" style:font-name-complex="Courier New1" style:font-size-complex="10pt" style:font-style-complex="normal" style:font-weight-complex="normal"/>
    </style:style>
    <style:style style:name="P66"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3915cc" officeooo:paragraph-rsid="003915cc" style:font-name-asian="Courier New1" style:font-size-asian="10pt" style:font-style-asian="normal" style:font-weight-asian="normal" style:font-name-complex="Courier New1" style:font-size-complex="10pt" style:font-style-complex="normal" style:font-weight-complex="normal"/>
    </style:style>
    <style:style style:name="P67"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3915cc" officeooo:paragraph-rsid="0039ba5b" style:font-name-asian="Courier New1" style:font-size-asian="10pt" style:font-style-asian="normal" style:font-weight-asian="normal" style:font-name-complex="Courier New1" style:font-size-complex="10pt" style:font-style-complex="normal" style:font-weight-complex="normal"/>
    </style:style>
    <style:style style:name="P68"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paragraph-rsid="0039ba5b" style:font-name-asian="Courier New1" style:font-size-asian="10pt" style:font-style-asian="normal" style:font-weight-asian="normal" style:font-name-complex="Courier New1" style:font-size-complex="10pt" style:font-style-complex="normal" style:font-weight-complex="normal"/>
    </style:style>
    <style:style style:name="P69"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paragraph-rsid="003a20c0" style:font-name-asian="Courier New1" style:font-size-asian="10pt" style:font-style-asian="normal" style:font-weight-asian="normal" style:font-name-complex="Courier New1" style:font-size-complex="10pt" style:font-style-complex="normal" style:font-weight-complex="normal"/>
    </style:style>
    <style:style style:name="P70"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3a7805" officeooo:paragraph-rsid="003a7805" style:font-name-asian="Courier New1" style:font-size-asian="10pt" style:font-style-asian="normal" style:font-weight-asian="normal" style:font-name-complex="Courier New1" style:font-size-complex="10pt" style:font-style-complex="normal" style:font-weight-complex="normal"/>
    </style:style>
    <style:style style:name="P71"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paragraph-rsid="003a9c1d" style:font-name-asian="Courier New1" style:font-size-asian="10pt" style:font-style-asian="normal" style:font-weight-asian="normal" style:font-name-complex="Courier New1" style:font-size-complex="10pt" style:font-style-complex="normal" style:font-weight-complex="normal"/>
    </style:style>
    <style:style style:name="P72"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3a20c0" officeooo:paragraph-rsid="003a20c0" style:font-name-asian="Courier New1" style:font-size-asian="10pt" style:font-style-asian="normal" style:font-weight-asian="normal" style:font-name-complex="Courier New1" style:font-size-complex="10pt" style:font-style-complex="normal" style:font-weight-complex="normal"/>
    </style:style>
    <style:style style:name="P73"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3a20c0" officeooo:paragraph-rsid="003dd51c" style:font-name-asian="Courier New1" style:font-size-asian="10pt" style:font-style-asian="normal" style:font-weight-asian="normal" style:font-name-complex="Courier New1" style:font-size-complex="10pt" style:font-style-complex="normal" style:font-weight-complex="normal"/>
    </style:style>
    <style:style style:name="P74"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paragraph-rsid="003dd51c" style:font-name-asian="Courier New1" style:font-size-asian="10pt" style:font-style-asian="normal" style:font-weight-asian="normal" style:font-name-complex="Courier New1" style:font-size-complex="10pt" style:font-style-complex="normal" style:font-weight-complex="normal"/>
    </style:style>
    <style:style style:name="P75"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paragraph-rsid="003e6303" style:font-name-asian="Courier New1" style:font-size-asian="10pt" style:font-style-asian="normal" style:font-weight-asian="normal" style:font-name-complex="Courier New1" style:font-size-complex="10pt" style:font-style-complex="normal" style:font-weight-complex="normal"/>
    </style:style>
    <style:style style:name="P76"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3e6303" officeooo:paragraph-rsid="003e6303" style:font-name-asian="Courier New1" style:font-size-asian="10pt" style:font-style-asian="normal" style:font-weight-asian="normal" style:font-name-complex="Courier New1" style:font-size-complex="10pt" style:font-style-complex="normal" style:font-weight-complex="normal"/>
    </style:style>
    <style:style style:name="P77"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paragraph-rsid="00413f84" style:font-name-asian="Courier New1" style:font-size-asian="10pt" style:font-style-asian="normal" style:font-weight-asian="normal" style:font-name-complex="Courier New1" style:font-size-complex="10pt" style:font-style-complex="normal" style:font-weight-complex="normal"/>
    </style:style>
    <style:style style:name="P78"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413f84" officeooo:paragraph-rsid="00413f84" style:font-name-asian="Courier New1" style:font-size-asian="10pt" style:font-style-asian="normal" style:font-weight-asian="normal" style:font-name-complex="Courier New1" style:font-size-complex="10pt" style:font-style-complex="normal" style:font-weight-complex="normal"/>
    </style:style>
    <style:style style:name="P79"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413f84" officeooo:paragraph-rsid="004208e1" style:font-name-asian="Courier New1" style:font-size-asian="10pt" style:font-style-asian="normal" style:font-weight-asian="normal" style:font-name-complex="Courier New1" style:font-size-complex="10pt" style:font-style-complex="normal" style:font-weight-complex="normal"/>
    </style:style>
    <style:style style:name="P80"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413f84" officeooo:paragraph-rsid="0043aaa7" style:font-name-asian="Courier New1" style:font-size-asian="10pt" style:font-style-asian="normal" style:font-weight-asian="normal" style:font-name-complex="Courier New1" style:font-size-complex="10pt" style:font-style-complex="normal" style:font-weight-complex="normal"/>
    </style:style>
    <style:style style:name="P81"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4208e1" officeooo:paragraph-rsid="004208e1" style:font-name-asian="Courier New1" style:font-size-asian="10pt" style:font-style-asian="normal" style:font-weight-asian="normal" style:font-name-complex="Courier New1" style:font-size-complex="10pt" style:font-style-complex="normal" style:font-weight-complex="normal"/>
    </style:style>
    <style:style style:name="P82"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4208e1" officeooo:paragraph-rsid="0043aaa7" style:font-name-asian="Courier New1" style:font-size-asian="10pt" style:font-style-asian="normal" style:font-weight-asian="normal" style:font-name-complex="Courier New1" style:font-size-complex="10pt" style:font-style-complex="normal" style:font-weight-complex="normal"/>
    </style:style>
    <style:style style:name="P83"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bold" style:font-name-asian="Courier New1" style:font-size-asian="10pt" style:font-style-asian="normal" style:font-weight-asian="bold" style:font-name-complex="Courier New1" style:font-size-complex="10pt" style:font-style-complex="normal" style:font-weight-complex="bold"/>
    </style:style>
    <style:style style:name="P84"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bold" officeooo:paragraph-rsid="002c3150" style:font-name-asian="Courier New1" style:font-size-asian="10pt" style:font-style-asian="normal" style:font-weight-asian="bold" style:font-name-complex="Courier New1" style:font-size-complex="10pt" style:font-style-complex="normal" style:font-weight-complex="bold"/>
    </style:style>
    <style:style style:name="P85"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bold" officeooo:rsid="003a20c0" officeooo:paragraph-rsid="003a20c0" style:font-name-asian="Courier New1" style:font-size-asian="10pt" style:font-style-asian="normal" style:font-weight-asian="bold" style:font-name-complex="Courier New1" style:font-size-complex="10pt" style:font-style-complex="normal" style:font-weight-complex="bold"/>
    </style:style>
    <style:style style:name="P86"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bold" officeooo:rsid="002c3150" officeooo:paragraph-rsid="003a7805" style:font-name-asian="Courier New1" style:font-size-asian="10pt" style:font-style-asian="normal" style:font-weight-asian="bold" style:font-name-complex="Courier New1" style:font-size-complex="10pt" style:font-style-complex="normal" style:font-weight-complex="bold"/>
    </style:style>
    <style:style style:name="P87"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bold" officeooo:rsid="0013dfb1" officeooo:paragraph-rsid="0013dfb1" style:font-name-asian="Courier New1" style:font-size-asian="10pt" style:font-style-asian="normal" style:font-weight-asian="bold" style:font-name-complex="Courier New1" style:font-size-complex="10pt" style:font-style-complex="normal" style:font-weight-complex="bold"/>
    </style:style>
    <style:style style:name="P88" style:family="paragraph" style:parent-style-name="Standard">
      <style:paragraph-properties fo:text-align="center" style:justify-single-word="false"/>
      <style:text-properties fo:color="#000000" loext:opacity="100%" style:text-outline="false" style:text-line-through-style="none" style:text-line-through-type="none" style:text-position="0% 100%" style:font-name="Arial" fo:font-size="10pt" fo:font-style="normal" fo:text-shadow="none" style:text-underline-style="solid" style:text-underline-width="auto" style:text-underline-color="font-color" fo:font-weight="normal" style:font-name-asian="Courier New1" style:font-size-asian="10pt" style:font-style-asian="normal" style:font-weight-asian="normal" style:font-name-complex="Courier New1" style:font-size-complex="10pt" style:font-style-complex="normal" style:font-weight-complex="normal"/>
    </style:style>
    <style:style style:name="P89" style:family="paragraph" style:parent-style-name="Standard">
      <style:text-properties fo:color="#000000" loext:opacity="100%" style:text-outline="false" style:text-line-through-style="none" style:text-line-through-type="none" style:text-position="0% 100%" style:font-name="Arial" fo:font-size="16pt" fo:font-style="normal" fo:text-shadow="none"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P90" style:family="paragraph" style:parent-style-name="Standard">
      <style:text-properties fo:color="#000000" loext:opacity="100%" style:text-outline="false" style:text-line-through-style="none" style:text-line-through-type="none" style:text-position="0% 100%" style:font-name="Arial" fo:font-size="16pt" fo:font-style="normal" fo:text-shadow="none" style:text-underline-style="none" fo:font-weight="bold" officeooo:rsid="0024f9b1" officeooo:paragraph-rsid="0024f9b1" style:font-name-asian="Courier New1" style:font-size-asian="16pt" style:font-style-asian="normal" style:font-weight-asian="bold" style:font-name-complex="Courier New1" style:font-size-complex="16pt" style:font-style-complex="normal" style:font-weight-complex="bold"/>
    </style:style>
    <style:style style:name="P91" style:family="paragraph" style:parent-style-name="Standard">
      <style:text-properties fo:color="#000000" loext:opacity="100%" style:text-outline="false" style:text-line-through-style="none" style:text-line-through-type="none" style:text-position="0% 100%" style:font-name="Arial" fo:font-size="16pt" fo:font-style="italic" fo:text-shadow="none" style:text-underline-style="none" fo:font-weight="bold" style:font-name-asian="Courier New1" style:font-size-asian="16pt" style:font-style-asian="italic" style:font-weight-asian="bold" style:font-name-complex="Courier New1" style:font-size-complex="16pt" style:font-style-complex="italic" style:font-weight-complex="bold"/>
    </style:style>
    <style:style style:name="P92"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93" style:family="paragraph" style:parent-style-name="Standard">
      <style:text-properties fo:color="#000000" loext:opacity="100%" style:text-outline="false" style:text-line-through-style="none" style:text-line-through-type="none" style:text-position="0% 100%" style:font-name="Verdana"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94" style:family="paragraph" style:parent-style-name="Standard">
      <style:text-properties fo:color="#000000" loext:opacity="100%" style:text-outline="false" style:text-line-through-style="none" style:text-line-through-type="none" style:text-position="super 58%" style:font-name="Arial"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95" style:family="paragraph" style:parent-style-name="Standard">
      <style:text-properties style:font-name="Courier New" fo:font-size="10pt" style:font-size-asian="10pt" style:font-size-complex="10pt"/>
    </style:style>
    <style:style style:name="P96" style:family="paragraph" style:parent-style-name="Standard">
      <style:text-properties style:font-name="Courier New" fo:font-size="10pt" style:font-name-asian="Courier New1" style:font-size-asian="10pt" style:font-name-complex="Courier New1" style:font-size-complex="10pt"/>
    </style:style>
    <style:style style:name="P97" style:family="paragraph" style:parent-style-name="Standard">
      <style:text-properties style:font-name="Courier New1" fo:font-size="10pt" style:font-name-asian="Courier New1" style:font-size-asian="10pt" style:font-name-complex="Courier New1" style:font-size-complex="10pt"/>
    </style:style>
    <style:style style:name="P98" style:family="paragraph" style:parent-style-name="Standard">
      <style:text-properties officeooo:rsid="000f2266" officeooo:paragraph-rsid="000f2266"/>
    </style:style>
    <style:style style:name="P99" style:family="paragraph" style:parent-style-name="Standard">
      <style:text-properties officeooo:rsid="0010e103" officeooo:paragraph-rsid="0010e103"/>
    </style:style>
    <style:style style:name="P100" style:family="paragraph" style:parent-style-name="Standard">
      <style:text-properties officeooo:paragraph-rsid="00158fab"/>
    </style:style>
    <style:style style:name="P101" style:family="paragraph" style:parent-style-name="Standard">
      <style:text-properties officeooo:rsid="0011e465" officeooo:paragraph-rsid="0011e465"/>
    </style:style>
    <style:style style:name="P102" style:family="paragraph" style:parent-style-name="Standard">
      <style:text-properties officeooo:paragraph-rsid="0021fb41"/>
    </style:style>
    <style:style style:name="P103" style:family="paragraph" style:parent-style-name="Standard">
      <style:paragraph-properties fo:break-before="page"/>
      <style:text-properties fo:color="#000000" loext:opacity="100%" style:text-outline="false" style:text-line-through-style="none" style:text-line-through-type="none" style:text-position="0% 100%" style:font-name="Arial" fo:font-size="16pt" fo:font-style="normal" fo:text-shadow="none"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P104" style:family="paragraph" style:parent-style-name="Standard">
      <style:paragraph-properties fo:break-before="page"/>
      <style:text-properties fo:color="#000000" loext:opacity="100%" style:text-outline="false" style:text-line-through-style="none" style:text-line-through-type="none" style:text-position="0% 100%" style:font-name="Arial" fo:font-size="16pt" fo:font-style="normal" fo:text-shadow="none" style:text-underline-style="none" fo:font-weight="bold" officeooo:rsid="0020516e" style:font-name-asian="Courier New1" style:font-size-asian="16pt" style:font-style-asian="normal" style:font-weight-asian="bold" style:font-name-complex="Courier New1" style:font-size-complex="16pt" style:font-style-complex="normal" style:font-weight-complex="bold"/>
    </style:style>
    <style:style style:name="P105" style:family="paragraph" style:parent-style-name="Standard">
      <style:paragraph-properties fo:break-before="page"/>
      <style:text-properties fo:color="#000000" loext:opacity="100%" style:text-outline="false" style:text-line-through-style="none" style:text-line-through-type="none" style:text-position="0% 100%" style:font-name="Arial" fo:font-size="16pt" fo:font-style="normal" fo:text-shadow="none" style:text-underline-style="none" fo:font-weight="bold" officeooo:rsid="0024f9b1" officeooo:paragraph-rsid="0024f9b1" style:font-name-asian="Courier New1" style:font-size-asian="16pt" style:font-style-asian="normal" style:font-weight-asian="bold" style:font-name-complex="Courier New1" style:font-size-complex="16pt" style:font-style-complex="normal" style:font-weight-complex="bold"/>
    </style:style>
    <style:style style:name="P106" style:family="paragraph" style:parent-style-name="Standard">
      <style:paragraph-properties fo:break-before="page"/>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107"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108" style:family="paragraph" style:parent-style-name="Standard">
      <style:paragraph-properties fo:break-before="page"/>
      <style:text-properties style:font-name="Arial" fo:font-size="14pt" fo:font-weight="bold" style:font-size-asian="14pt" style:font-weight-asian="bold" style:font-size-complex="14pt" style:font-weight-complex="bold"/>
    </style:style>
    <style:style style:name="P109" style:family="paragraph" style:parent-style-name="Table_20_Contents">
      <style:text-properties style:font-name="Courier New1" fo:font-size="10pt" style:font-name-asian="Courier New1" style:font-size-asian="10pt" style:font-name-complex="Courier New1" style:font-size-complex="10pt"/>
    </style:style>
    <style:style style:name="P110" style:family="paragraph" style:parent-style-name="Table_20_Contents">
      <style:text-properties style:font-name="Courier New1" fo:font-size="10pt" officeooo:paragraph-rsid="001f74cb" style:font-name-asian="Courier New1" style:font-size-asian="10pt" style:font-name-complex="Courier New1" style:font-size-complex="10pt"/>
    </style:style>
    <style:style style:name="P111" style:family="paragraph" style:parent-style-name="Table_20_Contents">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112" style:family="paragraph" style:parent-style-name="Table_20_Contents">
      <style:text-properties fo:color="#000000" loext:opacity="100%" style:text-outline="false" style:text-line-through-style="none" style:text-line-through-type="none" style:text-position="0% 100%" style:font-name="Arial" fo:font-size="10pt" fo:font-style="normal" fo:text-shadow="none" style:text-underline-style="none" fo:font-weight="bold" style:font-name-asian="Courier New1" style:font-size-asian="10pt" style:font-style-asian="normal" style:font-weight-asian="bold" style:font-name-complex="Courier New1" style:font-size-complex="10pt" style:font-style-complex="normal" style:font-weight-complex="bold"/>
    </style:style>
    <style:style style:name="P113" style:family="paragraph" style:parent-style-name="Table_20_Contents">
      <style:text-properties fo:color="#000000" loext:opacity="100%" style:text-outline="false" style:text-line-through-style="none" style:text-line-through-type="none" style:text-position="0% 100%" style:font-name="Courier New1" fo:font-size="16pt" fo:font-style="normal" fo:text-shadow="none"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P114" style:family="paragraph" style:parent-style-name="Table_20_Contents">
      <style:text-properties style:font-name="Arial" fo:font-size="10pt" style:font-size-asian="10pt" style:font-size-complex="10pt"/>
    </style:style>
    <style:style style:name="P115" style:family="paragraph" style:parent-style-name="Table_20_Contents">
      <style:paragraph-properties fo:text-align="center" style:justify-single-word="false"/>
      <style:text-properties style:font-name="Arial" fo:font-size="10pt" officeooo:rsid="0039ba5b" officeooo:paragraph-rsid="0039ba5b" style:font-size-asian="10pt" style:font-size-complex="10pt"/>
    </style:style>
    <style:style style:name="P116" style:family="paragraph" style:parent-style-name="Table_20_Contents">
      <style:paragraph-properties style:shadow="none"/>
      <style:text-properties style:font-name="Arial" fo:font-size="24pt" style:font-name-asian="Courier New1" style:font-size-asian="24pt" style:font-name-complex="Courier New1" style:font-size-complex="24pt"/>
    </style:style>
    <style:style style:name="P117" style:family="paragraph" style:parent-style-name="Table_20_Contents">
      <style:paragraph-properties fo:text-align="end" style:justify-single-word="false" style:shadow="none"/>
      <style:text-properties style:font-name="Arial" fo:font-size="24pt" style:font-name-asian="Courier New1" style:font-size-asian="24pt" style:font-name-complex="Courier New1" style:font-size-complex="24pt"/>
    </style:style>
    <style:style style:name="P118" style:family="paragraph" style:parent-style-name="Table_20_Contents">
      <style:paragraph-properties style:shadow="none"/>
      <style:text-properties style:font-name="Arial" fo:font-size="10pt" style:font-name-asian="Courier New1" style:font-size-asian="10pt" style:font-name-complex="Courier New1" style:font-size-complex="10pt"/>
    </style:style>
    <style:style style:name="P119" style:family="paragraph" style:parent-style-name="Standard" style:master-page-name="">
      <loext:graphic-properties draw:fill="none"/>
      <style:paragraph-properties fo:margin-left="0.5in" fo:margin-right="0in" fo:text-indent="0in" style:auto-text-indent="false" style:page-number="auto" fo:background-color="transparent"/>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413f84" officeooo:paragraph-rsid="0043aaa7" style:font-name-asian="Courier New1" style:font-size-asian="10pt" style:font-style-asian="normal" style:font-weight-asian="normal" style:font-name-complex="Courier New1" style:font-size-complex="10pt" style:font-style-complex="normal" style:font-weight-complex="normal"/>
    </style:style>
    <style:style style:name="P120" style:family="paragraph" style:parent-style-name="Standard" style:list-style-name="L1">
      <style:text-properties style:font-name="Arial" fo:font-size="10pt" fo:font-weight="normal" style:font-size-asian="10pt" style:font-weight-asian="normal" style:font-size-complex="10pt" style:font-weight-complex="normal"/>
    </style:style>
    <style:style style:name="P121" style:family="paragraph" style:parent-style-name="Standard" style:list-style-name="L2">
      <style:text-properties style:font-name="Arial" fo:font-size="10pt" fo:font-weight="normal" officeooo:paragraph-rsid="0009f462" style:font-size-asian="10pt" style:font-weight-asian="normal" style:font-size-complex="10pt" style:font-weight-complex="normal"/>
    </style:style>
    <style:style style:name="P122" style:family="paragraph" style:parent-style-name="Standard" style:list-style-name="L2">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paragraph-rsid="0009f462" style:font-name-asian="Courier New1" style:font-size-asian="10pt" style:font-style-asian="normal" style:font-weight-asian="normal" style:font-name-complex="Courier New1" style:font-size-complex="10pt" style:font-style-complex="normal" style:font-weight-complex="normal"/>
    </style:style>
    <style:style style:name="P123" style:family="paragraph" style:parent-style-name="Standard" style:list-style-name="L3">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124" style:family="paragraph" style:parent-style-name="Standard" style:list-style-name="L4">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13dfb1" officeooo:paragraph-rsid="002a38da" style:font-name-asian="Courier New1" style:font-size-asian="10pt" style:font-style-asian="normal" style:font-weight-asian="normal" style:font-name-complex="Courier New1" style:font-size-complex="10pt" style:font-style-complex="normal" style:font-weight-complex="normal"/>
    </style:style>
    <style:style style:name="P125" style:family="paragraph" style:parent-style-name="Standard" style:list-style-name="L4">
      <style:text-properties officeooo:paragraph-rsid="002a38da"/>
    </style:style>
    <style:style style:name="P126" style:family="paragraph" style:parent-style-name="Standard" style:list-style-name="L5">
      <style:text-properties officeooo:paragraph-rsid="000eead2"/>
    </style:style>
    <style:style style:name="P12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28" style:family="paragraph">
      <style:paragraph-properties fo:text-align="center"/>
      <style:text-properties fo:font-size="12pt"/>
    </style:style>
    <style:style style:name="P129" style:family="paragraph">
      <style:paragraph-properties fo:text-align="center"/>
    </style:style>
    <style:style style:name="P130" style:family="paragraph">
      <loext:graphic-properties draw:opacity="0%"/>
      <style:paragraph-properties fo:text-align="center" style:writing-mode="lr-tb"/>
      <style:text-properties style:font-name="Arial" fo:font-size="10pt"/>
    </style:style>
    <style:style style:name="P131" style:family="paragraph">
      <loext:graphic-properties draw:fill="none" draw:fill-color="#ffffff"/>
      <style:paragraph-properties style:writing-mode="lr-tb"/>
    </style:style>
    <style:style style:name="P132" style:family="paragraph">
      <loext:graphic-properties draw:fill="none"/>
      <style:paragraph-properties fo:text-align="center"/>
    </style:style>
    <style:style style:name="P133" style:family="paragraph">
      <loext:graphic-properties draw:fill="none" draw:fill-color="#ffffff"/>
      <style:paragraph-properties style:writing-mode="lr-tb"/>
      <style:text-properties style:font-name="Arial"/>
    </style:style>
    <style:style style:name="P134" style:family="paragraph">
      <loext:graphic-properties draw:fill-color="#000000"/>
      <style:paragraph-properties fo:text-align="center"/>
    </style:style>
    <style:style style:name="P135" style:family="paragraph">
      <loext:graphic-properties draw:opacity="0%"/>
      <style:paragraph-properties fo:text-align="center" style:writing-mode="lr-tb"/>
    </style:style>
    <style:style style:name="P136" style:family="paragraph">
      <loext:graphic-properties draw:fill="none" draw:fill-color="#ffffff"/>
      <style:paragraph-properties style:writing-mode="lr-tb"/>
      <style:text-properties style:font-name="Arial" fo:font-size="12pt"/>
    </style:style>
    <style:style style:name="T1" style:family="text">
      <style:text-properties officeooo:rsid="00084ca6"/>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style:font-size-asian="16pt" style:font-size-complex="16pt"/>
    </style:style>
    <style:style style:name="T4" style:family="text">
      <style:text-properties fo:font-size="16pt" fo:font-style="normal" fo:font-weight="bold" style:font-size-asian="16pt" style:font-style-asian="normal" style:font-weight-asian="bold" style:font-size-complex="16pt" style:font-style-complex="normal" style:font-weight-complex="bold"/>
    </style:style>
    <style:style style:name="T5" style:family="text">
      <style:text-properties style:font-name="Courier New1"/>
    </style:style>
    <style:style style:name="T6" style:family="text">
      <style:text-properties style:font-name="Courier New1" fo:font-size="10pt" style:font-name-asian="Courier New1" style:font-size-asian="10pt" style:font-name-complex="Courier New1" style:font-size-complex="10pt"/>
    </style:style>
    <style:style style:name="T7" style:family="text">
      <style:text-properties style:font-name="Courier New1" officeooo:rsid="0009f462"/>
    </style:style>
    <style:style style:name="T8" style:family="text">
      <style:text-properties style:font-name="Courier New1" officeooo:rsid="0024338f"/>
    </style:style>
    <style:style style:name="T9" style:family="text">
      <style:text-properties style:font-name="Courier New1" fo:font-weight="bold" officeooo:rsid="003915cc" style:font-weight-asian="bold" style:font-weight-complex="bold"/>
    </style:style>
    <style:style style:name="T10" style:family="text">
      <style:text-properties style:font-name="Courier New1" officeooo:rsid="003a9c1d"/>
    </style:style>
    <style:style style:name="T11" style:family="text">
      <style:text-properties style:font-name="Courier New1" officeooo:rsid="003dd51c"/>
    </style:style>
    <style:style style:name="T12" style:family="text">
      <style:text-properties style:font-name="Courier New1" officeooo:rsid="00413f84"/>
    </style:style>
    <style:style style:name="T13" style:family="text">
      <style:text-properties fo:font-weight="bold" style:font-weight-asian="bold" style:font-weight-complex="bold"/>
    </style:style>
    <style:style style:name="T14" style:family="text">
      <style:text-properties fo:font-weight="bold" officeooo:rsid="001e0755" style:font-weight-asian="bold" style:font-weight-complex="bold"/>
    </style:style>
    <style:style style:name="T15" style:family="text">
      <style:text-properties fo:font-weight="bold" officeooo:rsid="00304168" style:font-weight-asian="bold" style:font-weight-complex="bold"/>
    </style:style>
    <style:style style:name="T16" style:family="text">
      <style:text-properties fo:font-weight="bold" officeooo:rsid="003a20c0" style:font-weight-asian="bold" style:font-weight-complex="bold"/>
    </style:style>
    <style:style style:name="T17" style:family="text">
      <style:text-properties fo:color="#000000" loext:opacity="100%" style:text-outline="false" style:text-line-through-style="none" style:text-line-through-type="none" style:text-position="0% 100%" fo:font-style="normal" fo:text-shadow="none" style:text-underline-style="none" fo:font-weight="bold" style:font-name-asian="Courier New1" style:font-size-asian="10pt" style:font-style-asian="normal" style:font-weight-asian="bold" style:font-name-complex="Courier New1" style:font-size-complex="10pt" style:font-style-complex="normal" style:font-weight-complex="bold"/>
    </style:style>
    <style:style style:name="T18" style:family="text">
      <style:text-properties fo:color="#000000" loext:opacity="100%" style:text-outline="false" style:text-line-through-style="none" style:text-line-through-type="none" style:text-position="0% 100%"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19" style:family="text">
      <style:text-properties fo:color="#000000" loext:opacity="100%" style:text-outline="false" style:text-line-through-style="none" style:text-line-through-type="none" style:text-position="0% 100%" style:font-name="Courier New1"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20" style:family="text">
      <style:text-properties fo:color="#000000" loext:opacity="100%" style:text-outline="false" style:text-line-through-style="none" style:text-line-through-type="none" style:text-position="0% 100%" style:font-name="Courier New1"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21" style:family="text">
      <style:text-properties fo:color="#000000" loext:opacity="100%" style:text-outline="false" style:text-line-through-style="none" style:text-line-through-type="none" style:text-position="0% 100%" style:font-name="Courier New1" fo:font-size="10pt" fo:font-style="normal" fo:text-shadow="none" style:text-underline-style="none" fo:font-weight="normal" officeooo:rsid="000eead2" style:font-name-asian="Courier New1" style:font-size-asian="10pt" style:font-style-asian="normal" style:font-weight-asian="normal" style:font-name-complex="Courier New1" style:font-size-complex="10pt" style:font-style-complex="normal" style:font-weight-complex="normal"/>
    </style:style>
    <style:style style:name="T22" style:family="text">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23" style:family="text">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13dfb1" style:font-name-asian="Courier New1" style:font-size-asian="10pt" style:font-style-asian="normal" style:font-weight-asian="normal" style:font-name-complex="Courier New1" style:font-size-complex="10pt" style:font-style-complex="normal" style:font-weight-complex="normal"/>
    </style:style>
    <style:style style:name="T24" style:family="text">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13eb3d" style:font-name-asian="Courier New1" style:font-size-asian="10pt" style:font-style-asian="normal" style:font-weight-asian="normal" style:font-name-complex="Courier New1" style:font-size-complex="10pt" style:font-style-complex="normal" style:font-weight-complex="normal"/>
    </style:style>
    <style:style style:name="T25" style:family="text">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14d799" style:font-name-asian="Courier New1" style:font-size-asian="10pt" style:font-style-asian="normal" style:font-weight-asian="normal" style:font-name-complex="Courier New1" style:font-size-complex="10pt" style:font-style-complex="normal" style:font-weight-complex="normal"/>
    </style:style>
    <style:style style:name="T26" style:family="text">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0eead2" style:font-name-asian="Courier New1" style:font-size-asian="10pt" style:font-style-asian="normal" style:font-weight-asian="normal" style:font-name-complex="Courier New1" style:font-size-complex="10pt" style:font-style-complex="normal" style:font-weight-complex="normal"/>
    </style:style>
    <style:style style:name="T27" style:family="text">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0f2266" style:font-name-asian="Courier New1" style:font-size-asian="10pt" style:font-style-asian="normal" style:font-weight-asian="normal" style:font-name-complex="Courier New1" style:font-size-complex="10pt" style:font-style-complex="normal" style:font-weight-complex="normal"/>
    </style:style>
    <style:style style:name="T28" style:family="text">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139afb" style:font-name-asian="Courier New1" style:font-size-asian="10pt" style:font-style-asian="normal" style:font-weight-asian="normal" style:font-name-complex="Courier New1" style:font-size-complex="10pt" style:font-style-complex="normal" style:font-weight-complex="normal"/>
    </style:style>
    <style:style style:name="T29" style:family="text">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159dda" style:font-name-asian="Courier New1" style:font-size-asian="10pt" style:font-style-asian="normal" style:font-weight-asian="normal" style:font-name-complex="Courier New1" style:font-size-complex="10pt" style:font-style-complex="normal" style:font-weight-complex="normal"/>
    </style:style>
    <style:style style:name="T30" style:family="text">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2a38da" style:font-name-asian="Courier New1" style:font-size-asian="10pt" style:font-style-asian="normal" style:font-weight-asian="normal" style:font-name-complex="Courier New1" style:font-size-complex="10pt" style:font-style-complex="normal" style:font-weight-complex="normal"/>
    </style:style>
    <style:style style:name="T31" style:family="text">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47a6e9" style:font-name-asian="Courier New1" style:font-size-asian="10pt" style:font-style-asian="normal" style:font-weight-asian="normal" style:font-name-complex="Courier New1" style:font-size-complex="10pt" style:font-style-complex="normal" style:font-weight-complex="normal"/>
    </style:style>
    <style:style style:name="T32" style:family="text">
      <style:text-properties fo:color="#000000" loext:opacity="100%" style:text-outline="false" style:text-line-through-style="none" style:text-line-through-type="none" style:text-position="0% 100%" style:font-name="Arial" fo:font-size="10pt" fo:font-style="normal" fo:text-shadow="none" style:text-underline-style="none" fo:font-weight="bold" style:font-name-asian="Courier New1" style:font-size-asian="10pt" style:font-style-asian="normal" style:font-weight-asian="bold" style:font-name-complex="Courier New1" style:font-size-complex="10pt" style:font-style-complex="normal" style:font-weight-complex="bold"/>
    </style:style>
    <style:style style:name="T33" style:family="text">
      <style:text-properties fo:color="#000000" loext:opacity="100%" style:text-outline="false" style:text-line-through-style="none" style:text-line-through-type="none" style:text-position="0% 100%" style:font-name="Arial" fo:font-size="16pt" fo:font-style="normal" fo:text-shadow="none"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34" style:family="text">
      <style:text-properties fo:color="#000000" loext:opacity="100%" style:text-outline="false" style:text-line-through-style="none" style:text-line-through-type="none" style:text-position="0% 100%"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5" style:family="text">
      <style:text-properties fo:color="#000000" loext:opacity="100%" style:text-outline="false" style:text-line-through-style="none" style:text-line-through-type="none" style:text-position="0% 100%" fo:font-size="10pt" fo:font-style="normal" fo:text-shadow="none" style:text-underline-style="none" fo:font-weight="normal" officeooo:rsid="00173eb1" style:font-name-asian="Courier New1" style:font-size-asian="10pt" style:font-style-asian="normal" style:font-weight-asian="normal" style:font-name-complex="Courier New1" style:font-size-complex="10pt" style:font-style-complex="normal" style:font-weight-complex="normal"/>
    </style:style>
    <style:style style:name="T36" style:family="text">
      <style:text-properties fo:font-weight="normal" style:font-weight-asian="normal" style:font-weight-complex="normal"/>
    </style:style>
    <style:style style:name="T37" style:family="text">
      <style:text-properties style:font-name-asian="Arial" style:font-name-complex="Arial"/>
    </style:style>
    <style:style style:name="T38" style:family="text">
      <style:text-properties style:font-name="Arial"/>
    </style:style>
    <style:style style:name="T39" style:family="text">
      <style:text-properties style:font-name="Arial" fo:font-size="10pt" style:font-size-asian="10pt" style:font-size-complex="10pt"/>
    </style:style>
    <style:style style:name="T40" style:family="text">
      <style:text-properties style:font-name="Arial" fo:font-size="10pt" fo:font-weight="bold" style:font-size-asian="10pt" style:font-weight-asian="bold" style:font-size-complex="10pt" style:font-weight-complex="bold"/>
    </style:style>
    <style:style style:name="T41" style:family="text">
      <style:text-properties style:font-name="Arial" fo:font-size="10pt" fo:font-weight="normal" style:font-size-asian="10pt" style:font-weight-asian="normal" style:font-size-complex="10pt" style:font-weight-complex="normal"/>
    </style:style>
    <style:style style:name="T42" style:family="text">
      <style:text-properties style:font-name="Arial" fo:font-size="10pt" fo:font-weight="normal" officeooo:rsid="002f132d" style:font-size-asian="10pt" style:font-weight-asian="normal" style:font-size-complex="10pt" style:font-weight-complex="normal"/>
    </style:style>
    <style:style style:name="T43" style:family="text">
      <style:text-properties style:font-name="Arial" fo:font-size="16pt" fo:font-weight="bold" style:font-size-asian="16pt" style:font-weight-asian="bold" style:font-size-complex="16pt" style:font-weight-complex="bold"/>
    </style:style>
    <style:style style:name="T44" style:family="text">
      <style:text-properties style:font-name="Arial" officeooo:rsid="0009f462"/>
    </style:style>
    <style:style style:name="T45" style:family="text">
      <style:text-properties style:font-name="Arial" fo:font-weight="bold" style:font-weight-asian="bold" style:font-weight-complex="bold"/>
    </style:style>
    <style:style style:name="T46" style:family="text">
      <style:text-properties style:font-name="Arial" officeooo:rsid="000b806e"/>
    </style:style>
    <style:style style:name="T47" style:family="text">
      <style:text-properties style:font-name="Arial" officeooo:rsid="00358824"/>
    </style:style>
    <style:style style:name="T48" style:family="text">
      <style:text-properties style:font-name="Arial" officeooo:rsid="0034ce47"/>
    </style:style>
    <style:style style:name="T49" style:family="text">
      <style:text-properties style:font-name="Arial" officeooo:rsid="003a9c1d"/>
    </style:style>
    <style:style style:name="T50" style:family="text">
      <style:text-properties style:font-name="Arial" officeooo:rsid="0044cbfd"/>
    </style:style>
    <style:style style:name="T51" style:family="text">
      <style:text-properties style:font-name="Arial" officeooo:rsid="00413f84"/>
    </style:style>
    <style:style style:name="T52" style:family="text">
      <style:text-properties style:font-name="Arial" officeooo:rsid="004208e1"/>
    </style:style>
    <style:style style:name="T53" style:family="text">
      <style:text-properties style:font-name="Arial" officeooo:rsid="0043aaa7"/>
    </style:style>
    <style:style style:name="T54" style:family="text">
      <style:text-properties fo:font-size="18pt" fo:font-weight="bold" style:font-size-asian="18pt" style:font-weight-asian="bold" style:font-size-complex="18pt" style:font-weight-complex="bold"/>
    </style:style>
    <style:style style:name="T55" style:family="text">
      <style:text-properties fo:font-size="18pt" style:font-size-asian="18pt" style:font-size-complex="18pt"/>
    </style:style>
    <style:style style:name="T5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7" style:family="text">
      <style:text-properties fo:font-style="italic" officeooo:rsid="003915cc" style:font-style-asian="italic" style:font-style-complex="italic"/>
    </style:style>
    <style:style style:name="T58" style:family="text">
      <style:text-properties style:text-position="super 58%"/>
    </style:style>
    <style:style style:name="T59" style:family="text">
      <style:text-properties style:text-underline-style="solid" style:text-underline-width="auto" style:text-underline-color="font-color"/>
    </style:style>
    <style:style style:name="T60" style:family="text">
      <style:text-properties officeooo:rsid="00093a7e"/>
    </style:style>
    <style:style style:name="T61" style:family="text">
      <style:text-properties officeooo:rsid="0009f462"/>
    </style:style>
    <style:style style:name="T62" style:family="text">
      <style:text-properties officeooo:rsid="000b43d8"/>
    </style:style>
    <style:style style:name="T63" style:family="text">
      <style:text-properties officeooo:rsid="000b806e"/>
    </style:style>
    <style:style style:name="T64" style:family="text">
      <style:text-properties officeooo:rsid="000eead2"/>
    </style:style>
    <style:style style:name="T65" style:family="text">
      <style:text-properties officeooo:rsid="0010e103"/>
    </style:style>
    <style:style style:name="T66" style:family="text">
      <style:text-properties officeooo:rsid="00139afb"/>
    </style:style>
    <style:style style:name="T67" style:family="text">
      <style:text-properties officeooo:rsid="00153856"/>
    </style:style>
    <style:style style:name="T68" style:family="text">
      <style:text-properties officeooo:rsid="00158fab"/>
    </style:style>
    <style:style style:name="T69" style:family="text">
      <style:text-properties officeooo:rsid="00159dda"/>
    </style:style>
    <style:style style:name="T70" style:family="text">
      <style:text-properties officeooo:rsid="00165d06"/>
    </style:style>
    <style:style style:name="T71" style:family="text">
      <style:text-properties officeooo:rsid="001930c4"/>
    </style:style>
    <style:style style:name="T72" style:family="text">
      <style:text-properties officeooo:rsid="001adab5"/>
    </style:style>
    <style:style style:name="T73" style:family="text">
      <style:text-properties officeooo:rsid="001ba53c"/>
    </style:style>
    <style:style style:name="T74" style:family="text">
      <style:text-properties officeooo:rsid="001d1b68"/>
    </style:style>
    <style:style style:name="T75" style:family="text">
      <style:text-properties officeooo:rsid="001e0755"/>
    </style:style>
    <style:style style:name="T76" style:family="text">
      <style:text-properties officeooo:rsid="001f74cb"/>
    </style:style>
    <style:style style:name="T77" style:family="text">
      <style:text-properties officeooo:rsid="0020516e"/>
    </style:style>
    <style:style style:name="T78" style:family="text">
      <style:text-properties officeooo:rsid="0021fb41"/>
    </style:style>
    <style:style style:name="T79" style:family="text">
      <style:text-properties officeooo:rsid="0023afde"/>
    </style:style>
    <style:style style:name="T80" style:family="text">
      <style:text-properties officeooo:rsid="0024338f"/>
    </style:style>
    <style:style style:name="T81" style:family="text">
      <style:text-properties officeooo:rsid="0024f9b1"/>
    </style:style>
    <style:style style:name="T82" style:family="text">
      <style:text-properties officeooo:rsid="00284473"/>
    </style:style>
    <style:style style:name="T83" style:family="text">
      <style:text-properties officeooo:rsid="002a38da"/>
    </style:style>
    <style:style style:name="T84" style:family="text">
      <style:text-properties officeooo:rsid="0013eb3d"/>
    </style:style>
    <style:style style:name="T85" style:family="text">
      <style:text-properties officeooo:rsid="002e3b5e"/>
    </style:style>
    <style:style style:name="T86" style:family="text">
      <style:text-properties officeooo:rsid="002f132d"/>
    </style:style>
    <style:style style:name="T87" style:family="text">
      <style:text-properties officeooo:rsid="003003d7"/>
    </style:style>
    <style:style style:name="T88" style:family="text">
      <style:text-properties officeooo:rsid="00304168"/>
    </style:style>
    <style:style style:name="T89" style:family="text">
      <style:text-properties officeooo:rsid="003174c2"/>
    </style:style>
    <style:style style:name="T90" style:family="text">
      <style:text-properties officeooo:rsid="0034ce47"/>
    </style:style>
    <style:style style:name="T91" style:family="text">
      <style:text-properties officeooo:rsid="00358824"/>
    </style:style>
    <style:style style:name="T92" style:family="text">
      <style:text-properties officeooo:rsid="003677e1"/>
    </style:style>
    <style:style style:name="T93" style:family="text">
      <style:text-properties officeooo:rsid="003678d6"/>
    </style:style>
    <style:style style:name="T94" style:family="text">
      <style:text-properties officeooo:rsid="003915cc"/>
    </style:style>
    <style:style style:name="T95" style:family="text">
      <style:text-properties officeooo:rsid="0039ba5b"/>
    </style:style>
    <style:style style:name="T96" style:family="text">
      <style:text-properties officeooo:rsid="003a20c0"/>
    </style:style>
    <style:style style:name="T97" style:family="text">
      <style:text-properties officeooo:rsid="003a7805"/>
    </style:style>
    <style:style style:name="T98" style:family="text">
      <style:text-properties officeooo:rsid="003a9c1d"/>
    </style:style>
    <style:style style:name="T99" style:family="text">
      <style:text-properties officeooo:rsid="003dd51c"/>
    </style:style>
    <style:style style:name="T100" style:family="text">
      <style:text-properties officeooo:rsid="003e6303"/>
    </style:style>
    <style:style style:name="T101" style:family="text">
      <style:text-properties officeooo:rsid="0040533d"/>
    </style:style>
    <style:style style:name="T102" style:family="text">
      <style:text-properties officeooo:rsid="00413f84"/>
    </style:style>
    <style:style style:name="T103" style:family="text">
      <style:text-properties officeooo:rsid="0044cbfd"/>
    </style:style>
    <style:style style:name="T104" style:family="text">
      <style:text-properties officeooo:rsid="0049941b"/>
    </style:style>
    <style:style style:name="T105" style:family="text">
      <style:text-properties officeooo:rsid="004a4a70"/>
    </style:style>
    <style:style style:name="T106" style:family="text">
      <style:text-properties officeooo:rsid="004d9926"/>
    </style:style>
    <style:style style:name="T107" style:family="text">
      <style:text-properties style:use-window-font-color="true" loext:opacity="0%" style:text-outline="false" style:text-line-through-style="none" style:text-line-through-type="none" style:text-position="0% 100%" style:font-name="Tahoma2"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08" style:family="text">
      <style:text-properties style:font-name="Arial" fo:font-size="10pt"/>
    </style:style>
    <style:style style:name="T109" style:family="text">
      <style:text-properties style:font-name="Arial" fo:font-weight="normal"/>
    </style:style>
    <style:style style:name="T110" style:family="text">
      <style:text-properties style:font-name="Courier New1" fo:font-size="10pt" style:font-name-asian="Courier New1" style:font-name-complex="Courier New1" style:font-size-complex="10pt"/>
    </style:style>
    <style:style style:name="T111" style:family="text">
      <style:text-properties style:font-name="Courier New1" fo:font-size="10pt"/>
    </style:style>
    <style:style style:name="T112" style:family="text">
      <style:text-properties fo:font-size="12pt"/>
    </style:style>
    <style:style style:name="T113" style:family="text">
      <style:text-properties style:font-name="Arial" fo:font-size="12pt"/>
    </style:style>
    <style:style style:name="T114" style:family="text">
      <style:text-properties style:font-name="Courier New1" fo:font-size="12pt"/>
    </style:style>
    <style:style style:name="T115" style:family="text">
      <style:text-properties style:font-name="Arial" fo:font-size="12pt" fo:font-weight="normal"/>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098in" draw:marker-start-width="0.1646in" draw:marker-end="Arrow" draw:marker-end-width="0.0445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02in" draw:marker-start-width="0.2602in" draw:marker-end="Arrow" draw:marker-end-width="0.14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201in" draw:marker-start-width="0.1701in" draw:marker-end="Arrow" draw:marker-end-width="0.1299in" draw:textarea-horizontal-align="center" draw:textarea-vertical-align="middle" fo:padding-top="0.0098in" fo:padding-bottom="0.0098in" fo:padding-left="0.0098in" fo:padding-right="0.0098in"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opacity="0%" draw:textarea-horizontal-align="center" draw:textarea-vertical-align="middle" draw:shadow-opacity="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6" style:family="graphic">
      <style:graphic-properties draw:opacity="0%" draw:textarea-horizontal-align="center" draw:textarea-vertical-align="middle" draw:shadow-opacity="0%" style:run-through="foreground"/>
      <style:paragraph-properties style:writing-mode="lr-tb"/>
    </style:style>
    <style:style style:name="gr7" style:family="graphic">
      <style:graphic-properties svg:stroke-width="0.0201in" draw:marker-start-width="0.1701in" draw:marker-end="Arrow" draw:marker-end-width="0.1299in" draw:textarea-horizontal-align="center" draw:textarea-vertical-align="middle" fo:padding-top="0.0098in" fo:padding-bottom="0.0098in" fo:padding-left="0.0098in" fo:padding-right="0.0098in" style:run-through="foreground"/>
    </style:style>
    <style:style style:name="gr8" style:family="graphic">
      <style:graphic-properties draw:stroke="none" svg:stroke-color="#000000" draw:fill="none" draw:fill-color="#ffffff" fo:min-height="0.2398in" style:run-through="foreground"/>
      <style:paragraph-properties style:writing-mode="lr-tb"/>
    </style:style>
    <style:style style:name="gr9" style:family="graphic">
      <style:graphic-properties draw:stroke="none" svg:stroke-color="#000000" draw:fill="none" draw:fill-color="#ffffff" fo:min-height="0.1925in" style:run-through="foreground"/>
      <style:paragraph-properties style:writing-mode="lr-tb"/>
    </style:style>
    <style:style style:name="gr10" style:family="graphic">
      <style:graphic-properties draw:fill="none" draw:textarea-vertical-align="middle" draw:auto-grow-height="false" fo:min-height="0.4752in" fo:min-width="0.03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1965in" style:run-through="foreground"/>
      <style:paragraph-properties style:writing-mode="lr-tb"/>
    </style:style>
    <style:style style:name="gr12" style:family="graphic">
      <style:graphic-properties style:run-through="foreground"/>
    </style:style>
    <style:style style:name="gr13" style:family="graphic">
      <style:graphic-properties draw:textarea-horizontal-align="center" draw:textarea-vertical-align="middle" style:run-through="foreground"/>
    </style:style>
    <style:style style:name="gr14" style:family="graphic">
      <style:graphic-properties svg:stroke-width="0.0799in" draw:marker-start-width="0.2598in" draw:marker-end-width="0.2598in" draw:textarea-horizontal-align="center" draw:textarea-vertical-align="middle" fo:padding-top="0.0398in" fo:padding-bottom="0.0398in" fo:padding-left="0.0398in" fo:padding-right="0.0398in" style:run-through="foreground"/>
    </style:style>
    <style:style style:name="gr15" style:family="graphic">
      <style:graphic-properties draw:textarea-horizontal-align="justify" draw:textarea-vertical-align="middle" draw:auto-grow-height="false" fo:min-height="0.2744in" fo:min-width="0.4535in" style:run-through="foreground"/>
    </style:style>
    <style:style style:name="gr16" style:family="graphic">
      <style:graphic-properties draw:fill="none"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svg:stroke-color="#000000" draw:fill="none" draw:fill-color="#ffffff" fo:min-height="0.2091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19" style:family="graphic">
      <style:graphic-properties draw:fill-color="#000000"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svg:stroke-color="#000000" draw:fill="none" draw:fill-color="#ffffff" fo:min-height="0.1925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fill-color="#000000" draw:textarea-horizontal-align="center" draw:textarea-vertical-align="middle" style:run-through="foreground"/>
    </style:style>
    <style:style style:name="gr22" style:family="graphic">
      <style:graphic-properties draw:stroke="none" svg:stroke-color="#000000" draw:fill="none" draw:fill-color="#ffffff" fo:min-height="0.2091in" style:run-through="foreground"/>
      <style:paragraph-properties style:writing-mode="lr-tb"/>
    </style:style>
    <style:style style:name="gr23" style:family="graphic">
      <style:graphic-properties svg:stroke-width="0.0799in" draw:marker-start-width="0.2598in" draw:marker-end-width="0.2598in" draw:textarea-horizontal-align="center" draw:textarea-vertical-align="middle" fo:padding-top="0.0398in" fo:padding-bottom="0.0398in" fo:padding-left="0.0398in" fo:padding-right="0.0398in" style:run-through="foreground" style:vertical-pos="from-top" style:vertical-rel="paragraph" style:horizontal-pos="from-left" style:horizontal-rel="paragraph" draw:wrap-influence-on-position="once-concurrent" loext:allow-overlap="true" style:flow-with-text="false"/>
    </style:style>
    <style:style style:name="gr24" style:family="graphic">
      <style:graphic-properties draw:stroke="dash" draw:stroke-dash="Ultrafine_20_Dashed" svg:stroke-width="0.0201in"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svg:stroke-width="0.0201in" draw:marker-start-width="0.1701in" draw:marker-end-width="0.1701in" draw:opacity="0%" draw:textarea-horizontal-align="center" draw:textarea-vertical-align="middle" fo:padding-top="0.0098in" fo:padding-bottom="0.0098in" fo:padding-left="0.0098in" fo:padding-right="0.0098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0.3126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3126in" style:run-through="foreground"/>
      <style:paragraph-properties style:writing-mode="lr-tb"/>
    </style:style>
    <style:style style:name="gr28" style:family="graphic">
      <style:graphic-properties svg:stroke-width="0.0201in" draw:marker-start-width="0.1701in" draw:marker-end="Arrow" draw:marker-end-width="0.1098in" draw:textarea-horizontal-align="center" draw:textarea-vertical-align="middle" fo:padding-top="0.0098in" fo:padding-bottom="0.0098in" fo:padding-left="0.0098in" fo:padding-right="0.0098in" style:run-through="foreground"/>
    </style:style>
    <style:style style:name="gr29" style:family="graphic">
      <style:graphic-properties svg:stroke-width="0.0201in" draw:marker-start="Arrow" draw:marker-start-width="0.1098in" draw:marker-end="" draw:marker-end-width="0.1098in" draw:textarea-horizontal-align="center" draw:textarea-vertical-align="middle" fo:padding-top="0.0098in" fo:padding-bottom="0.0098in" fo:padding-left="0.0098in" fo:padding-right="0.0098in" style:run-through="foreground"/>
    </style:style>
    <style:style style:name="gr30" style:family="graphic">
      <style:graphic-properties draw:stroke="none" svg:stroke-color="#000000" draw:fill="none" draw:fill-color="#ffffff" fo:min-height="0.239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textarea-horizontal-align="justify" draw:textarea-vertical-align="middle" draw:auto-grow-height="false" fo:min-height="0in" fo:min-width="0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89">29. </text:span>Recursi<office:annotation loext:resolved="false"><dc:creator>Unknown Author</dc:creator><dc:date>2013-11-19T11:50:33</dc:date><text:p text:style-name="P127"><text:span text:style-name="T107">Make sure this is independent of pointers</text:span></text:p></office:annotation>on</text:p>
      <text:p text:style-name="P5"/>
      <text:p text:style-name="P5"/>
      <text:p text:style-name="P11">Objectives</text:p>
      <text:list xml:id="list1250012759" text:style-name="L1">
        <text:list-item>
          <text:p text:style-name="P120">Write a recursive function</text:p>
        </text:list-item>
        <text:list-item>
          <text:p text:style-name="P120">Trace a recursive function by hand</text:p>
        </text:list-item>
      </text:list>
      <text:p text:style-name="P13"/>
      <text:p text:style-name="P30">In this set of notes, you will see that I'm not going to introduce new </text:p>
      <text:p text:style-name="P30">C/C++ syntax. Instead we will be using recursion to solve problems. When used appropriately, recursion sometimes results in shorte<text:span text:style-name="T60">r</text:span> code. It's also easier to check that a recursive problem works correctly than one that is not recursive. </text:p>
      <text:p text:style-name="P30"/>
      <text:p text:style-name="P30">For those of you who are mathematically inclined (read: math geeks), the foundation of recursion is the principle of mathematical induction. This means that if you have a recursive program, to prove that the program is correct you have to prove the correctness of the code using mathematical induction.</text:p>
      <text:p text:style-name="P30"/>
      <text:p text:style-name="P30">You will see a curious thing: many of the code snippets that require loops (for-loop or while-loop) can be rewritten without these loops using recursion! In fact some programming languages that support recursion do not have loops at all! </text:p>
      <text:p text:style-name="P103">What is recursion?</text:p>
      <text:p text:style-name="P30"/>
      <text:p text:style-name="P30"><text:span text:style-name="T22">A</text:span><text:span text:style-name="T2"> </text:span><text:span text:style-name="T54">recursive</text:span><text:span text:style-name="T55"> </text:span><text:span text:style-name="T54">function</text:span> is easy to define: It's a function that <text:s/>calls itself. (There's another kind of recursion called recursive data structure.)</text:p>
      <text:p text:style-name="P30"/>
      <text:p text:style-name="P30">Here's an example:</text:p>
      <table:table table:name="Table1" table:style-name="Table1">
        <table:table-column table:style-name="Table1.A"/>
        <table:table-row table:style-name="TableLine1687331674128">
          <table:table-cell table:style-name="Table1.A1" office:value-type="string">
            <text:p text:style-name="P109">int f(int x)</text:p>
            <text:p text:style-name="P109">{</text:p>
            <text:p text:style-name="P109"><text:s text:c="4"/>std::cout &lt;&lt; "entering f() with x = " &lt;&lt; x </text:p>
            <text:p text:style-name="P109"><text:s text:c="14"/>&lt;&lt; std::endl;</text:p>
            <text:p text:style-name="P109"><text:s text:c="4"/>if (x == 0)</text:p>
            <text:p text:style-name="P109"><text:s text:c="4"/>{</text:p>
            <text:p text:style-name="P109"><text:s text:c="8"/>return 0;<text:line-break/> <text:s text:c="3"/>}</text:p>
            <text:p text:style-name="P109"><text:s text:c="4"/>else</text:p>
            <text:p text:style-name="P109"><text:s text:c="4"/>{</text:p>
            <text:p text:style-name="P109"><text:s text:c="8"/>return f(x - 1);</text:p>
            <text:p text:style-name="P109"><text:s text:c="4"/>}<text:line-break/>}</text:p>
            <text:p text:style-name="P109"/>
            <text:p text:style-name="P109"/>
            <text:p text:style-name="P109">int main()</text:p>
            <text:p text:style-name="P109">{</text:p>
            <text:p text:style-name="P109"><text:s text:c="4"/>int x = f(3);</text:p>
            <text:p text:style-name="P109"><text:s text:c="4"/>std::cout &lt;&lt; <text:span text:style-name="T6">"main() ... x = " &lt;&lt; x &lt;&lt; std::endl;</text:span></text:p>
            <text:p text:style-name="P109"><text:s text:c="4"/>return 0;<text:line-break/>}</text:p>
          </table:table-cell>
        </table:table-row>
      </table:table>
      <text:p text:style-name="P30">We say that <text:span text:style-name="T5">f()</text:span> is a <text:span text:style-name="T2">recursive function</text:span>.</text:p>
      <text:p text:style-name="P30"/>
      <text:p text:style-name="P30">Let's trace the program slowly. The difficulty is that <text:span text:style-name="T5">f()</text:span> is being called several times.</text:p>
      <text:p text:style-name="P30"/>
      <text:p text:style-name="P30"><text:tab/><text:span text:style-name="T5">main()</text:span> calls <text:span text:style-name="T5">f(3)</text:span></text:p>
      <text:p text:style-name="P33"><text:tab/><text:span text:style-name="T5">f(3)</text:span> calls <text:span text:style-name="T5">f(</text:span><text:span text:style-name="T7">3 – 1</text:span><text:span text:style-name="T5">)</text:span><text:span text:style-name="T38">, <text:s/></text:span><text:span text:style-name="T44">i.e., </text:span><text:span text:style-name="T7">f(2)</text:span></text:p>
      <text:p text:style-name="P30"><text:tab/><text:span text:style-name="T5">f(2)</text:span> calls <text:span text:style-name="T5">f(1)</text:span></text:p>
      <text:p text:style-name="P30"><text:tab/><text:span text:style-name="T5">f(1)</text:span> calls <text:span text:style-name="T5">f(0)</text:span></text:p>
      <text:p text:style-name="P30"/>
      <text:p text:style-name="P30">Note that </text:p>
      <text:p text:style-name="P13"/>
      <text:p text:style-name="P30"><text:span text:style-name="T5"><text:tab/>f(0)</text:span> returns 0 to <text:span text:style-name="T5">f(1)<text:line-break/><text:tab/>f(1)</text:span><text:span text:style-name="T38"> receives 0 and return it to </text:span><text:span text:style-name="T5">f(2)</text:span></text:p>
      <text:p text:style-name="P30"><text:span text:style-name="T5"><text:tab/>f(2)</text:span><text:span text:style-name="T38"> receives 0 and </text:span><text:span text:style-name="T22">return it </text:span><text:span text:style-name="T38">to </text:span><text:span text:style-name="T5">f(3)</text:span></text:p>
      <text:p text:style-name="P30"><text:span text:style-name="T5"><text:tab/>f(3)</text:span><text:span text:style-name="T38"> receives 0 and </text:span><text:span text:style-name="T22">return it </text:span><text:span text:style-name="T38"><text:s/>to </text:span><text:span text:style-name="T5">main()</text:span></text:p>
      <text:p text:style-name="P30"/>
      <text:p text:style-name="P30">Sometimes it's helpful to visual this stack of function calls:</text:p>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g text:anchor-type="paragraph" draw:z-index="166" draw:name="Shape1" draw:style-name="gr5"><draw:rect draw:style-name="gr6" draw:text-style-name="P130" svg:width="1.1567in" svg:height="0.3752in" svg:x="1.5575in" svg:y="0.0776in"><text:p text:style-name="P129"><text:span text:style-name="T108">f(3)</text:span></text:p></draw:rect><draw:rect draw:style-name="gr6" draw:text-style-name="P130" svg:width="1.1567in" svg:height="0.3752in" svg:x="1.5575in" svg:y="-0.7972in"><text:p text:style-name="P129"><text:span text:style-name="T108">f(2)</text:span></text:p></draw:rect><draw:rect draw:style-name="gr6" draw:text-style-name="P130" svg:width="1.1567in" svg:height="0.3752in" svg:x="1.5575in" svg:y="-1.676in"><text:p text:style-name="P129"><text:span text:style-name="T108">f(1)</text:span></text:p></draw:rect><draw:rect draw:style-name="gr6" draw:text-style-name="P130" svg:width="1.1567in" svg:height="0.3752in" svg:x="1.5575in" svg:y="-2.5543in"><text:p text:style-name="P129"><text:span text:style-name="T108">f(0)</text:span></text:p></draw:rect><draw:line draw:style-name="gr7" draw:text-style-name="P129" svg:x1="1.7555in" svg:y1="0.0764in" svg:x2="1.7555in" svg:y2="-0.4236in"><text:p/></draw:line><draw:line draw:style-name="gr7" draw:text-style-name="P129" svg:x1="1.7646in" svg:y1="-1.6764in" svg:x2="1.7646in" svg:y2="-2.1764in"><text:p/></draw:line><draw:line draw:style-name="gr7" draw:text-style-name="P129" svg:x1="1.7646in" svg:y1="-0.8008in" svg:x2="1.7646in" svg:y2="-1.3008in"><text:p/></draw:line><draw:line draw:style-name="gr7" draw:text-style-name="P129" svg:x1="2.4941in" svg:y1="-0.4236in" svg:x2="2.4941in" svg:y2="0.0764in"><text:p/></draw:line><draw:line draw:style-name="gr7" draw:text-style-name="P129" svg:x1="2.4941in" svg:y1="-1.2972in" svg:x2="2.4941in" svg:y2="-0.7972in"><text:p/></draw:line><draw:line draw:style-name="gr7" draw:text-style-name="P129" svg:x1="2.4941in" svg:y1="-2.1764in" svg:x2="2.4941in" svg:y2="-1.6764in"><text:p/></draw:line><draw:frame draw:style-name="gr8" draw:text-style-name="P131" svg:width="0.3232in" svg:height="0.2398in" svg:x="2.6201in" svg:y="-2.0161in"><draw:text-box><text:p>0</text:p></draw:text-box></draw:frame><draw:frame draw:style-name="gr8" draw:text-style-name="P131" svg:width="0.3232in" svg:height="0.2398in" svg:x="2.6201in" svg:y="-1.1516in"><draw:text-box><text:p>0</text:p></draw:text-box></draw:frame><draw:frame draw:style-name="gr8" draw:text-style-name="P131" svg:width="0.3232in" svg:height="0.2398in" svg:x="2.6094in" svg:y="-0.287in"><draw:text-box><text:p>0</text:p></draw:text-box></draw:frame><draw:rect draw:style-name="gr6" draw:text-style-name="P130" svg:width="1.1567in" svg:height="0.3752in" svg:x="1.5575in" svg:y="0.9539in"><text:p text:style-name="P129"><text:span text:style-name="T108">main()</text:span></text:p></draw:rect><draw:line draw:style-name="gr7" draw:text-style-name="P129" svg:x1="1.7555in" svg:y1="0.9528in" svg:x2="1.7555in" svg:y2="0.4528in"><text:p/></draw:line><draw:line draw:style-name="gr7" draw:text-style-name="P129" svg:x1="2.4941in" svg:y1="0.4528in" svg:x2="2.4941in" svg:y2="0.9528in"><text:p/></draw:line><draw:frame draw:style-name="gr8" draw:text-style-name="P131" svg:width="0.3232in" svg:height="0.2398in" svg:x="2.6094in" svg:y="0.5909in"><draw:text-box><text:p>0</text:p></draw:text-box></draw:frame></draw:g></text:p>
      <text:p text:style-name="P30"/>
      <text:p text:style-name="P30"/>
      <text:p text:style-name="P30"/>
      <text:p text:style-name="P30"/>
      <text:p text:style-name="P30"/>
      <text:p text:style-name="P30"/>
      <text:p text:style-name="P30"/>
      <text:p text:style-name="P30"/>
      <text:p text:style-name="P30"/>
      <text:p text:style-name="P30">Our C++ function <text:span text:style-name="T5">f()</text:span>:</text:p>
      <table:table table:name="Table3" table:style-name="Table3">
        <table:table-column table:style-name="Table3.A"/>
        <table:table-row table:style-name="TableLine1687331721728">
          <table:table-cell table:style-name="Table3.A1" office:value-type="string">
            <text:p text:style-name="P109">int f(int x)</text:p>
            <text:p text:style-name="P109">{</text:p>
            <text:p text:style-name="P109"><text:s text:c="4"/>if (x == 0)</text:p>
            <text:p text:style-name="P109"><text:s text:c="4"/>{</text:p>
            <text:p text:style-name="P109"><text:s text:c="8"/>return 0;<text:line-break/> <text:s text:c="3"/>}</text:p>
            <text:p text:style-name="P109"><text:s text:c="4"/>else</text:p>
            <text:p text:style-name="P109"><text:s text:c="4"/>{</text:p>
            <text:p text:style-name="P109"><text:s text:c="8"/>return f(x - 1);</text:p>
            <text:p text:style-name="P109"><text:s text:c="4"/>}<text:line-break/>}</text:p>
          </table:table-cell>
        </table:table-row>
      </table:table>
      <text:p text:style-name="P30"><text:span text:style-name="T72">i</text:span>s written mathematically like this:</text:p>
      <text:p text:style-name="P30"><draw:custom-shape text:anchor-type="paragraph" draw:z-index="150" draw:name="Shape2" draw:style-name="gr16" draw:text-style-name="P132" svg:width="0.0941in" svg:height="0.5004in" svg:x="0.9311in" svg:y="0.148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30"><text:tab/> <text:s text:c="5"/><text:tab/> <text:s text:c="2"/>0 <text:s text:c="10"/>if x = 0</text:p>
      <text:p text:style-name="P30"><text:tab/>f(x) = </text:p>
      <text:p text:style-name="P30"><text:tab/><text:tab/> <text:s text:c="2"/>f(x – 1) <text:s/>if x &gt; 0</text:p>
      <text:p text:style-name="P30"/>
      <text:p text:style-name="P30">Now let's do a recursion that does some<text:span text:style-name="T73">thing</text:span> useful ...</text:p>
      <text:p text:style-name="P30"/>
      <text:p text:style-name="P52"/>
      <text:p text:style-name="P105">Function call graph</text:p>
      <text:p text:style-name="P90"/>
      <text:p text:style-name="P61">The diagram above that describes function call:</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draw:g text:anchor-type="paragraph" draw:z-index="169" draw:name="Shape3" draw:style-name="gr5"><draw:rect draw:style-name="gr6" draw:text-style-name="P130" svg:width="1.1567in" svg:height="0.2732in" svg:x="1.5575in" svg:y="0.1465in"><text:p text:style-name="P129"><text:span text:style-name="T108">f(3)</text:span></text:p></draw:rect><draw:rect draw:style-name="gr6" draw:text-style-name="P130" svg:width="1.1567in" svg:height="0.2421in" svg:x="1.5575in" svg:y="-0.4472in"><text:p text:style-name="P129"><text:span text:style-name="T108">f(2)</text:span></text:p></draw:rect><draw:rect draw:style-name="gr6" draw:text-style-name="P130" svg:width="1.1567in" svg:height="0.2661in" svg:x="1.5575in" svg:y="-1.0654in"><text:p text:style-name="P129"><text:span text:style-name="T108">f(1)</text:span></text:p></draw:rect><draw:rect draw:style-name="gr6" draw:text-style-name="P130" svg:width="1.1567in" svg:height="0.2504in" svg:x="1.5575in" svg:y="-1.6256in"><text:p text:style-name="P129"><text:span text:style-name="T108">f(0)</text:span></text:p></draw:rect><draw:line draw:style-name="gr7" draw:text-style-name="P129" svg:x1="1.7555in" svg:y1="0.1453in" svg:x2="1.7555in" svg:y2="-0.2055in"><text:p/></draw:line><draw:line draw:style-name="gr7" draw:text-style-name="P129" svg:x1="1.7646in" svg:y1="-1.0319in" svg:x2="1.7646in" svg:y2="-1.3756in"><text:p/></draw:line><draw:line draw:style-name="gr7" draw:text-style-name="P129" svg:x1="1.7646in" svg:y1="-0.4618in" svg:x2="1.7646in" svg:y2="-0.8051in"><text:p/></draw:line><draw:line draw:style-name="gr7" draw:text-style-name="P129" svg:x1="2.4941in" svg:y1="-0.2055in" svg:x2="2.4941in" svg:y2="0.1453in"><text:p/></draw:line><draw:line draw:style-name="gr7" draw:text-style-name="P129" svg:x1="2.4941in" svg:y1="-0.8024in" svg:x2="2.4941in" svg:y2="-0.4591in"><text:p/></draw:line><draw:line draw:style-name="gr7" draw:text-style-name="P129" svg:x1="2.4941in" svg:y1="-1.3756in" svg:x2="2.4941in" svg:y2="-1.0319in"><text:p/></draw:line><draw:frame draw:style-name="gr8" draw:text-style-name="P131" svg:width="0.3232in" svg:height="0.2398in" svg:x="2.6201in" svg:y="-1.3047in"><draw:text-box><text:p>0</text:p></draw:text-box></draw:frame><draw:frame draw:style-name="gr9" draw:text-style-name="P131" svg:width="0.3232in" svg:height="0.1925in" svg:x="2.6201in" svg:y="-0.702in"><draw:text-box><text:p>0</text:p></draw:text-box></draw:frame><draw:frame draw:style-name="gr9" draw:text-style-name="P131" svg:width="0.3232in" svg:height="0.1925in" svg:x="2.6094in" svg:y="-0.1236in"><draw:text-box><text:p>0</text:p></draw:text-box></draw:frame><draw:rect draw:style-name="gr6" draw:text-style-name="P130" svg:width="1.1567in" svg:height="0.228in" svg:x="1.5575in" svg:y="0.8181in"><text:p text:style-name="P129"><text:span text:style-name="T108">main()</text:span></text:p></draw:rect><draw:line draw:style-name="gr7" draw:text-style-name="P129" svg:x1="1.7555in" svg:y1="0.8004in" svg:x2="1.7555in" svg:y2="0.4398in"><text:p/></draw:line><draw:line draw:style-name="gr7" draw:text-style-name="P129" svg:x1="2.4941in" svg:y1="0.4409in" svg:x2="2.4941in" svg:y2="0.8016in"><text:p/></draw:line><draw:frame draw:style-name="gr9" draw:text-style-name="P131" svg:width="0.3232in" svg:height="0.1925in" svg:x="2.6094in" svg:y="0.5528in"><draw:text-box><text:p>0</text:p></draw:text-box></draw:frame></draw:g></text:p>
      <text:p text:style-name="P53"/>
      <text:p text:style-name="P53"/>
      <text:p text:style-name="P53"/>
      <text:p text:style-name="P53"/>
      <text:p text:style-name="P53"/>
      <text:p text:style-name="P53"/>
      <text:p text:style-name="P53"/>
      <text:p text:style-name="P53"><text:span text:style-name="T81">is </text:span>called a <text:span text:style-name="T2">function call graph</text:span>, <text:span text:style-name="T81">Usually a function call graph is used to describe the calling, so the return path is usually not shown. If I’m only interested in the recursive calls say of f(3), then I would not include the box for main(). So the function call graph for f(3) looks like this:</text:span></text:p>
      <text:p text:style-name="P53"/>
      <text:p text:style-name="P53"><draw:rect text:anchor-type="paragraph" draw:z-index="170" draw:name="Shape4" draw:style-name="gr4" draw:text-style-name="P130" svg:width="1.1567in" svg:height="0.2732in" svg:x="1.5575in" svg:y="1.7902in"><text:p text:style-name="P129"><text:span text:style-name="T108">f(3)</text:span></text:p></draw:rect><draw:rect text:anchor-type="paragraph" draw:z-index="171" draw:name="Shape5" draw:style-name="gr4" draw:text-style-name="P130" svg:width="1.1567in" svg:height="0.2421in" svg:x="1.5575in" svg:y="1.1965in"><text:p text:style-name="P129"><text:span text:style-name="T108">f(2)</text:span></text:p></draw:rect><draw:rect text:anchor-type="paragraph" draw:z-index="172" draw:name="Shape6" draw:style-name="gr4" draw:text-style-name="P130" svg:width="1.1567in" svg:height="0.2661in" svg:x="1.5575in" svg:y="0.5783in"><text:p text:style-name="P129"><text:span text:style-name="T108">f(1)</text:span></text:p></draw:rect><draw:rect text:anchor-type="paragraph" draw:z-index="173" draw:name="Shape7" draw:style-name="gr4" draw:text-style-name="P130" svg:width="1.1567in" svg:height="0.2504in" svg:x="1.5575in" svg:y="0.0181in"><text:p text:style-name="P129"><text:span text:style-name="T108">f(0)</text:span></text:p></draw:rect></text:p>
      <text:p text:style-name="P53"><draw:line text:anchor-type="paragraph" draw:z-index="175" draw:name="Shape8" draw:style-name="gr3" draw:text-style-name="P129" svg:x1="2.1189in" svg:y1="0.452in" svg:x2="2.1189in" svg:y2="0.1083in"><text:p/></draw:line></text:p>
      <text:p text:style-name="P53"/>
      <text:p text:style-name="P53"/>
      <text:p text:style-name="P53"/>
      <text:p text:style-name="P53"><draw:line text:anchor-type="paragraph" draw:z-index="176" draw:name="Shape9" draw:style-name="gr3" draw:text-style-name="P129" svg:x1="2.1189in" svg:y1="0.3835in" svg:x2="2.1189in" svg:y2="0.0402in"><text:p/></draw:line></text:p>
      <text:p text:style-name="P53"/>
      <text:p text:style-name="P53"/>
      <text:p text:style-name="P53"/>
      <text:p text:style-name="P53"><draw:line text:anchor-type="paragraph" draw:z-index="174" draw:name="Shape10" draw:style-name="gr3" draw:text-style-name="P129" svg:x1="2.1098in" svg:y1="0.3516in" svg:x2="2.1098in" svg:y2="0.0008in"><text:p/></draw:line></text:p>
      <text:p text:style-name="P53"/>
      <text:p text:style-name="P53"/>
      <text:p text:style-name="P53"/>
      <text:p text:style-name="P53"/>
      <text:p text:style-name="P53">is important because, if there are no loops in the function, then the number of boxes in the function call graph more or less denotes the amount of work that has to be done to compute f(3). <text:span text:style-name="T80">For instance, omitting the box for </text:span><text:span text:style-name="T8">main()</text:span><text:span text:style-name="T80">, f(3) involves 4 boxes.</text:span></text:p>
      <text:p text:style-name="P108">Sum from 1 to n</text:p>
      <text:p text:style-name="P5"/>
      <text:p text:style-name="P5">Suppose we write </text:p>
      <text:p text:style-name="P5"/>
      <text:p text:style-name="P5"><text:tab/>sum(n)</text:p>
      <text:p text:style-name="P5"/>
      <text:p text:style-name="P8">to denote “the sum of all integers from 0 to n”, <text:span text:style-name="T76">i.e.,</text:span></text:p>
      <text:p text:style-name="P8"/>
      <text:p text:style-name="P8"><text:tab/>sum(n) <text:span text:style-name="T76">= 0 + 1 + 2 + 3 + … + n</text:span></text:p>
      <text:p text:style-name="P8"/>
      <text:p text:style-name="P51">Of course we know how to sum from 1 to n without using recursion but using a loop:</text:p>
      <table:table table:name="Table32" table:style-name="Table32">
        <table:table-column table:style-name="Table32.A"/>
        <table:table-row table:style-name="TableLine1687331600416">
          <table:table-cell table:style-name="Table32.A1" office:value-type="string">
            <text:p text:style-name="P110">int sum(int n)</text:p>
            <text:p text:style-name="P110">{</text:p>
            <text:p text:style-name="P110"><text:s text:c="4"/>int <text:span text:style-name="T61">s</text:span> = 0;</text:p>
            <text:p text:style-name="P110"><text:s text:c="4"/>for (int i = 0; i &lt; n; ++i)</text:p>
            <text:p text:style-name="P110"><text:s text:c="4"/>{</text:p>
            <text:p text:style-name="P110"><text:s text:c="8"/>s += i;<text:line-break/> <text:s text:c="3"/>}</text:p>
            <text:p text:style-name="P110"><text:s text:c="4"/>return s;<text:line-break/>}</text:p>
          </table:table-cell>
        </table:table-row>
      </table:table>
      <text:p text:style-name="P48">In fact the </text:p>
      <text:p text:style-name="P48"/>
      <text:p text:style-name="P8"><text:tab/>…<text:line-break/></text:p>
      <text:p text:style-name="P8"><text:span text:style-name="T76">in </text:span>sum(n) <text:span text:style-name="T76">= 1 + 2 + 3 + … + n more or less described a loop.</text:span></text:p>
      <text:p text:style-name="P8"/>
      <text:p text:style-name="P8"><text:span text:style-name="T76">Let me think of the sum(n) computation recursively … let’s try some examples to get a feel for the problem. </text:span>Here's an example:</text:p>
      <text:p text:style-name="P5"/>
      <text:p text:style-name="P5"><text:tab/>sum(5) = 0 + 1 + 2 + 3 + 4 + 5</text:p>
      <text:p text:style-name="P5"/>
      <text:p text:style-name="P5">Note that </text:p>
      <text:p text:style-name="P5"/>
      <text:p text:style-name="P5"><text:tab/>sum(4) = 0 + 1 + 2 + 3 + 4</text:p>
      <text:p text:style-name="P5"/>
      <text:p text:style-name="P5">Therefore you have this:</text:p>
      <text:p text:style-name="P5"/>
      <text:p text:style-name="P5"><text:tab/>sum(5) <text:tab/>= 0 + 1 + 2 + 3 + 4 + 5</text:p>
      <text:p text:style-name="P5"><text:tab/><text:tab/>= (0 + 1 + 2 + 3 + 4) + 5</text:p>
      <text:p text:style-name="P5"><text:tab/><text:tab/>= sum(4) + 5</text:p>
      <text:p text:style-name="P5"/>
      <text:p text:style-name="P5">Clearly we also have</text:p>
      <text:p text:style-name="P5"/>
      <text:p text:style-name="P5"><text:tab/>sum(8)<text:tab/>= 0 + 1 + 2 + 3 + 4 + 5 + 6 + 7 + 8</text:p>
      <text:p text:style-name="P5"><text:tab/><text:tab/>= (0 + 1 + 2 + 3 + 4 + 5 + 6 + 7) + 8</text:p>
      <text:p text:style-name="P5"><text:tab/><text:tab/>= sum(7) + 8</text:p>
      <text:p text:style-name="P5"/>
      <text:p text:style-name="P5"><text:span text:style-name="T73">See you should quickly </text:span><text:span text:style-name="T106">see </text:span><text:span text:style-name="T73">that i</text:span>n general if n is a positive integer greater than 0, then</text:p>
      <text:p text:style-name="P5"/>
      <text:p text:style-name="P5"><text:tab/>sum(n) = sum(n – 1) + n</text:p>
      <text:p text:style-name="P5"/>
      <text:p text:style-name="P5"><text:soft-page-break/>You see that sum(n) is related to sum(n – 1). Also note that </text:p>
      <text:p text:style-name="P5"/>
      <text:p text:style-name="P5"><text:tab/>sum(0) = 0</text:p>
      <text:p text:style-name="P5"/>
      <text:p text:style-name="P5">So if we define sum(n) to be “the sum of all integers from 0 to n”, then we get</text:p>
      <text:p text:style-name="P30"><draw:custom-shape text:anchor-type="paragraph" draw:z-index="153" draw:name="Shape11" draw:style-name="gr16" draw:text-style-name="P132" svg:width="0.0941in" svg:height="0.5004in" svg:x="1.2437in" svg:y="0.1374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30"><text:tab/> <text:s text:c="5"/><text:tab/> <text:s/><text:tab/> 0 <text:s text:c="10"/><text:tab/>if n = 0</text:p>
      <text:p text:style-name="P30"><text:tab/>sum(n) <text:tab/>= </text:p>
      <text:p text:style-name="P30"><text:tab/><text:tab/> <text:s text:c="2"/><text:tab/>sum(n – 1) + n <text:s/><text:tab/>if n &gt; 0</text:p>
      <text:p text:style-name="P5"/>
      <text:p text:style-name="P5">The relationship <text:span text:style-name="T74">(when n &gt; 0)</text:span></text:p>
      <text:p text:style-name="P5"/>
      <text:p text:style-name="P5"><text:tab/>sum(n) = sum(n – 1) + n</text:p>
      <text:p text:style-name="P5"/>
      <text:p text:style-name="P5">is called a <text:span text:style-name="T2">recursion</text:span> because the sum function <text:span text:style-name="T74">called</text:span> <text:span text:style-name="T2">itself</text:span>. <text:span text:style-name="T74">The case when n = 0</text:span></text:p>
      <text:p text:style-name="P5"/>
      <text:p text:style-name="P5"><text:tab/><text:span text:style-name="T74">sum(0) = 0</text:span></text:p>
      <text:p text:style-name="P5"/>
      <text:p text:style-name="P7">i<text:span text:style-name="T106">s </text:span>called the <text:span text:style-name="T2">base case</text:span> of the recursion.</text:p>
      <text:p text:style-name="P5"/>
      <text:p text:style-name="P5">Recursion is an <text:span text:style-name="T4">extremely</text:span> important phenomenon in math, computer science, …, in nature. So listen up.</text:p>
      <text:p text:style-name="P5"/>
      <text:p text:style-name="P6">First of all, <text:span text:style-name="T74">if I ask you to give me sum(5), you would say, well it’s just</text:span></text:p>
      <text:p text:style-name="P6"/>
      <text:p text:style-name="P7"><text:tab/>sum(5) = 1 + 2 + 3 + 4 + 5</text:p>
      <text:p text:style-name="P6"/>
      <text:p text:style-name="P7">and then you evaluate the express to get 15. But you can also use</text:p>
      <text:p text:style-name="P46"><draw:custom-shape text:anchor-type="paragraph" draw:z-index="167" draw:name="Shape12" draw:style-name="gr10" draw:text-style-name="P132" svg:width="0.0941in" svg:height="0.5004in" svg:x="1.2437in" svg:y="0.1374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46"><text:tab/> <text:s text:c="5"/><text:tab/> <text:s/><text:tab/> 0 <text:s text:c="10"/><text:tab/>if n = 0<text:tab/><text:tab/><text:tab/><text:span text:style-name="T74">(B)</text:span></text:p>
      <text:p text:style-name="P46"><text:tab/>sum(n) <text:tab/>= </text:p>
      <text:p text:style-name="P46"><text:tab/><text:tab/> <text:s text:c="2"/><text:tab/>sum(n – 1) + n <text:s/><text:tab/>if n &gt; 0<text:tab/><text:tab/><text:tab/><text:span text:style-name="T74">(R)</text:span></text:p>
      <text:p text:style-name="P7"/>
      <text:p text:style-name="P7">to get the same value. (Note that I’ve labeled the two cases.) Here’s how you use (B) and (R) to compute sum(5):</text:p>
      <text:p text:style-name="P6"/>
      <text:p text:style-name="P6"><text:span text:style-name="T74">S</text:span>ince 5 &gt; 0, from (R) we get</text:p>
      <text:p text:style-name="P5"/>
      <text:p text:style-name="P5"><text:tab/>sum(5) = sum(5 – 1) + 5</text:p>
      <text:p text:style-name="P5"/>
      <text:p text:style-name="P5">So??? Well if we simplify that we get</text:p>
      <text:p text:style-name="P5"/>
      <text:p text:style-name="P5"><text:tab/>sum(5) = sum(4) + 5</text:p>
      <text:p text:style-name="P5"/>
      <text:p text:style-name="P5">That doesn't give us a value of sum(5). But wait, sum(4) can be written in a different way: Because 4 &gt; 0, by <text:span text:style-name="T74">(R):</text:span></text:p>
      <text:p text:style-name="P5"/>
      <text:p text:style-name="P5"><text:tab/>sum(4) = sum(4 – 1) + 4</text:p>
      <text:p text:style-name="P5"/>
      <text:p text:style-name="P5">which <text:span text:style-name="T74">simpli</text:span><text:span text:style-name="T106">fi</text:span><text:span text:style-name="T74">es to</text:span></text:p>
      <text:p text:style-name="P5"><text:soft-page-break/></text:p>
      <text:p text:style-name="P5"><text:tab/>sum(4) = sum(3) + 4</text:p>
      <text:p text:style-name="P5"/>
      <text:p text:style-name="P5">So altogether we have this:</text:p>
      <text:p text:style-name="P5"/>
      <text:p text:style-name="P5"><text:tab/>sum(5) = sum(4) + 5</text:p>
      <text:p text:style-name="P5"><text:tab/>sum(4) = sum(3) + 4</text:p>
      <text:p text:style-name="P5"/>
      <text:p text:style-name="P5">That still does NOT tell us what the value of sum(5) is!!! But hang on, with the same reasoning <text:span text:style-name="T74">(using (R)) </text:span>we get three more facts:</text:p>
      <text:p text:style-name="P5"/>
      <text:p text:style-name="P5"><text:tab/>sum(3) = sum(2) + 3</text:p>
      <text:p text:style-name="P5"><text:tab/>sum(2) = sum(1) + 2</text:p>
      <text:p text:style-name="P5"><text:tab/>sum(1) = sum(0) + 1</text:p>
      <text:p text:style-name="P5"/>
      <text:p text:style-name="P5">So altogether we have</text:p>
      <text:p text:style-name="P5"/>
      <text:p text:style-name="P5"><text:tab/>sum(5) = sum(4) + 5</text:p>
      <text:p text:style-name="P5"><text:tab/>sum(4) = sum(3) + 4</text:p>
      <text:p text:style-name="P5"><text:tab/>sum(3) = sum(2) + 3</text:p>
      <text:p text:style-name="P5"><text:tab/>sum(2) = sum(1) + 2</text:p>
      <text:p text:style-name="P5"><text:tab/>sum(1) = sum(0) + 1</text:p>
      <text:p text:style-name="P5"/>
      <text:p text:style-name="P5">Now you might be tempted to write</text:p>
      <text:p text:style-name="P5"/>
      <text:p text:style-name="P5"><text:tab/>sum(0) = sum(-1) + 0<text:line-break/></text:p>
      <text:p text:style-name="P5">That’<text:span text:style-name="T74">s</text:span> wrong!!! Because the relationship (R)</text:p>
      <text:p text:style-name="P5"/>
      <text:p text:style-name="P5"><text:tab/>(R):<text:tab/>sum(n) = sum(n – 1) + n</text:p>
      <text:p text:style-name="P5"/>
      <text:p text:style-name="P5">applies only when n &gt; 0. You cannot apply it to the case of n = 0. But wait … for the case of n = 0 we have this:</text:p>
      <text:p text:style-name="P5"/>
      <text:p text:style-name="P5"><text:tab/>(B):<text:tab/>sum(0) = 0<text:line-break/></text:p>
      <text:p text:style-name="P5">Therefore altogether we have</text:p>
      <text:p text:style-name="P5"/>
      <text:p text:style-name="P5"><text:tab/>sum(5) = sum(4) + 5</text:p>
      <text:p text:style-name="P5"><text:tab/>sum(4) = sum(3) + 4</text:p>
      <text:p text:style-name="P5"><text:tab/>sum(3) = sum(2) + 3</text:p>
      <text:p text:style-name="P5"><text:tab/>sum(2) = sum(1) + 2</text:p>
      <text:p text:style-name="P5"><text:tab/>sum(1) = sum(0) + 1</text:p>
      <text:p text:style-name="P5"><text:tab/>sum(0) = 0</text:p>
      <text:p text:style-name="P5"/>
      <text:p text:style-name="P5">So what? Well, with these we can compute sum(5)!!! Let me show you how. First let me label the facts:</text:p>
      <text:p text:style-name="P5"/>
      <text:p text:style-name="P5"><text:tab/>(5):<text:tab/>sum(5) = sum(4) + 5</text:p>
      <text:p text:style-name="P5"><text:tab/>(4):<text:tab/>sum(4) = sum(3) + 4</text:p>
      <text:p text:style-name="P5"><text:tab/>(3):<text:tab/>sum(3) = sum(2) + 3</text:p>
      <text:p text:style-name="P5"><text:tab/>(2):<text:tab/>sum(2) = sum(1) + 2</text:p>
      <text:p text:style-name="P5"><text:tab/>(1):<text:tab/>sum(1) = sum(0) + 1</text:p>
      <text:p text:style-name="P5"><text:tab/>(0):<text:tab/>sum(0) = 0</text:p>
      <text:p text:style-name="P5"><text:soft-page-break/></text:p>
      <text:p text:style-name="P5">From equation (0), we know that sum(0) = 0. Substituting this into equation (1) we get</text:p>
      <text:p text:style-name="P5"/>
      <text:p text:style-name="P5"><text:tab/>sum(1) = sum(0) + 1 = 0 + 1</text:p>
      <text:p text:style-name="P5"/>
      <text:p text:style-name="P5">And if we substitute this into equation (2) we get</text:p>
      <text:p text:style-name="P5"/>
      <text:p text:style-name="P5"><text:tab/>sum(2) = sum(1) + 2 = 0 + 1+ 2</text:p>
      <text:p text:style-name="P5"/>
      <text:p text:style-name="P5">Substituting this into equation (3) we get</text:p>
      <text:p text:style-name="P5"/>
      <text:p text:style-name="P5"><text:tab/>sum(3) = sum(2) + 3 = 0 + 1+ 2 + 3</text:p>
      <text:p text:style-name="P5"/>
      <text:p text:style-name="P5">And when this is put into equation (4) we get</text:p>
      <text:p text:style-name="P5"/>
      <text:p text:style-name="P5"><text:tab/>sum(4) = sum(3) + 4 = 0 + 1+ 2 + 3 + 4</text:p>
      <text:p text:style-name="P5"/>
      <text:p text:style-name="P5">And of course finally we get</text:p>
      <text:p text:style-name="P5"/>
      <text:p text:style-name="P5"><text:tab/>sum(5) = sum(4) + 5 = 0 + 1+ 2 + 3 + 4 + 5</text:p>
      <text:p text:style-name="P7"/>
      <text:p text:style-name="P7">So whether you define sum(n) as </text:p>
      <text:p text:style-name="P7"/>
      <text:p text:style-name="P7"><text:tab/>sum(n) = 1 + 2 + … + n</text:p>
      <text:p text:style-name="P7"/>
      <text:p text:style-name="P7">(which looks more like a loop) or</text:p>
      <text:p text:style-name="P46"><draw:custom-shape text:anchor-type="paragraph" draw:z-index="168" draw:name="Shape13" draw:style-name="gr10" draw:text-style-name="P132" svg:width="0.0941in" svg:height="0.5004in" svg:x="1.2437in" svg:y="0.1374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46"><text:tab/> <text:s text:c="5"/><text:tab/> <text:s/><text:tab/> 0 <text:s text:c="10"/><text:tab/>if n = 0<text:tab/><text:tab/><text:tab/></text:p>
      <text:p text:style-name="P46"><text:tab/>sum(n) <text:tab/>= </text:p>
      <text:p text:style-name="P46"><text:tab/><text:tab/> <text:s text:c="2"/><text:tab/>sum(n – 1) + n <text:s/><text:tab/>if n &gt; 0<text:tab/><text:tab/><text:tab/></text:p>
      <text:p text:style-name="P6"><text:line-break/><text:span text:style-name="T74">you get the same value for sum(n).</text:span></text:p>
      <text:p text:style-name="P6"/>
      <text:p text:style-name="P6"/>
      <text:p text:style-name="P5"><text:span text:style-name="T13">Exercise.</text:span> Using the above method <text:span text:style-name="T76">for evaluating a recursive function</text:span>, compute for sum(7). You should get 0 + 1 + 2 + 3 + 4 + 5 + 6 + 7.</text:p>
      <text:p text:style-name="P5"/>
      <text:p text:style-name="P5"/>
      <text:p text:style-name="P8">The two ways of looking at sum(n), <text:span text:style-name="T76">using a loop and using recursion,</text:span> are <text:span text:style-name="T76">gives us the same result</text:span>. The really important question to ask is this: </text:p>
      <text:p text:style-name="P8"/>
      <text:p text:style-name="P8">Why should</text:p>
      <text:p text:style-name="P30"><draw:custom-shape text:anchor-type="paragraph" draw:z-index="152" draw:name="Shape14" draw:style-name="gr16" draw:text-style-name="P132" svg:width="0.0941in" svg:height="0.5004in" svg:x="1.2437in" svg:y="0.1374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30"><text:tab/> <text:s text:c="5"/><text:tab/> <text:s/><text:tab/> 0 <text:s text:c="10"/><text:tab/>if n = 0</text:p>
      <text:p text:style-name="P30"><text:tab/>sum(n) <text:tab/>= </text:p>
      <text:p text:style-name="P30"><text:tab/><text:tab/> <text:s text:c="2"/><text:tab/>sum(n – 1) + n <text:s/><text:tab/>if n &gt; 0</text:p>
      <text:p text:style-name="P5"/>
      <text:p text:style-name="P5">be a good alternative view of </text:p>
      <text:p text:style-name="P5"/>
      <text:p text:style-name="P5"><text:tab/>sum(n) = 0 + 1 + 2 + … + n?</text:p>
      <text:p text:style-name="P5"/>
      <text:p text:style-name="P5">The reason is because of this … pay attention! … many problems in <text:soft-page-break/>nature present themselves naturally in a <text:span text:style-name="T2">recursive way</text:span>. <text:span text:style-name="T75">For more complex problems, the recursive way is the way that leads to a simpler solution. And simple mean less bugs.</text:span></text:p>
      <text:p text:style-name="P5"/>
      <text:p text:style-name="P5">(For those of you who have taken Physics and Differential Equations, you know that many problems in Physics requires the description of a function or behavior of a physical phenomenon, but the function takes part in a relationship of a special form – the function appears in a differential equation. For CS, many problems gives rise to functions which are recursive.)</text:p>
      <text:p text:style-name="P5"/>
      <text:p text:style-name="P5"><text:span text:style-name="T75">Of course we still need code … but don’t worry: </text:span>We can easily translate the recursive sum(n)</text:p>
      <text:p text:style-name="P30"><draw:custom-shape text:anchor-type="paragraph" draw:z-index="151" draw:name="Shape15" draw:style-name="gr16" draw:text-style-name="P132" svg:width="0.0941in" svg:height="0.5004in" svg:x="1.2437in" svg:y="0.1374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30"><text:tab/> <text:s text:c="5"/><text:tab/> <text:s/><text:tab/> 0 <text:s text:c="10"/><text:tab/>if n = 0</text:p>
      <text:p text:style-name="P30"><text:tab/>sum(n) <text:tab/>= </text:p>
      <text:p text:style-name="P30"><text:tab/><text:tab/> <text:s text:c="2"/><text:tab/>sum(n – 1) + n <text:s/><text:tab/>if n &gt; 0</text:p>
      <text:p text:style-name="P30"/>
      <text:p text:style-name="P30">into a C++ function:</text:p>
      <text:p text:style-name="P30"/>
      <table:table table:name="Table30" table:style-name="Table30">
        <table:table-column table:style-name="Table30.A"/>
        <table:table-row table:style-name="TableLine1687331604496">
          <table:table-cell table:style-name="Table30.A1" office:value-type="string">
            <text:p text:style-name="P109">int sum(int n)</text:p>
            <text:p text:style-name="P109">{</text:p>
            <text:p text:style-name="P109"><text:s text:c="4"/>if (n == 0)</text:p>
            <text:p text:style-name="P109"><text:s text:c="4"/>{</text:p>
            <text:p text:style-name="P109"><text:s text:c="8"/>return 0;</text:p>
            <text:p text:style-name="P109"><text:s text:c="4"/>}</text:p>
            <text:p text:style-name="P109"><text:s text:c="4"/>else</text:p>
            <text:p text:style-name="P109"><text:s text:c="4"/>{</text:p>
            <text:p text:style-name="P109"><text:s text:c="8"/>return sum(n – 1) + n;</text:p>
            <text:p text:style-name="P109"><text:s text:c="4"/>}<text:line-break/>}</text:p>
          </table:table-cell>
        </table:table-row>
      </table:table>
      <text:p text:style-name="P30"/>
      <text:p text:style-name="P49">Note that the <text:span text:style-name="T2">recursive version does not have loops</text:span>. Make sure you study and test it carefully. </text:p>
      <text:p text:style-name="P47"/>
      <text:p text:style-name="P47"/>
      <text:p text:style-name="P47"><text:span text:style-name="T14">Exercise.</text:span><text:span text:style-name="T75"> </text:span>The following version includes print statements so that you know what the function is doing:</text:p>
      <table:table table:name="Table31" table:style-name="Table31">
        <table:table-column table:style-name="Table31.A"/>
        <table:table-row table:style-name="TableLine1687331605856">
          <table:table-cell table:style-name="Table31.A1" office:value-type="string">
            <text:p text:style-name="P109">#include &lt;iostream&gt;</text:p>
            <text:p text:style-name="P109"/>
            <text:p text:style-name="P109">int sum(int n)</text:p>
            <text:p text:style-name="P109">{</text:p>
            <text:p text:style-name="P109"><text:s text:c="4"/>std::cout &lt;&lt; "entering sum(" &lt;&lt; n &lt;&lt; ") ...\n";</text:p>
            <text:p text:style-name="P109"><text:s text:c="4"/>if (n == 0)</text:p>
            <text:p text:style-name="P109"><text:s text:c="4"/>{</text:p>
            <text:p text:style-name="P109"><text:s text:c="8"/>std::cout &lt;&lt; "exiting sum(" &lt;&lt; n </text:p>
            <text:p text:style-name="P109"><text:s text:c="18"/>&lt;&lt; ") returning 0 ...\n";</text:p>
            <text:p text:style-name="P109"><text:s text:c="8"/>return 0;</text:p>
            <text:p text:style-name="P109"><text:s text:c="4"/>}</text:p>
            <text:p text:style-name="P109"><text:s text:c="4"/>else</text:p>
            <text:p text:style-name="P109"><text:s text:c="4"/>{</text:p>
            <text:p text:style-name="P109"><text:s text:c="8"/>int ret = sum(n – 1) + n;</text:p>
            <text:p text:style-name="P109"><text:soft-page-break/><text:s text:c="8"/>std::cout &lt;&lt; "exiting sum(" &lt;&lt; n </text:p>
            <text:p text:style-name="P109"><text:s text:c="18"/>&lt;&lt; ") returning " &lt;&lt; ret </text:p>
            <text:p text:style-name="P109"><text:s text:c="18"/>&lt;&lt; <text:s/>"...\n";</text:p>
            <text:p text:style-name="P109"><text:s text:c="8"/>return ret;</text:p>
            <text:p text:style-name="P109"><text:s text:c="4"/>}<text:line-break/>}</text:p>
            <text:p text:style-name="P109"/>
            <text:p text:style-name="P109"/>
            <text:p text:style-name="P109">int main()</text:p>
            <text:p text:style-name="P109">{</text:p>
            <text:p text:style-name="P109"><text:s text:c="4"/>sum(5);</text:p>
            <text:p text:style-name="P109"><text:s text:c="4"/>return 0;<text:line-break/>}</text:p>
          </table:table-cell>
        </table:table-row>
      </table:table>
      <text:p text:style-name="P48">Make sure you run the above. I’ve already mentioned this: putting print statements inside a function, recursive or not, helps in understanding the function and, if you have an error, helps in debugging the function. </text:p>
      <text:p text:style-name="P30"/>
      <text:p text:style-name="P30"/>
      <text:p text:style-name="P30">In this case, the sum-from-1-to-n is easy so recursion is not really necessary. The point of the section is to show you that it's possible to write a recursion function for sum-from-1-to-n. <text:span text:style-name="T76">I</text:span>n the real world many problems are described more naturally in a recursive form <text:span text:style-name="T75">and solving such problems using loops is extremely untidy and painful.</text:span></text:p>
      <text:p text:style-name="P30"/>
      <text:p text:style-name="P30"/>
      <text:p text:style-name="P50"><text:span text:style-name="T13">Exercise.</text:span> Draw the function call graph for sum(5). How many boxes do you see? How many boxes are there for the function call graph of sum(n)?</text:p>
      <text:p text:style-name="P50"/>
      <text:p text:style-name="P50"/>
      <text:p text:style-name="P5"><text:span text:style-name="T13">Exercise.</text:span> Let f(n) denote the sum of squares 0<text:span text:style-name="T58">2</text:span> + 1<text:span text:style-name="T58">2</text:span> + 2<text:span text:style-name="T58">2</text:span> + ... + n<text:span text:style-name="T58">2</text:span>. </text:p>
      <text:list xml:id="list3682637330" text:style-name="L2">
        <text:list-item>
          <text:p text:style-name="P121">Write down f(4) and f(3). What is the relationship between f(4) and f(3)?</text:p>
        </text:list-item>
        <text:list-item>
          <text:p text:style-name="P121">Write down f(5) and f(4). What is the relationship between f(5) and f(4)?</text:p>
        </text:list-item>
        <text:list-item>
          <text:p text:style-name="P121">In general if n &gt; 0 is a positive integer, what is the (recursive) relationship between f(n) and f(n-1)?</text:p>
        </text:list-item>
        <text:list-item>
          <text:p text:style-name="P122">What is f(0)?</text:p>
        </text:list-item>
      </text:list>
      <text:p text:style-name="P30">Write a C/C++ function for f(n). Write a <text:span text:style-name="T5">main()</text:span> to verify your f(n).</text:p>
      <text:p text:style-name="P30"/>
      <text:p text:style-name="P30"/>
      <text:p text:style-name="P30"><text:span text:style-name="T13">Exercise.</text:span> Let <text:span text:style-name="T5">h(n)</text:span> be 2 to the n-th power. Consider h(5):</text:p>
      <text:p text:style-name="P30"/>
      <text:p text:style-name="P30"><text:tab/>h(5) = 2<text:span text:style-name="T58">5</text:span></text:p>
      <text:p text:style-name="P94"/>
      <text:p text:style-name="P30">Do you see h(4) in h(5)? Write a recursive function for <text:span text:style-name="T5">h(n)</text:span>. Test it (of course).</text:p>
      <text:p text:style-name="P30"/>
      <text:p text:style-name="P30"/>
      <text:p text:style-name="P30"><text:span text:style-name="T13">Exercise.</text:span> Continuing the above … Let <text:span text:style-name="T5">h(a, n)</text:span> be a to the n-th power. Consider h(3, 5):</text:p>
      <text:p text:style-name="P30"/>
      <text:p text:style-name="P30"><text:tab/>h(3, 5) = 3<text:span text:style-name="T58">5</text:span></text:p>
      <text:p text:style-name="P94"><text:soft-page-break/></text:p>
      <text:p text:style-name="P30">Do you see h(3, 4) in h(3, 5)? Write a recursive function for <text:span text:style-name="T5">h(a, n)</text:span>. Test it (of course).</text:p>
      <text:p text:style-name="P30"/>
      <text:p text:style-name="P30"/>
      <text:p text:style-name="P38"><text:span text:style-name="T13">Exercise.</text:span> You are given the following mathematical description of a recursion:</text:p>
      <text:p text:style-name="P38"/>
      <text:p text:style-name="P38"><text:tab/><text:span text:style-name="T67">k</text:span>(n) = <text:span text:style-name="T67">2</text:span> + <text:span text:style-name="T67">3 * k</text:span>(n – 1) if n &gt; 0</text:p>
      <text:p text:style-name="P38"><text:tab/><text:span text:style-name="T67">k</text:span>(0) = <text:span text:style-name="T67">1</text:span></text:p>
      <text:p text:style-name="P38"/>
      <text:p text:style-name="P38">Compute by hand the value of <text:span text:style-name="T67">k</text:span>(1), <text:span text:style-name="T67">k</text:span>(2) and <text:span text:style-name="T67">k</text:span>(3). Write a C++ recursive function for <text:span text:style-name="T67">k</text:span>(n). Test your code. Make sure your computation by hand matches the output of your program.</text:p>
      <text:p text:style-name="P38"/>
      <text:p text:style-name="P38"/>
      <text:p text:style-name="P39"><text:span text:style-name="T13">Exercise.</text:span> You are given the following mathematical description of a recursion:</text:p>
      <text:p text:style-name="P39"/>
      <text:p text:style-name="P39"><text:tab/>j(n) = 1 + j(n – 1) * n if n &gt; 0</text:p>
      <text:p text:style-name="P39"><text:tab/>j(0) = 2</text:p>
      <text:p text:style-name="P39"/>
      <text:p text:style-name="P39">Compute by hand the value of j(1), j(2) and j(3). Write a C++ recursive function for j(n). Test your code. Make sure your computation by hand matches the output of your program.</text:p>
      <text:p text:style-name="P103">Factorial</text:p>
      <text:p text:style-name="P30"/>
      <text:p text:style-name="P30">First let's just do math.</text:p>
      <text:p text:style-name="P30"/>
      <text:p text:style-name="P30">Let f(<text:span text:style-name="T77">n</text:span>) denote the factorial function. In other words f(3) is 3x2x1; f(5) is 5x4x3x2x1. In math the factorial of 3 is written 3!; the factorial of 5 is written 5!. <text:span text:style-name="T61">This is not new – I have already talked about this long time ago.</text:span></text:p>
      <text:p text:style-name="P30"/>
      <text:p text:style-name="P30">First of all there is a <text:span text:style-name="T2">recursion</text:span> here. Look at f(n). </text:p>
      <text:p text:style-name="P30"/>
      <text:p text:style-name="P30"><text:tab/>f(n) = n x (n-1) x (n-2) x ... x 3 x 2 x 1</text:p>
      <text:p text:style-name="P30"/>
      <text:p text:style-name="P30">Note that</text:p>
      <text:p text:style-name="P30"/>
      <text:p text:style-name="P30"><text:tab/>f(n - 1) = (n-1) x (n-2) x ... x 3 x 2 x 1</text:p>
      <text:p text:style-name="P30"/>
      <text:p text:style-name="P30">Do you see f(n – 1) in f(n)? Putting the above together we have</text:p>
      <text:p text:style-name="P30"/>
      <text:p text:style-name="P30"><text:tab/> <text:s text:c="5"/>f(n) <text:tab/>= n x (n-1) x (n-2) x ... x 3 x 2 x 1</text:p>
      <text:p text:style-name="P30"><text:tab/><text:tab/>= n x <text:span text:style-name="T3">[</text:span>(n-1) x (n-2) x ... x 3 x 2 x 1<text:span text:style-name="T3">]</text:span></text:p>
      <text:p text:style-name="P30">in other words:</text:p>
      <text:p text:style-name="P30"/>
      <text:p text:style-name="P89"><text:tab/>f(n) = n x f(n-1)</text:p>
      <text:p text:style-name="P89"/>
      <text:p text:style-name="P30">Right? You can use this mathematical fact to compute f(3) by hand:</text:p>
      <text:p text:style-name="P30"/>
      <text:p text:style-name="P30"><text:tab/>f(3) = 3 x f(2)</text:p>
      <text:p text:style-name="P30"><text:tab/>f(2) = 2 x f(1)</text:p>
      <text:p text:style-name="P30"/>
      <text:p text:style-name="P30">WAIT!!! When do we stop?</text:p>
      <text:p text:style-name="P30"/>
      <text:p text:style-name="P30"><text:tab/>f(1) = <text:s/>1 x f(0)</text:p>
      <text:p text:style-name="P30"><text:tab/>f(0) = 0 x f(-1)</text:p>
      <text:p text:style-name="P30"><text:tab/>f(-1) = -1 x f(-2)</text:p>
      <text:p text:style-name="P30"/>
      <text:p text:style-name="P30">Not good ... this will go on forever. But hang on. Look at this:</text:p>
      <text:p text:style-name="P30"/>
      <text:p text:style-name="P30"><text:tab/>f(3) = 3 x f(2)</text:p>
      <text:p text:style-name="P30"><text:tab/>f(2) = 2 x f(1)</text:p>
      <text:p text:style-name="P30"><text:tab/>f(1) = 1 x f(0)</text:p>
      <text:p text:style-name="P30"/>
      <text:p text:style-name="P30">This means</text:p>
      <text:p text:style-name="P30"/>
      <text:p text:style-name="P30"><text:tab/>f(3) = 3 x f(2) = 3 x 2 x f(1) = 3 x 2 x 1 x f(0)</text:p>
      <text:p text:style-name="P30"/>
      <text:p text:style-name="P30">Now ... if we insist that f(0) is defined to be 1 we get</text:p>
      <text:p text:style-name="P30"/>
      <text:p text:style-name="P30"><text:tab/>f(3) = 3 x 2 x 1 x <text:span text:style-name="T3">f(0)</text:span> = 3 x 2 x 1 x <text:span text:style-name="T3">1</text:span></text:p>
      <text:p text:style-name="P30"/>
      <text:p text:style-name="P30"><text:soft-page-break/>So we have these properties for our factorial function:</text:p>
      <text:p text:style-name="P30"/>
      <text:p text:style-name="P89"><text:tab/>f(n) = n x f(n-1), <text:s/>if n &gt; 0</text:p>
      <text:p text:style-name="P30"><text:span text:style-name="T2"><text:tab/>f(0) = 1</text:span><text:tab/></text:p>
      <text:p text:style-name="P30"><text:tab/><text:tab/></text:p>
      <text:p text:style-name="P30"><text:span text:style-name="T77">T</text:span>he fact</text:p>
      <text:p text:style-name="P30"/>
      <text:p text:style-name="P30"><text:span text:style-name="T2"><text:tab/>f(0) = 1</text:span><text:tab/></text:p>
      <text:p text:style-name="P30"/>
      <text:p text:style-name="P49"><text:span text:style-name="T22">is called the </text:span>_____________________________<text:span text:style-name="T33"> case</text:span><text:span text:style-name="T22"> of f(</text:span><text:span text:style-name="T77">n</text:span><text:span text:style-name="T22">) while</text:span></text:p>
      <text:p text:style-name="P30"/>
      <text:p text:style-name="P89"><text:tab/>f(n) = n x f(n-1), <text:s/>if n &gt; 0</text:p>
      <text:p text:style-name="P30"/>
      <text:p text:style-name="P30"><text:span text:style-name="T22">is called the _____________________________</text:span><text:span text:style-name="T33"> case</text:span><text:span text:style-name="T22">.</text:span></text:p>
      <text:p text:style-name="P30"><text:s/></text:p>
      <text:p text:style-name="P30">This is how you translate the above function:</text:p>
      <text:p text:style-name="P30"/>
      <text:p text:style-name="P89"><text:tab/>f(n) = n x f(n-1), <text:s/>if n &gt; 0</text:p>
      <text:p text:style-name="P30"><text:span text:style-name="T2"><text:tab/>f(0) = 1</text:span><text:tab/></text:p>
      <text:p text:style-name="P30"/>
      <text:p text:style-name="P30">into C++ code:</text:p>
      <table:table table:name="Table2" table:style-name="Table2">
        <table:table-column table:style-name="Table2.A"/>
        <table:table-row table:style-name="TableLine1687331595520">
          <table:table-cell table:style-name="Table2.A1" office:value-type="string">
            <text:p text:style-name="P109">int f(int n)</text:p>
            <text:p text:style-name="P109">{</text:p>
            <text:p text:style-name="P109"><text:s text:c="4"/>if (n == 0)</text:p>
            <text:p text:style-name="P109"><text:s text:c="8"/>return 1;</text:p>
            <text:p text:style-name="P109"><text:s text:c="4"/>else</text:p>
            <text:p text:style-name="P109"><text:s text:c="8"/>return n * f(n - 1);<text:line-break/>}</text:p>
            <text:p text:style-name="P109"/>
            <text:p text:style-name="P109"/>
            <text:p text:style-name="P109">int main()</text:p>
            <text:p text:style-name="P109">{</text:p>
            <text:p text:style-name="P109"><text:s text:c="4"/>for (int n = 0; n &lt; 5; n++)</text:p>
            <text:p text:style-name="P109"><text:s text:c="4"/>{</text:p>
            <text:p text:style-name="P109"><text:s text:c="8"/>std::cout &lt;&lt; n &lt;&lt; <text:s/>"! = " &lt;&lt; f(n) </text:p>
            <text:p text:style-name="P109"><text:s text:c="18"/>&lt;&lt; std::endl;<text:line-break/> <text:s text:c="3"/>}</text:p>
            <text:p text:style-name="P109"><text:s text:c="4"/>return 0;<text:line-break/>}</text:p>
          </table:table-cell>
        </table:table-row>
      </table:table>
      <text:p text:style-name="P30"/>
      <text:p text:style-name="P30">/Of course there's another way (non-recursive way) of computing factorials … <text:span text:style-name="T77">using loops …:</text:span></text:p>
      <table:table table:name="Table9" table:style-name="Table9">
        <table:table-column table:style-name="Table9.A"/>
        <table:table-row table:style-name="TableLine1687331601504">
          <table:table-cell table:style-name="Table9.A1" office:value-type="string">
            <text:p text:style-name="P109">int f(int n)</text:p>
            <text:p text:style-name="P109">{</text:p>
            <text:p text:style-name="P109"><text:s text:c="4"/>int p = 1;</text:p>
            <text:p text:style-name="P109"><text:s text:c="4"/>for (int i = 1; i &lt;= n; i++)</text:p>
            <text:p text:style-name="P109"><text:s text:c="4"/>{</text:p>
            <text:p text:style-name="P109"><text:s text:c="8"/>p *= i;<text:line-break/> <text:s text:c="3"/>}</text:p>
            <text:p text:style-name="P109"><text:soft-page-break/><text:s text:c="4"/>return p;<text:line-break/>}</text:p>
          </table:table-cell>
        </table:table-row>
      </table:table>
      <text:p text:style-name="P30"/>
      <text:p text:style-name="P30">Note <text:span text:style-name="T77">that just like the sum(n) example</text:span> the <text:span text:style-name="T2">recursive version does not have loops</text:span>.</text:p>
      <text:p text:style-name="P30"/>
      <text:p text:style-name="P30">To see the program trace its steps run this:</text:p>
      <table:table table:name="Table14" table:style-name="Table14">
        <table:table-column table:style-name="Table14.A"/>
        <table:table-row table:style-name="TableLine1687331606672">
          <table:table-cell table:style-name="Table14.A1" office:value-type="string">
            <text:p text:style-name="P109">int f(int n)</text:p>
            <text:p text:style-name="P109">{</text:p>
            <text:p text:style-name="P109"><text:s text:c="4"/>std::cout &lt;&lt; <text:span text:style-name="T6">"enter f(" &lt;&lt; n &lt;&lt; ")" &lt;&lt; std::endl;</text:span></text:p>
            <text:p text:style-name="P109"><text:s text:c="4"/>if (n == 0)</text:p>
            <text:p text:style-name="P109"><text:s text:c="4"/>{</text:p>
            <text:p text:style-name="P109"><text:s text:c="8"/>std::cout &lt;&lt; <text:span text:style-name="T6">"base case ... returning 1" </text:span></text:p>
            <text:p text:style-name="P109"><text:s text:c="18"/>&lt;&lt; std::endl;</text:p>
            <text:p text:style-name="P109"><text:s text:c="8"/>return 1;</text:p>
            <text:p text:style-name="P109"><text:s text:c="4"/>}</text:p>
            <text:p text:style-name="P109"><text:s text:c="4"/>else</text:p>
            <text:p text:style-name="P109"><text:s text:c="4"/>{</text:p>
            <text:p text:style-name="P109"><text:s text:c="8"/>int x = n * f(n – 1);</text:p>
            <text:p text:style-name="P109"><text:s text:c="8"/>std::cout &lt;&lt; "recursive case ... returning " </text:p>
            <text:p text:style-name="P109"><text:s text:c="18"/>&lt;&lt; <text:s/>x &lt;&lt; std::endl;</text:p>
            <text:p text:style-name="P109"><text:s text:c="8"/>return x;</text:p>
            <text:p text:style-name="P109"><text:s text:c="4"/>}<text:line-break/>}</text:p>
            <text:p text:style-name="P109"/>
            <text:p text:style-name="P109"/>
            <text:p text:style-name="P109">int main()</text:p>
            <text:p text:style-name="P109">{<text:line-break/> <text:s text:c="3"/>int x = f(5);</text:p>
            <text:p text:style-name="P109"><text:s text:c="4"/>std::cout &lt;&lt; <text:span text:style-name="T6">"main() ... " &lt;&lt; x &lt;&lt; std::endl;</text:span></text:p>
            <text:p text:style-name="P109"><text:s text:c="4"/>return 0;<text:line-break/>}</text:p>
          </table:table-cell>
        </table:table-row>
      </table:table>
      <text:p text:style-name="P30"/>
      <text:p text:style-name="P30">Here's a diagram that might help:</text:p>
      <text:p text:style-name="P30"/>
      <text:p text:style-name="P106"/>
      <text:p text:style-name="P30"><draw:rect text:anchor-type="paragraph" draw:z-index="13" draw:name="Shape16" draw:style-name="gr4" draw:text-style-name="P130" svg:width="1.1567in" svg:height="0.3752in" svg:x="1.5575in" svg:y="1.8346in"><text:p text:style-name="P129"><text:span text:style-name="T108">f(2)</text:span></text:p></draw:rect><draw:rect text:anchor-type="paragraph" draw:z-index="14" draw:name="Shape17" draw:style-name="gr4" draw:text-style-name="P130" svg:width="1.1567in" svg:height="0.3752in" svg:x="1.5575in" svg:y="0.9563in"><text:p text:style-name="P129"><text:span text:style-name="T108">f(1)</text:span></text:p></draw:rect><draw:rect text:anchor-type="paragraph" draw:z-index="15" draw:name="Shape18" draw:style-name="gr4" draw:text-style-name="P130" svg:width="1.1567in" svg:height="0.3752in" svg:x="1.5575in" svg:y="0.078in"><text:p text:style-name="P129"><text:span text:style-name="T108">f(0)</text:span></text:p></draw:rect><draw:line text:anchor-type="paragraph" draw:z-index="16" draw:name="Shape19" draw:style-name="gr3" draw:text-style-name="P129" svg:x1="1.7661in" svg:y1="0.9563in" svg:x2="1.7661in" svg:y2="0.4563in"><text:p/></draw:line><draw:line text:anchor-type="paragraph" draw:z-index="17" draw:name="Shape20" draw:style-name="gr3" draw:text-style-name="P129" svg:x1="1.7661in" svg:y1="1.8311in" svg:x2="1.7661in" svg:y2="1.3311in"><text:p/></draw:line><draw:line text:anchor-type="paragraph" draw:z-index="18" draw:name="Shape21" draw:style-name="gr3" draw:text-style-name="P129" svg:x1="2.4953in" svg:y1="1.3346in" svg:x2="2.4953in" svg:y2="1.8346in"><text:p/></draw:line><draw:line text:anchor-type="paragraph" draw:z-index="19" draw:name="Shape22" draw:style-name="gr3" draw:text-style-name="P129" svg:x1="2.4953in" svg:y1="0.4563in" svg:x2="2.4953in" svg:y2="0.9563in"><text:p/></draw:line><draw:frame text:anchor-type="paragraph" draw:z-index="20" draw:name="Shape23" draw:style-name="gr30" draw:text-style-name="P131" svg:width="0.3232in" svg:height="0.2398in" svg:x="2.6201in" svg:y="0.6161in"><draw:text-box><text:p>1</text:p></draw:text-box></draw:frame><draw:frame text:anchor-type="paragraph" draw:z-index="21" draw:name="Shape24" draw:style-name="gr30" draw:text-style-name="P131" svg:width="0.3232in" svg:height="0.2398in" svg:x="2.6201in" svg:y="1.4807in"><draw:text-box><text:p>1</text:p></draw:text-box></draw:frame><draw:g text:anchor-type="paragraph" draw:z-index="22" draw:name="Shape25" draw:style-name="gr5"><draw:rect draw:style-name="gr6" draw:text-style-name="P130" svg:width="1.1567in" svg:height="0.3752in" svg:x="1.5575in" svg:y="2.7098in"><text:p text:style-name="P129"><text:span text:style-name="T108">f(3)</text:span></text:p></draw:rect><draw:line draw:style-name="gr7" draw:text-style-name="P129" svg:x1="1.7555in" svg:y1="2.7098in" svg:x2="1.7555in" svg:y2="2.2098in"><text:p/></draw:line><draw:line draw:style-name="gr7" draw:text-style-name="P129" svg:x1="2.4941in" svg:y1="2.2098in" svg:x2="2.4941in" svg:y2="2.7098in"><text:p/></draw:line><draw:frame draw:style-name="gr8" draw:text-style-name="P131" svg:width="0.3232in" svg:height="0.2398in" svg:x="2.6094in" svg:y="2.3453in"><draw:text-box><text:p>2</text:p></draw:text-box></draw:frame></draw:g><draw:rect text:anchor-type="paragraph" draw:z-index="23" draw:name="Shape26" draw:style-name="gr4" draw:text-style-name="P130" svg:width="1.1567in" svg:height="0.3752in" svg:x="1.5575in" svg:y="3.5846in"><text:p text:style-name="P129"><text:span text:style-name="T108">f(4)</text:span></text:p></draw:rect><draw:line text:anchor-type="paragraph" draw:z-index="24" draw:name="Shape27" draw:style-name="gr3" draw:text-style-name="P129" svg:x1="1.7555in" svg:y1="3.5846in" svg:x2="1.7555in" svg:y2="3.0846in"><text:p/></draw:line><draw:line text:anchor-type="paragraph" draw:z-index="25" draw:name="Shape28" draw:style-name="gr3" draw:text-style-name="P129" svg:x1="2.4953in" svg:y1="3.0846in" svg:x2="2.4953in" svg:y2="3.5846in"><text:p/></draw:line><draw:frame text:anchor-type="paragraph" draw:z-index="26" draw:name="Shape29" draw:style-name="gr30" draw:text-style-name="P131" svg:width="0.3232in" svg:height="0.2398in" svg:x="2.6098in" svg:y="3.2201in"><draw:text-box><text:p>6</text:p></draw:text-box></draw:frame><draw:line text:anchor-type="paragraph" draw:z-index="27" draw:name="Shape30" draw:style-name="gr3" draw:text-style-name="P129" svg:x1="1.7555in" svg:y1="4.4598in" svg:x2="1.7555in" svg:y2="3.9598in"><text:p/></draw:line><draw:line text:anchor-type="paragraph" draw:z-index="28" draw:name="Shape31" draw:style-name="gr3" draw:text-style-name="P129" svg:x1="2.4953in" svg:y1="3.9598in" svg:x2="2.4953in" svg:y2="4.4598in"><text:p/></draw:line><draw:frame text:anchor-type="paragraph" draw:z-index="29" draw:name="Shape32" draw:style-name="gr30" draw:text-style-name="P131" svg:width="0.3232in" svg:height="0.2398in" svg:x="2.6098in" svg:y="4.0953in"><draw:text-box><text:p>24</text:p></draw:text-box></draw:frame><draw:rect text:anchor-type="paragraph" draw:z-index="47" draw:name="Shape33" draw:style-name="gr25" draw:text-style-name="P135" svg:width="3.448in" svg:height="2.615in" svg:x="3.5472in" svg:y="1.5484in"><text:p><text:span text:style-name="T38">In </text:span><text:span text:style-name="T5">f(3)</text:span>, </text:p><text:p/><text:p><text:span text:style-name="T110">int f(int n)</text:span></text:p><text:p><text:span text:style-name="T111">{</text:span></text:p><text:p><text:span text:style-name="T112"><text:s text:c="2"/></text:span><text:span text:style-name="T111">if (n == 0)</text:span></text:p><text:p><text:span text:style-name="T112"><text:s text:c="4"/></text:span><text:span text:style-name="T111">return 1;</text:span></text:p><text:p><text:span text:style-name="T112"><text:s text:c="2"/></text:span><text:span text:style-name="T111">else</text:span></text:p><text:p><text:span text:style-name="T112"><text:s text:c="4"/></text:span><text:span text:style-name="T111">return n * f(n - 1);</text:span><text:span text:style-name="T111"><text:line-break/></text:span><text:span text:style-name="T111">}</text:span></text:p><text:p><text:span text:style-name="T111"/></text:p><text:p><text:span text:style-name="T113">On receiving </text:span><text:span text:style-name="T114">f(2)</text:span><text:span text:style-name="T113">, i.e., </text:span><text:span text:style-name="T114">2</text:span><text:span text:style-name="T113">, </text:span><text:span text:style-name="T114">f(3)</text:span><text:span text:style-name="T113"> returns </text:span></text:p><text:p><text:span text:style-name="T114">n * f(n-1)</text:span><text:span text:style-name="T113">, i.e. </text:span><text:span text:style-name="T114">3 * 2</text:span><text:span text:style-name="T113">, i.e. </text:span><text:span text:style-name="T114">6.</text:span></text:p></draw:rect><draw:line text:anchor-type="paragraph" draw:z-index="48" draw:name="Shape34" draw:style-name="gr24" draw:text-style-name="P129" svg:x1="3.4949in" svg:y1="2.9339in" svg:x2="2.7138in" svg:y2="2.9339in"><text:p/></draw:li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50">Notice that for the function call graph of (4), there are 5 boxes. You should see quickly that the function call graph for f(n) has n + 1 boxes.</text:p>
      <text:p text:style-name="P104">How to discover recursion: look for smaller subproblems inside a problem</text:p>
      <text:p text:style-name="P89"/>
      <text:p text:style-name="P30">This is really important … !!!</text:p>
      <text:p text:style-name="P30"/>
      <text:p text:style-name="P30">Let's step back and look at the recursive version of the computation of “sum from 0 to n” function and the “factorial of n”. </text:p>
      <text:p text:style-name="P30"/>
      <text:p text:style-name="P30">Here's the sum(n) (i.e., sum from 0 to n):</text:p>
      <text:p text:style-name="P30"/>
      <text:p text:style-name="P30"><text:tab/>sum(0) = 0</text:p>
      <text:p text:style-name="P30"><text:tab/>sum(n) = n + sum(n – 1) <text:span text:style-name="T77">if n &gt; 0</text:span></text:p>
      <text:p text:style-name="P30"/>
      <text:p text:style-name="P30">and here's the factorial (which I'll just call f):</text:p>
      <text:p text:style-name="P30"/>
      <text:p text:style-name="P30"><text:tab/>f(0) = 1</text:p>
      <text:p text:style-name="P30"><text:tab/>f(n) = n * f(n – 1) <text:span text:style-name="T77">if n &gt; 0</text:span></text:p>
      <text:p text:style-name="P30"/>
      <text:p text:style-name="P30">How does one recognize the recursive form of a function? The crucial thing is to see a smaller subproblem within a bigger problem. You should also look at specific concrete examples. This is what I mean …</text:p>
      <text:p text:style-name="P30"/>
      <text:p text:style-name="P30">Let's look at the sum(n) and say you don't know how to write down the recursive form yet. You try a concrete example, say the problem of computing sum(5). It looks like this:</text:p>
      <text:p text:style-name="P30"/>
      <text:p text:style-name="P30"><text:tab/>sum(5) = 0 + 1 + 2 + 3 + 4 + 5</text:p>
      <text:p text:style-name="P30"/>
      <text:p text:style-name="P30">Next, you ask yourself if you can see another sum(n) within sum(5). You see immediately that sum(4) appears within sum(5):</text:p>
      <text:p text:style-name="P30"/>
      <text:p text:style-name="P30"><text:tab/>sum(5) = 0 + 1 + 2 + 3 + 4 + 5</text:p>
      <text:p text:style-name="P30"><text:tab/> <text:s text:c="11"/>= (0 + 1 + 2 + 3 + 4) + 5</text:p>
      <text:p text:style-name="P30"><text:tab/>sum(4) = 0 + 1 + 2 + 3 + 4</text:p>
      <text:p text:style-name="P30"/>
      <text:p text:style-name="P30">i.e.,</text:p>
      <text:p text:style-name="P30"/>
      <text:p text:style-name="P30"><text:tab/>sum(5) = sum(4) + 5</text:p>
      <text:p text:style-name="P30"/>
      <text:p text:style-name="P30">You then try a few more examples and you should see that in general</text:p>
      <text:p text:style-name="P30"/>
      <text:p text:style-name="P30"><text:tab/>sum(n) = sum(n – 1) + n</text:p>
      <text:p text:style-name="P30"/>
      <text:p text:style-name="P30">Of course this is true for n &gt; 0. You are pretty much done except for sum(0). You then ask yourself what is the meaning of sum(0). You see that it must be 0. The base case is not as abstract since it's just one case and is usually the easier to figure out.</text:p>
      <text:p text:style-name="P30"/>
      <text:p text:style-name="P30">It's really the same for the factorial too. You look at a concrete example like f(5):</text:p>
      <text:p text:style-name="P30"/>
      <text:p text:style-name="P30"><text:tab/>f(5) = 5 * 4 * 3 * 2 * 1</text:p>
      <text:p text:style-name="P30"><text:soft-page-break/></text:p>
      <text:p text:style-name="P30">and you try to see another factorial on the right. You see that it must be:</text:p>
      <text:p text:style-name="P30"/>
      <text:p text:style-name="P30"><text:tab/>f(5) = 5 * (4 * 3 * 2 * 1) = 5 * f(4)</text:p>
      <text:p text:style-name="P30"/>
      <text:p text:style-name="P30">in other words</text:p>
      <text:p text:style-name="P30"><text:tab/></text:p>
      <text:p text:style-name="P30"><text:tab/>f(n) = n * f(n – 1)<text:tab/><text:tab/><text:tab/><text:tab/><text:tab/>(+)</text:p>
      <text:p text:style-name="P30"/>
      <text:p text:style-name="P30">If you don't see what f(0) is, you just try some examples using </text:p>
      <text:p text:style-name="P30"/>
      <text:p text:style-name="P30"><text:tab/>f(n) = n * f(n – 1)<text:tab/><text:tab/><text:tab/><text:tab/><text:tab/>(+)</text:p>
      <text:p text:style-name="P30"/>
      <text:p text:style-name="P30">Let's try f(5). </text:p>
      <text:p text:style-name="P30"/>
      <text:p text:style-name="P30"><text:tab/>f(5) = 5 * f(4)<text:tab/><text:tab/><text:tab/><text:tab/>using (+) with n = 5</text:p>
      <text:p text:style-name="P30"><text:tab/> <text:s text:c="5"/>= 5 * (4 * f(3))<text:tab/><text:tab/><text:tab/>using (+) with n = 4</text:p>
      <text:p text:style-name="P30"><text:tab/> <text:s text:c="5"/>= 5 * (4 * (3 * f(2)))<text:tab/><text:tab/><text:tab/>using (+) with n = 3</text:p>
      <text:p text:style-name="P30"><text:tab/> <text:s text:c="5"/>= 5 * (4 * (3 * (2 * f(1))))<text:tab/><text:tab/>using (+) with n = 2</text:p>
      <text:p text:style-name="P30"><text:tab/> <text:s text:c="5"/>= 5 * (4 * (3 * (2 * (1 * f(0)))))<text:tab/>using (+) with n = 1<text:tab/></text:p>
      <text:p text:style-name="P30"><text:tab/></text:p>
      <text:p text:style-name="P30">But you know concretely that </text:p>
      <text:p text:style-name="P30"/>
      <text:p text:style-name="P30"><text:tab/>f(5) = 1 * 2 * 3 * 4 * 5</text:p>
      <text:p text:style-name="P30"/>
      <text:p text:style-name="P30">which means that </text:p>
      <text:p text:style-name="P30"/>
      <text:p text:style-name="P30"><text:tab/>1 * 2 * 3 * 4 * 5 = 5 * (4 * (3 * (2 * (1 * f(0)))))</text:p>
      <text:p text:style-name="P30"/>
      <text:p text:style-name="P30">i.e., (removing the annoying parentheses):</text:p>
      <text:p text:style-name="P30"/>
      <text:p text:style-name="P30"><text:tab/>1 * 2 * 3 * 4 * 5 = 5 * 4 * 3 * 2 * 1 * f(0)</text:p>
      <text:p text:style-name="P30"/>
      <text:p text:style-name="P30">which means, after canceling terms,</text:p>
      <text:p text:style-name="P30"/>
      <text:p text:style-name="P30"><text:tab/>1 = f(0)</text:p>
      <text:p text:style-name="P30"/>
      <text:p text:style-name="P102"><text:span text:style-name="T22">Remember this extremely important principle: To design a recursive formula, you must see a </text:span><text:span text:style-name="T33">smaller subproblem(s) within a bigger problem</text:span><text:span text:style-name="T22">.</text:span></text:p>
      <text:p text:style-name="P30"/>
      <text:p text:style-name="P30">For instance you must see sum(n – 1) within sum(n) <text:span text:style-name="T78">and you must see f(n – 1) inside f(n).</text:span></text:p>
      <text:p text:style-name="P30"/>
      <text:p text:style-name="P30">There are times when instead of “n – 1” in the smaller problem you might see the smaller subproblem of g(n – 2) within g(n). Or you might see h(n – 1) and h(n – 2) with h(n). Etc.</text:p>
      <text:p text:style-name="P30"/>
      <text:p text:style-name="P30"/>
      <text:p text:style-name="P34"/>
      <text:p text:style-name="P103">Recursive <text:span text:style-name="T104">f</text:span>unction of <text:span text:style-name="T104">t</text:span>wo <text:span text:style-name="T104">p</text:span>arameters</text:p>
      <text:p text:style-name="P83"/>
      <text:p text:style-name="P83"/>
      <text:p text:style-name="P30">The <text:span text:style-name="T2">number of ways to choose r objects from n</text:span> is a very common problem in math and computer science. It occurs so frequently that a special symbol has been invented for it:</text:p>
      <table:table table:name="Table7" table:style-name="Table7">
        <table:table-column table:style-name="Table7.A"/>
        <table:table-column table:style-name="Table7.B"/>
        <table:table-column table:style-name="Table7.C"/>
        <table:table-row table:style-name="TableLine1687333685680">
          <table:table-cell table:style-name="Table7.A1" table:number-rows-spanned="2" office:value-type="string">
            <text:p text:style-name="P117">(</text:p>
          </table:table-cell>
          <table:table-cell table:style-name="Table7.A1" office:value-type="string">
            <text:p text:style-name="P118">n</text:p>
          </table:table-cell>
          <table:table-cell table:style-name="Table7.A1" table:number-rows-spanned="2" office:value-type="string">
            <text:p text:style-name="P116">)</text:p>
          </table:table-cell>
        </table:table-row>
        <table:table-row table:style-name="TableLine1687333682960">
          <table:covered-table-cell/>
          <table:table-cell table:style-name="Table7.A1" office:value-type="string">
            <text:p text:style-name="P118">r</text:p>
          </table:table-cell>
          <table:covered-table-cell/>
        </table:table-row>
      </table:table>
      <text:p text:style-name="P30"/>
      <text:p text:style-name="P30">(We read this as “n choose r”). Let's do a simple example. Suppose we have 5 symbols A, B, C, D, E and we want to choose two symbols from this set of symbols. These are all the possible selections:</text:p>
      <text:p text:style-name="P30"/>
      <text:p text:style-name="P30"><text:tab/>AB, AC, AD, AE, BC, BD, BE, CD, CE, DE</text:p>
      <text:p text:style-name="P30"/>
      <text:p text:style-name="P30">In other words “5 choose 2” is 10. Note that AB is the same as BA since BA is “choosing B and A”. We are not interested in the order of choosing the symbols; choosing A then B is the same as choosing B then A.</text:p>
      <text:p text:style-name="P30"/>
      <text:p text:style-name="P30">In fact there's a formula for “n choose r” in terms of factorials. It's given by this:</text:p>
      <text:p text:style-name="P88"><text:s text:c="3"/>n! <text:s text:c="2"/></text:p>
      <text:p text:style-name="P31">r!(n-r)!</text:p>
      <text:p text:style-name="P31"/>
      <text:p text:style-name="P30">So for “5 choose 2” is </text:p>
      <text:p text:style-name="P88"><text:s text:c="3"/>5! <text:s text:c="2"/></text:p>
      <text:p text:style-name="P31">2!(5-2)!</text:p>
      <text:p text:style-name="P32">which is</text:p>
      <text:p text:style-name="P88"><text:s text:c="3"/>5! <text:s text:c="2"/></text:p>
      <text:p text:style-name="P31">2!3!</text:p>
      <text:p text:style-name="P32">which is</text:p>
      <text:p text:style-name="P88"><text:s text:c="3"/>5.4.3.2.1 <text:s/></text:p>
      <text:p text:style-name="P31">(2.1).(3.2.1)</text:p>
      <text:p text:style-name="P31"/>
      <text:p text:style-name="P32">and you can see easily that that is indeed 10. (I'm not going to explain why the above formula works. Take MATH225 if you want to find out more.)</text:p>
      <text:p text:style-name="P32"/>
      <text:p text:style-name="P32">But there's another way to compute “n choose r” that avoids the factorial ...</text:p>
      <text:p text:style-name="P32"/>
      <text:p text:style-name="P30">Let's write C(n,r) for “n choose r”. Here's a relations:</text:p>
      <text:p text:style-name="P30"/>
      <text:p text:style-name="P30"><text:tab/>C(n, r) = C(n – 1, r) + C(n – 1, r – 1)</text:p>
      <text:p text:style-name="P30"/>
      <text:p text:style-name="P30">If you use this repeatedly to compute C(5, 2) (“5 choose 2”) you get this:</text:p>
      <text:p text:style-name="P30"/>
      <text:p text:style-name="P30"><text:tab/>C(5, 2) <text:tab/>= C(4, 2) + C(4, 1)</text:p>
      <text:p text:style-name="P30"><text:tab/><text:tab/>= (C(3, 2) + C(3, 1)) + (C(3, 1) + C(3, 0))</text:p>
      <text:p text:style-name="P30"/>
      <text:p text:style-name="P30">This formula is obviously helpful:</text:p>
      <text:p text:style-name="P30"><text:soft-page-break/></text:p>
      <text:p text:style-name="P30"><text:tab/>C(n, 0) = 1</text:p>
      <text:p text:style-name="P30"/>
      <text:p text:style-name="P30">Continuing the computation:</text:p>
      <text:p text:style-name="P30"/>
      <text:p text:style-name="P30"><text:tab/>C(5, 2) <text:tab/>= C(4, 2) + C(4, 1)</text:p>
      <text:p text:style-name="P30"><text:tab/><text:tab/>= (C(3, 2) + C(3, 1)) + (C(3, 1) + 1)</text:p>
      <text:p text:style-name="P30"><text:tab/><text:tab/>= (((C(2, 2) + C(2, 1)) + (C(2,1) + C(2,0)) </text:p>
      <text:p text:style-name="P30"><text:tab/><text:tab/><text:tab/>+ ((C(2, 1) + C(2, 0)) + 1)</text:p>
      <text:p text:style-name="P30"/>
      <text:p text:style-name="P30">At this point it's useful to know this:</text:p>
      <text:p text:style-name="P30"/>
      <text:p text:style-name="P30"><text:tab/>C(n, n) = 1</text:p>
      <text:p text:style-name="P30"/>
      <text:p text:style-name="P30">Continuing the computation:</text:p>
      <text:p text:style-name="P30"><text:tab/></text:p>
      <text:p text:style-name="P30"><text:tab/>C(5, 2) <text:tab/>= (((1 + C(2, 1)) + (C(2,1) + 1) </text:p>
      <text:p text:style-name="P30"><text:tab/><text:tab/><text:tab/>+ ((C(2, 1) + 1) + 1)</text:p>
      <text:p text:style-name="P30"><text:tab/><text:tab/>= (((1 + (C(1, 1) + C(1, 0)))) + ((C(1, 1) + C(1, 0)) + 1)</text:p>
      <text:p text:style-name="P30"><text:tab/><text:tab/><text:tab/>+ (((C(1, 1) + C(1, 0)) + 1) + 1)</text:p>
      <text:p text:style-name="P30"><text:tab/><text:tab/>= 10</text:p>
      <text:p text:style-name="P30"/>
      <text:p text:style-name="P30">In summary we have these relations:</text:p>
      <text:p text:style-name="P30"/>
      <text:p text:style-name="P30"><text:tab/>C(n, r) = C(n – 1, r) + C(n – 1, r – 1)<text:tab/>if r &gt; 0 and r &lt; n</text:p>
      <text:p text:style-name="P30"><text:tab/>C(n, 0) = 1</text:p>
      <text:p text:style-name="P30"><text:tab/>C(n, n) = 1</text:p>
      <text:p text:style-name="P30"/>
      <text:p text:style-name="P30">Here's the code implementing the above mathematical facts about C(n,r):</text:p>
      <text:p text:style-name="P30"/>
      <table:table table:name="Table8" table:style-name="Table8">
        <table:table-column table:style-name="Table8.A"/>
        <table:table-row table:style-name="TableLine1687333691664">
          <table:table-cell table:style-name="Table8.A1" office:value-type="string">
            <text:p text:style-name="P109">int c(int n, int r)</text:p>
            <text:p text:style-name="P109">{</text:p>
            <text:p text:style-name="P109"><text:s text:c="4"/>if (n == r || r == 0)</text:p>
            <text:p text:style-name="P109"><text:s text:c="4"/>{</text:p>
            <text:p text:style-name="P109"><text:s text:c="8"/>return 1;</text:p>
            <text:p text:style-name="P109"><text:s text:c="4"/>}</text:p>
            <text:p text:style-name="P109"><text:s text:c="4"/>else</text:p>
            <text:p text:style-name="P109"><text:s text:c="4"/>{</text:p>
            <text:p text:style-name="P109"><text:s text:c="8"/>return c(n - 1, r) + c(n - 1, r - 1);</text:p>
            <text:p text:style-name="P109"><text:s text:c="4"/>}</text:p>
            <text:p text:style-name="P109">}</text:p>
          </table:table-cell>
        </table:table-row>
      </table:table>
      <text:p text:style-name="P30"/>
      <text:p text:style-name="P30">Note that the recursion is different from previous examples because c() calls itself <text:span text:style-name="T2">twice:</text:span></text:p>
      <text:p text:style-name="P89"/>
      <text:p text:style-name="P109"><text:s text:c="4"/>return c(n - 1, r) + c(n - 1, r - 1);</text:p>
      <text:p text:style-name="P113"/>
      <text:p text:style-name="P111"><text:span text:style-name="T22">For instance </text:span><text:span text:style-name="T20">c(5,2)</text:span><text:span text:style-name="T22"> calls </text:span><text:span text:style-name="T20">c(4,2)</text:span><text:span text:style-name="T22"> and </text:span><text:span text:style-name="T20">c(4,1)</text:span><text:span text:style-name="T22">, adds the return values, and return this sum. </text:span>The mental picture is therefore slightly more complex. This is part of the diagram:</text:p>
      <text:p text:style-name="P112"/>
      <text:p text:style-name="P83"/>
      <text:p text:style-name="P83"><text:soft-page-break/></text:p>
      <text:p text:style-name="P83"/>
      <text:p text:style-name="P83"/>
      <text:p text:style-name="P83"/>
      <text:p text:style-name="P83"/>
      <text:p text:style-name="P83"/>
      <text:p text:style-name="P83"/>
      <text:p text:style-name="P83"/>
      <text:p text:style-name="P83"><draw:g text:anchor-type="paragraph" draw:z-index="30" draw:name="Shape35" draw:style-name="gr5"><draw:rect draw:style-name="gr6" draw:text-style-name="P130" svg:width="1.1567in" svg:height="0.3752in" svg:x="1.5055in" svg:y="0.0465in"><text:p text:style-name="P129"><text:span text:style-name="T108">c(5, 2)</text:span></text:p></draw:rect><draw:rect draw:style-name="gr6" draw:text-style-name="P130" svg:width="1.1567in" svg:height="0.3752in" svg:x="0.5992in" svg:y="-0.5925in"><text:p text:style-name="P129"><text:span text:style-name="T108">c(4, 2)</text:span></text:p></draw:rect><draw:rect draw:style-name="gr6" draw:text-style-name="P130" svg:width="1.1567in" svg:height="0.3752in" svg:x="2.5055in" svg:y="-0.589in"><text:p text:style-name="P129"><text:span text:style-name="T108">c(4, 1)</text:span></text:p></draw:rect><draw:line draw:style-name="gr28" draw:text-style-name="P129" svg:x1="1.7028in" svg:y1="0.0465in" svg:x2="0.7654in" svg:y2="-0.2173in"><text:p/></draw:line><draw:line draw:style-name="gr29" draw:text-style-name="P129" svg:x1="1.7764in" svg:y1="0.0465in" svg:x2="1.4429in" svg:y2="-0.2173in"><text:p/></draw:line><draw:line draw:style-name="gr29" draw:text-style-name="P129" svg:x1="2.3492in" svg:y1="0.0457in" svg:x2="2.6303in" svg:y2="-0.2146in"><text:p/></draw:line><draw:line draw:style-name="gr28" draw:text-style-name="P129" svg:x1="2.5681in" svg:y1="0.0457in" svg:x2="3.4846in" svg:y2="-0.2146in"><text:p/></draw:line><draw:line draw:style-name="gr28" draw:text-style-name="P129" svg:x1="2.089in" svg:y1="0.7217in" svg:x2="2.089in" svg:y2="0.4209in"><text:p/></draw:line></draw:g></text:p>
      <text:p text:style-name="P83"/>
      <text:p text:style-name="P83"/>
      <text:p text:style-name="P83"/>
      <text:p text:style-name="P83"/>
      <text:p text:style-name="P83"/>
      <text:p text:style-name="P30">The whole picture looks like this. I will only draw a line for each function call and <text:span text:style-name="T82">omit the line for </text:span>return:</text:p>
      <text:p text:style-name="P30"/>
      <text:p text:style-name="P30"><draw:g text:anchor-type="paragraph" draw:z-index="49" draw:name="Shape36" draw:style-name="gr5"><draw:rect draw:style-name="gr6" draw:text-style-name="P130" svg:width="0.5004in" svg:height="0.3004in" svg:x="2.7268in" svg:y="2.8079in"><text:p text:style-name="P129"><text:span text:style-name="T108">c(5, 2)</text:span></text:p></draw:rect><draw:rect draw:style-name="gr6" draw:text-style-name="P130" svg:width="0.5004in" svg:height="0.3004in" svg:x="1.3012in" svg:y="2.0335in"><text:p text:style-name="P129"><text:span text:style-name="T108">c(4, 2)</text:span></text:p></draw:rect><draw:rect draw:style-name="gr6" draw:text-style-name="P130" svg:width="0.5004in" svg:height="0.3004in" svg:x="4.4339in" svg:y="2.0142in"><text:p text:style-name="P129"><text:span text:style-name="T108">c(4, 1)</text:span></text:p></draw:rect><draw:rect draw:style-name="gr6" draw:text-style-name="P130" svg:width="0.5004in" svg:height="0.3004in" svg:x="0.3476in" svg:y="1.3945in"><text:p text:style-name="P129"><text:span text:style-name="T108">c(3, 2)</text:span></text:p></draw:rect><draw:rect draw:style-name="gr6" draw:text-style-name="P130" svg:width="0.5004in" svg:height="0.3004in" svg:x="0.0047in" svg:y="0.7555in"><text:p text:style-name="P129"><text:span text:style-name="T108">c(2, 2)</text:span></text:p></draw:rect><draw:rect draw:style-name="gr6" draw:text-style-name="P130" svg:width="0.5004in" svg:height="0.3004in" svg:x="0.702in" svg:y="0.7669in"><text:p text:style-name="P129"><text:span text:style-name="T108">c(2, 1)</text:span></text:p></draw:rect><draw:rect draw:style-name="gr6" draw:text-style-name="P130" svg:width="0.5004in" svg:height="0.3004in" svg:x="0.3063in" svg:y="0.0764in"><text:p text:style-name="P129"><text:span text:style-name="T108">c(1, 1)</text:span></text:p></draw:rect><draw:rect draw:style-name="gr6" draw:text-style-name="P130" svg:width="0.5004in" svg:height="0.3004in" svg:x="1.0291in" svg:y="0.0752in"><text:p text:style-name="P129"><text:span text:style-name="T108">c(1, 0)</text:span></text:p></draw:rect><draw:rect draw:style-name="gr6" draw:text-style-name="P130" svg:width="0.5004in" svg:height="0.3004in" svg:x="5.0799in" svg:y="1.3642in"><text:p text:style-name="P129"><text:span text:style-name="T108">c(3, 0)</text:span></text:p></draw:rect><draw:line draw:style-name="gr13" draw:text-style-name="P129" svg:x1="0.8472in" svg:y1="1.3953in" svg:x2="0.9307in" svg:y2="1.0673in"><text:p/></draw:line><draw:line draw:style-name="gr13" draw:text-style-name="P129" svg:x1="0.7146in" svg:y1="1.6945in" svg:x2="1.3012in" svg:y2="2.0335in"><text:p/></draw:line><draw:line draw:style-name="gr13" draw:text-style-name="P129" svg:x1="0.2646in" svg:y1="1.0555in" svg:x2="0.348in" svg:y2="1.3945in"><text:p/></draw:line><draw:line draw:style-name="gr13" draw:text-style-name="P129" svg:x1="0.5563in" svg:y1="0.3764in" svg:x2="0.702in" svg:y2="0.7665in"><text:p/></draw:line><draw:line draw:style-name="gr13" draw:text-style-name="P129" svg:x1="1.2854in" svg:y1="0.3752in" svg:x2="1.202in" svg:y2="0.7669in"><text:p/></draw:line><draw:rect draw:style-name="gr6" draw:text-style-name="P130" svg:width="0.5004in" svg:height="0.3004in" svg:x="2.2709in" svg:y="1.4051in"><text:p text:style-name="P129"><text:span text:style-name="T108">c(3, 1)</text:span></text:p></draw:rect><draw:rect draw:style-name="gr6" draw:text-style-name="P130" svg:width="0.5004in" svg:height="0.3004in" svg:x="1.9122in" svg:y="0.7661in"><text:p text:style-name="P129"><text:span text:style-name="T108">c(2, 1)</text:span></text:p></draw:rect><draw:rect draw:style-name="gr6" draw:text-style-name="P130" svg:width="0.5004in" svg:height="0.3004in" svg:x="2.6846in" svg:y="0.7661in"><text:p text:style-name="P129"><text:span text:style-name="T108">c(2, 0)</text:span></text:p></draw:rect><draw:rect draw:style-name="gr6" draw:text-style-name="P130" svg:width="0.5004in" svg:height="0.3004in" svg:x="1.5819in" svg:y="0.0642in"><text:p text:style-name="P129"><text:span text:style-name="T108">c(1, 1)</text:span></text:p></draw:rect><draw:rect draw:style-name="gr6" draw:text-style-name="P130" svg:width="0.5004in" svg:height="0.3004in" svg:x="2.2799in" svg:y="0.0535in"><text:p text:style-name="P129"><text:span text:style-name="T108">c(1, 0)</text:span></text:p></draw:rect><draw:line draw:style-name="gr13" draw:text-style-name="P129" svg:x1="2.5339in" svg:y1="1.7055in" svg:x2="1.8in" svg:y2="2.0339in"><text:p/></draw:line><draw:line draw:style-name="gr13" draw:text-style-name="P129" svg:x1="2.4953in" svg:y1="0.3744in" svg:x2="2.4118in" svg:y2="0.7661in"><text:p/></draw:line><draw:line draw:style-name="gr13" draw:text-style-name="P129" svg:x1="2.9311in" svg:y1="1.0661in" svg:x2="2.7709in" svg:y2="1.4579in"><text:p/></draw:line><draw:line draw:style-name="gr13" draw:text-style-name="P129" svg:x1="2.15in" svg:y1="1.0661in" svg:x2="2.2709in" svg:y2="1.4051in"><text:p/></draw:line><draw:line draw:style-name="gr13" draw:text-style-name="P129" svg:x1="1.5354in" svg:y1="2.3335in" svg:x2="2.7272in" svg:y2="2.8079in"><text:p/></draw:line><draw:line draw:style-name="gr13" draw:text-style-name="P129" svg:x1="4.6909in" svg:y1="2.3146in" svg:x2="3.2264in" svg:y2="2.8083in"><text:p/></draw:line><draw:rect draw:style-name="gr6" draw:text-style-name="P130" svg:width="0.5004in" svg:height="0.3004in" svg:x="3.8331in" svg:y="1.3705in"><text:p text:style-name="P129"><text:span text:style-name="T108">c(3, 1)</text:span></text:p></draw:rect><draw:rect draw:style-name="gr6" draw:text-style-name="P130" svg:width="0.5004in" svg:height="0.3004in" svg:x="3.4748in" svg:y="0.7315in"><text:p text:style-name="P129"><text:span text:style-name="T108">c(2, 1)</text:span></text:p></draw:rect><draw:rect draw:style-name="gr6" draw:text-style-name="P130" svg:width="0.5004in" svg:height="0.3004in" svg:x="4.2472in" svg:y="0.7315in"><text:p text:style-name="P129"><text:span text:style-name="T108">c(2, 0)</text:span></text:p></draw:rect><draw:rect draw:style-name="gr6" draw:text-style-name="P130" svg:width="0.5004in" svg:height="0.3004in" svg:x="3.1965in" svg:y="0.0291in"><text:p text:style-name="P129"><text:span text:style-name="T108">c(1, 1)</text:span></text:p></draw:rect><draw:rect draw:style-name="gr6" draw:text-style-name="P130" svg:width="0.5004in" svg:height="0.3004in" svg:x="3.7799in" svg:y="0.0189in"><text:p text:style-name="P129"><text:span text:style-name="T108">c(1, 0)</text:span></text:p></draw:rect><draw:line draw:style-name="gr13" draw:text-style-name="P129" svg:x1="4.0972in" svg:y1="1.6709in" svg:x2="4.4335in" svg:y2="2.0146in"><text:p/></draw:line><draw:line draw:style-name="gr13" draw:text-style-name="P129" svg:x1="3.4736in" svg:y1="0.3409in" svg:x2="3.5362in" svg:y2="0.7311in"><text:p/></draw:line><draw:line draw:style-name="gr13" draw:text-style-name="P129" svg:x1="3.978in" svg:y1="0.3398in" svg:x2="3.8945in" svg:y2="0.7315in"><text:p/></draw:line><draw:line draw:style-name="gr13" draw:text-style-name="P129" svg:x1="4.4827in" svg:y1="1.0327in" svg:x2="4.3327in" svg:y2="1.4244in"><text:p/></draw:line><draw:line draw:style-name="gr13" draw:text-style-name="P129" svg:x1="3.7118in" svg:y1="1.0327in" svg:x2="3.8327in" svg:y2="1.3717in"><text:p/></draw:line><draw:line draw:style-name="gr13" draw:text-style-name="P129" svg:x1="5.3268in" svg:y1="1.6646in" svg:x2="4.9339in" svg:y2="2.0146in"><text:p/></draw:line><draw:line draw:style-name="gr13" draw:text-style-name="P129" svg:x1="1.85in" svg:y1="0.3764in" svg:x2="1.9126in" svg:y2="0.7665in"><text:p/></draw:line></draw:g></text:p>
      <text:p text:style-name="P30"/>
      <text:p text:style-name="P30"/>
      <text:p text:style-name="P30"/>
      <text:p text:style-name="P30"/>
      <text:p text:style-name="P30"/>
      <text:p text:style-name="P30"/>
      <text:p text:style-name="P30"/>
      <text:p text:style-name="P30"/>
      <text:p text:style-name="P30"/>
      <text:p text:style-name="P30"/>
      <text:p text:style-name="P30"/>
      <text:p text:style-name="P83"/>
      <text:p text:style-name="P83"/>
      <text:p text:style-name="P83"/>
      <text:p text:style-name="P83"/>
      <text:p text:style-name="P83"/>
      <text:p text:style-name="P83"/>
      <text:p text:style-name="P83"/>
      <text:p text:style-name="P83"/>
      <text:p text:style-name="P83"/>
      <text:p text:style-name="P83"/>
      <text:p text:style-name="P83"/>
      <text:p text:style-name="P91">Isn't this beautiful?</text:p>
      <text:p text:style-name="P83"/>
      <text:p text:style-name="P30">Do you notice that this looks like a tree? <text:span text:style-name="T78">T</text:span>his structure is in fact called a <text:span text:style-name="T2">tree</text:span>. The box labeled c(5,2) is called the <text:span text:style-name="T2">root</text:span> of the tree. The boxes are called <text:span text:style-name="T2">nodes/vertices</text:span> of the tree. The boxes that corresponds to base cases are called <text:span text:style-name="T2">leaf nodes/vertices</text:span>. You will learn more about this mathematical structure in your other Math/CS classes (for instance MATH325, CISS350, <text:span text:style-name="T79">CISS358, </text:span>etc.)</text:p>
      <text:p text:style-name="P83"/>
      <text:p text:style-name="P83"/>
      <text:p text:style-name="P30"><text:span text:style-name="T40">Exercise.</text:span><text:span text:style-name="T39"> You should insert print statements in the above program to verify that you do get the above tree of function calls. Fill in the return </text:span><text:soft-page-break/><text:span text:style-name="T39">values of a function call for each return arrow.</text:span></text:p>
      <text:p text:style-name="P30"/>
      <text:p text:style-name="P30"/>
      <text:p text:style-name="P30"><text:span text:style-name="T13">Exercise.</text:span> Given the following mathematically defined function</text:p>
      <text:p text:style-name="P30"/>
      <text:p text:style-name="P30"><draw:custom-shape text:anchor-type="paragraph" draw:z-index="154" draw:name="Shape37" draw:style-name="gr16" draw:text-style-name="P132" svg:width="0.063in" svg:height="0.4378in" svg:x="0.9209in" svg:y="0.0126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tab/><text:tab/> 5<text:tab/><text:tab/><text:tab/><text:tab/>if i = 0 or j = 0</text:p>
      <text:p text:style-name="P30"><text:tab/>f(i, j) =</text:p>
      <text:p text:style-name="P30"><text:tab/><text:tab/> j * f(i – 1, j) + i * f(i, j – 1) <text:tab/>otherwise</text:p>
      <text:p text:style-name="P30"/>
      <text:p text:style-name="P30">Compute f(2, 3) and f(4, 2) by hand. <text:span text:style-name="T79">Translate the above recursion into a C++ <text:s/>function and v</text:span>erify your computation with a program.</text:p>
      <text:p text:style-name="P30"/>
      <text:p text:style-name="P30"/>
      <text:p text:style-name="P4"><text:span text:style-name="T17">Exercise.</text:span><text:span text:style-name="T18"> Given the code for function </text:span><text:span text:style-name="T19">f()</text:span><text:span text:style-name="T18">: </text:span></text:p>
      <table:table table:name="Table13" table:style-name="Table13">
        <table:table-column table:style-name="Table13.A"/>
        <table:table-row table:style-name="TableLine1687333686496">
          <table:table-cell table:style-name="Table13.A1" office:value-type="string">
            <text:p text:style-name="P95">int f(int x, int n) </text:p>
            <text:p text:style-name="P95">{ </text:p>
            <text:p text:style-name="P95"><text:s text:c="4"/>if (n == 0) </text:p>
            <text:p text:style-name="P95"><text:s text:c="4"/>{</text:p>
            <text:p text:style-name="P95"><text:s text:c="8"/>return 1;</text:p>
            <text:p text:style-name="P95"><text:s text:c="4"/>}</text:p>
            <text:p text:style-name="P95"><text:s text:c="4"/>else if (n == 1) </text:p>
            <text:p text:style-name="P95"><text:s text:c="4"/>{</text:p>
            <text:p text:style-name="P95"><text:s text:c="8"/>return x; </text:p>
            <text:p text:style-name="P95"><text:s text:c="4"/>}</text:p>
            <text:p text:style-name="P95"><text:s text:c="4"/>else</text:p>
            <text:p text:style-name="P95"><text:s text:c="4"/>{ <text:s/></text:p>
            <text:p text:style-name="P95"><text:s text:c="8"/>return f(x, n / 2) * f(x, n – n / 2); </text:p>
            <text:p text:style-name="P95"><text:s text:c="4"/>}</text:p>
            <text:p text:style-name="P96">}</text:p>
          </table:table-cell>
        </table:table-row>
      </table:table>
      <text:p text:style-name="P30">compute <text:span text:style-name="T5">f(2, 4)</text:span><text:span text:style-name="T38"> by hand. Now run the program and verify your computation.</text:span></text:p>
      <text:p text:style-name="P95"/>
      <text:p text:style-name="P30"/>
      <text:p text:style-name="P103">GCD</text:p>
      <text:p text:style-name="P30"/>
      <text:p text:style-name="P30">GCD stands for <text:span text:style-name="T2">greatest common divisor</text:span>. For instance the GCD of 10 and 35 is 5 because 5 is the largest divisor of both 10 and 35. The GCD of 100 and 30 is 10 since 10 is the largest divisor of both 100 and 30.<text:line-break/></text:p>
      <text:p text:style-name="P30">One way to compute the GCD of two numbers is to test all the numbers between 1 and the smaller of the two:</text:p>
      <table:table table:name="Table11" table:style-name="Table11">
        <table:table-column table:style-name="Table11.A"/>
        <table:table-row table:style-name="TableLine1687333695200">
          <table:table-cell table:style-name="Table11.A1" office:value-type="string">
            <text:p text:style-name="P109">int min(int x, int y)</text:p>
            <text:p text:style-name="P109">{</text:p>
            <text:p text:style-name="P109"><text:s text:c="4"/>if (x &lt; y) </text:p>
            <text:p text:style-name="P109"><text:s text:c="8"/>return x;</text:p>
            <text:p text:style-name="P109"><text:s text:c="4"/>else </text:p>
            <text:p text:style-name="P109"><text:s text:c="8"/>return y;<text:line-break/>}</text:p>
            <text:p text:style-name="P109"/>
            <text:p text:style-name="P109">int main()</text:p>
            <text:p text:style-name="P109">{</text:p>
            <text:p text:style-name="P109"><text:s text:c="4"/>int x, y;</text:p>
            <text:p text:style-name="P109"><text:s text:c="4"/>std::cin &gt;&gt; x &gt;&gt; y;</text:p>
            <text:p text:style-name="P109"/>
            <text:p text:style-name="P109"><text:s text:c="4"/>int gcd = 1;</text:p>
            <text:p text:style-name="P109"><text:s text:c="4"/>for (int i = 2; i &lt;= min(x, y); i++)</text:p>
            <text:p text:style-name="P109"><text:s text:c="4"/>{</text:p>
            <text:p text:style-name="P109"><text:s text:c="8"/>if (x % i == 0 &amp;&amp; y % i == 0)</text:p>
            <text:p text:style-name="P109"><text:s text:c="8"/>{</text:p>
            <text:p text:style-name="P109"><text:s text:c="12"/>gcd = i</text:p>
            <text:p text:style-name="P109"><text:s text:c="8"/>}<text:line-break/> <text:s text:c="3"/>}</text:p>
            <text:p text:style-name="P109"><text:s text:c="4"/>std::cout &lt;&lt; "gcd = " &lt;&lt; gcd &lt;&lt; std::endl;</text:p>
            <text:p text:style-name="P109"><text:s text:c="4"/>return 0;</text:p>
            <text:p text:style-name="P109">} </text:p>
          </table:table-cell>
        </table:table-row>
      </table:table>
      <text:p text:style-name="P30">Try it out.<text:line-break/></text:p>
      <text:p text:style-name="P30">But there is a faster algorithm due to Euclid, a Greek mathematician. This is called <text:span text:style-name="T2">Euclid's algorithm</text:span>.</text:p>
      <text:p text:style-name="P30"/>
      <text:p text:style-name="P30"><text:tab/>gcd(m, n):</text:p>
      <text:p text:style-name="P30"><text:tab/><text:tab/>if n == 0:</text:p>
      <text:p text:style-name="P30"><text:tab/><text:tab/><text:tab/>return m</text:p>
      <text:p text:style-name="P30"><text:tab/><text:tab/>else:</text:p>
      <text:p text:style-name="P30"><text:tab/><text:tab/><text:tab/>return gcd(n, m % n)</text:p>
      <text:p text:style-name="P30"/>
      <text:p text:style-name="P30"><text:span text:style-name="T79">This is an extremely important algorithm and is used in CS, math, engineering, etc. in areas such as cryptography, data compression, etc. </text:span>Here's the code:</text:p>
      <table:table table:name="Table12" table:style-name="Table12">
        <table:table-column table:style-name="Table12.A"/>
        <table:table-row table:style-name="TableLine1687333696016">
          <table:table-cell table:style-name="Table12.A1" office:value-type="string">
            <text:p text:style-name="P109">int gcd(int m, int n)</text:p>
            <text:p text:style-name="P97">{</text:p>
            <text:p text:style-name="P13"><text:s text:c="4"/>if (n == 0)</text:p>
            <text:p text:style-name="P13"><text:s text:c="8"/>return m;</text:p>
            <text:p text:style-name="P13"><text:s text:c="4"/>else</text:p>
            <text:p text:style-name="P13"><text:soft-page-break/><text:s text:c="8"/>return gcd(n, m % n);</text:p>
            <text:p text:style-name="P97">}</text:p>
          </table:table-cell>
        </table:table-row>
      </table:table>
      <text:p text:style-name="P30"><text:line-break/></text:p>
      <text:p text:style-name="P77"><text:span text:style-name="T13">Exercise.</text:span> <text:span text:style-name="T102">Compute </text:span><text:span text:style-name="T12">gcd(42, 66)</text:span><text:span text:style-name="T51"> by hand. </text:span>Draw the function call tree for <text:span text:style-name="T5">gcd(42, 66)</text:span>. Label the return arrows with the return values.</text:p>
      <text:p text:style-name="P77"/>
      <text:p text:style-name="P77"/>
      <text:p text:style-name="P77"><text:span text:style-name="T13">Exercise.</text:span> <text:span text:style-name="T102">Now compute </text:span><text:span text:style-name="T12">gcd(66, 42)</text:span><text:span text:style-name="T51"> by hand. </text:span></text:p>
      <text:p text:style-name="P78"/>
      <text:p text:style-name="P78"/>
      <text:p text:style-name="P78"><text:span text:style-name="T45">Exercise.</text:span><text:span text:style-name="T38"> A brute force way to compute GCD is this:</text:span></text:p>
      <text:p text:style-name="P78"/>
      <text:p text:style-name="P119">Given positive integer m and n, run d from 1 to the smaller of m and n, check if d is a divisor of both m and n. Compute the largest of such d. </text:p>
      <text:p text:style-name="P80"/>
      <text:p text:style-name="P82">Here’s the pseudocode:</text:p>
      <text:p text:style-name="P81"/>
      <text:p text:style-name="P79"><text:span text:style-name="T52"><text:tab/></text:span><text:span text:style-name="T50">int </text:span><text:span text:style-name="T52">max_d;</text:span></text:p>
      <text:p text:style-name="P81"><text:tab/>for d = 1, 2, 3, …, min(m,n):</text:p>
      <text:p text:style-name="P81"><text:tab/><text:tab/>if d divides both m and n:</text:p>
      <text:p text:style-name="P81"><text:tab/><text:tab/><text:tab/>if d &lt; max_d:</text:p>
      <text:p text:style-name="P81"><text:tab/><text:tab/><text:tab/><text:tab/>max_d = d</text:p>
      <text:p text:style-name="P81"/>
      <text:p text:style-name="P81">The max_d is the GCD of m,n. (Why does this running max computation not require an initialization of max_d?) Since d keeps increasing, the above is really the same as </text:p>
      <text:p text:style-name="P79"/>
      <text:p text:style-name="P79"><text:span text:style-name="T52"><text:tab/></text:span><text:span text:style-name="T50">int </text:span><text:span text:style-name="T52">max_d;</text:span></text:p>
      <text:p text:style-name="P81"><text:tab/>for d = 1, 2, 3, …, min(m,n):</text:p>
      <text:p text:style-name="P81"><text:tab/><text:tab/>if d divides both m and n:</text:p>
      <text:p text:style-name="P81"><text:tab/><text:tab/><text:tab/>max_d = d</text:p>
      <text:p text:style-name="P79"/>
      <text:p text:style-name="P81">I’ll let you think about this … this is a better pseudocode:</text:p>
      <text:p text:style-name="P79"/>
      <text:p text:style-name="P79"><text:span text:style-name="T52"><text:tab/></text:span><text:span text:style-name="T50">int </text:span><text:span text:style-name="T52">max_d;</text:span></text:p>
      <text:p text:style-name="P81"><text:tab/>for d = min(m,n), min(m,n) – 1, min(m,n) – 2, …, 1:</text:p>
      <text:p text:style-name="P81"><text:tab/><text:tab/>if d divides both m and n:</text:p>
      <text:p text:style-name="P81"><text:tab/><text:tab/><text:tab/>max_d = d and break the loop</text:p>
      <text:p text:style-name="P81"/>
      <text:p text:style-name="P81"><text:span text:style-name="T52">N</text:span><text:span text:style-name="T38">ow you have two ways to compute GCD: by the earlier recursion or using this loop. Try </text:span><text:span text:style-name="T50">to compute the GCD of </text:span><text:span text:style-name="T38">several </text:span><text:span text:style-name="T50">pairs </text:span><text:span text:style-name="T38">of m,n and decide which algorithm is faster. </text:span><text:span text:style-name="T53">(Hint: Euclid is smart.)</text:span></text:p>
      <text:p text:style-name="P79"><text:s/></text:p>
      <text:p text:style-name="P103">Degree 2 <text:span text:style-name="T104">r</text:span>ecursion</text:p>
      <text:p text:style-name="P30"/>
      <text:p text:style-name="P30">The <text:span text:style-name="T2">fibonacci numbers</text:span> are defined to be</text:p>
      <text:p text:style-name="P30"/>
      <text:p text:style-name="P30"><text:tab/>1, 1, 2, 3, 5, 8, 13, 21, ...</text:p>
      <text:p text:style-name="P30"/>
      <text:p text:style-name="P30">i.e., the first two fibonacci numbers are 1 and a subsequent fibonacci number is defined to the the sum of the previous two. For instance 5 is the sum of 2 and 3. Therefore if fib() is the fibonacci function, we have this:</text:p>
      <text:p text:style-name="P30"/>
      <text:p text:style-name="P30"><text:tab/>fib(n) = fib(n-1) + fib(n-2) if n &gt; 1</text:p>
      <text:p text:style-name="P30"><text:tab/>fib(0) = 1</text:p>
      <text:p text:style-name="P30"><text:tab/>fib(1) = 1</text:p>
      <text:p text:style-name="P30"/>
      <text:p text:style-name="P30">This is called a <text:span text:style-name="T2">degree two</text:span> recursion because fib(n) is in terms of fib(n-1) and fib(n-2) and the largest difference between the parameters is 2 (i.e., the largest difference is between n and n <text:span text:style-name="T5">–</text:span> 2 which is 2).</text:p>
      <text:p text:style-name="P30"/>
      <text:p text:style-name="P30"/>
      <text:p text:style-name="P30"><text:span text:style-name="T13">Exercise.</text:span> What is the degree of this recursive definition:</text:p>
      <text:p text:style-name="P30"><text:tab/>a(n) = 3a(n-1) + 4a(n-2) + 5a(n-3) if n &gt; 2</text:p>
      <text:p text:style-name="P30"><text:tab/>a(0) = 0</text:p>
      <text:p text:style-name="P30"><text:tab/>a(1) = 1</text:p>
      <text:p text:style-name="P30"><text:tab/>a(2) = 2</text:p>
      <text:p text:style-name="P76">What will happen if I only give you two base cases such as</text:p>
      <text:p text:style-name="P75"><text:tab/>a(n) = 3a(n-1) + 4a(n-2) + 5a(n-3) if n &gt; <text:span text:style-name="T100">1</text:span></text:p>
      <text:p text:style-name="P75"><text:tab/>a(0) = 0</text:p>
      <text:p text:style-name="P75"><text:tab/>a(1) = 1</text:p>
      <text:p text:style-name="P76"/>
      <text:p text:style-name="P30"/>
      <text:p text:style-name="P75"><text:span text:style-name="T13">Exercise.</text:span> What is the degree of this recursive definition:</text:p>
      <text:p text:style-name="P75"><text:tab/><text:span text:style-name="T100">b</text:span>(n) = <text:span text:style-name="T100">5b</text:span>(n-<text:span text:style-name="T100">2</text:span>) - <text:span text:style-name="T100">7b</text:span>(n-<text:span text:style-name="T100">4</text:span>) + <text:span text:style-name="T100">12b</text:span>(n-<text:span text:style-name="T100">7</text:span>)</text:p>
      <text:p text:style-name="P76">How many base cases should there be?</text:p>
      <text:p text:style-name="P76"/>
      <text:p text:style-name="P75"/>
      <text:p text:style-name="P30">Let's work out fib(2) using the formula.</text:p>
      <text:p text:style-name="P30"/>
      <text:p text:style-name="P30"><text:tab/>fib(2) = f<text:span text:style-name="T22">ib</text:span>(1) + f<text:span text:style-name="T22">ib</text:span>(0) = 1 + 1 = 2</text:p>
      <text:p text:style-name="P30"/>
      <text:p text:style-name="P30">What about f(4)?</text:p>
      <text:p text:style-name="P30"/>
      <text:p text:style-name="P30"><text:tab/>f<text:span text:style-name="T22">ib</text:span>(4) <text:tab/>= f<text:span text:style-name="T22">ib</text:span>(3) + f<text:span text:style-name="T22">ib</text:span>(2)</text:p>
      <text:p text:style-name="P30"><text:tab/><text:tab/>= (f<text:span text:style-name="T22">ib</text:span>(2) + f<text:span text:style-name="T22">ib</text:span>(1)) + (f<text:span text:style-name="T22">ib</text:span>(1) + f<text:span text:style-name="T22">ib</text:span>(0))</text:p>
      <text:p text:style-name="P30"><text:tab/><text:tab/>= ((f<text:span text:style-name="T22">ib</text:span>(1) + f<text:span text:style-name="T22">ib</text:span>(0)) + 1) + (1 + 1)</text:p>
      <text:p text:style-name="P30"><text:tab/><text:tab/>= ((1 + 1) + 1) + 2</text:p>
      <text:p text:style-name="P30"><text:tab/><text:tab/>= (2 + 1) + 2</text:p>
      <text:p text:style-name="P30"><text:tab/><text:tab/>= 3 + 2</text:p>
      <text:p text:style-name="P30"><text:tab/><text:tab/>= 5</text:p>
      <text:p text:style-name="P30"/>
      <text:p text:style-name="P30">Note that previously we worked with degree one recursion. For instance look at this:</text:p>
      <text:p text:style-name="P30"><text:soft-page-break/><text:tab/>f(n) = n x f(n-1), <text:s/>if n &gt; 0</text:p>
      <text:p text:style-name="P30"><text:tab/>f(0) = 1<text:tab/></text:p>
      <text:p text:style-name="P30">The difference between n and n-1 is 1. The factorial is a recursive function of degree 1.</text:p>
      <text:p text:style-name="P30"/>
      <text:p text:style-name="P30">Back to our recursion. Here's the code:</text:p>
      <table:table table:name="Table5" table:style-name="Table5">
        <table:table-column table:style-name="Table5.A"/>
        <table:table-row table:style-name="TableLine1687333683504">
          <table:table-cell table:style-name="Table5.A1" office:value-type="string">
            <text:p text:style-name="P109">int fib(int n)</text:p>
            <text:p text:style-name="P109">{</text:p>
            <text:p text:style-name="P109"><text:s text:c="4"/>if (n == 0 || n == 1)</text:p>
            <text:p text:style-name="P109"><text:s text:c="8"/>return 1;</text:p>
            <text:p text:style-name="P109"><text:s text:c="4"/>else</text:p>
            <text:p text:style-name="P109"><text:s text:c="8"/>return fib(n - 1) + fib(n - 2);<text:line-break/>}</text:p>
          </table:table-cell>
        </table:table-row>
      </table:table>
      <text:p text:style-name="P30"/>
      <text:p text:style-name="P30"/>
      <text:p text:style-name="P30"><text:span text:style-name="T13">Exercise.</text:span> Draw the function call <text:span text:style-name="T82">graph</text:span> for fib(4) – <text:span text:style-name="T82">include the return call arrows as well</text:span>. Remember to label the return arrows with the return value. <text:span text:style-name="T82">How many nodes/vertices are there? Can you figure out how roughly many nodes/vertices there are for fib(n) in general?</text:span></text:p>
      <text:p text:style-name="P30"/>
      <text:p text:style-name="P30"/>
      <text:p text:style-name="P30"><text:span text:style-name="T13">Exercise.</text:span> You are given the mathematical description of a degree 2 recursion:</text:p>
      <text:p text:style-name="P30"><text:tab/>a(n) = a(n-1) + 3 * a(n-2) if n &gt; 1</text:p>
      <text:p text:style-name="P30"><text:tab/>a(0) = 1</text:p>
      <text:p text:style-name="P30"><text:tab/>a(1) = 2</text:p>
      <text:p text:style-name="P30">Compute a(2), a(3) by hand. Next, write a degree 2 C++ recursive function for a(). Test your code by printing a(0), a(1), a(2), and a(3). Make sure your computation by hand matches the output of your program. Draw the function call diagram for a(4).</text:p>
      <text:p text:style-name="P30"/>
      <text:p text:style-name="P30"/>
      <text:p text:style-name="P30"><text:span text:style-name="T13">Exercise.</text:span> In some books the fibonacci function is defined like this:</text:p>
      <text:p text:style-name="P30"><text:tab/>fib(n) = fib(n-1) + fib(n-2) if n &gt; 1</text:p>
      <text:p text:style-name="P30"><text:tab/>fib(0) = 0</text:p>
      <text:p text:style-name="P30"><text:tab/>fib(1) = 1</text:p>
      <text:p text:style-name="P30">Note that fib(0) is 0 and not 1. Write down the value of fib(n) for n = 0, 1, 2, 3, 4, 5, 6, 7. Implement this fib() function in C++ and print the values of fib(n) for n = 0, 1, 2, 3, 4, 5, 6, 7 and verify that you computations were done correctly. What is the relationship between this fibonacci function and ours earlier.</text:p>
      <text:p text:style-name="P30"/>
      <text:p text:style-name="P30"/>
      <text:p text:style-name="P83">Exercise. <text:span text:style-name="T36">What's wrong with this recursion? </text:span></text:p>
      <table:table table:name="Table10" table:style-name="Table10">
        <table:table-column table:style-name="Table10.A"/>
        <table:table-row table:style-name="TableLine1687333703904">
          <table:table-cell table:style-name="Table10.A1" office:value-type="string">
            <text:p text:style-name="P92">int f(int x) </text:p>
            <text:p text:style-name="P95">{ </text:p>
            <text:p text:style-name="P95"><text:s text:c="4"/>if (x == 0) </text:p>
            <text:p text:style-name="P95"><text:s text:c="8"/>return 3; </text:p>
            <text:p text:style-name="P95"><text:s text:c="4"/>else </text:p>
            <text:p text:style-name="P95"><text:s text:c="8"/>return x * f(x - 2); </text:p>
            <text:p text:style-name="P96">}</text:p>
          </table:table-cell>
        </table:table-row>
      </table:table>
      <text:p text:style-name="P30">If you don't see it, try to compute f(5) by hand. Next, insert some print statements into the function like this:</text:p>
      <table:table table:name="Table16" table:style-name="Table16">
        <table:table-column table:style-name="Table16.A"/>
        <text:soft-page-break/>
        <table:table-row table:style-name="TableLine1687333698192">
          <table:table-cell table:style-name="Table16.A1" office:value-type="string">
            <text:p text:style-name="P92">int f(int x) </text:p>
            <text:p text:style-name="P95">{</text:p>
            <text:p text:style-name="P95"><text:s text:c="4"/>std::cout &lt;&lt; "f(" &lt;&lt; x &lt;&lt; ")" &lt;&lt; std::endl; </text:p>
            <text:p text:style-name="P95"><text:s text:c="4"/>if (x == 0) </text:p>
            <text:p text:style-name="P95"><text:s text:c="8"/>return 3; </text:p>
            <text:p text:style-name="P95"><text:s text:c="4"/>else </text:p>
            <text:p text:style-name="P95"><text:s text:c="8"/>return x * f(x - 2); </text:p>
            <text:p text:style-name="P96">}</text:p>
          </table:table-cell>
        </table:table-row>
      </table:table>
      <text:p text:style-name="P30">and try to call f(5).</text:p>
      <text:p text:style-name="P103">Tower of Hanoi</text:p>
      <text:p text:style-name="P30"/>
      <text:p text:style-name="P30">Most of the previous examples are easily solved without recursion. For instance the computation of the sum from 1 to a number, n say, can be easily achieved using a for-loop.</text:p>
      <text:p text:style-name="P30"/>
      <text:p text:style-name="P30">Now we come to a problem that is <text:span text:style-name="T56">not</text:span> that easily solved without recursion. The following is a very famous problem called … the <text:span text:style-name="T2">Tower of Hanoi</text:span>. </text:p>
      <text:p text:style-name="P30"/>
      <text:p text:style-name="P30">Suppose you have a set of disks, say we have 3, with different sizes. They each have a hole in the center. On the player platform there are three stakes or needles, A, B, and C. Initially the three disks are placed on needle A through their holes.</text:p>
      <text:p text:style-name="P30"><draw:line text:anchor-type="paragraph" draw:z-index="2" draw:name="Shape38" draw:style-name="gr23" draw:text-style-name="P129" svg:x1="0.9429in" svg:y1="1.1783in" svg:x2="0.9429in" svg:y2="0.1472in"><text:p/></draw:line><draw:line text:anchor-type="paragraph" draw:z-index="3" draw:name="Shape39" draw:style-name="gr23" draw:text-style-name="P129" svg:x1="3.5055in" svg:y1="1.1783in" svg:x2="3.5055in" svg:y2="0.1472in"><text:p/></draw:line><draw:line text:anchor-type="paragraph" draw:z-index="4" draw:name="Shape40" draw:style-name="gr23" draw:text-style-name="P129" svg:x1="2.2346in" svg:y1="1.1783in" svg:x2="2.2346in" svg:y2="0.1472in"><text:p/></draw:line></text:p>
      <text:p text:style-name="P30"/>
      <text:p text:style-name="P30"/>
      <text:p text:style-name="P30"><draw:rect text:anchor-type="paragraph" draw:z-index="7" draw:name="Shape41" draw:style-name="gr18" draw:text-style-name="P129" svg:width="0.5835in" svg:height="0.2087in" svg:x="0.6409in" svg:y="0.0744in"><text:p/></draw:rect></text:p>
      <text:p text:style-name="P30"><draw:rect text:anchor-type="paragraph" draw:z-index="6" draw:name="Shape42" draw:style-name="gr18" draw:text-style-name="P129" svg:width="0.9378in" svg:height="0.2087in" svg:x="0.4744in" svg:y="0.1228in"><text:p/></draw:rect></text:p>
      <text:p text:style-name="P30"/>
      <text:p text:style-name="P30"><draw:rect text:anchor-type="paragraph" draw:z-index="5" draw:name="Shape43" draw:style-name="gr18" draw:text-style-name="P129" svg:width="1.2087in" svg:height="0.2087in" svg:x="0.339in" svg:y="0.0118in"><text:p/></draw:rect></text:p>
      <text:p text:style-name="P30"><draw:line text:anchor-type="paragraph" draw:z-index="1" draw:name="Shape44" draw:style-name="gr18" draw:text-style-name="P129" svg:x1="0.0366in" svg:y1="0.0602in" svg:x2="4.5366in" svg:y2="0.0602in"><text:p/></draw:line><draw:frame text:anchor-type="paragraph" draw:z-index="8" draw:name="Shape45" draw:style-name="gr20" draw:text-style-name="P136" svg:width="3.1461in" svg:height="0.1925in" svg:x="0.8181in" svg:y="0.1437in"><draw:text-box><text:p><text:span text:style-name="T113"><text:s/></text:span><text:span text:style-name="T113">A <text:s text:c="25"/></text:span><text:span text:style-name="T115">B <text:s text:c="24"/>C</text:span></text:p></draw:text-box></draw:frame></text:p>
      <text:p text:style-name="P30"/>
      <text:p text:style-name="P30"/>
      <text:p text:style-name="P30">Here's the goal: We want to move all the disks from stake A to stake C. There are some rules:</text:p>
      <text:list xml:id="list3070586215" text:style-name="L3">
        <text:list-item>
          <text:p text:style-name="P123">You can move one disk at a time.</text:p>
        </text:list-item>
        <text:list-item>
          <text:p text:style-name="P123">You can only remove the topmost disk from a needle and place it on top of the disk of another needle.</text:p>
        </text:list-item>
        <text:list-item>
          <text:p text:style-name="P123">At all times, the disks on a needle must be arranged in descending sizes from bottom to top.</text:p>
        </text:list-item>
      </text:list>
      <text:p text:style-name="P54">You also want to be as efficient as possible, i.e., use the least number of moves.</text:p>
      <text:p text:style-name="P54"/>
      <text:p text:style-name="P30">I'll do the simple <text:span text:style-name="T13">case of 2 disks</text:span>. </text:p>
      <text:p text:style-name="P30"><text:tab/>A <text:span text:style-name="T37">→ </text:span>B<text:tab/>(this means take the topmost disk of A and put it in B)</text:p>
      <text:p text:style-name="P30"><text:tab/>A <text:span text:style-name="T37">→ </text:span>C</text:p>
      <text:p text:style-name="P30"><text:tab/>B <text:span text:style-name="T37">→ </text:span>C</text:p>
      <text:p text:style-name="P30"/>
      <text:p text:style-name="P30"><draw:g text:anchor-type="paragraph" draw:z-index="31" draw:name="Shape46" draw:style-name="gr5"><draw:line draw:style-name="gr13" draw:text-style-name="P129" svg:x1="0.0055in" svg:y1="0.9102in" svg:x2="4.5055in" svg:y2="0.9102in"><text:p/></draw:line><draw:line draw:style-name="gr14" draw:text-style-name="P129" svg:x1="0.9118in" svg:y1="0.9102in" svg:x2="0.9118in" svg:y2="0.211in"><text:p/></draw:line><draw:line draw:style-name="gr14" draw:text-style-name="P129" svg:x1="3.4744in" svg:y1="0.9102in" svg:x2="3.4744in" svg:y2="0.2528in"><text:p/></draw:line><draw:line draw:style-name="gr14" draw:text-style-name="P129" svg:x1="2.2035in" svg:y1="0.9098in" svg:x2="2.2035in" svg:y2="0.2209in"><text:p/></draw:line><draw:rect draw:style-name="gr13" draw:text-style-name="P129" svg:width="0.9378in" svg:height="0.2087in" svg:x="0.4429in" svg:y="0.702in"><text:p/></draw:rect><draw:rect draw:style-name="gr13" draw:text-style-name="P129" svg:width="0.5835in" svg:height="0.2087in" svg:x="0.6098in" svg:y="0.4937in"><text:p/></draw:rect><draw:frame draw:style-name="gr27" draw:text-style-name="P133" svg:width="3.1461in" svg:height="0.313in" svg:x="0.7866in" svg:y="0.9937in"><draw:text-box><text:p><text:span text:style-name="T38"><text:s text:c="2"/></text:span><text:span text:style-name="T38">A <text:s text:c="24"/></text:span><text:span text:style-name="T109">B <text:s text:c="24"/>C</text:span></text:p></draw:text-box></draw:frame></draw:g></text:p>
      <text:p text:style-name="P30"/>
      <text:p text:style-name="P30"/>
      <text:p text:style-name="P30"/>
      <text:p text:style-name="P30"/>
      <text:p text:style-name="P30"/>
      <text:p text:style-name="P30"/>
      <text:p text:style-name="P30"><draw:g text:anchor-type="paragraph" draw:z-index="32" draw:name="Shape47" draw:style-name="gr5"><draw:line draw:style-name="gr13" draw:text-style-name="P129" svg:x1="0.0055in" svg:y1="0.9102in" svg:x2="4.5055in" svg:y2="0.9102in"><text:p/></draw:line><draw:line draw:style-name="gr14" draw:text-style-name="P129" svg:x1="0.9118in" svg:y1="0.9102in" svg:x2="0.9118in" svg:y2="0.211in"><text:p/></draw:line><draw:line draw:style-name="gr14" draw:text-style-name="P129" svg:x1="3.4744in" svg:y1="0.9102in" svg:x2="3.4744in" svg:y2="0.2528in"><text:p/></draw:line><draw:line draw:style-name="gr14" draw:text-style-name="P129" svg:x1="2.2035in" svg:y1="0.9098in" svg:x2="2.2035in" svg:y2="0.2209in"><text:p/></draw:line><draw:rect draw:style-name="gr13" draw:text-style-name="P129" svg:width="0.9378in" svg:height="0.2087in" svg:x="0.4429in" svg:y="0.702in"><text:p/></draw:rect><draw:rect draw:style-name="gr13" draw:text-style-name="P129" svg:width="0.5835in" svg:height="0.2087in" svg:x="1.9012in" svg:y="0.702in"><text:p/></draw:rect><draw:frame draw:style-name="gr27" draw:text-style-name="P133" svg:width="3.1461in" svg:height="0.313in" svg:x="0.7866in" svg:y="0.9937in"><draw:text-box><text:p><text:span text:style-name="T38"><text:s text:c="2"/></text:span><text:span text:style-name="T38">A <text:s text:c="24"/></text:span><text:span text:style-name="T109">B <text:s text:c="24"/>C</text:span></text:p></draw:text-box></draw:frame></draw:g></text:p>
      <text:p text:style-name="P30"/>
      <text:p text:style-name="P30"/>
      <text:p text:style-name="P30"/>
      <text:p text:style-name="P30"/>
      <text:p text:style-name="P30"/>
      <text:p text:style-name="P30"/>
      <text:p text:style-name="P30"><text:soft-page-break/></text:p>
      <text:p text:style-name="P30"><draw:line text:anchor-type="paragraph" draw:z-index="33" draw:name="Shape48" draw:style-name="gr18" draw:text-style-name="P129" svg:x1="0.0055in" svg:y1="0.9102in" svg:x2="4.5055in" svg:y2="0.9102in"><text:p/></draw:line><draw:line text:anchor-type="paragraph" draw:z-index="34" draw:name="Shape49" draw:style-name="gr23" draw:text-style-name="P129" svg:x1="0.9118in" svg:y1="0.9102in" svg:x2="0.9118in" svg:y2="0.211in"><text:p/></draw:line><draw:line text:anchor-type="paragraph" draw:z-index="35" draw:name="Shape50" draw:style-name="gr23" draw:text-style-name="P129" svg:x1="3.4744in" svg:y1="0.9102in" svg:x2="3.4744in" svg:y2="0.2528in"><text:p/></draw:line><draw:line text:anchor-type="paragraph" draw:z-index="36" draw:name="Shape51" draw:style-name="gr23" draw:text-style-name="P129" svg:x1="2.2035in" svg:y1="0.9098in" svg:x2="2.2035in" svg:y2="0.2209in"><text:p/></draw:line><draw:rect text:anchor-type="paragraph" draw:z-index="37" draw:name="Shape52" draw:style-name="gr18" draw:text-style-name="P129" svg:width="0.9378in" svg:height="0.2087in" svg:x="3.0055in" svg:y="0.702in"><text:p/></draw:rect><draw:rect text:anchor-type="paragraph" draw:z-index="38" draw:name="Shape53" draw:style-name="gr18" draw:text-style-name="P129" svg:width="0.5835in" svg:height="0.2087in" svg:x="1.9016in" svg:y="0.702in"><text:p/></draw:rect><draw:frame text:anchor-type="paragraph" draw:z-index="39" draw:name="Shape54" draw:style-name="gr26" draw:text-style-name="P133" svg:width="3.1461in" svg:height="0.313in" svg:x="0.7866in" svg:y="0.9937in"><draw:text-box><text:p><text:span text:style-name="T38"><text:s text:c="2"/></text:span><text:span text:style-name="T38">A <text:s text:c="24"/></text:span><text:span text:style-name="T109">B <text:s text:c="24"/>C</text:span></text:p></draw:text-box></draw:frame></text:p>
      <text:p text:style-name="P30"/>
      <text:p text:style-name="P30"/>
      <text:p text:style-name="P30"/>
      <text:p text:style-name="P30"/>
      <text:p text:style-name="P30"/>
      <text:p text:style-name="P30"/>
      <text:p text:style-name="P30"><draw:frame text:anchor-type="paragraph" draw:z-index="46" draw:name="Shape55" draw:style-name="gr26" draw:text-style-name="P133" svg:width="3.1461in" svg:height="0.313in" svg:x="0.7866in" svg:y="0.9937in"><draw:text-box><text:p><text:span text:style-name="T38"><text:s/></text:span><text:span text:style-name="T38">A <text:s text:c="25"/></text:span><text:span text:style-name="T109">B <text:s text:c="24"/>C</text:span></text:p></draw:text-box></draw:frame><draw:rect text:anchor-type="paragraph" draw:z-index="44" draw:name="Shape56" draw:style-name="gr18" draw:text-style-name="P129" svg:width="0.9378in" svg:height="0.2087in" svg:x="3.0055in" svg:y="0.702in"><text:p/></draw:rect><draw:line text:anchor-type="paragraph" draw:z-index="43" draw:name="Shape57" draw:style-name="gr23" draw:text-style-name="P129" svg:x1="679489.0744in" svg:y1="-196128.7791in" svg:x2="679489.0744in" svg:y2="-196129.4681in"><text:p/></draw:line><draw:line text:anchor-type="paragraph" draw:z-index="42" draw:name="Shape58" draw:style-name="gr23" draw:text-style-name="P129" svg:x1="679489.0744in" svg:y1="-196129.6843in" svg:x2="679489.0744in" svg:y2="-196130.3417in"><text:p/></draw:line><draw:line text:anchor-type="paragraph" draw:z-index="41" draw:name="Shape59" draw:style-name="gr23" draw:text-style-name="P129" svg:x1="679489.0744in" svg:y1="-196125.8421in" svg:x2="679489.0744in" svg:y2="-196126.5413in"><text:p/></draw:line><draw:line text:anchor-type="paragraph" draw:z-index="40" draw:name="Shape60" draw:style-name="gr18" draw:text-style-name="P129" svg:x1="679442.3602in" svg:y1="-196321.3437in" svg:x2="679446.8602in" svg:y2="-196321.3437in"><text:p/></draw:line></text:p>
      <text:p text:style-name="P30"><draw:line text:anchor-type="paragraph" draw:z-index="51" draw:name="Shape61" draw:style-name="gr23" draw:text-style-name="P129" svg:x1="0.8701in" svg:y1="0.7437in" svg:x2="0.8701in" svg:y2="0.0445in"><text:p/></draw:line><draw:line text:anchor-type="paragraph" draw:z-index="52" draw:name="Shape62" draw:style-name="gr23" draw:text-style-name="P129" svg:x1="2.1827in" svg:y1="0.7437in" svg:x2="2.1827in" svg:y2="0.0445in"><text:p/></draw:line><draw:line text:anchor-type="paragraph" draw:z-index="0" draw:name="Shape63" draw:style-name="gr23" draw:text-style-name="P129" svg:x1="3.4535in" svg:y1="0.7437in" svg:x2="3.4535in" svg:y2="0.0445in"><text:p/></draw:line></text:p>
      <text:p text:style-name="P30"/>
      <text:p text:style-name="P30"><draw:rect text:anchor-type="paragraph" draw:z-index="45" draw:name="Shape64" draw:style-name="gr18" draw:text-style-name="P129" svg:width="0.5835in" svg:height="0.2087in" svg:x="3.172in" svg:y="0.0146in"><text:p/></draw:rect></text:p>
      <text:p text:style-name="P30"/>
      <text:p text:style-name="P30"><draw:line text:anchor-type="paragraph" draw:z-index="50" draw:name="Shape65" draw:style-name="gr18" draw:text-style-name="P129" svg:x1="0.0157in" svg:y1="0.1047in" svg:x2="4.5157in" svg:y2="0.1047in"><text:p/></draw:line></text:p>
      <text:p text:style-name="P30"/>
      <text:p text:style-name="P30"/>
      <text:p text:style-name="P30"/>
      <text:p text:style-name="P30">Do you get the point of the game <text:span text:style-name="T83">now</text:span>?</text:p>
      <text:p text:style-name="P30"/>
      <text:p text:style-name="P30"/>
      <text:p text:style-name="P30"><text:span text:style-name="T13">Exercise.</text:span> Write down a list of steps to move the 3 disks from A to C. I'm giving you the first (Hint: There should be 7 steps).</text:p>
      <text:p text:style-name="P30"><text:tab/>1. A <text:bookmark-start text:name="DDE_LINK"/><text:span text:style-name="T37">→</text:span><text:bookmark-end text:name="DDE_LINK"/> C</text:p>
      <text:p text:style-name="P30"><text:tab/>2.</text:p>
      <text:p text:style-name="P30"><text:tab/>3.</text:p>
      <text:p text:style-name="P30"><text:tab/>4.</text:p>
      <text:p text:style-name="P30"><text:tab/>5.</text:p>
      <text:p text:style-name="P30"><text:tab/>6.</text:p>
      <text:p text:style-name="P30"><text:tab/>7.</text:p>
      <text:p text:style-name="P30"/>
      <text:p text:style-name="P30"/>
      <text:p text:style-name="P30"><text:span text:style-name="T13">Exercise.</text:span> Do the same for 4 disks. There should be 15 steps.</text:p>
      <text:p text:style-name="P30"/>
      <text:p text:style-name="P30"/>
      <text:p text:style-name="P55">Of course the problem becomes increasingly more and more complex (if you don’t see a common idea/pattern of the above solutions) when the number of disks n grows. For instance what is the solution when n = 64?</text:p>
      <text:p text:style-name="P84"/>
      <text:p text:style-name="P30">Let's solve the general problem. Suppose we have n disks. There are three needles. We can think of them as the “from” needle, the “helper” needle, and the “to” needle. We move all the disks from the “from” to to “to” using the “helper” as a helper. Think of the problem as one involving n-1 disks, and one disks:</text:p>
      <text:p text:style-name="P30"/>
      <text:p text:style-name="P30"/>
      <text:p text:style-name="P30"/>
      <text:p text:style-name="P30"/>
      <text:p text:style-name="P30"/>
      <text:p text:style-name="P30"/>
      <text:p text:style-name="P30"/>
      <text:p text:style-name="P30"/>
      <text:p text:style-name="P30"/>
      <text:p text:style-name="P30"><draw:g text:anchor-type="paragraph" draw:z-index="9" draw:name="Shape66" draw:style-name="gr5"><draw:frame draw:style-name="gr11" draw:text-style-name="P133" svg:width="3.1461in" svg:height="0.1969in" svg:x="0.5992in" svg:y="0.0465in"><draw:text-box><text:p><text:span text:style-name="T38"><text:s text:c="5"/></text:span><text:span text:style-name="T38">A <text:s text:c="25"/></text:span><text:span text:style-name="T109">B <text:s text:c="24"/>C</text:span></text:p></draw:text-box></draw:frame><draw:g draw:style-name="gr12"><draw:line draw:style-name="gr13" draw:text-style-name="P129" svg:x1="0.0055in" svg:y1="-0.0374in" svg:x2="4.5055in" svg:y2="-0.0374in"><text:p/></draw:line><draw:line draw:style-name="gr14" draw:text-style-name="P129" svg:x1="0.9118in" svg:y1="-0.037in" svg:x2="0.9118in" svg:y2="-1.0681in"><text:p/></draw:line><draw:line draw:style-name="gr14" draw:text-style-name="P129" svg:x1="3.4744in" svg:y1="-0.037in" svg:x2="3.4744in" svg:y2="-1.0681in"><text:p/></draw:line><draw:line draw:style-name="gr14" draw:text-style-name="P129" svg:x1="2.2035in" svg:y1="-0.037in" svg:x2="2.2035in" svg:y2="-1.0681in"><text:p/></draw:line><draw:rect draw:style-name="gr13" draw:text-style-name="P129" svg:width="1.2087in" svg:height="0.1406in" svg:x="0.3075in" svg:y="-0.1772in"><text:p/></draw:rect><draw:custom-shape draw:style-name="gr15" draw:text-style-name="P129" svg:width="0.9067in" svg:height="0.8232in" svg:x="0.4535in" svg:y="-1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text:p>
      <text:p text:style-name="P30"/>
      <text:p text:style-name="P30"><text:soft-page-break/>The triangle denotes the n <text:span text:style-name="T5">- </text:span>1 disks. You want to solve the Tower of Hanoi problem for the n – 1 disks, but moving the n – 1 disks to the middle needle, using the C as a helper.</text:p>
      <text:p text:style-name="P30"/>
      <text:p text:style-name="P30"/>
      <text:p text:style-name="P30"/>
      <text:p text:style-name="P30"><draw:g text:anchor-type="paragraph" draw:z-index="10" draw:name="Shape67" draw:style-name="gr5"><draw:line draw:style-name="gr13" draw:text-style-name="P129" svg:x1="0.0055in" svg:y1="1.3035in" svg:x2="4.5055in" svg:y2="1.3035in"><text:p/></draw:line><draw:line draw:style-name="gr14" draw:text-style-name="P129" svg:x1="0.9118in" svg:y1="1.3039in" svg:x2="0.9118in" svg:y2="0.2728in"><text:p/></draw:line><draw:line draw:style-name="gr14" draw:text-style-name="P129" svg:x1="3.4744in" svg:y1="1.3039in" svg:x2="3.4744in" svg:y2="0.2728in"><text:p/></draw:line><draw:line draw:style-name="gr14" draw:text-style-name="P129" svg:x1="2.2035in" svg:y1="1.3039in" svg:x2="2.2035in" svg:y2="0.2728in"><text:p/></draw:line><draw:rect draw:style-name="gr13" draw:text-style-name="P129" svg:width="1.2087in" svg:height="0.1406in" svg:x="0.3075in" svg:y="1.1638in"><text:p/></draw:rect><draw:custom-shape draw:style-name="gr31" draw:text-style-name="P129" svg:width="0.9067in" svg:height="0.8232in" svg:x="1.7555in" svg:y="0.4811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p text:style-name="P30"/>
      <text:p text:style-name="P30"/>
      <text:p text:style-name="P30"/>
      <text:p text:style-name="P30"/>
      <text:p text:style-name="P30"/>
      <text:p text:style-name="P30"/>
      <text:p text:style-name="P30"/>
      <text:p text:style-name="P30"/>
      <text:p text:style-name="P30"><draw:g text:anchor-type="paragraph" draw:z-index="11" draw:name="Shape68" draw:style-name="gr5"><draw:line draw:style-name="gr13" draw:text-style-name="P129" svg:x1="0.0055in" svg:y1="1.4709in" svg:x2="4.5055in" svg:y2="1.4709in"><text:p/></draw:line><draw:line draw:style-name="gr14" draw:text-style-name="P129" svg:x1="0.9118in" svg:y1="1.4709in" svg:x2="0.9118in" svg:y2="0.4398in"><text:p/></draw:line><draw:line draw:style-name="gr14" draw:text-style-name="P129" svg:x1="3.4744in" svg:y1="1.4709in" svg:x2="3.4744in" svg:y2="0.4398in"><text:p/></draw:line><draw:line draw:style-name="gr14" draw:text-style-name="P129" svg:x1="2.2035in" svg:y1="1.4709in" svg:x2="2.2035in" svg:y2="0.4398in"><text:p/></draw:line><draw:rect draw:style-name="gr13" draw:text-style-name="P129" svg:width="1.2087in" svg:height="0.1406in" svg:x="2.8492in" svg:y="1.3307in"><text:p/></draw:rect><draw:custom-shape draw:style-name="gr15" draw:text-style-name="P129" svg:width="0.9067in" svg:height="0.8232in" svg:x="1.7555in" svg:y="0.648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Next I move the last disks, which is a Tower of Hanoi problem of size 1, from A to C.</text:p>
      <text:p text:style-name="P30"/>
      <text:p text:style-name="P30"/>
      <text:p text:style-name="P30"/>
      <text:p text:style-name="P30"/>
      <text:p text:style-name="P30"/>
      <text:p text:style-name="P30"/>
      <text:p text:style-name="P30"/>
      <text:p text:style-name="P30"/>
      <text:p text:style-name="P30"><draw:line text:anchor-type="paragraph" draw:z-index="12" draw:name="Shape69" draw:style-name="gr18" draw:text-style-name="P129" svg:x1="679442.3602in" svg:y1="-262772.3783in" svg:x2="679446.8602in" svg:y2="-262772.3783in"><text:p/></draw:line>Now we <text:s/>solve the Tower of Hanoi problem of size n-1. Note that in this case the “from” needle is B, the “to” needle is C, and the “helper” needle is A.</text:p>
      <text:p text:style-name="P30"><draw:g text:anchor-type="paragraph" draw:z-index="53" draw:name="Shape70" draw:style-name="gr5"><draw:line draw:style-name="gr14" draw:text-style-name="P129" svg:x1="3.4744in" svg:y1="1.1898in" svg:x2="3.4744in" svg:y2="0.1587in"><text:p/></draw:line><draw:rect draw:style-name="gr13" draw:text-style-name="P129" svg:width="1.2087in" svg:height="0.1406in" svg:x="2.839in" svg:y="1.0492in"><text:p/></draw:rect><draw:custom-shape draw:style-name="gr15" draw:text-style-name="P129" svg:width="0.9067in" svg:height="0.8232in" svg:x="3.0055in" svg:y="0.2264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13" draw:text-style-name="P129" svg:x1="0.0472in" svg:y1="1.1854in" svg:x2="4.5472in" svg:y2="1.1854in"><text:p/></draw:line><draw:line draw:style-name="gr14" draw:text-style-name="P129" svg:x1="2.2035in" svg:y1="1.1862in" svg:x2="2.2035in" svg:y2="0.1551in"><text:p/></draw:line><draw:line draw:style-name="gr14" draw:text-style-name="P129" svg:x1="0.9118in" svg:y1="1.1862in" svg:x2="0.9118in" svg:y2="0.1551in"><text:p/></draw:line></draw:g></text:p>
      <text:p text:style-name="P30"/>
      <text:p text:style-name="P30"/>
      <text:p text:style-name="P30"/>
      <text:p text:style-name="P30"/>
      <text:p text:style-name="P30"/>
      <text:p text:style-name="P30"/>
      <text:p text:style-name="P30"/>
      <text:p text:style-name="P30"/>
      <text:p text:style-name="P30">Let's write down the pseudocode. Suppose hanoi(n, from, helper, to) prints the moves. The case of n = 1 is easy:</text:p>
      <text:p text:style-name="P30"/>
      <text:p text:style-name="P30"><text:tab/>hanoi(1, from, helper, to):</text:p>
      <text:p text:style-name="P30"><text:tab/><text:tab/>print from, “-&gt;”, to</text:p>
      <text:p text:style-name="P30"/>
      <text:p text:style-name="P30">and for n &gt; 1:</text:p>
      <text:p text:style-name="P30"/>
      <text:p text:style-name="P30"><text:tab/>hanoi(n, from, helper, to):</text:p>
      <text:p text:style-name="P30"><text:tab/><text:tab/>hanoi(n – 1, from, to, helper)</text:p>
      <text:p text:style-name="P30"><text:tab/><text:tab/>hanoi(1, from , helper, to)</text:p>
      <text:p text:style-name="P30"><text:tab/><text:tab/>hanoi(n – 1, helper, from, to)</text:p>
      <text:p text:style-name="P30"/>
      <text:p text:style-name="P30">So the pseudocode is</text:p>
      <text:p text:style-name="P30"/>
      <text:p text:style-name="P30"><text:tab/>hanoi(n, from, helper, to):</text:p>
      <text:p text:style-name="P30"><text:tab/><text:tab/>if n == 1:</text:p>
      <text:p text:style-name="P30"><text:soft-page-break/><text:tab/><text:tab/><text:tab/>print from, “---&gt;”, to</text:p>
      <text:p text:style-name="P30"><text:tab/><text:tab/>else:</text:p>
      <text:p text:style-name="P30"><text:tab/><text:tab/><text:tab/>hanoi(n – 1, from, to, helper)</text:p>
      <text:p text:style-name="P30"><text:tab/><text:tab/><text:tab/>hanoi(1, from , helper, to)</text:p>
      <text:p text:style-name="P30"><text:tab/><text:tab/><text:tab/>hanoi(n – 1, helper, from, to)</text:p>
      <text:p text:style-name="P30"/>
      <text:p text:style-name="P30">Think about the pseudocode very carefully. Don't look at the code yet.</text:p>
      <text:p text:style-name="P30"/>
      <text:p text:style-name="P30"/>
      <text:p text:style-name="P30"><text:span text:style-name="T13">Exercise.</text:span> Execute the pseudocode for the function call hanoi(3, 'A', 'B', 'C')</text:p>
      <text:p text:style-name="P30"/>
      <text:p text:style-name="P30"/>
      <text:p text:style-name="P30">Here's the code (finally!):</text:p>
      <table:table table:name="Table6" table:style-name="Table6">
        <table:table-column table:style-name="Table6.A"/>
        <table:table-row table:style-name="TableLine1687333704176">
          <table:table-cell table:style-name="Table6.A1" office:value-type="string">
            <text:p text:style-name="P109">#include &lt;iostream&gt;</text:p>
            <text:p text:style-name="P109"/>
            <text:p text:style-name="P109">void hanoi(int n, char from, char helper, char to)</text:p>
            <text:p text:style-name="P109">{</text:p>
            <text:p text:style-name="P109"><text:s text:c="4"/>if (n == 1)</text:p>
            <text:p text:style-name="P109"><text:s text:c="4"/>{</text:p>
            <text:p text:style-name="P109"><text:s text:c="8"/>std::cout &lt;&lt; from &lt;&lt; "---&gt;" &lt;&lt; to </text:p>
            <text:p text:style-name="P109"><text:s text:c="18"/>&lt;&lt; std::endl;</text:p>
            <text:p text:style-name="P109"><text:s text:c="4"/>}</text:p>
            <text:p text:style-name="P109"><text:s text:c="4"/>else</text:p>
            <text:p text:style-name="P109"><text:s text:c="4"/>{</text:p>
            <text:p text:style-name="P109"><text:s text:c="8"/>hanoi(n - 1, from, to, helper);</text:p>
            <text:p text:style-name="P109"><text:s text:c="8"/>hanoi(1, from, helper, to);</text:p>
            <text:p text:style-name="P109"><text:s text:c="8"/>hanoi(n - 1, helper, from, to); </text:p>
            <text:p text:style-name="P109"><text:s text:c="4"/>}</text:p>
            <text:p text:style-name="P109">}</text:p>
            <text:p text:style-name="P109"/>
            <text:p text:style-name="P109">int main()</text:p>
            <text:p text:style-name="P109">{</text:p>
            <text:p text:style-name="P109"><text:s text:c="4"/>int n = 0;</text:p>
            <text:p text:style-name="P109"><text:s text:c="4"/>std::cout &lt;&lt; "how many disks? ";</text:p>
            <text:p text:style-name="P109"><text:s text:c="4"/>std::cin &gt;&gt; n;</text:p>
            <text:p text:style-name="P109"><text:s text:c="4"/>hanoi(n, 'A', 'B', 'C');</text:p>
            <text:p text:style-name="P109"><text:s text:c="4"/>return 0;</text:p>
            <text:p text:style-name="P109">}</text:p>
          </table:table-cell>
        </table:table-row>
      </table:table>
      <text:p text:style-name="P30"/>
      <text:p text:style-name="P30"/>
      <text:p text:style-name="P30"><text:span text:style-name="T13">Exercise.</text:span> Challenge: Solve this problem without recursion. <text:span text:style-name="T103">(Yes it can be done.)</text:span></text:p>
      <text:p text:style-name="P30"/>
      <text:p text:style-name="P30"/>
      <text:p text:style-name="P87"/>
      <text:p text:style-name="P87"/>
      <text:p text:style-name="P87"/>
      <text:p text:style-name="P87"/>
      <text:p text:style-name="P87"/>
      <text:p text:style-name="P87"/>
      <text:p text:style-name="P87"/>
      <text:p text:style-name="P87"/>
      <text:p text:style-name="P87"/>
      <text:p text:style-name="P36"><text:soft-page-break/><text:span text:style-name="T13">Exercise.</text:span> The recursive idea behind the solution of the tower of Hanoi is made up of <text:span text:style-name="T68">the following sequence of four</text:span> pictures:</text:p>
      <text:p text:style-name="P36"/>
      <text:p text:style-name="P36"/>
      <text:p text:style-name="P30"><draw:g text:anchor-type="paragraph" draw:z-index="158" draw:name="Shape71" draw:style-name="gr5"><draw:frame draw:style-name="gr11" draw:text-style-name="P133" svg:width="3.1461in" svg:height="0.1969in" svg:x="0.8598in" svg:y="1.1382in"><draw:text-box><text:p><text:span text:style-name="T38"><text:s text:c="5"/></text:span><text:span text:style-name="T38">A <text:s text:c="25"/></text:span><text:span text:style-name="T109">B <text:s text:c="24"/>C</text:span></text:p></draw:text-box></draw:frame><draw:g draw:style-name="gr12"><draw:line draw:style-name="gr13" draw:text-style-name="P129" svg:x1="0.2657in" svg:y1="1.0547in" svg:x2="4.7657in" svg:y2="1.0547in"><text:p/></draw:line><draw:line draw:style-name="gr14" draw:text-style-name="P129" svg:x1="1.1736in" svg:y1="1.0547in" svg:x2="1.1736in" svg:y2="0.0236in"><text:p/></draw:line><draw:line draw:style-name="gr14" draw:text-style-name="P129" svg:x1="3.7354in" svg:y1="1.0547in" svg:x2="3.7354in" svg:y2="0.0236in"><text:p/></draw:line><draw:line draw:style-name="gr14" draw:text-style-name="P129" svg:x1="2.4646in" svg:y1="1.0547in" svg:x2="2.4646in" svg:y2="0.0236in"><text:p/></draw:line><draw:rect draw:style-name="gr13" draw:text-style-name="P129" svg:width="1.2087in" svg:height="0.1406in" svg:x="0.5681in" svg:y="0.9146in"><text:p/></draw:rect><draw:custom-shape draw:style-name="gr15" draw:text-style-name="P129" svg:width="0.9067in" svg:height="0.8232in" svg:x="0.7142in" svg:y="0.0917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g text:anchor-type="paragraph" draw:z-index="155" draw:name="Shape72" draw:style-name="gr5"><draw:line draw:style-name="gr13" draw:text-style-name="P129" svg:x1="0.0264in" svg:y1="1.0744in" svg:x2="4.5264in" svg:y2="1.0744in"><text:p/></draw:line><draw:line draw:style-name="gr14" draw:text-style-name="P129" svg:x1="0.9327in" svg:y1="1.0748in" svg:x2="0.9327in" svg:y2="0.0437in"><text:p/></draw:line><draw:line draw:style-name="gr14" draw:text-style-name="P129" svg:x1="3.4953in" svg:y1="1.0748in" svg:x2="3.4953in" svg:y2="0.0437in"><text:p/></draw:line><draw:line draw:style-name="gr14" draw:text-style-name="P129" svg:x1="2.2244in" svg:y1="1.0748in" svg:x2="2.2244in" svg:y2="0.0437in"><text:p/></draw:line><draw:rect draw:style-name="gr13" draw:text-style-name="P129" svg:width="1.2087in" svg:height="0.1406in" svg:x="0.3283in" svg:y="0.9346in"><text:p/></draw:rect><draw:custom-shape draw:style-name="gr15" draw:text-style-name="P129" svg:width="0.9067in" svg:height="0.8232in" svg:x="1.7764in" svg:y="0.252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p text:style-name="P30"/>
      <text:p text:style-name="P30"/>
      <text:p text:style-name="P30"/>
      <text:p text:style-name="P30"/>
      <text:p text:style-name="P30"/>
      <text:p text:style-name="P30"/>
      <text:p text:style-name="P30"/>
      <text:p text:style-name="P30"/>
      <text:p text:style-name="P30"><draw:g text:anchor-type="paragraph" draw:z-index="156" draw:name="Shape73" draw:style-name="gr5"><draw:line draw:style-name="gr13" draw:text-style-name="P129" svg:x1="0.0055in" svg:y1="1.4709in" svg:x2="4.5055in" svg:y2="1.4709in"><text:p/></draw:line><draw:line draw:style-name="gr14" draw:text-style-name="P129" svg:x1="0.9118in" svg:y1="1.4709in" svg:x2="0.9118in" svg:y2="0.4398in"><text:p/></draw:line><draw:line draw:style-name="gr14" draw:text-style-name="P129" svg:x1="3.4744in" svg:y1="1.4709in" svg:x2="3.4744in" svg:y2="0.4398in"><text:p/></draw:line><draw:line draw:style-name="gr14" draw:text-style-name="P129" svg:x1="2.2035in" svg:y1="1.4709in" svg:x2="2.2035in" svg:y2="0.4398in"><text:p/></draw:line><draw:rect draw:style-name="gr13" draw:text-style-name="P129" svg:width="1.2087in" svg:height="0.1406in" svg:x="2.8492in" svg:y="1.3307in"><text:p/></draw:rect><draw:custom-shape draw:style-name="gr15" draw:text-style-name="P129" svg:width="0.9067in" svg:height="0.8232in" svg:x="1.7555in" svg:y="0.648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p text:style-name="P30"/>
      <text:p text:style-name="P30"/>
      <text:p text:style-name="P30"/>
      <text:p text:style-name="P30"/>
      <text:p text:style-name="P30"/>
      <text:p text:style-name="P30"/>
      <text:p text:style-name="P30"/>
      <text:p text:style-name="P30"/>
      <text:p text:style-name="P30"/>
      <text:p text:style-name="P30"/>
      <text:p text:style-name="P30"><draw:g text:anchor-type="paragraph" draw:z-index="157" draw:name="Shape74" draw:style-name="gr5"><draw:line draw:style-name="gr14" draw:text-style-name="P129" svg:x1="3.4744in" svg:y1="1.1898in" svg:x2="3.4744in" svg:y2="0.1587in"><text:p/></draw:line><draw:rect draw:style-name="gr13" draw:text-style-name="P129" svg:width="1.2087in" svg:height="0.1406in" svg:x="2.839in" svg:y="1.0492in"><text:p/></draw:rect><draw:custom-shape draw:style-name="gr15" draw:text-style-name="P129" svg:width="0.9067in" svg:height="0.8232in" svg:x="3.0055in" svg:y="0.2264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13" draw:text-style-name="P129" svg:x1="0.0472in" svg:y1="1.1854in" svg:x2="4.5472in" svg:y2="1.1854in"><text:p/></draw:line><draw:line draw:style-name="gr14" draw:text-style-name="P129" svg:x1="2.2035in" svg:y1="1.1862in" svg:x2="2.2035in" svg:y2="0.1551in"><text:p/></draw:line><draw:line draw:style-name="gr14" draw:text-style-name="P129" svg:x1="0.9118in" svg:y1="1.1862in" svg:x2="0.9118in" svg:y2="0.1551in"><text:p/></draw:line></draw:g></text:p>
      <text:p text:style-name="P30"/>
      <text:p text:style-name="P30"/>
      <text:p text:style-name="P30"/>
      <text:p text:style-name="P30"/>
      <text:p text:style-name="P30"/>
      <text:p text:style-name="P30"/>
      <text:p text:style-name="P30"/>
      <text:p text:style-name="P30"/>
      <text:p text:style-name="P37">Note that the largest disk goes from the starting stake to the target stake. <text:s/>Suppose now I change the tower of Hanoi problem <text:span text:style-name="T68">a little bit as follows:</text:span></text:p>
      <text:list xml:id="list3340979309" text:style-name="L4">
        <text:list-item>
          <text:p text:style-name="P124">There are four stakes. <text:span text:style-name="T84">The four stakes are called, A, B, C, D where A is the starting stake and D is the target stake.</text:span></text:p>
        </text:list-item>
        <text:list-item>
          <text:p text:style-name="P125"><text:span text:style-name="T23">No disk can go from the starting stake to the target stake. </text:span><text:span text:style-name="T30">For instance if there’s only one disk (i.e., at A), then you cannot </text:span><text:soft-page-break/><text:span text:style-name="T30">move the disk from A to D – you have to move the disk from A to B (or to C) and then from B to D.</text:span><text:span text:style-name="T24"> </text:span></text:p>
        </text:list-item>
      </text:list>
      <text:p text:style-name="P100"><text:span text:style-name="T23">Write a program to solve this modified tower of Hanoi problem. </text:span><text:span text:style-name="T30">(</text:span><text:span text:style-name="T25">There are </text:span><text:span text:style-name="T30">many possible solution.)</text:span></text:p>
      <text:p text:style-name="P30"/>
      <text:p text:style-name="P30"/>
      <text:p text:style-name="P70"><text:span text:style-name="T13">Exercise.</text:span> Count the number of moves made for n = 1 disk, n = 2 disks, n = 3 disks, n = 4 disks, etc. I<text:span text:style-name="T101">s</text:span> there a formula for the <text:span text:style-name="T2">number of moves</text:span> for n disks? <text:span text:style-name="T103">This can then be used as a measure of efficiency of the algorithm.</text:span><text:line-break/></text:p>
      <text:p text:style-name="P70"/>
      <text:p text:style-name="P57"><text:span text:style-name="T13">Exercise. </text:span><text:span text:style-name="T97">Now let me modify the tower of Hanoi problem: What if you cannot move a disk from A to C? In other words, you can move from A to B, B to A, B to C, C to B, C to A. But you cannot move a disk from A to C. Is it possible to solve this version of tower of Hanoi? </text:span><text:span text:style-name="T101">How many moves does your algorithm make for n disks?</text:span></text:p>
      <text:p text:style-name="P86"/>
      <text:p text:style-name="P86"/>
      <text:p text:style-name="P57"><text:span text:style-name="T13">Exercise. </text:span><text:span text:style-name="T97">What about this version – what if you have 4 needles? You should be able to move a stack of n disks from A to C with fewer moves right?</text:span></text:p>
      <text:p text:style-name="P86"/>
      <text:p text:style-name="P86"/>
      <text:p text:style-name="P56"><text:span text:style-name="T13">Exercise.</text:span> How suppose there are <text:span text:style-name="T97">5</text:span> stakes A, B, C, D, <text:span text:style-name="T85">E</text:span>. There two stacks of disks, one stack is at A and one stack is at B. Each stack is made up of n disks of radius 1, 2, 3, …, n. The goal is to move all the disks to <text:span text:style-name="T85">E</text:span>. (This means that when the procedure stops, all the disks are at <text:span text:style-name="T85">E</text:span> and the radii of the disks, from top to bottom, are 1, 1, 2, 2, 3, 3, 4, 4, 5, 5, , …, n, n. <text:span text:style-name="T85">Can you do </text:span><text:span text:style-name="T101">this </text:span><text:span text:style-name="T85">without sta</text:span><text:span text:style-name="T101">ke</text:span><text:span text:style-name="T85"> D?</text:span></text:p>
      <text:p text:style-name="P56"/>
      <text:p text:style-name="P56"/>
      <text:p text:style-name="P30">Many computational problems can be solved a lot easier with recursion than without. Another reason for knowing recursion is that it's frequently the case that <text:span text:style-name="T56">correctness</text:span> of a program can be <text:span text:style-name="T56">mathematically proven</text:span> much easier if it's recursive. (For many critical software – example: scientific software – correctness is crucial.) Note that from the above examples, it should be clear that recursion can do the work of loops. In fact there are programming languages that do not have loops!</text:p>
      <text:p text:style-name="P30"/>
      <text:p text:style-name="P107">Recursion and a <text:span text:style-name="T104">t</text:span>iling <text:span text:style-name="T104">p</text:span>roblem</text:p>
      <text:p text:style-name="P5"/>
      <text:p text:style-name="P5">Here's one such problem: How many ways are there to tile a 1-by-5 board </text:p>
      <text:p text:style-name="P5"/>
      <table:table table:name="Table4" table:style-name="Table4">
        <table:table-column table:style-name="Table4.A"/>
        <table:table-column table:style-name="Table4.B"/>
        <table:table-column table:style-name="Table4.C" table:number-columns-repeated="3"/>
        <table:table-row table:style-name="TableLine1687333703360">
          <table:table-cell table:style-name="Table4.A1" office:value-type="string">
            <text:p text:style-name="P114"/>
          </table:table-cell>
          <table:table-cell table:style-name="Table4.A1" office:value-type="string">
            <text:p text:style-name="P114"/>
          </table:table-cell>
          <table:table-cell table:style-name="Table4.A1" office:value-type="string">
            <text:p text:style-name="P114"/>
          </table:table-cell>
          <table:table-cell table:style-name="Table4.A1" office:value-type="string">
            <text:p text:style-name="P114"/>
          </table:table-cell>
          <table:table-cell table:style-name="Table4.E1" office:value-type="string">
            <text:p text:style-name="P114"/>
          </table:table-cell>
        </table:table-row>
      </table:table>
      <text:p text:style-name="P5"/>
      <text:p text:style-name="P5">with 1-by-1 squares and 1-by-2 rectangles:</text:p>
      <text:p text:style-name="P5"/>
      <table:table table:name="Table17" table:style-name="Table17">
        <table:table-column table:style-name="Table17.A"/>
        <table:table-column table:style-name="Table17.B"/>
        <table:table-column table:style-name="Table17.C" table:number-columns-repeated="3"/>
        <table:table-row table:style-name="TableLine1687333698464">
          <table:table-cell table:style-name="Table17.A1" office:value-type="string">
            <text:p text:style-name="P114"/>
          </table:table-cell>
          <table:table-cell table:style-name="Table17.B1" office:value-type="string">
            <text:p text:style-name="P114"/>
          </table:table-cell>
          <table:table-cell table:style-name="Table17.B1" office:value-type="string">
            <text:p text:style-name="P114"/>
          </table:table-cell>
          <table:table-cell table:style-name="Table17.D1" office:value-type="string">
            <text:p text:style-name="P114"/>
          </table:table-cell>
          <table:table-cell table:style-name="Table17.E1" office:value-type="string">
            <text:p text:style-name="P114"/>
          </table:table-cell>
        </table:table-row>
      </table:table>
      <text:p text:style-name="P5"/>
      <text:p text:style-name="P5">Here's one way:</text:p>
      <text:p text:style-name="P5"/>
      <table:table table:name="Table18" table:style-name="Table18">
        <table:table-column table:style-name="Table18.A"/>
        <table:table-column table:style-name="Table18.B"/>
        <table:table-column table:style-name="Table18.C" table:number-columns-repeated="3"/>
        <table:table-row table:style-name="TableLine1687333706080">
          <table:table-cell table:style-name="Table18.A1" office:value-type="string">
            <text:p text:style-name="P114"/>
          </table:table-cell>
          <table:table-cell table:style-name="Table18.A1" office:value-type="string">
            <text:p text:style-name="P114"/>
          </table:table-cell>
          <table:table-cell table:style-name="Table18.A1" office:value-type="string">
            <text:p text:style-name="P114"/>
          </table:table-cell>
          <table:table-cell table:style-name="Table18.A1" office:value-type="string">
            <text:p text:style-name="P114"/>
          </table:table-cell>
          <table:table-cell table:style-name="Table18.E1" office:value-type="string">
            <text:p text:style-name="P114"/>
          </table:table-cell>
        </table:table-row>
      </table:table>
      <text:p text:style-name="P5"/>
      <text:p text:style-name="P5">and here's another:</text:p>
      <text:p text:style-name="P5"/>
      <table:table table:name="Table19" table:style-name="Table19">
        <table:table-column table:style-name="Table19.A"/>
        <table:table-column table:style-name="Table19.B"/>
        <table:table-column table:style-name="Table19.C" table:number-columns-repeated="3"/>
        <table:table-row table:style-name="TableLine1687333703632">
          <table:table-cell table:style-name="Table19.A1" office:value-type="string">
            <text:p text:style-name="P114"/>
          </table:table-cell>
          <table:table-cell table:style-name="Table19.A1" office:value-type="string">
            <text:p text:style-name="P114"/>
          </table:table-cell>
          <table:table-cell table:style-name="Table19.C1" office:value-type="string">
            <text:p text:style-name="P114"/>
          </table:table-cell>
          <table:table-cell table:style-name="Table19.A1" office:value-type="string">
            <text:p text:style-name="P114"/>
          </table:table-cell>
          <table:table-cell table:style-name="Table19.E1" office:value-type="string">
            <text:p text:style-name="P114"/>
          </table:table-cell>
        </table:table-row>
      </table:table>
      <text:p text:style-name="P5"/>
      <text:p text:style-name="P5">and another:</text:p>
      <text:p text:style-name="P5"/>
      <table:table table:name="Table20" table:style-name="Table20">
        <table:table-column table:style-name="Table20.A"/>
        <table:table-column table:style-name="Table20.B"/>
        <table:table-column table:style-name="Table20.C" table:number-columns-repeated="3"/>
        <table:table-row table:style-name="TableLine1687335318864">
          <table:table-cell table:style-name="Table20.A1" office:value-type="string">
            <text:p text:style-name="P114"/>
          </table:table-cell>
          <table:table-cell table:style-name="Table20.A1" office:value-type="string">
            <text:p text:style-name="P114"/>
          </table:table-cell>
          <table:table-cell table:style-name="Table20.C1" office:value-type="string">
            <text:p text:style-name="P114"/>
          </table:table-cell>
          <table:table-cell table:style-name="Table20.A1" office:value-type="string">
            <text:p text:style-name="P114"/>
          </table:table-cell>
          <table:table-cell table:style-name="Table20.C1" office:value-type="string">
            <text:p text:style-name="P114"/>
          </table:table-cell>
        </table:table-row>
      </table:table>
      <text:p text:style-name="P5"/>
      <text:p text:style-name="P5">Of course this is not difficult: Just do it yourself. How many can you find? However if I say since the number of ways to tile not a 1-by-5 board but a 1-by-100 … then you'd find that a naïve and brute-force way of listing all the tilings is not the best way to solve this problem. Believe it or not … this problem is recursive. Why? Look at the 1-by-5 board. </text:p>
      <text:p text:style-name="P5"/>
      <table:table table:name="Table21" table:style-name="Table21">
        <table:table-column table:style-name="Table21.A"/>
        <table:table-column table:style-name="Table21.B"/>
        <table:table-column table:style-name="Table21.C" table:number-columns-repeated="3"/>
        <table:table-row table:style-name="TableLine1687335313696">
          <table:table-cell table:style-name="Table21.A1" office:value-type="string">
            <text:p text:style-name="P114"/>
          </table:table-cell>
          <table:table-cell table:style-name="Table21.A1" office:value-type="string">
            <text:p text:style-name="P114"/>
          </table:table-cell>
          <table:table-cell table:style-name="Table21.A1" office:value-type="string">
            <text:p text:style-name="P114"/>
          </table:table-cell>
          <table:table-cell table:style-name="Table21.A1" office:value-type="string">
            <text:p text:style-name="P114"/>
          </table:table-cell>
          <table:table-cell table:style-name="Table21.E1" office:value-type="string">
            <text:p text:style-name="P114"/>
          </table:table-cell>
        </table:table-row>
      </table:table>
      <text:p text:style-name="P11"/>
      <text:p text:style-name="P5">You have to start either with a 1-by-1 or a 1-by-2:</text:p>
      <text:p text:style-name="P5"/>
      <table:table table:name="Table22" table:style-name="Table22">
        <table:table-column table:style-name="Table22.A"/>
        <table:table-column table:style-name="Table22.B"/>
        <table:table-column table:style-name="Table22.C" table:number-columns-repeated="3"/>
        <table:table-row table:style-name="TableLine1687335323488">
          <table:table-cell table:style-name="Table22.A1" office:value-type="string">
            <text:p text:style-name="P114"/>
          </table:table-cell>
          <table:table-cell table:style-name="Table22.B1" office:value-type="string">
            <text:p text:style-name="P114"/>
          </table:table-cell>
          <table:table-cell table:style-name="Table22.B1" office:value-type="string">
            <text:p text:style-name="P114"/>
          </table:table-cell>
          <table:table-cell table:style-name="Table22.B1" office:value-type="string">
            <text:p text:style-name="P114"/>
          </table:table-cell>
          <table:table-cell table:style-name="Table22.E1" office:value-type="string">
            <text:p text:style-name="P114"/>
          </table:table-cell>
        </table:table-row>
      </table:table>
      <text:p text:style-name="P5"/>
      <table:table table:name="Table23" table:style-name="Table23">
        <table:table-column table:style-name="Table23.A"/>
        <table:table-column table:style-name="Table23.B"/>
        <table:table-column table:style-name="Table23.C" table:number-columns-repeated="3"/>
        <table:table-row table:style-name="TableLine1687335317232">
          <table:table-cell table:style-name="Table23.A1" office:value-type="string">
            <text:p text:style-name="P114"/>
          </table:table-cell>
          <table:table-cell table:style-name="Table23.B1" office:value-type="string">
            <text:p text:style-name="P114"/>
          </table:table-cell>
          <table:table-cell table:style-name="Table23.C1" office:value-type="string">
            <text:p text:style-name="P114"/>
          </table:table-cell>
          <table:table-cell table:style-name="Table23.C1" office:value-type="string">
            <text:p text:style-name="P114"/>
          </table:table-cell>
          <table:table-cell table:style-name="Table23.E1" office:value-type="string">
            <text:p text:style-name="P114"/>
          </table:table-cell>
        </table:table-row>
      </table:table>
      <text:p text:style-name="P11"/>
      <text:p text:style-name="P5">Suppose the number of ways to tile a 1-by-n board is written T(n). In other words I'm interested in T(5). Where's the recursion? Look at the above:</text:p>
      <text:p text:style-name="P5"/>
      <table:table table:name="Table24" table:style-name="Table24">
        <table:table-column table:style-name="Table24.A"/>
        <table:table-column table:style-name="Table24.B"/>
        <table:table-column table:style-name="Table24.C" table:number-columns-repeated="3"/>
        <table:table-row table:style-name="TableLine1687335311792">
          <table:table-cell table:style-name="Table24.A1" office:value-type="string">
            <text:p text:style-name="P114"/>
          </table:table-cell>
          <table:table-cell table:style-name="Table24.B1" office:value-type="string">
            <text:p text:style-name="P114"/>
          </table:table-cell>
          <table:table-cell table:style-name="Table24.B1" office:value-type="string">
            <text:p text:style-name="P114"/>
          </table:table-cell>
          <table:table-cell table:style-name="Table24.B1" office:value-type="string">
            <text:p text:style-name="P114"/>
          </table:table-cell>
          <table:table-cell table:style-name="Table24.E1" office:value-type="string">
            <text:p text:style-name="P114"/>
          </table:table-cell>
        </table:table-row>
      </table:table>
      <text:p text:style-name="P5"/>
      <table:table table:name="Table25" table:style-name="Table25">
        <table:table-column table:style-name="Table25.A"/>
        <table:table-column table:style-name="Table25.B"/>
        <table:table-column table:style-name="Table25.C" table:number-columns-repeated="3"/>
        <table:table-row table:style-name="TableLine1687335309344">
          <table:table-cell table:style-name="Table25.A1" office:value-type="string">
            <text:p text:style-name="P114"/>
          </table:table-cell>
          <table:table-cell table:style-name="Table25.B1" office:value-type="string">
            <text:p text:style-name="P114"/>
          </table:table-cell>
          <table:table-cell table:style-name="Table25.C1" office:value-type="string">
            <text:p text:style-name="P114"/>
          </table:table-cell>
          <table:table-cell table:style-name="Table25.C1" office:value-type="string">
            <text:p text:style-name="P114"/>
          </table:table-cell>
          <table:table-cell table:style-name="Table25.E1" office:value-type="string">
            <text:p text:style-name="P114"/>
          </table:table-cell>
        </table:table-row>
      </table:table>
      <text:p text:style-name="P11"/>
      <text:p text:style-name="P5"><text:soft-page-break/>For the first case, after putting a 1-by-1 tile down, </text:p>
      <text:p text:style-name="P5"/>
      <table:table table:name="Table26" table:style-name="Table26">
        <table:table-column table:style-name="Table26.A"/>
        <table:table-column table:style-name="Table26.B"/>
        <table:table-column table:style-name="Table26.C" table:number-columns-repeated="3"/>
        <table:table-row table:style-name="TableLine1687335314512">
          <table:table-cell table:style-name="Table26.A1" office:value-type="string">
            <text:p text:style-name="P114"/>
          </table:table-cell>
          <table:table-cell table:style-name="Table26.B1" office:value-type="string">
            <text:p text:style-name="P114"/>
          </table:table-cell>
          <table:table-cell table:style-name="Table26.B1" office:value-type="string">
            <text:p text:style-name="P114"/>
          </table:table-cell>
          <table:table-cell table:style-name="Table26.B1" office:value-type="string">
            <text:p text:style-name="P114"/>
          </table:table-cell>
          <table:table-cell table:style-name="Table26.E1" office:value-type="string">
            <text:p text:style-name="P114"/>
          </table:table-cell>
        </table:table-row>
      </table:table>
      <text:p text:style-name="P5"/>
      <text:p text:style-name="P5">I'm left with a 1-by-4. This means that there are T(4) ways to complete the first case!!!</text:p>
      <text:p text:style-name="P5"/>
      <text:p text:style-name="P5">Furthermore, for the second case, after putting down a 1-by-2</text:p>
      <text:p text:style-name="P5"/>
      <table:table table:name="Table27" table:style-name="Table27">
        <table:table-column table:style-name="Table27.A"/>
        <table:table-column table:style-name="Table27.B"/>
        <table:table-column table:style-name="Table27.C" table:number-columns-repeated="3"/>
        <table:table-row table:style-name="TableLine1687335314784">
          <table:table-cell table:style-name="Table27.A1" office:value-type="string">
            <text:p text:style-name="P114"/>
          </table:table-cell>
          <table:table-cell table:style-name="Table27.B1" office:value-type="string">
            <text:p text:style-name="P114"/>
          </table:table-cell>
          <table:table-cell table:style-name="Table27.C1" office:value-type="string">
            <text:p text:style-name="P114"/>
          </table:table-cell>
          <table:table-cell table:style-name="Table27.C1" office:value-type="string">
            <text:p text:style-name="P114"/>
          </table:table-cell>
          <table:table-cell table:style-name="Table27.E1" office:value-type="string">
            <text:p text:style-name="P114"/>
          </table:table-cell>
        </table:table-row>
      </table:table>
      <text:p text:style-name="P11"/>
      <text:p text:style-name="P5">I'm left with a 1-by-3 space to tile. And there are T(3) ways to complete the tiling.</text:p>
      <text:p text:style-name="P5"/>
      <text:p text:style-name="P5">Hence altogether the number of ways to tile a 1-by-5 board, i.e. T(5), must be T(4) + T(3).</text:p>
      <text:p text:style-name="P11"/>
      <text:p text:style-name="P5">Get it? Here's the recursion:</text:p>
      <text:p text:style-name="P5"/>
      <text:p text:style-name="P5"><text:tab/>T(5) = T(4) + T(3)</text:p>
      <text:p text:style-name="P11"/>
      <text:p text:style-name="P5">Convince yourself that </text:p>
      <text:p text:style-name="P5"/>
      <text:p text:style-name="P5"><text:tab/>T(n) = T(n – 1) + T(n – 2)</text:p>
      <text:p text:style-name="P5"/>
      <text:p text:style-name="P5">if n &gt; 2. It's easy to see that </text:p>
      <text:p text:style-name="P5"/>
      <text:p text:style-name="P5"><text:tab/>T(1) = 1</text:p>
      <text:p text:style-name="P5"><text:tab/>T(2) = 2</text:p>
      <text:p text:style-name="P11"/>
      <text:p text:style-name="P5">(Make sure you see why!!!) Altogether we have</text:p>
      <text:p text:style-name="P5"/>
      <text:p text:style-name="P5"><text:tab/>T(1) = 1</text:p>
      <text:p text:style-name="P5"><text:tab/>T(2) = 2</text:p>
      <text:p text:style-name="P5"><text:tab/>T(n) = T(n – 1) + T(n – 2), if n &gt; 2</text:p>
      <text:p text:style-name="P5"/>
      <text:p text:style-name="P5">Therefore to compute T(5) we have</text:p>
      <text:p text:style-name="P5"/>
      <text:p text:style-name="P5"><text:tab/>T(5) = T(4) + T(3)</text:p>
      <text:p text:style-name="P5"><text:tab/>T(4) = T(3) + T(2) = T(3) + 2</text:p>
      <text:p text:style-name="P5"><text:tab/>T(3) = T(2) + T(1) = 2 + 1 = 3</text:p>
      <text:p text:style-name="P5"/>
      <text:p text:style-name="P5">Putting T(3) into the second equation we get</text:p>
      <text:p text:style-name="P5"/>
      <text:p text:style-name="P5"><text:tab/>T(4) = T(3) + 2 = 3 + 2 = 5</text:p>
      <text:p text:style-name="P5"/>
      <text:p text:style-name="P5">and putting T(3) = 3 and T(4) = 5 into the first equation we get</text:p>
      <text:p text:style-name="P5"/>
      <text:p text:style-name="P5"><text:tab/>T(5) = 5 + 3 = 8</text:p>
      <text:p text:style-name="P5"/>
      <text:p text:style-name="P5"/>
      <text:p text:style-name="P5"><text:span text:style-name="T13">Exercise.</text:span> Draw all the tilings of a 1-by-5 board. Do you have 8?</text:p>
      <text:p text:style-name="P5"><text:soft-page-break/></text:p>
      <text:p text:style-name="P5"/>
      <text:p text:style-name="P5"><text:span text:style-name="T13">Exercise.</text:span> Draw all the tilings of a 1-by-6 board. How many are there? Now use </text:p>
      <text:p text:style-name="P5"/>
      <text:p text:style-name="P5"><text:tab/>T(1) = 1</text:p>
      <text:p text:style-name="P5"><text:tab/>T(2) = 2</text:p>
      <text:p text:style-name="P5"><text:tab/>T(n) = T(n – 1) + T(n – 2), if n &gt; 2</text:p>
      <text:p text:style-name="P5"/>
      <text:p text:style-name="P5">to compute the number of tilings of the 1-by-6 board.</text:p>
      <text:p text:style-name="P5"/>
      <text:p text:style-name="P5"/>
      <text:p text:style-name="P5">If you write down T(1), T(2), T(3), T(4), … you would see this sequence:</text:p>
      <text:p text:style-name="P5"/>
      <text:p text:style-name="P5"><text:tab/>1, 2, 3, 5, 8, 13, 21, 34, 55, 89, …</text:p>
      <text:p text:style-name="P5"/>
      <text:p text:style-name="P5">Of course note that after the first two terms, every term is the sum of the previous two. That's because of</text:p>
      <text:p text:style-name="P5"/>
      <text:p text:style-name="P5"><text:tab/>T(n) = T(n – 1) + T(n – 2), if n &gt; 2</text:p>
      <text:p text:style-name="P5"/>
      <text:p text:style-name="P5">We can set T(0) = 1 (there is only one way to tile the 1-by-0 board: don't tile!) In that case the sequence of T(0), T(1), T(2), T(3), T(4), … is</text:p>
      <text:p text:style-name="P5"/>
      <text:p text:style-name="P5"><text:tab/>1, 1, 2, 3, 5, 8, 13, 21, 34, 55, 89, …</text:p>
      <text:p text:style-name="P5"/>
      <text:p text:style-name="Standard"><text:span text:style-name="T41">This is the famous </text:span><text:span text:style-name="T43">Fibonacci sequence</text:span><text:span text:style-name="T41"> </text:span><text:span text:style-name="T42">that you have seen earlier!!!</text:span></text:p>
      <text:p text:style-name="P5"/>
      <text:p text:style-name="P5"><text:tab/><text:span text:style-name="T86">fib</text:span>(0) = 1</text:p>
      <text:p text:style-name="P5"><text:tab/><text:span text:style-name="T86">fib</text:span>(1) = 1</text:p>
      <text:p text:style-name="P5"><text:tab/><text:span text:style-name="T86">fib</text:span>(n) = <text:span text:style-name="T86">fib</text:span>(n – 1) + <text:span text:style-name="T86">fib</text:span>(n – 2), if n &gt; 1</text:p>
      <text:p text:style-name="P5"/>
      <text:p text:style-name="P5">This sequence of numbers appears in many areas of math, physics, chemistry, finance, … you name it.</text:p>
      <text:p text:style-name="P5"/>
      <text:p text:style-name="P5">You see from this example that we try to solve a problem by restating it in terms of small subproblems:</text:p>
      <text:p text:style-name="P5"/>
      <text:p text:style-name="P5"><text:tab/><text:span text:style-name="T59">Problem</text:span><text:tab/><text:tab/><text:span text:style-name="T59">Subproblems</text:span></text:p>
      <text:p text:style-name="P5"><text:tab/>tiling a 1-by-5 board<text:tab/>tiling a 1-by-4 board</text:p>
      <text:p text:style-name="P5"><text:tab/><text:tab/><text:tab/><text:tab/>tiling a 1-by-3 board</text:p>
      <text:p text:style-name="P5"/>
      <text:p text:style-name="P5">Specifically:</text:p>
      <text:p text:style-name="P5"/>
      <text:p text:style-name="P5"><text:tab/>a <text:span text:style-name="T59">1-by-5 tiling</text:span> is<text:tab/> either<text:tab/>a 1-by-1 tile followed by a <text:span text:style-name="T59">1-by-4 tiling</text:span></text:p>
      <text:p text:style-name="P5"><text:tab/><text:tab/><text:tab/>or <text:tab/>a 1-by-2 tile followed by a <text:span text:style-name="T59">1-by-3 tiling</text:span></text:p>
      <text:p text:style-name="P5"/>
      <text:p text:style-name="P5"/>
      <text:p text:style-name="P5"><text:span text:style-name="T13">Exercise.</text:span> Let T(n) be the number of tilings of a 2-by-n board using 1-by-2 or 2-by-1 tiles. As an example, for the case of n = 5, how many ways are there to tile the following 2-by-5 board:</text:p>
      <text:p text:style-name="P5"/>
      <text:p text:style-name="P5"><text:soft-page-break/></text:p>
      <table:table table:name="Table28" table:style-name="Table28">
        <table:table-column table:style-name="Table28.A"/>
        <table:table-column table:style-name="Table28.B"/>
        <table:table-column table:style-name="Table28.C" table:number-columns-repeated="3"/>
        <table:table-row table:style-name="Table28.1">
          <table:table-cell table:style-name="Table28.A1" office:value-type="string">
            <text:p text:style-name="P114"/>
          </table:table-cell>
          <table:table-cell table:style-name="Table28.A1" office:value-type="string">
            <text:p text:style-name="P114"/>
          </table:table-cell>
          <table:table-cell table:style-name="Table28.A1" office:value-type="string">
            <text:p text:style-name="P114"/>
          </table:table-cell>
          <table:table-cell table:style-name="Table28.A1" office:value-type="string">
            <text:p text:style-name="P114"/>
          </table:table-cell>
          <table:table-cell table:style-name="Table28.E1" office:value-type="string">
            <text:p text:style-name="P114"/>
          </table:table-cell>
        </table:table-row>
        <table:table-row table:style-name="Table28.1">
          <table:table-cell table:style-name="Table28.A2" office:value-type="string">
            <text:p text:style-name="P114"/>
          </table:table-cell>
          <table:table-cell table:style-name="Table28.A2" office:value-type="string">
            <text:p text:style-name="P114"/>
          </table:table-cell>
          <table:table-cell table:style-name="Table28.A2" office:value-type="string">
            <text:p text:style-name="P114"/>
          </table:table-cell>
          <table:table-cell table:style-name="Table28.A2" office:value-type="string">
            <text:p text:style-name="P114"/>
          </table:table-cell>
          <table:table-cell table:style-name="Table28.E2" office:value-type="string">
            <text:p text:style-name="P114"/>
          </table:table-cell>
        </table:table-row>
      </table:table>
      <text:p text:style-name="P5"/>
      <text:p text:style-name="P5">with the following types of tiles:</text:p>
      <text:p text:style-name="P5"/>
      <table:table table:name="Table29" table:style-name="Table29">
        <table:table-column table:style-name="Table29.A"/>
        <table:table-column table:style-name="Table29.B"/>
        <table:table-column table:style-name="Table29.C" table:number-columns-repeated="3"/>
        <table:table-row table:style-name="TableLine1687335316144">
          <table:table-cell table:style-name="Table29.A1" office:value-type="string">
            <text:p text:style-name="P114"/>
          </table:table-cell>
          <table:table-cell table:style-name="Table29.B1" office:value-type="string">
            <text:p text:style-name="P114"/>
          </table:table-cell>
          <table:table-cell table:style-name="Table29.B1" office:value-type="string">
            <text:p text:style-name="P114"/>
          </table:table-cell>
          <table:table-cell table:style-name="Table29.D1" office:value-type="string">
            <text:p text:style-name="P114"/>
          </table:table-cell>
          <table:table-cell table:style-name="Table29.E1" office:value-type="string">
            <text:p text:style-name="P114"/>
          </table:table-cell>
        </table:table-row>
        <table:table-row table:style-name="TableLine1687335338448">
          <table:table-cell table:style-name="Table29.A2" office:value-type="string">
            <text:p text:style-name="P114"/>
          </table:table-cell>
          <table:table-cell table:style-name="Table29.B1" office:value-type="string">
            <text:p text:style-name="P114"/>
          </table:table-cell>
          <table:table-cell table:style-name="Table29.B1" office:value-type="string">
            <text:p text:style-name="P114"/>
          </table:table-cell>
          <table:table-cell table:style-name="Table29.D2" office:value-type="string">
            <text:p text:style-name="P114"/>
          </table:table-cell>
          <table:table-cell table:style-name="Table29.D2" office:value-type="string">
            <text:p text:style-name="P114"/>
          </table:table-cell>
        </table:table-row>
      </table:table>
      <text:p text:style-name="P5"/>
      <text:p text:style-name="P5">Let T(0) = 1. Complete this:</text:p>
      <text:p text:style-name="P5"/>
      <text:p text:style-name="P5"><text:tab/>T(0) = 1</text:p>
      <text:p text:style-name="P5"><text:tab/>T(1) =</text:p>
      <text:p text:style-name="P5"><text:tab/>T(n) = </text:p>
      <text:p text:style-name="P5"/>
      <text:p text:style-name="P5"/>
      <text:p text:style-name="P5">You might think “Aw.... this is just one of those academic math problems. I don't see how a puzzle like this can be used in the real world.” The essence of the technique, i.e. recursion, appears all the time in the real world. Here's one: Find the shortest path on this “simplified internet” from machine A to B in this configuration</text:p>
      <text:p text:style-name="P5"/>
      <text:p text:style-name="P5"/>
      <text:p text:style-name="P5"/>
      <text:p text:style-name="P5"><draw:g text:anchor-type="paragraph" draw:z-index="54" draw:name="Shape75" draw:style-name="gr5"><draw:ellipse draw:style-name="gr21" draw:text-style-name="P134" svg:width="0.1669in" svg:height="0.1878in" svg:x="0.6083in" svg:y="0.0059in"><text:p/></draw:ellipse><draw:frame draw:style-name="gr9" draw:text-style-name="P133" svg:width="0.1567in" svg:height="0.1925in" svg:x="0.452in" svg:y="0.0059in"><draw:text-box><text:p><text:span text:style-name="T38">A</text:span></text:p></draw:text-box></draw:frame><draw:ellipse draw:style-name="gr21" draw:text-style-name="P134" svg:width="0.1669in" svg:height="0.1878in" svg:x="1.0457in" svg:y="0.4264in"><text:p/></draw:ellipse><draw:ellipse draw:style-name="gr21" draw:text-style-name="P134" svg:width="0.1669in" svg:height="0.1878in" svg:x="0.7122in" svg:y="0.565in"><text:p/></draw:ellipse><draw:ellipse draw:style-name="gr21" draw:text-style-name="P134" svg:width="0.1669in" svg:height="0.1878in" svg:x="0.9622in" svg:y="-0.3307in"><text:p/></draw:ellipse><draw:ellipse draw:style-name="gr21" draw:text-style-name="P134" svg:width="0.1669in" svg:height="0.1878in" svg:x="0.9311in" svg:y="0.0374in"><text:p/></draw:ellipse><draw:ellipse draw:style-name="gr21" draw:text-style-name="P134" svg:width="0.1669in" svg:height="0.1878in" svg:x="1.3165in" svg:y="-0.1535in"><text:p/></draw:ellipse><draw:ellipse draw:style-name="gr21" draw:text-style-name="P134" svg:width="0.1669in" svg:height="0.1878in" svg:x="1.2957in" svg:y="0.1902in"><text:p/></draw:ellipse><draw:ellipse draw:style-name="gr21" draw:text-style-name="P134" svg:width="0.1669in" svg:height="0.1878in" svg:x="1.7437in" svg:y="-0.3205in"><text:p/></draw:ellipse><draw:ellipse draw:style-name="gr21" draw:text-style-name="P134" svg:width="0.1669in" svg:height="0.1878in" svg:x="1.65in" svg:y="0.0756in"><text:p/></draw:ellipse><draw:ellipse draw:style-name="gr21" draw:text-style-name="P134" svg:width="0.1669in" svg:height="0.1878in" svg:x="1.5248in" svg:y="0.3913in"><text:p/></draw:ellipse><draw:ellipse draw:style-name="gr21" draw:text-style-name="P134" svg:width="0.1669in" svg:height="0.1878in" svg:x="1.5563in" svg:y="-0.1815in"><text:p/></draw:ellipse><draw:ellipse draw:style-name="gr21" draw:text-style-name="P134" svg:width="0.1669in" svg:height="0.1878in" svg:x="1.9417in" svg:y="0.1413in"><text:p/></draw:ellipse><draw:ellipse draw:style-name="gr21" draw:text-style-name="P134" svg:width="0.1669in" svg:height="0.1878in" svg:x="1.8894in" svg:y="0.5547in"><text:p/></draw:ellipse><draw:frame draw:style-name="gr9" draw:text-style-name="P133" svg:width="0.1567in" svg:height="0.1925in" svg:x="2.7957in" svg:y="0.263in"><draw:text-box><text:p><text:span text:style-name="T38">B</text:span></text:p></draw:text-box></draw:frame><draw:line draw:style-name="gr13" draw:text-style-name="P129" svg:x1="0.6811in" svg:y1="0.1in" svg:x2="0.7957in" svg:y2="0.6626in"><text:p/></draw:line><draw:line draw:style-name="gr13" draw:text-style-name="P129" svg:x1="1.0563in" svg:y1="-0.2335in" svg:x2="0.6811in" svg:y2="0.1in"><text:p/></draw:line><draw:line draw:style-name="gr13" draw:text-style-name="P129" svg:x1="1.0039in" svg:y1="0.1in" svg:x2="0.6811in" svg:y2="0.1in"><text:p/></draw:line><draw:line draw:style-name="gr13" draw:text-style-name="P129" svg:x1="1.15in" svg:y1="0.5264in" svg:x2="0.7957in" svg:y2="0.6618in"><text:p/></draw:line><draw:line draw:style-name="gr13" draw:text-style-name="P129" svg:x1="1.4106in" svg:y1="-0.0354in" svg:x2="1.0563in" svg:y2="-0.2335in"><text:p/></draw:line><draw:line draw:style-name="gr13" draw:text-style-name="P129" svg:x1="1.0035in" svg:y1="0.1in" svg:x2="1.1492in" svg:y2="0.5272in"><text:p/></draw:line><draw:line draw:style-name="gr13" draw:text-style-name="P129" svg:x1="1.4102in" svg:y1="-0.0354in" svg:x2="1.4102in" svg:y2="0.3083in"><text:p/></draw:line><draw:line draw:style-name="gr13" draw:text-style-name="P129" svg:x1="1.7961in" svg:y1="-0.2343in" svg:x2="1.0563in" svg:y2="-0.2445in"><text:p/></draw:line><draw:line draw:style-name="gr13" draw:text-style-name="P129" svg:x1="1.952in" svg:y1="0.6618in" svg:x2="1.7228in" svg:y2="0.1827in"><text:p/></draw:line><draw:line draw:style-name="gr13" draw:text-style-name="P129" svg:x1="1.7228in" svg:y1="0.1827in" svg:x2="1.4102in" svg:y2="0.3079in"><text:p/></draw:line><draw:line draw:style-name="gr13" draw:text-style-name="P129" svg:x1="1.4102in" svg:y1="-0.0354in" svg:x2="1.7228in" svg:y2="0.1835in"><text:p/></draw:line><draw:line draw:style-name="gr13" draw:text-style-name="P129" svg:x1="1.65in" svg:y1="-0.0819in" svg:x2="2.3165in" svg:y2="-0.1827in"><text:p/></draw:line><draw:line draw:style-name="gr13" draw:text-style-name="P129" svg:x1="1.0039in" svg:y1="0.1in" svg:x2="0.7957in" svg:y2="0.6626in"><text:p/></draw:line><draw:line draw:style-name="gr13" draw:text-style-name="P129" svg:x1="1.7957in" svg:y1="-0.2335in" svg:x2="1.7228in" svg:y2="0.1831in"><text:p/></draw:line><draw:line draw:style-name="gr13" draw:text-style-name="P129" svg:x1="1.4102in" svg:y1="0.3083in" svg:x2="1.5874in" svg:y2="0.5272in"><text:p/></draw:line><draw:ellipse draw:style-name="gr21" draw:text-style-name="P134" svg:width="0.1669in" svg:height="0.1878in" svg:x="1.3063in" svg:y="0.5929in"><text:p/></draw:ellipse><draw:ellipse draw:style-name="gr21" draw:text-style-name="P134" svg:width="0.1669in" svg:height="0.1878in" svg:x="1.65in" svg:y="0.0756in"><text:p/></draw:ellipse><draw:ellipse draw:style-name="gr21" draw:text-style-name="P134" svg:width="0.1669in" svg:height="0.1878in" svg:x="2.1917in" svg:y="-0.0079in"><text:p/></draw:ellipse><draw:ellipse draw:style-name="gr21" draw:text-style-name="P134" svg:width="0.1669in" svg:height="0.1878in" svg:x="2.2331in" svg:y="-0.289in"><text:p/></draw:ellipse><draw:ellipse draw:style-name="gr21" draw:text-style-name="P134" svg:width="0.1669in" svg:height="0.1878in" svg:x="2.2122in" svg:y="0.2736in"><text:p/></draw:ellipse><draw:ellipse draw:style-name="gr21" draw:text-style-name="P134" svg:width="0.1669in" svg:height="0.1878in" svg:x="2.4937in" svg:y="-0.0496in"><text:p/></draw:ellipse><draw:ellipse draw:style-name="gr21" draw:text-style-name="P134" svg:width="0.1669in" svg:height="0.1878in" svg:x="2.5248in" svg:y="0.2803in"><text:p/></draw:ellipse><draw:ellipse draw:style-name="gr21" draw:text-style-name="P134" svg:width="0.1669in" svg:height="0.1878in" svg:x="2.3791in" svg:y="0.5512in"><text:p/></draw:ellipse><draw:line draw:style-name="gr13" draw:text-style-name="P129" svg:x1="1.15in" svg:y1="0.5264in" svg:x2="1.3791in" svg:y2="0.6827in"><text:p/></draw:line><draw:line draw:style-name="gr13" draw:text-style-name="P129" svg:x1="1.65in" svg:y1="-0.0807in" svg:x2="2.0354in" svg:y2="0.1831in"><text:p/></draw:line><draw:line draw:style-name="gr13" draw:text-style-name="P129" svg:x1="2.3165in" svg:y1="-0.1827in" svg:x2="2.2646in" svg:y2="0.0882in"><text:p/></draw:line><draw:line draw:style-name="gr13" draw:text-style-name="P129" svg:x1="2.2646in" svg:y1="0.0882in" svg:x2="1.9728in" svg:y2="0.2339in"><text:p/></draw:line><draw:line draw:style-name="gr13" draw:text-style-name="P129" svg:x1="2.6083in" svg:y1="0.3709in" svg:x2="2.2854in" svg:y2="0.3709in"><text:p/></draw:line><draw:line draw:style-name="gr13" draw:text-style-name="P129" svg:x1="2.4728in" svg:y1="0.6626in" svg:x2="2.6083in" svg:y2="0.3709in"><text:p/></draw:line><draw:line draw:style-name="gr13" draw:text-style-name="P129" svg:x1="2.4728in" svg:y1="0.6618in" svg:x2="1.952in" svg:y2="0.6618in"><text:p/></draw:line><draw:line draw:style-name="gr13" draw:text-style-name="P129" svg:x1="2.5972in" svg:y1="0.0472in" svg:x2="2.6075in" svg:y2="0.3701in"><text:p/></draw:line><draw:line draw:style-name="gr13" draw:text-style-name="P129" svg:x1="2.598in" svg:y1="0.0472in" svg:x2="2.2646in" svg:y2="0.0472in"><text:p/></draw:line><draw:line draw:style-name="gr13" draw:text-style-name="P129" svg:x1="2.2854in" svg:y1="0.3701in" svg:x2="2.2646in" svg:y2="0.0472in"><text:p/></draw:line><draw:line draw:style-name="gr13" draw:text-style-name="P129" svg:x1="2.4728in" svg:y1="0.6622in" svg:x2="1.9728in" svg:y2="0.2457in"><text:p/></draw:line><draw:line draw:style-name="gr13" draw:text-style-name="P129" svg:x1="1.3791in" svg:y1="0.6862in" svg:x2="1.6394in" svg:y2="0.5264in"><text:p/></draw:line><draw:line draw:style-name="gr13" draw:text-style-name="P129" svg:x1="1.7957in" svg:y1="-0.2335in" svg:x2="2.3165in" svg:y2="-0.1815in"><text:p/></draw:line></draw:g></text:p>
      <text:p text:style-name="P5"/>
      <text:p text:style-name="P5"/>
      <text:p text:style-name="P5"/>
      <text:p text:style-name="P5"/>
      <text:p text:style-name="P5"/>
      <text:p text:style-name="P5">where each dot is a machine and each line is a communication line between the two machines. This can be thought as a made up of finding shortest path from A1,A2,A3 to B in the following configurations or subproblems:</text:p>
      <text:p text:style-name="P5"/>
      <text:p text:style-name="P5"><draw:g text:anchor-type="paragraph" draw:z-index="55" draw:name="Shape76" draw:style-name="gr5"><draw:ellipse draw:style-name="gr21" draw:text-style-name="P134" svg:width="0.1669in" svg:height="0.1878in" svg:x="1.2752in" svg:y="0.7866in"><text:p/></draw:ellipse><draw:ellipse draw:style-name="gr21" draw:text-style-name="P134" svg:width="0.1669in" svg:height="0.1878in" svg:x="0.9417in" svg:y="0.9256in"><text:p/></draw:ellipse><draw:ellipse draw:style-name="gr21" draw:text-style-name="P134" svg:width="0.1669in" svg:height="0.1878in" svg:x="1.1917in" svg:y="0.0299in"><text:p/></draw:ellipse><draw:ellipse draw:style-name="gr21" draw:text-style-name="P134" svg:width="0.1669in" svg:height="0.1878in" svg:x="1.1602in" svg:y="0.398in"><text:p/></draw:ellipse><draw:ellipse draw:style-name="gr21" draw:text-style-name="P134" svg:width="0.1669in" svg:height="0.1878in" svg:x="1.5457in" svg:y="0.2067in"><text:p/></draw:ellipse><draw:ellipse draw:style-name="gr21" draw:text-style-name="P134" svg:width="0.1669in" svg:height="0.1878in" svg:x="1.5252in" svg:y="0.5508in"><text:p/></draw:ellipse><draw:ellipse draw:style-name="gr21" draw:text-style-name="P134" svg:width="0.1669in" svg:height="0.1878in" svg:x="1.9728in" svg:y="0.0402in"><text:p/></draw:ellipse><draw:ellipse draw:style-name="gr21" draw:text-style-name="P134" svg:width="0.1669in" svg:height="0.1878in" svg:x="1.8791in" svg:y="0.4362in"><text:p/></draw:ellipse><draw:ellipse draw:style-name="gr21" draw:text-style-name="P134" svg:width="0.1669in" svg:height="0.1878in" svg:x="1.7543in" svg:y="0.752in"><text:p/></draw:ellipse><draw:ellipse draw:style-name="gr21" draw:text-style-name="P134" svg:width="0.1669in" svg:height="0.1878in" svg:x="1.7854in" svg:y="0.1791in"><text:p/></draw:ellipse><draw:ellipse draw:style-name="gr21" draw:text-style-name="P134" svg:width="0.1669in" svg:height="0.1878in" svg:x="2.1709in" svg:y="0.502in"><text:p/></draw:ellipse><draw:ellipse draw:style-name="gr21" draw:text-style-name="P134" svg:width="0.1669in" svg:height="0.1878in" svg:x="2.1189in" svg:y="0.9154in"><text:p/></draw:ellipse><draw:frame draw:style-name="gr9" draw:text-style-name="P133" svg:width="0.1567in" svg:height="0.1925in" svg:x="3.0252in" svg:y="0.6236in"><draw:text-box><text:p><text:span text:style-name="T38">B</text:span></text:p></draw:text-box></draw:frame><draw:line draw:style-name="gr13" draw:text-style-name="P129" svg:x1="1.3795in" svg:y1="0.8874in" svg:x2="1.0252in" svg:y2="1.0228in"><text:p/></draw:line><draw:line draw:style-name="gr13" draw:text-style-name="P129" svg:x1="1.6398in" svg:y1="0.3252in" svg:x2="1.2854in" svg:y2="0.1272in"><text:p/></draw:line><draw:line draw:style-name="gr13" draw:text-style-name="P129" svg:x1="1.2335in" svg:y1="0.4602in" svg:x2="1.3791in" svg:y2="0.8874in"><text:p/></draw:line><draw:line draw:style-name="gr13" draw:text-style-name="P129" svg:x1="1.6398in" svg:y1="0.3244in" svg:x2="1.6398in" svg:y2="0.6681in"><text:p/></draw:line><draw:line draw:style-name="gr13" draw:text-style-name="P129" svg:x1="2.0252in" svg:y1="0.1268in" svg:x2="1.2854in" svg:y2="0.1165in"><text:p/></draw:line><draw:line draw:style-name="gr13" draw:text-style-name="P129" svg:x1="2.1811in" svg:y1="1.0228in" svg:x2="1.952in" svg:y2="0.5437in"><text:p/></draw:line><draw:line draw:style-name="gr13" draw:text-style-name="P129" svg:x1="1.9524in" svg:y1="0.5437in" svg:x2="1.6398in" svg:y2="0.6689in"><text:p/></draw:line><draw:line draw:style-name="gr13" draw:text-style-name="P129" svg:x1="1.6398in" svg:y1="0.3244in" svg:x2="1.9524in" svg:y2="0.5433in"><text:p/></draw:line><draw:line draw:style-name="gr13" draw:text-style-name="P129" svg:x1="1.8791in" svg:y1="0.2799in" svg:x2="2.5457in" svg:y2="0.1791in"><text:p/></draw:line><draw:line draw:style-name="gr13" draw:text-style-name="P129" svg:x1="1.2335in" svg:y1="0.4602in" svg:x2="1.0252in" svg:y2="1.0228in"><text:p/></draw:line><draw:line draw:style-name="gr13" draw:text-style-name="P129" svg:x1="2.0248in" svg:y1="0.1272in" svg:x2="1.952in" svg:y2="0.5437in"><text:p/></draw:line><draw:line draw:style-name="gr13" draw:text-style-name="P129" svg:x1="1.6398in" svg:y1="0.6681in" svg:x2="1.8169in" svg:y2="0.887in"><text:p/></draw:line><draw:ellipse draw:style-name="gr21" draw:text-style-name="P134" svg:width="0.1669in" svg:height="0.1878in" svg:x="1.5354in" svg:y="0.9535in"><text:p/></draw:ellipse><draw:ellipse draw:style-name="gr21" draw:text-style-name="P134" svg:width="0.1669in" svg:height="0.1878in" svg:x="1.8791in" svg:y="0.4362in"><text:p/></draw:ellipse><draw:ellipse draw:style-name="gr21" draw:text-style-name="P134" svg:width="0.1669in" svg:height="0.1878in" svg:x="2.4209in" svg:y="0.3528in"><text:p/></draw:ellipse><draw:ellipse draw:style-name="gr21" draw:text-style-name="P134" svg:width="0.1669in" svg:height="0.1878in" svg:x="2.4626in" svg:y="0.0717in"><text:p/></draw:ellipse><draw:ellipse draw:style-name="gr21" draw:text-style-name="P134" svg:width="0.1669in" svg:height="0.1878in" svg:x="2.4417in" svg:y="0.6339in"><text:p/></draw:ellipse><draw:ellipse draw:style-name="gr21" draw:text-style-name="P134" svg:width="0.1669in" svg:height="0.1878in" svg:x="2.7228in" svg:y="0.311in"><text:p/></draw:ellipse><draw:ellipse draw:style-name="gr21" draw:text-style-name="P134" svg:width="0.1669in" svg:height="0.1878in" svg:x="2.7543in" svg:y="0.6409in"><text:p/></draw:ellipse><draw:ellipse draw:style-name="gr21" draw:text-style-name="P134" svg:width="0.1669in" svg:height="0.1878in" svg:x="2.6083in" svg:y="0.9118in"><text:p/></draw:ellipse><draw:line draw:style-name="gr13" draw:text-style-name="P129" svg:x1="1.3791in" svg:y1="0.8874in" svg:x2="1.6083in" svg:y2="1.0437in"><text:p/></draw:line><draw:line draw:style-name="gr13" draw:text-style-name="P129" svg:x1="1.8791in" svg:y1="0.2799in" svg:x2="2.2646in" svg:y2="0.5437in"><text:p/></draw:line><draw:line draw:style-name="gr13" draw:text-style-name="P129" svg:x1="2.5457in" svg:y1="0.1791in" svg:x2="2.4937in" svg:y2="0.45in"><text:p/></draw:line><draw:line draw:style-name="gr13" draw:text-style-name="P129" svg:x1="2.4937in" svg:y1="0.45in" svg:x2="2.202in" svg:y2="0.5957in"><text:p/></draw:line><draw:line draw:style-name="gr13" draw:text-style-name="P129" svg:x1="2.8374in" svg:y1="0.7311in" svg:x2="2.5146in" svg:y2="0.7311in"><text:p/></draw:line><draw:line draw:style-name="gr13" draw:text-style-name="P129" svg:x1="2.702in" svg:y1="1.0228in" svg:x2="2.8374in" svg:y2="0.7311in"><text:p/></draw:line><draw:line draw:style-name="gr13" draw:text-style-name="P129" svg:x1="2.702in" svg:y1="1.0228in" svg:x2="2.1811in" svg:y2="1.0228in"><text:p/></draw:line><draw:line draw:style-name="gr13" draw:text-style-name="P129" svg:x1="2.8272in" svg:y1="0.4083in" svg:x2="2.8374in" svg:y2="0.7311in"><text:p/></draw:line><draw:line draw:style-name="gr13" draw:text-style-name="P129" svg:x1="2.8272in" svg:y1="0.4083in" svg:x2="2.4937in" svg:y2="0.4083in"><text:p/></draw:line><draw:line draw:style-name="gr13" draw:text-style-name="P129" svg:x1="2.5146in" svg:y1="0.7311in" svg:x2="2.4937in" svg:y2="0.4083in"><text:p/></draw:line><draw:line draw:style-name="gr13" draw:text-style-name="P129" svg:x1="2.702in" svg:y1="1.0228in" svg:x2="2.202in" svg:y2="0.6063in"><text:p/></draw:line><draw:line draw:style-name="gr13" draw:text-style-name="P129" svg:x1="1.6083in" svg:y1="1.0472in" svg:x2="1.8685in" svg:y2="0.8874in"><text:p/></draw:line><draw:line draw:style-name="gr13" draw:text-style-name="P129" svg:x1="2.0252in" svg:y1="0.1272in" svg:x2="2.5461in" svg:y2="0.1791in"><text:p/></draw:line><draw:frame draw:style-name="gr22" draw:text-style-name="P133" svg:width="0.2921in" svg:height="0.2094in" svg:x="0.9in" svg:y="0.0083in"><draw:text-box><text:p><text:span text:style-name="T38">A1</text:span></text:p></draw:text-box></draw:frame></draw:g></text:p>
      <text:p text:style-name="P5"/>
      <text:p text:style-name="P5"/>
      <text:p text:style-name="P5"/>
      <text:p text:style-name="P5"/>
      <text:p text:style-name="P5"/>
      <text:p text:style-name="P5"/>
      <text:p text:style-name="P5"/>
      <text:p text:style-name="P5"/>
      <text:p text:style-name="P5"><draw:ellipse text:anchor-type="paragraph" draw:z-index="56" draw:name="Shape77" draw:style-name="gr19" draw:text-style-name="P134" svg:width="0.1669in" svg:height="0.1878in" svg:x="1.2752in" svg:y="0.7866in"><text:p/></draw:ellipse><draw:ellipse text:anchor-type="paragraph" draw:z-index="57" draw:name="Shape78" draw:style-name="gr19" draw:text-style-name="P134" svg:width="0.1669in" svg:height="0.1878in" svg:x="0.9417in" svg:y="0.9256in"><text:p/></draw:ellipse><draw:ellipse text:anchor-type="paragraph" draw:z-index="58" draw:name="Shape79" draw:style-name="gr19" draw:text-style-name="P134" svg:width="0.1669in" svg:height="0.1878in" svg:x="1.1917in" svg:y="0.0299in"><text:p/></draw:ellipse><draw:ellipse text:anchor-type="paragraph" draw:z-index="59" draw:name="Shape80" draw:style-name="gr19" draw:text-style-name="P134" svg:width="0.1669in" svg:height="0.1878in" svg:x="1.1602in" svg:y="0.398in"><text:p/></draw:ellipse><draw:ellipse text:anchor-type="paragraph" draw:z-index="60" draw:name="Shape81" draw:style-name="gr19" draw:text-style-name="P134" svg:width="0.1669in" svg:height="0.1878in" svg:x="1.5457in" svg:y="0.2071in"><text:p/></draw:ellipse><draw:ellipse text:anchor-type="paragraph" draw:z-index="61" draw:name="Shape82" draw:style-name="gr19" draw:text-style-name="P134" svg:width="0.1669in" svg:height="0.1878in" svg:x="1.5252in" svg:y="0.5508in"><text:p/></draw:ellipse><draw:ellipse text:anchor-type="paragraph" draw:z-index="62" draw:name="Shape83" draw:style-name="gr19" draw:text-style-name="P134" svg:width="0.1669in" svg:height="0.1878in" svg:x="1.9728in" svg:y="0.0402in"><text:p/></draw:ellipse><draw:ellipse text:anchor-type="paragraph" draw:z-index="63" draw:name="Shape84" draw:style-name="gr19" draw:text-style-name="P134" svg:width="0.1669in" svg:height="0.1878in" svg:x="1.8791in" svg:y="0.4362in"><text:p/></draw:ellipse><draw:ellipse text:anchor-type="paragraph" draw:z-index="64" draw:name="Shape85" draw:style-name="gr19" draw:text-style-name="P134" svg:width="0.1669in" svg:height="0.1878in" svg:x="1.7543in" svg:y="0.752in"><text:p/></draw:ellipse><draw:ellipse text:anchor-type="paragraph" draw:z-index="65" draw:name="Shape86" draw:style-name="gr19" draw:text-style-name="P134" svg:width="0.1669in" svg:height="0.1878in" svg:x="1.7854in" svg:y="0.1791in"><text:p/></draw:ellipse><draw:ellipse text:anchor-type="paragraph" draw:z-index="66" draw:name="Shape87" draw:style-name="gr19" draw:text-style-name="P134" svg:width="0.1669in" svg:height="0.1878in" svg:x="2.1709in" svg:y="0.502in"><text:p/></draw:ellipse><draw:ellipse text:anchor-type="paragraph" draw:z-index="67" draw:name="Shape88" draw:style-name="gr19" draw:text-style-name="P134" svg:width="0.1669in" svg:height="0.1878in" svg:x="2.1189in" svg:y="0.9154in"><text:p/></draw:ellipse><draw:frame text:anchor-type="paragraph" draw:z-index="68" draw:name="Shape89" draw:style-name="gr20" draw:text-style-name="P133" svg:width="0.1567in" svg:height="0.1925in" svg:x="3.0252in" svg:y="0.6236in"><draw:text-box><text:p><text:span text:style-name="T38">B</text:span></text:p></draw:text-box></draw:frame><draw:line text:anchor-type="paragraph" draw:z-index="69" draw:name="Shape90" draw:style-name="gr18" draw:text-style-name="P129" svg:x1="1.3795in" svg:y1="0.8874in" svg:x2="1.0252in" svg:y2="1.0228in"><text:p/></draw:line><draw:line text:anchor-type="paragraph" draw:z-index="70" draw:name="Shape91" draw:style-name="gr18" draw:text-style-name="P129" svg:x1="1.6398in" svg:y1="0.3252in" svg:x2="1.2854in" svg:y2="0.1272in"><text:p/></draw:line><draw:line text:anchor-type="paragraph" draw:z-index="71" draw:name="Shape92" draw:style-name="gr18" draw:text-style-name="P129" svg:x1="1.2335in" svg:y1="0.4602in" svg:x2="1.3791in" svg:y2="0.8874in"><text:p/></draw:line><draw:line text:anchor-type="paragraph" draw:z-index="72" draw:name="Shape93" draw:style-name="gr18" draw:text-style-name="P129" svg:x1="1.6398in" svg:y1="0.3252in" svg:x2="1.6398in" svg:y2="0.6689in"><text:p/></draw:line><draw:line text:anchor-type="paragraph" draw:z-index="73" draw:name="Shape94" draw:style-name="gr18" draw:text-style-name="P129" svg:x1="2.0252in" svg:y1="0.1268in" svg:x2="1.2854in" svg:y2="0.1165in"><text:p/></draw:line><draw:line text:anchor-type="paragraph" draw:z-index="74" draw:name="Shape95" draw:style-name="gr18" draw:text-style-name="P129" svg:x1="2.1811in" svg:y1="1.0228in" svg:x2="1.952in" svg:y2="0.5437in"><text:p/></draw:line><draw:line text:anchor-type="paragraph" draw:z-index="75" draw:name="Shape96" draw:style-name="gr18" draw:text-style-name="P129" svg:x1="1.9524in" svg:y1="0.5437in" svg:x2="1.6398in" svg:y2="0.6689in"><text:p/></draw:line><draw:line text:anchor-type="paragraph" draw:z-index="76" draw:name="Shape97" draw:style-name="gr18" draw:text-style-name="P129" svg:x1="1.6398in" svg:y1="0.3252in" svg:x2="1.9524in" svg:y2="0.5441in"><text:p/></draw:line><draw:line text:anchor-type="paragraph" draw:z-index="77" draw:name="Shape98" draw:style-name="gr18" draw:text-style-name="P129" svg:x1="1.8791in" svg:y1="0.2799in" svg:x2="2.5457in" svg:y2="0.1791in"><text:p/></draw:line><draw:line text:anchor-type="paragraph" draw:z-index="78" draw:name="Shape99" draw:style-name="gr18" draw:text-style-name="P129" svg:x1="1.2335in" svg:y1="0.4602in" svg:x2="1.0252in" svg:y2="1.0228in"><text:p/></draw:line><draw:line text:anchor-type="paragraph" draw:z-index="79" draw:name="Shape100" draw:style-name="gr18" draw:text-style-name="P129" svg:x1="2.0248in" svg:y1="0.1272in" svg:x2="1.952in" svg:y2="0.5437in"><text:p/></draw:line><draw:line text:anchor-type="paragraph" draw:z-index="80" draw:name="Shape101" draw:style-name="gr18" draw:text-style-name="P129" svg:x1="1.6398in" svg:y1="0.6689in" svg:x2="1.8169in" svg:y2="0.8878in"><text:p/></draw:line><draw:ellipse text:anchor-type="paragraph" draw:z-index="81" draw:name="Shape102" draw:style-name="gr19" draw:text-style-name="P134" svg:width="0.1669in" svg:height="0.1878in" svg:x="1.5354in" svg:y="0.9535in"><text:p/></draw:ellipse><draw:ellipse text:anchor-type="paragraph" draw:z-index="82" draw:name="Shape103" draw:style-name="gr19" draw:text-style-name="P134" svg:width="0.1669in" svg:height="0.1878in" svg:x="1.8791in" svg:y="0.4362in"><text:p/></draw:ellipse><draw:ellipse text:anchor-type="paragraph" draw:z-index="83" draw:name="Shape104" draw:style-name="gr19" draw:text-style-name="P134" svg:width="0.1669in" svg:height="0.1878in" svg:x="2.4209in" svg:y="0.3528in"><text:p/></draw:ellipse><draw:ellipse text:anchor-type="paragraph" draw:z-index="84" draw:name="Shape105" draw:style-name="gr19" draw:text-style-name="P134" svg:width="0.1669in" svg:height="0.1878in" svg:x="2.4626in" svg:y="0.0717in"><text:p/></draw:ellipse><draw:ellipse text:anchor-type="paragraph" draw:z-index="85" draw:name="Shape106" draw:style-name="gr19" draw:text-style-name="P134" svg:width="0.1669in" svg:height="0.1878in" svg:x="2.4417in" svg:y="0.6339in"><text:p/></draw:ellipse><draw:ellipse text:anchor-type="paragraph" draw:z-index="86" draw:name="Shape107" draw:style-name="gr19" draw:text-style-name="P134" svg:width="0.1669in" svg:height="0.1878in" svg:x="2.7228in" svg:y="0.311in"><text:p/></draw:ellipse><draw:ellipse text:anchor-type="paragraph" draw:z-index="87" draw:name="Shape108" draw:style-name="gr19" draw:text-style-name="P134" svg:width="0.1669in" svg:height="0.1878in" svg:x="2.7543in" svg:y="0.6409in"><text:p/></draw:ellipse><draw:ellipse text:anchor-type="paragraph" draw:z-index="88" draw:name="Shape109" draw:style-name="gr19" draw:text-style-name="P134" svg:width="0.1669in" svg:height="0.1878in" svg:x="2.6083in" svg:y="0.9118in"><text:p/></draw:ellipse><draw:line text:anchor-type="paragraph" draw:z-index="89" draw:name="Shape110" draw:style-name="gr18" draw:text-style-name="P129" svg:x1="1.3791in" svg:y1="0.8874in" svg:x2="1.6083in" svg:y2="1.0437in"><text:p/></draw:line><draw:line text:anchor-type="paragraph" draw:z-index="90" draw:name="Shape111" draw:style-name="gr18" draw:text-style-name="P129" svg:x1="1.8791in" svg:y1="0.2799in" svg:x2="2.2646in" svg:y2="0.5437in"><text:p/></draw:line><draw:line text:anchor-type="paragraph" draw:z-index="91" draw:name="Shape112" draw:style-name="gr18" draw:text-style-name="P129" svg:x1="2.5457in" svg:y1="0.1791in" svg:x2="2.4937in" svg:y2="0.45in"><text:p/></draw:line><draw:line text:anchor-type="paragraph" draw:z-index="92" draw:name="Shape113" draw:style-name="gr18" draw:text-style-name="P129" svg:x1="2.4937in" svg:y1="0.45in" svg:x2="2.202in" svg:y2="0.5957in"><text:p/></draw:line><draw:line text:anchor-type="paragraph" draw:z-index="93" draw:name="Shape114" draw:style-name="gr18" draw:text-style-name="P129" svg:x1="2.8374in" svg:y1="0.7311in" svg:x2="2.5146in" svg:y2="0.7311in"><text:p/></draw:line><draw:line text:anchor-type="paragraph" draw:z-index="94" draw:name="Shape115" draw:style-name="gr18" draw:text-style-name="P129" svg:x1="2.702in" svg:y1="1.0228in" svg:x2="2.8374in" svg:y2="0.7311in"><text:p/></draw:line><draw:line text:anchor-type="paragraph" draw:z-index="95" draw:name="Shape116" draw:style-name="gr18" draw:text-style-name="P129" svg:x1="2.702in" svg:y1="1.0228in" svg:x2="2.1811in" svg:y2="1.0228in"><text:p/></draw:line><draw:line text:anchor-type="paragraph" draw:z-index="96" draw:name="Shape117" draw:style-name="gr18" draw:text-style-name="P129" svg:x1="2.8272in" svg:y1="0.4083in" svg:x2="2.8374in" svg:y2="0.7311in"><text:p/></draw:line><draw:line text:anchor-type="paragraph" draw:z-index="97" draw:name="Shape118" draw:style-name="gr18" draw:text-style-name="P129" svg:x1="2.8272in" svg:y1="0.4083in" svg:x2="2.4937in" svg:y2="0.4083in"><text:p/></draw:line><draw:line text:anchor-type="paragraph" draw:z-index="98" draw:name="Shape119" draw:style-name="gr18" draw:text-style-name="P129" svg:x1="2.5146in" svg:y1="0.7311in" svg:x2="2.4937in" svg:y2="0.4083in"><text:p/></draw:line><draw:line text:anchor-type="paragraph" draw:z-index="99" draw:name="Shape120" draw:style-name="gr18" draw:text-style-name="P129" svg:x1="2.702in" svg:y1="1.0228in" svg:x2="2.202in" svg:y2="0.6063in"><text:p/></draw:line><draw:line text:anchor-type="paragraph" draw:z-index="100" draw:name="Shape121" draw:style-name="gr18" draw:text-style-name="P129" svg:x1="1.6083in" svg:y1="1.0472in" svg:x2="1.8685in" svg:y2="0.8874in"><text:p/></draw:line><draw:line text:anchor-type="paragraph" draw:z-index="101" draw:name="Shape122" draw:style-name="gr18" draw:text-style-name="P129" svg:x1="2.0252in" svg:y1="0.1272in" svg:x2="2.5461in" svg:y2="0.1791in"><text:p/></draw:line></text:p>
      <text:p text:style-name="P5"/>
      <text:p text:style-name="P5"><draw:frame text:anchor-type="paragraph" draw:z-index="102" draw:name="Shape123" draw:style-name="gr17" draw:text-style-name="P133" svg:width="0.2921in" svg:height="0.2094in" svg:x="0.8689in" svg:y="0.0571in"><draw:text-box><text:p><text:span text:style-name="T38">A2</text:span></text:p></draw:text-box></draw:frame></text:p>
      <text:p text:style-name="P5"/>
      <text:p text:style-name="P5"/>
      <text:p text:style-name="P5"/>
      <text:p text:style-name="P5"/>
      <text:p text:style-name="P5"><text:soft-page-break/></text:p>
      <text:p text:style-name="P5"/>
      <text:p text:style-name="P5"><draw:ellipse text:anchor-type="paragraph" draw:z-index="103" draw:name="Shape124" draw:style-name="gr19" draw:text-style-name="P134" svg:width="0.1669in" svg:height="0.1878in" svg:x="1.2752in" svg:y="0.7866in"><text:p/></draw:ellipse><draw:ellipse text:anchor-type="paragraph" draw:z-index="104" draw:name="Shape125" draw:style-name="gr19" draw:text-style-name="P134" svg:width="0.1669in" svg:height="0.1878in" svg:x="0.9417in" svg:y="0.9256in"><text:p/></draw:ellipse><draw:ellipse text:anchor-type="paragraph" draw:z-index="105" draw:name="Shape126" draw:style-name="gr19" draw:text-style-name="P134" svg:width="0.1669in" svg:height="0.1878in" svg:x="1.1917in" svg:y="0.0299in"><text:p/></draw:ellipse><draw:ellipse text:anchor-type="paragraph" draw:z-index="106" draw:name="Shape127" draw:style-name="gr19" draw:text-style-name="P134" svg:width="0.1669in" svg:height="0.1878in" svg:x="1.1602in" svg:y="0.398in"><text:p/></draw:ellipse><draw:ellipse text:anchor-type="paragraph" draw:z-index="107" draw:name="Shape128" draw:style-name="gr19" draw:text-style-name="P134" svg:width="0.1669in" svg:height="0.1878in" svg:x="1.5457in" svg:y="0.2071in"><text:p/></draw:ellipse><draw:ellipse text:anchor-type="paragraph" draw:z-index="108" draw:name="Shape129" draw:style-name="gr19" draw:text-style-name="P134" svg:width="0.1669in" svg:height="0.1878in" svg:x="1.5252in" svg:y="0.5508in"><text:p/></draw:ellipse><draw:ellipse text:anchor-type="paragraph" draw:z-index="109" draw:name="Shape130" draw:style-name="gr19" draw:text-style-name="P134" svg:width="0.1669in" svg:height="0.1878in" svg:x="1.9728in" svg:y="0.0402in"><text:p/></draw:ellipse><draw:ellipse text:anchor-type="paragraph" draw:z-index="110" draw:name="Shape131" draw:style-name="gr19" draw:text-style-name="P134" svg:width="0.1669in" svg:height="0.1878in" svg:x="1.8791in" svg:y="0.4362in"><text:p/></draw:ellipse><draw:ellipse text:anchor-type="paragraph" draw:z-index="111" draw:name="Shape132" draw:style-name="gr19" draw:text-style-name="P134" svg:width="0.1669in" svg:height="0.1878in" svg:x="1.7543in" svg:y="0.752in"><text:p/></draw:ellipse><draw:ellipse text:anchor-type="paragraph" draw:z-index="112" draw:name="Shape133" draw:style-name="gr19" draw:text-style-name="P134" svg:width="0.1669in" svg:height="0.1878in" svg:x="1.7854in" svg:y="0.1791in"><text:p/></draw:ellipse><draw:ellipse text:anchor-type="paragraph" draw:z-index="113" draw:name="Shape134" draw:style-name="gr19" draw:text-style-name="P134" svg:width="0.1669in" svg:height="0.1878in" svg:x="2.1709in" svg:y="0.502in"><text:p/></draw:ellipse><draw:ellipse text:anchor-type="paragraph" draw:z-index="114" draw:name="Shape135" draw:style-name="gr19" draw:text-style-name="P134" svg:width="0.1669in" svg:height="0.1878in" svg:x="2.1189in" svg:y="0.9154in"><text:p/></draw:ellipse><draw:frame text:anchor-type="paragraph" draw:z-index="115" draw:name="Shape136" draw:style-name="gr20" draw:text-style-name="P133" svg:width="0.1567in" svg:height="0.1925in" svg:x="3.0252in" svg:y="0.6236in"><draw:text-box><text:p><text:span text:style-name="T38">B</text:span></text:p></draw:text-box></draw:frame><draw:line text:anchor-type="paragraph" draw:z-index="116" draw:name="Shape137" draw:style-name="gr18" draw:text-style-name="P129" svg:x1="1.3795in" svg:y1="0.8874in" svg:x2="1.0252in" svg:y2="1.0228in"><text:p/></draw:line><draw:line text:anchor-type="paragraph" draw:z-index="117" draw:name="Shape138" draw:style-name="gr18" draw:text-style-name="P129" svg:x1="1.6398in" svg:y1="0.3252in" svg:x2="1.2854in" svg:y2="0.1272in"><text:p/></draw:line><draw:line text:anchor-type="paragraph" draw:z-index="118" draw:name="Shape139" draw:style-name="gr18" draw:text-style-name="P129" svg:x1="1.2335in" svg:y1="0.4602in" svg:x2="1.3791in" svg:y2="0.8874in"><text:p/></draw:line><draw:line text:anchor-type="paragraph" draw:z-index="119" draw:name="Shape140" draw:style-name="gr18" draw:text-style-name="P129" svg:x1="1.6398in" svg:y1="0.3252in" svg:x2="1.6398in" svg:y2="0.6689in"><text:p/></draw:line><draw:line text:anchor-type="paragraph" draw:z-index="120" draw:name="Shape141" draw:style-name="gr18" draw:text-style-name="P129" svg:x1="2.0252in" svg:y1="0.1268in" svg:x2="1.2854in" svg:y2="0.1165in"><text:p/></draw:line><draw:line text:anchor-type="paragraph" draw:z-index="121" draw:name="Shape142" draw:style-name="gr18" draw:text-style-name="P129" svg:x1="2.1811in" svg:y1="1.0228in" svg:x2="1.952in" svg:y2="0.5437in"><text:p/></draw:line><draw:line text:anchor-type="paragraph" draw:z-index="122" draw:name="Shape143" draw:style-name="gr18" draw:text-style-name="P129" svg:x1="1.9524in" svg:y1="0.5437in" svg:x2="1.6398in" svg:y2="0.6689in"><text:p/></draw:line><draw:line text:anchor-type="paragraph" draw:z-index="123" draw:name="Shape144" draw:style-name="gr18" draw:text-style-name="P129" svg:x1="1.6398in" svg:y1="0.3252in" svg:x2="1.9524in" svg:y2="0.5441in"><text:p/></draw:line><draw:line text:anchor-type="paragraph" draw:z-index="124" draw:name="Shape145" draw:style-name="gr18" draw:text-style-name="P129" svg:x1="1.8791in" svg:y1="0.2799in" svg:x2="2.5457in" svg:y2="0.1791in"><text:p/></draw:line><draw:line text:anchor-type="paragraph" draw:z-index="125" draw:name="Shape146" draw:style-name="gr18" draw:text-style-name="P129" svg:x1="1.2335in" svg:y1="0.4602in" svg:x2="1.0252in" svg:y2="1.0228in"><text:p/></draw:line><draw:line text:anchor-type="paragraph" draw:z-index="126" draw:name="Shape147" draw:style-name="gr18" draw:text-style-name="P129" svg:x1="2.0248in" svg:y1="0.1272in" svg:x2="1.952in" svg:y2="0.5437in"><text:p/></draw:line><draw:line text:anchor-type="paragraph" draw:z-index="127" draw:name="Shape148" draw:style-name="gr18" draw:text-style-name="P129" svg:x1="1.6398in" svg:y1="0.6689in" svg:x2="1.8169in" svg:y2="0.8878in"><text:p/></draw:line><draw:ellipse text:anchor-type="paragraph" draw:z-index="128" draw:name="Shape149" draw:style-name="gr19" draw:text-style-name="P134" svg:width="0.1669in" svg:height="0.1878in" svg:x="1.5354in" svg:y="0.9535in"><text:p/></draw:ellipse><draw:ellipse text:anchor-type="paragraph" draw:z-index="129" draw:name="Shape150" draw:style-name="gr19" draw:text-style-name="P134" svg:width="0.1669in" svg:height="0.1878in" svg:x="1.8791in" svg:y="0.4362in"><text:p/></draw:ellipse><draw:ellipse text:anchor-type="paragraph" draw:z-index="130" draw:name="Shape151" draw:style-name="gr19" draw:text-style-name="P134" svg:width="0.1669in" svg:height="0.1878in" svg:x="2.4209in" svg:y="0.3528in"><text:p/></draw:ellipse><draw:ellipse text:anchor-type="paragraph" draw:z-index="131" draw:name="Shape152" draw:style-name="gr19" draw:text-style-name="P134" svg:width="0.1669in" svg:height="0.1878in" svg:x="2.4626in" svg:y="0.0717in"><text:p/></draw:ellipse><draw:ellipse text:anchor-type="paragraph" draw:z-index="132" draw:name="Shape153" draw:style-name="gr19" draw:text-style-name="P134" svg:width="0.1669in" svg:height="0.1878in" svg:x="2.4417in" svg:y="0.6339in"><text:p/></draw:ellipse><draw:ellipse text:anchor-type="paragraph" draw:z-index="133" draw:name="Shape154" draw:style-name="gr19" draw:text-style-name="P134" svg:width="0.1669in" svg:height="0.1878in" svg:x="2.7228in" svg:y="0.311in"><text:p/></draw:ellipse><draw:ellipse text:anchor-type="paragraph" draw:z-index="134" draw:name="Shape155" draw:style-name="gr19" draw:text-style-name="P134" svg:width="0.1669in" svg:height="0.1878in" svg:x="2.7543in" svg:y="0.6409in"><text:p/></draw:ellipse><draw:ellipse text:anchor-type="paragraph" draw:z-index="135" draw:name="Shape156" draw:style-name="gr19" draw:text-style-name="P134" svg:width="0.1669in" svg:height="0.1878in" svg:x="2.6083in" svg:y="0.9118in"><text:p/></draw:ellipse><draw:line text:anchor-type="paragraph" draw:z-index="136" draw:name="Shape157" draw:style-name="gr18" draw:text-style-name="P129" svg:x1="1.3791in" svg:y1="0.8874in" svg:x2="1.6083in" svg:y2="1.0437in"><text:p/></draw:line><draw:line text:anchor-type="paragraph" draw:z-index="137" draw:name="Shape158" draw:style-name="gr18" draw:text-style-name="P129" svg:x1="1.8791in" svg:y1="0.2799in" svg:x2="2.2646in" svg:y2="0.5437in"><text:p/></draw:line><draw:line text:anchor-type="paragraph" draw:z-index="138" draw:name="Shape159" draw:style-name="gr18" draw:text-style-name="P129" svg:x1="2.5457in" svg:y1="0.1791in" svg:x2="2.4937in" svg:y2="0.45in"><text:p/></draw:line><draw:line text:anchor-type="paragraph" draw:z-index="139" draw:name="Shape160" draw:style-name="gr18" draw:text-style-name="P129" svg:x1="2.4937in" svg:y1="0.45in" svg:x2="2.202in" svg:y2="0.5957in"><text:p/></draw:line><draw:line text:anchor-type="paragraph" draw:z-index="140" draw:name="Shape161" draw:style-name="gr18" draw:text-style-name="P129" svg:x1="2.8374in" svg:y1="0.7311in" svg:x2="2.5146in" svg:y2="0.7311in"><text:p/></draw:line><draw:line text:anchor-type="paragraph" draw:z-index="141" draw:name="Shape162" draw:style-name="gr18" draw:text-style-name="P129" svg:x1="2.702in" svg:y1="1.0228in" svg:x2="2.8374in" svg:y2="0.7311in"><text:p/></draw:line><draw:line text:anchor-type="paragraph" draw:z-index="142" draw:name="Shape163" draw:style-name="gr18" draw:text-style-name="P129" svg:x1="2.702in" svg:y1="1.0228in" svg:x2="2.1811in" svg:y2="1.0228in"><text:p/></draw:line><draw:line text:anchor-type="paragraph" draw:z-index="143" draw:name="Shape164" draw:style-name="gr18" draw:text-style-name="P129" svg:x1="2.8272in" svg:y1="0.4083in" svg:x2="2.8374in" svg:y2="0.7311in"><text:p/></draw:line><draw:line text:anchor-type="paragraph" draw:z-index="144" draw:name="Shape165" draw:style-name="gr18" draw:text-style-name="P129" svg:x1="2.8272in" svg:y1="0.4083in" svg:x2="2.4937in" svg:y2="0.4083in"><text:p/></draw:line><draw:line text:anchor-type="paragraph" draw:z-index="145" draw:name="Shape166" draw:style-name="gr18" draw:text-style-name="P129" svg:x1="2.5146in" svg:y1="0.7311in" svg:x2="2.4937in" svg:y2="0.4083in"><text:p/></draw:line><draw:line text:anchor-type="paragraph" draw:z-index="146" draw:name="Shape167" draw:style-name="gr18" draw:text-style-name="P129" svg:x1="2.702in" svg:y1="1.0228in" svg:x2="2.202in" svg:y2="0.6063in"><text:p/></draw:line><draw:line text:anchor-type="paragraph" draw:z-index="147" draw:name="Shape168" draw:style-name="gr18" draw:text-style-name="P129" svg:x1="1.6083in" svg:y1="1.0472in" svg:x2="1.8685in" svg:y2="0.8874in"><text:p/></draw:line><draw:line text:anchor-type="paragraph" draw:z-index="148" draw:name="Shape169" draw:style-name="gr18" draw:text-style-name="P129" svg:x1="2.0252in" svg:y1="0.1272in" svg:x2="2.5461in" svg:y2="0.1791in"><text:p/></draw:line></text:p>
      <text:p text:style-name="P5"/>
      <text:p text:style-name="P5"/>
      <text:p text:style-name="P5"/>
      <text:p text:style-name="P5"/>
      <text:p text:style-name="P5"><draw:frame text:anchor-type="paragraph" draw:z-index="149" draw:name="Shape170" draw:style-name="gr17" draw:text-style-name="P133" svg:width="0.2921in" svg:height="0.2094in" svg:x="0.65in" svg:y="0.1055in"><draw:text-box><text:p><text:span text:style-name="T38">A3</text:span></text:p></draw:text-box></draw:frame></text:p>
      <text:p text:style-name="P5"/>
      <text:p text:style-name="P5"/>
      <text:p text:style-name="P5">Not only that, this is more or less also similar to finding a winning chess strategy where each “machine” (each black dot) is replaced by a particular “chess board setup” and the lines are replaced by an arrow that depicts a chess move that changes one chess board state to another. </text:p>
      <text:p text:style-name="P5"/>
      <text:p text:style-name="P5">Also, tiling problems do appear in the real world. Tiling problems are related to “space packing” problems. For instance shipping companies are interested in optimizing the space in a cargo container. They are therefore interested in algorithms to solve problems like this: Given the (3-dimensional) measurement of cargo containers and a list of (3-dimensional) measurements of items to be placed in the container, find the best possible way to pack the items in the container. It also appears in diverse areas such as packing gates in a chips, protein folding, liquid crystal packing in an LCD screen, <text:span text:style-name="T69">etc.</text:span></text:p>
      <text:p text:style-name="P5"/>
      <text:p text:style-name="P5">I will stop here for our first introduction to recursion. There is not a complete set of notes on recursion. So this is not the last time you will be thinking recursively. But … why did I bring up recursion at this point? </text:p>
      <text:p text:style-name="P5"/>
      <text:p text:style-name="P5">The reason is because you will see later (when we do recursion again), that loops can be achieved through recursive programming, i.e. using recursive functions. </text:p>
      <text:p text:style-name="P5"/>
      <text:p text:style-name="P5"/>
      <text:p text:style-name="P5"><text:span text:style-name="T13">Exercise.</text:span> Suppose S(n) satisfies the following:</text:p>
      <text:p text:style-name="P5"><text:tab/></text:p>
      <text:p text:style-name="P5"><text:tab/>S(0) = 1</text:p>
      <text:p text:style-name="P5"><text:tab/>S(n) = 2 S(n – 1) + 1 if n &gt; 0</text:p>
      <text:p text:style-name="P5"/>
      <text:p text:style-name="P5">What is S(5)? <text:span text:style-name="T97">Can you find a formula for S(n)?</text:span></text:p>
      <text:p text:style-name="P5"/>
      <text:p text:style-name="P30"/>
      <text:p text:style-name="P103">Recursive <text:span text:style-name="T104">c</text:span>omputation on <text:span text:style-name="T104">a</text:span>rrays: Part 1</text:p>
      <text:p text:style-name="P30"/>
      <text:p text:style-name="P30">Here's another example. You already know that you can write a loop to compute the max value in an array. Let's look at this problem recursively. Suppose I write x is an array of of value 2,3,5,6,4,1 and we want a function that looks like this:</text:p>
      <text:p text:style-name="P30"/>
      <text:p text:style-name="P30"><text:tab/>max(x)</text:p>
      <text:p text:style-name="P30"/>
      <text:p text:style-name="P30">If you split the array x into the first value of the array</text:p>
      <text:p text:style-name="P30"/>
      <text:p text:style-name="P30"><text:tab/>2</text:p>
      <text:p text:style-name="P30"/>
      <text:p text:style-name="P30">and the rest say we call it y of value 3,5,6,4,1, then we have this relation:</text:p>
      <text:p text:style-name="P30"/>
      <text:p text:style-name="P30"><text:tab/>max(x) = maximum of 2 and max(y)</text:p>
      <text:p text:style-name="P30"/>
      <text:p text:style-name="P30">You see that the max function occurs on both sides. This is a recursive relation. Furthermore, we need the function max to accept index values. Then </text:p>
      <text:p text:style-name="P30"/>
      <table:table table:name="Table33" table:style-name="Table33">
        <table:table-column table:style-name="Table33.A"/>
        <table:table-row table:style-name="TableLine1687335336272">
          <table:table-cell table:style-name="Table33.A1" office:value-type="string">
            <text:p text:style-name="P22">// <text:span text:style-name="T90">Returns max of x[start], x[1], x[2], ..., </text:span></text:p>
            <text:p text:style-name="P21">// x[end - 1]</text:p>
            <text:p text:style-name="P13">int max(int x[], int start, int end)</text:p>
            <text:p text:style-name="P13">{</text:p>
            <text:p text:style-name="P13"><text:s text:c="4"/>if (start == end - <text:span text:style-name="T90">1</text:span>)</text:p>
            <text:p text:style-name="P13"><text:s text:c="4"/>{</text:p>
            <text:p text:style-name="P13"><text:s text:c="8"/>return x[start];<text:line-break/> <text:s text:c="3"/>}</text:p>
            <text:p text:style-name="P13"><text:s text:c="4"/>else</text:p>
            <text:p text:style-name="P13"><text:s text:c="4"/>{</text:p>
            <text:p text:style-name="P13"><text:s text:c="8"/>if (x[start] &lt; max(x, start + 1, end))</text:p>
            <text:p text:style-name="P13"><text:s text:c="8"/>{</text:p>
            <text:p text:style-name="P13"><text:s text:c="12"/>return max(x, start + 1, end);</text:p>
            <text:p text:style-name="P13"><text:s text:c="8"/>}</text:p>
            <text:p text:style-name="P13"><text:s text:c="8"/>else</text:p>
            <text:p text:style-name="P13"><text:s text:c="8"/>{</text:p>
            <text:p text:style-name="P13"><text:s text:c="12"/>return x[start];</text:p>
            <text:p text:style-name="P13"><text:s text:c="8"/>}</text:p>
            <text:p text:style-name="P13"><text:s text:c="4"/>}<text:line-break/>}</text:p>
          </table:table-cell>
        </table:table-row>
      </table:table>
      <text:p text:style-name="P30"/>
      <text:p text:style-name="P30">Note that <text:span text:style-name="T5">max(x, start + 1, end)</text:span> is computed twice. To save computations, we can do this:</text:p>
      <table:table table:name="Table34" table:style-name="Table34">
        <table:table-column table:style-name="Table34.A"/>
        <table:table-row table:style-name="TableLine1687335334640">
          <table:table-cell table:style-name="Table34.A1" office:value-type="string">
            <text:p text:style-name="P13">int max(int x[], int start, int end)</text:p>
            <text:p text:style-name="P13">{</text:p>
            <text:p text:style-name="P13"><text:s text:c="4"/>if (start == end - <text:span text:style-name="T90">1</text:span>)</text:p>
            <text:p text:style-name="P13"><text:s text:c="4"/>{</text:p>
            <text:p text:style-name="P13"><text:s text:c="8"/>return x[start];<text:line-break/> <text:s text:c="3"/>}</text:p>
            <text:p text:style-name="P13"><text:s text:c="4"/>else</text:p>
            <text:p text:style-name="P13"><text:s text:c="4"/>{</text:p>
            <text:p text:style-name="P13"><text:s text:c="8"/>int y = max(x, start + 1, end);</text:p>
            <text:p text:style-name="P13"><text:soft-page-break/><text:s text:c="8"/>if (x[start] &lt; y)</text:p>
            <text:p text:style-name="P13"><text:s text:c="8"/>{</text:p>
            <text:p text:style-name="P13"><text:s text:c="12"/>return y;</text:p>
            <text:p text:style-name="P13"><text:s text:c="8"/>}</text:p>
            <text:p text:style-name="P13"><text:s text:c="8"/>else</text:p>
            <text:p text:style-name="P13"><text:s text:c="8"/>{</text:p>
            <text:p text:style-name="P13"><text:s text:c="12"/>return x[start];</text:p>
            <text:p text:style-name="P13"><text:s text:c="8"/>}</text:p>
            <text:p text:style-name="P13"><text:s text:c="4"/>}<text:line-break/>}</text:p>
          </table:table-cell>
        </table:table-row>
      </table:table>
      <text:p text:style-name="P30"/>
      <text:p text:style-name="P30">Essential<text:span text:style-name="T62">ly</text:span> you break the problem of finding the max of x[0],x[1],...,x[n-1] to </text:p>
      <text:p text:style-name="P30"/>
      <text:p text:style-name="P30"><text:tab/>maximum between x[0] and max of x[1],x[2],...,x[n-1]</text:p>
      <text:p text:style-name="P30"/>
      <text:p text:style-name="P30"/>
      <text:p text:style-name="P30"><text:span text:style-name="T13">Exercise.</text:span> Write a recursive version of a minimum function</text:p>
      <text:p text:style-name="P13">int min(int x[], int start, int end);</text:p>
      <text:p text:style-name="P21"><text:span text:style-name="T38">that returns the minimum of </text:span>x[start]<text:span text:style-name="T38">, …, </text:span>x[end – 1]<text:span text:style-name="T38">.</text:span></text:p>
      <text:p text:style-name="P13"/>
      <text:p text:style-name="P13"/>
      <text:p text:style-name="P30"><text:span text:style-name="T13">Exercise.</text:span> Write a recursive version of a <text:span text:style-name="T90">linear search </text:span>function</text:p>
      <text:p text:style-name="P23">int <text:span text:style-name="T90">linearsearch</text:span>(int x[], int start, int end, <text:span text:style-name="T90">int target</text:span>); </text:p>
      <text:p text:style-name="P23"><text:span text:style-name="T48">that find</text:span><text:span text:style-name="T49">s</text:span><text:span text:style-name="T48"> the first index where </text:span><text:span text:style-name="T90">target</text:span><text:span text:style-name="T48"> is found in the array </text:span><text:span text:style-name="T90">x[start], </text:span><text:span text:style-name="T91">x[start + 1]</text:span><text:span text:style-name="T47">,</text:span><text:span text:style-name="T48"> …, </text:span><text:span text:style-name="T90">x[end – 1</text:span><text:span text:style-name="T91">]</text:span><text:span text:style-name="T47">.</text:span></text:p>
      <text:p text:style-name="P13"/>
      <text:p text:style-name="P13"/>
      <text:p text:style-name="P30"><text:span text:style-name="T13">Exercise.</text:span> Write a recursive version of a count function</text:p>
      <text:p text:style-name="P13">int count(int x[], int start, int end, int target);</text:p>
      <text:p text:style-name="P21"><text:span text:style-name="T38">that returns </text:span><text:span text:style-name="T50">the </text:span><text:span text:style-name="T38">number of times </text:span>target<text:span text:style-name="T38"> occurs in </text:span>x[start], x[start + 1], x[start + 2], …, x[end – 1]<text:span text:style-name="T38">.</text:span></text:p>
      <text:p text:style-name="P13"/>
      <text:p text:style-name="P13"/>
      <text:p text:style-name="P30"><text:span text:style-name="T13">Exercise.</text:span> Write a recursive version of a sum function</text:p>
      <text:p text:style-name="P13">int sum(int x[], int start, int end);</text:p>
      <text:p text:style-name="P21"><text:span text:style-name="T38">that returns </text:span>x[start] + x[start + 1] + x[start + 2] + … + x[end – 1]<text:span text:style-name="T38">.</text:span></text:p>
      <text:p text:style-name="P13"/>
      <text:p text:style-name="P13"/>
      <text:p text:style-name="P14"><text:span text:style-name="T45">Exercise.</text:span> <text:span text:style-name="T38">A string is a palindrome i</text:span><text:span text:style-name="T46">f</text:span><text:span text:style-name="T38"> it’s the same when you read it left-to-right and right-to-left. For instance here’s one:</text:span></text:p>
      <text:p text:style-name="P14"/>
      <text:p text:style-name="P15">madam</text:p>
      <text:p text:style-name="P15"/>
      <text:p text:style-name="P41">Here’s another one: What does Adam say to Eve?</text:p>
      <text:p text:style-name="P16"/>
      <text:p text:style-name="P15">Madam, I’m Adam.</text:p>
      <text:p text:style-name="P15"/>
      <text:p text:style-name="P41">If you remove spaces and punctuations and change everything to lowercase, you get</text:p>
      <text:p text:style-name="P16"/>
      <text:p text:style-name="P15"><text:soft-page-break/>madamimadam</text:p>
      <text:p text:style-name="P15"/>
      <text:p text:style-name="P42">Write a recursive function with the prototypes</text:p>
      <text:p text:style-name="P42"/>
      <text:p text:style-name="P17">bool is_palindrome(char s[], start, end);</text:p>
      <text:p text:style-name="P17"/>
      <text:p text:style-name="P17"><text:span text:style-name="T38">so that </text:span>is_palindrome("<text:span text:style-name="T62">madamimadam</text:span>", 0, 1<text:span text:style-name="T90">1</text:span>)<text:span text:style-name="T38"> returns</text:span> true. </text:p>
      <text:p text:style-name="P103">Recursive <text:span text:style-name="T104">c</text:span>omputation on <text:span text:style-name="T104">a</text:span>rrays: Part 2</text:p>
      <text:p text:style-name="P89"/>
      <text:p text:style-name="P30">In the previous section, we break the problem of finding the max of x[0],x[1],...,x[n-1] to </text:p>
      <text:p text:style-name="P30"/>
      <text:p text:style-name="P30"><text:tab/>maximum between x[0] and max of x[1],x[2],...,x[n-1]</text:p>
      <text:p text:style-name="P89"/>
      <text:p text:style-name="P30">But there's another way to do this … Suppose I have an array x with the following values:</text:p>
      <text:p text:style-name="P30"/>
      <text:p text:style-name="P31">{2,3,5,6,4,1}</text:p>
      <text:p text:style-name="P89"/>
      <text:p text:style-name="P30">I call max({2,3,5,6,4,1}). Now, max({2,3,5,6,4,1}) computes in the following way. It breaks up {2,3,5,6,4,1} into <text:span text:style-name="T2">two arrays of roughly the same length</text:span>:</text:p>
      <text:p text:style-name="P89"/>
      <text:p text:style-name="P31">{2,3,5} <text:tab/><text:tab/>and <text:tab/><text:tab/>{6,4,1}</text:p>
      <text:p text:style-name="P30"/>
      <text:p text:style-name="P30">and call max() on each of these pieces and wait for the result. When it receives the results, it will compare the two values and return the larges<text:span text:style-name="T104">t</text:span>.</text:p>
      <text:p text:style-name="P30"/>
      <text:p text:style-name="P30">For instance max({2,3,5,6,4,1}) will wait for max({2,3,5}). What will max({2,3,5}) do? It will break up 2, 3, 5 into two pieces roughly of the same lengths to get</text:p>
      <text:p text:style-name="P30"/>
      <text:p text:style-name="P30"><text:tab/><text:tab/>{2}<text:tab/><text:tab/>and <text:tab/><text:tab/>{3,5}</text:p>
      <text:p text:style-name="P30"/>
      <text:p text:style-name="P30">and then call max({2}) and max({3,5}) and wait for their results, compare them, and return the larger.</text:p>
      <text:p text:style-name="P30"/>
      <text:p text:style-name="P30">Clearly the maximum of an array with one value (such as 2) must be the value itself (i.e., 2). What about max({3,5})? max({3,5}) breaks up {3,5} to get:</text:p>
      <text:p text:style-name="P30"/>
      <text:p text:style-name="P30"><text:tab/><text:tab/>{3}<text:tab/><text:tab/>and<text:tab/><text:tab/>{5}</text:p>
      <text:p text:style-name="P30"/>
      <text:p text:style-name="P30">and calls max({3}) and max({5}). The max({3}) will return 3 and max({5}) will return 5. So 3 and 5 is returned back to max({3,5}). <text:span text:style-name="T105">m</text:span>ax({3,5}) will return the large<text:span text:style-name="T105">r</text:span> of 3 and 5, i.e., it will return 5.</text:p>
      <text:p text:style-name="P30"/>
      <text:p text:style-name="P30">Now who will receive the return value of max({3,5})? You see that it <text:span text:style-name="T105">is</text:span> max({2,3,5}). Altogether, max({2,3,5}) will return 2 from max({2}) and 5 from max({3,5}). Therefore max({2,3,5}) will return the large<text:span text:style-name="T105">r</text:span> of 2 and 5, i.e., 5. Who does max({2,3,5}) return to? The 5 is returned back to max({2,3,5,6,4,1}). Don't forget that max({2,3,5,6,4,1}) calls max({2,3,5}) and max({6,4,1}). Only one value, i.e. 5, is returned. </text:p>
      <text:p text:style-name="P30"/>
      <text:p text:style-name="P30">You can check for yourself, using the above scheme, that max({6,4,1}) will be returning 6. </text:p>
      <text:p text:style-name="P30"/>
      <text:p text:style-name="P30"><text:soft-page-break/>Therefore max({2,3,5,6,4,1}) will return the large of 5 and 6, i.e., it will return 6.</text:p>
      <text:p text:style-name="P30"/>
      <text:p text:style-name="P30">So the pseudocode looks like this:</text:p>
      <table:table table:name="Table41" table:style-name="Table41">
        <table:table-column table:style-name="Table41.A"/>
        <table:table-row table:style-name="TableLine1687335329200">
          <table:table-cell table:style-name="Table41.A1" office:value-type="string">
            <text:p text:style-name="P58">int max(int x[], int start_index, int end_index)</text:p>
            <text:p text:style-name="P58">{</text:p>
            <text:p text:style-name="P58"><text:tab/>if start_index == end_index</text:p>
            <text:p text:style-name="P58"><text:s text:c="13"/><text:span text:style-name="T87">{</text:span></text:p>
            <text:p text:style-name="P58"><text:tab/><text:tab/>// BASE CASE</text:p>
            <text:p text:style-name="P58"><text:tab/><text:tab/>return x[start_index]</text:p>
            <text:p text:style-name="P58"><text:s text:c="13"/><text:span text:style-name="T87">}</text:span></text:p>
            <text:p text:style-name="P58"><text:tab/>else</text:p>
            <text:p text:style-name="P58"><text:s text:c="13"/><text:span text:style-name="T87">{</text:span></text:p>
            <text:p text:style-name="P58"><text:tab/><text:tab/>// RECURSIVE CASE</text:p>
            <text:p text:style-name="P58"><text:tab/><text:tab/>int mid = (start_index + end_index) / 2</text:p>
            <text:p text:style-name="P58"><text:tab/><text:tab/>int maxleft = max(x, start_index, mid)</text:p>
            <text:p text:style-name="P58"><text:tab/><text:tab/>int maxright = max(x, mid+1, end_index)</text:p>
            <text:p text:style-name="P58"><text:tab/><text:tab/>return the large of maxleft, maxright</text:p>
            <text:p text:style-name="P58"><text:s text:c="13"/><text:span text:style-name="T87">}</text:span></text:p>
            <text:p text:style-name="P58">}</text:p>
          </table:table-cell>
        </table:table-row>
      </table:table>
      <text:p text:style-name="P30"/>
      <text:p text:style-name="P30">Make sure you study this VERY VERY CAREFULLY!!! It's EXTREMELY IMPORTANT!!! </text:p>
      <text:p text:style-name="P30"/>
      <text:p text:style-name="P30">As you know (and I've said this a gazillion times), tracing a progam/pseudocode helps in understand<text:span text:style-name="T63">ing</text:span> the underlying logic behind the <text:span text:style-name="T103">program</text:span>/pseudocode. This is particularly important for recursive functions because recursive functions will be in some of your later classes. It's not just an interesting trick. Recursive functions are fundamental objects of study in both mathematical logic and CS. I expect you to study the following two traces VERY CAREFULLY.</text:p>
      <text:p text:style-name="P30"/>
      <text:p text:style-name="P30">To make sure you REALLY understand the above pseudocode, here is a trace of the computation of max({4}, 0, 0):</text:p>
      <table:table table:name="Table35" table:style-name="Table35">
        <table:table-column table:style-name="Table35.A"/>
        <table:table-row table:style-name="TableLine1687335327296">
          <table:table-cell table:style-name="Table35.A1" office:value-type="string">
            <text:p text:style-name="P58">max({4}, 0, 0):</text:p>
            <text:p text:style-name="P58"><text:tab/>x = {4}</text:p>
            <text:p text:style-name="P58"><text:tab/>start_index = 0</text:p>
            <text:p text:style-name="P58"><text:tab/>end_index = 0</text:p>
            <text:p text:style-name="P58"><text:tab/>start_index == end_index is true:</text:p>
            <text:p text:style-name="P58"><text:tab/><text:tab/>// BASE CASE</text:p>
            <text:p text:style-name="P58"><text:tab/><text:tab/>return x[start_index], i.e., return x[0], i.e., 4</text:p>
          </table:table-cell>
        </table:table-row>
      </table:table>
      <text:p text:style-name="P59">We’re done. </text:p>
      <text:p text:style-name="P59"/>
      <text:p text:style-name="P59"/>
      <text:p text:style-name="P59"/>
      <text:p text:style-name="P59"/>
      <text:p text:style-name="P59"/>
      <text:p text:style-name="P59"/>
      <text:p text:style-name="P59"/>
      <text:p text:style-name="P59"/>
      <text:p text:style-name="P59"/>
      <text:p text:style-name="P59"/>
      <text:p text:style-name="P59"/>
      <text:p text:style-name="P30"><text:soft-page-break/>Here's the trace of max({2,4}, 0, 1):</text:p>
      <table:table table:name="Table36" table:style-name="Table36">
        <table:table-column table:style-name="Table36.A"/>
        <table:table-row table:style-name="TableLine1687335341984">
          <table:table-cell table:style-name="Table36.A1" office:value-type="string">
            <text:p text:style-name="P58">max({2,4}, 0, 1):</text:p>
            <text:p text:style-name="P58"><text:s text:c="4"/>x = {2,4}</text:p>
            <text:p text:style-name="P58"><text:s text:c="4"/>start_index = 0</text:p>
            <text:p text:style-name="P58"><text:s text:c="4"/>end_index = 1</text:p>
            <text:p text:style-name="P58"><text:s text:c="4"/>start_index == end_index is false:</text:p>
            <text:p text:style-name="P58"><text:s text:c="8"/>// RECURSIVE CASE:</text:p>
            <text:p text:style-name="P58"><text:s text:c="8"/>mid = (start_index + end_index) = (1 + 0)/2 = 0</text:p>
            <text:p text:style-name="P58"><text:s text:c="8"/>maxleft = max(x, 0, 0) … WAITING</text:p>
          </table:table-cell>
        </table:table-row>
      </table:table>
      <text:p text:style-name="P30"><draw:line text:anchor-type="paragraph" draw:z-index="177" draw:name="Shape2" draw:style-name="gr2" draw:text-style-name="P129" svg:x1="0.0874in" svg:y1="0.0161in" svg:x2="0.0874in" svg:y2="1.485in"><text:p/></draw:line></text:p>
      <table:table table:name="Table37" table:style-name="Table37">
        <table:table-column table:style-name="Table37.A"/>
        <table:table-row table:style-name="TableLine1687335332464">
          <table:table-cell table:style-name="Table37.A1" office:value-type="string">
            <text:p text:style-name="P58">max({2,4}, 0, 0):</text:p>
            <text:p text:style-name="P58"><text:s text:c="4"/>x = {2,4}</text:p>
            <text:p text:style-name="P58"><text:s text:c="4"/>start_index = 0</text:p>
            <text:p text:style-name="P58"><text:s text:c="4"/>end_index = 0</text:p>
            <text:p text:style-name="P58"><text:s text:c="4"/>start_index == end_index is true:</text:p>
            <text:p text:style-name="P58"><text:s text:c="8"/>// BASE CASE:</text:p>
            <text:p text:style-name="P58"><text:s text:c="8"/>return x[start_index], i.e., return x[0], i.e., return 2</text:p>
          </table:table-cell>
        </table:table-row>
      </table:table>
      <text:p text:style-name="P30"/>
      <table:table table:name="Table38" table:style-name="Table38">
        <table:table-column table:style-name="Table38.A"/>
        <table:table-row table:style-name="TableLine1687335338720">
          <table:table-cell table:style-name="Table38.A1" office:value-type="string">
            <text:p text:style-name="P58">(CONTINUING max({2,4},0,1) ...</text:p>
            <text:p text:style-name="P58">max({2,4}, 0, 1):</text:p>
            <text:p text:style-name="P58"><text:s text:c="4"/>x = {2,4}</text:p>
            <text:p text:style-name="P58"><text:s text:c="4"/>start_index = 0</text:p>
            <text:p text:style-name="P58"><text:s text:c="4"/>end_index = 1</text:p>
            <text:p text:style-name="P58"><text:s text:c="4"/>start_index == end_index is false:</text:p>
            <text:p text:style-name="P58"><text:s text:c="4"/>// RECURSIVE CASE:</text:p>
            <text:p text:style-name="P58"><text:s text:c="8"/>mid = (start_index + end_index) = (1 + 0)/2 = 0</text:p>
            <text:p text:style-name="P58"><text:s text:c="8"/>maxleft = max(x, 0, 0) = 2</text:p>
            <text:p text:style-name="P58"><text:s text:c="8"/>maxright = max(x, mid+1, end_index) = max(x, 1, 1) … WAITING</text:p>
          </table:table-cell>
        </table:table-row>
      </table:table>
      <text:p text:style-name="P30"><draw:line text:anchor-type="paragraph" draw:z-index="178" draw:name="Shape2" draw:style-name="gr2" draw:text-style-name="P129" svg:x1="0.1091in" svg:y1="0.0244in" svg:x2="0.1091in" svg:y2="1.4933in"><text:p/></draw:line></text:p>
      <table:table table:name="Table39" table:style-name="Table39">
        <table:table-column table:style-name="Table39.A"/>
        <table:table-row table:style-name="TableLine1687335329472">
          <table:table-cell table:style-name="Table39.A1" office:value-type="string">
            <text:p text:style-name="P58">max(x, 1, 1):</text:p>
            <text:p text:style-name="P58"><text:s text:c="4"/>x = {2,4}</text:p>
            <text:p text:style-name="P58"><text:s text:c="4"/>start_index = 1</text:p>
            <text:p text:style-name="P58"><text:s text:c="4"/>end_index = 1</text:p>
            <text:p text:style-name="P58"><text:s text:c="4"/>start_index == end_index is true:</text:p>
            <text:p text:style-name="P58"><text:s text:c="8"/>// BASE CASE:</text:p>
            <text:p text:style-name="P58"><text:s text:c="8"/>return x[start_index], i.e., return x[1], i.e., return 4</text:p>
          </table:table-cell>
        </table:table-row>
      </table:table>
      <text:p text:style-name="P30"/>
      <table:table table:name="Table40" table:style-name="Table40">
        <table:table-column table:style-name="Table40.A"/>
        <table:table-row table:style-name="TableLine1687335335456">
          <table:table-cell table:style-name="Table40.A1" office:value-type="string">
            <text:p text:style-name="P58">(CONTINUING max({2,4},0,1) ...</text:p>
            <text:p text:style-name="P58">max({2,4}, 0, 1):</text:p>
            <text:p text:style-name="P58"><text:s text:c="4"/>x = {2,4}</text:p>
            <text:p text:style-name="P58"><text:s text:c="4"/>start_index = 0</text:p>
            <text:p text:style-name="P58"><text:s text:c="4"/>end_index = 1</text:p>
            <text:p text:style-name="P58"><text:s text:c="4"/>start_index == end_index is false:</text:p>
            <text:p text:style-name="P58"><text:s text:c="8"/>// RECURSIVE CASE:</text:p>
            <text:p text:style-name="P58"><text:s text:c="8"/>mid = (start_index + end_index) = (1 + 0)/2 = 0</text:p>
            <text:p text:style-name="P58"><text:s text:c="8"/>maxleft = max(x, 0, 0) = 2</text:p>
            <text:p text:style-name="P58"><text:s text:c="8"/>maxright = max(x, mid+1, end_index) = max(x, 1, 1) = 4</text:p>
            <text:p text:style-name="P58"><text:s text:c="8"/>return larger of 2 and 4, i.e., return 4</text:p>
          </table:table-cell>
        </table:table-row>
      </table:table>
      <text:p text:style-name="P30"/>
      <text:p text:style-name="P30">max({2,4}, 0, 1) was the first function call. So the final end result is 4.</text:p>
      <text:p text:style-name="P30"/>
      <text:p text:style-name="P30"/>
      <text:p text:style-name="P30"><text:soft-page-break/><text:span text:style-name="T13">Exercise.</text:span> Perform a trace similar to the above for the computation of </text:p>
      <text:p text:style-name="P30">max({5,1}, 0, 1).</text:p>
      <text:p text:style-name="P30"/>
      <text:p text:style-name="P30"/>
      <text:p text:style-name="P30"><text:span text:style-name="T13">Exercise.</text:span> Perform a trace similar to the above for the computation of </text:p>
      <text:p text:style-name="P30">max({2,5,3}, 0, 2).</text:p>
      <text:p text:style-name="P30"/>
      <text:p text:style-name="P30"/>
      <text:p text:style-name="P30"><text:span text:style-name="T13">Exercise.</text:span> Perform a trace similar to the above for the computation of </text:p>
      <text:p text:style-name="P30">max({2,5,6,1}, 0, <text:span text:style-name="T88">3</text:span>).</text:p>
      <text:p text:style-name="P30"/>
      <text:p text:style-name="P30"/>
      <text:p text:style-name="P30"><text:span text:style-name="T13">Exercise.</text:span> Perform a trace similar to the above for the computation of </text:p>
      <text:p text:style-name="P30">max({2,5,3,6,1}, 0, <text:span text:style-name="T88">4</text:span>).</text:p>
      <text:p text:style-name="P30"/>
      <text:p text:style-name="P30"/>
      <text:p text:style-name="P30"><text:span text:style-name="T13">Exercise.</text:span> Implement the pseudocode in C++. Test the code. Insert print statements if necessary to understand the execution of several examples.</text:p>
      <text:p text:style-name="P30"/>
      <text:p text:style-name="P30"><text:s/></text:p>
      <text:p text:style-name="P30">In the previous section, we basically compute by breaking up an array into one value and the rest, something like this:</text:p>
      <text:p text:style-name="P30"/>
      <text:p text:style-name="P30"><text:tab/>max <text:span text:style-name="T88">of </text:span>{5,3,1,2,4,6} = large<text:span text:style-name="T63">r</text:span> of 5 and max <text:span text:style-name="T88">of </text:span>{3,1,2,4,6}</text:p>
      <text:p text:style-name="P30"/>
      <text:p text:style-name="P30">Yes, it is recursion since max is calling max. In <text:span text:style-name="T56">this</text:span> section we break up the array this way:</text:p>
      <text:p text:style-name="P30"/>
      <text:p text:style-name="P30"><text:tab/>max <text:span text:style-name="T88">of </text:span>{5,3,1,2,4,6} = large<text:span text:style-name="T63">r</text:span> of max <text:span text:style-name="T88">of </text:span>{5,3,1} and max <text:span text:style-name="T88">of </text:span>{2,4,6}</text:p>
      <text:p text:style-name="P30"/>
      <text:p text:style-name="P30">See the difference?</text:p>
      <text:p text:style-name="P30"/>
      <text:p text:style-name="P40">You can think the length of the array of a measure of <text:span text:style-name="T63">the size</text:span> <text:span text:style-name="T63">of</text:span> the problem to be solved. Obviously a large array will require more time. In the previous section a problem (array) of size 6 will give rise to a problem of size 1 and another size 5. </text:p>
      <text:p text:style-name="P40"/>
      <text:p text:style-name="P40"><text:tab/>max <text:span text:style-name="T88">of </text:span>{5,3,1,2,4,6}) = large<text:span text:style-name="T63">r</text:span> of 5 and max <text:span text:style-name="T88">of </text:span>{3,1,2,4,6}</text:p>
      <text:p text:style-name="P40"><draw:line text:anchor-type="paragraph" draw:z-index="159" draw:name="Shape1" draw:style-name="gr1" draw:text-style-name="P129" svg:x1="1.3059in" svg:y1="0.1587in" svg:x2="1.3059in" svg:y2="0.0024in"><text:p/></draw:line><draw:line text:anchor-type="paragraph" draw:z-index="160" draw:name="Shape1" draw:style-name="gr1" draw:text-style-name="P129" svg:x1="3.5976in" svg:y1="0.1827in" svg:x2="3.5976in" svg:y2="0.0264in"><text:p/></draw:line><draw:line text:anchor-type="paragraph" draw:z-index="161" draw:name="Shape1" draw:style-name="gr1" draw:text-style-name="P128" svg:x1="2.4835in" svg:y1="0.1587in" svg:x2="2.4835in" svg:y2="0.0024in"><text:p/></draw:line><text:tab/></text:p>
      <text:p text:style-name="P40"><text:tab/> <text:s text:c="16"/><text:span text:style-name="T69">size 6 <text:s text:c="20"/>size 1 <text:s text:c="18"/>size 5</text:span></text:p>
      <text:p text:style-name="P40"/>
      <text:p text:style-name="P40">In <text:span text:style-name="T56">this</text:span> section a problem of size 6 will give rise to a problem of size 3 and another of size 3.</text:p>
      <text:p text:style-name="P40"/>
      <text:p text:style-name="P40"><draw:polygon text:anchor-type="paragraph" draw:z-index="163" draw:name="Shape1" draw:style-name="gr1" draw:text-style-name="P129" svg:width="0in" svg:height="0in" svg:x="2.8063in" svg:y="0.1409in" svg:viewBox="0 0 0 0" draw:points="0,0"><text:p/></draw:polygon><draw:line text:anchor-type="paragraph" draw:z-index="164" draw:name="Shape1" draw:style-name="gr1" draw:text-style-name="P129" svg:x1="3.0354in" svg:y1="0.2972in" svg:x2="3.0354in" svg:y2="0.1409in"><text:p/></draw:line><draw:line text:anchor-type="paragraph" draw:z-index="165" draw:name="Shape1" draw:style-name="gr1" draw:text-style-name="P129" svg:x1="4.2331in" svg:y1="0.311in" svg:x2="4.2331in" svg:y2="0.1547in"><text:p/></draw:line><draw:line text:anchor-type="paragraph" draw:z-index="162" draw:name="Shape1" draw:style-name="gr1" draw:text-style-name="P129" svg:x1="1.3165in" svg:y1="0.287in" svg:x2="1.3165in" svg:y2="0.1307in"><text:p/></draw:line><text:tab/>max <text:span text:style-name="T88">of </text:span>{5,3,1,2,4,6} = large<text:span text:style-name="T63">r</text:span> of max <text:span text:style-name="T88">of </text:span>{5,3,1} and max <text:span text:style-name="T88">of </text:span>{2,4,6}</text:p>
      <text:p text:style-name="P40"/>
      <text:p text:style-name="P40"><text:tab/> <text:s text:c="16"/><text:span text:style-name="T69">size 6 <text:s text:c="34"/>size 3 <text:s text:c="20"/>size 3</text:span></text:p>
      <text:p text:style-name="P40"/>
      <text:p text:style-name="P30">In general, an algorithm <text:span text:style-name="T103">that </text:span>solves a problem using recursion so that a problem of size n is solve<text:span text:style-name="T63">d</text:span> b<text:span text:style-name="T63">y</text:span> recursing <text:span text:style-name="T63">on</text:span> two <text:span text:style-name="T103">smaller </text:span>problems, each of about half the size of the original is said to be a <text:span text:style-name="T2">divide-and-conquer</text:span> algorithm. </text:p>
      <text:p text:style-name="P30"><text:soft-page-break/></text:p>
      <text:p text:style-name="P30">If your algorithm divides the problem of size n into three problems where each has size roughly n/3, then it is also called a divide-and-conquer algorithm <text:span text:style-name="T70">(except that it divides into 3 equal parts instead of 2.)</text:span></text:p>
      <text:p text:style-name="P30"/>
      <text:p text:style-name="P30"/>
      <text:p text:style-name="P30"><text:span text:style-name="T13">Exercise.</text:span> Develop a divide-and-conquer recursive algorithm to compute the minimum of an array. </text:p>
      <table:table table:name="Table42" table:style-name="Table42">
        <table:table-column table:style-name="Table42.A"/>
        <table:table-row table:style-name="TableLine1687335339536">
          <table:table-cell table:style-name="Table42.A1" office:value-type="string">
            <text:p text:style-name="P20">int min(int x[], int start, int end);</text:p>
          </table:table-cell>
        </table:table-row>
      </table:table>
      <text:p text:style-name="P30">Test it by tracing it with several cases. Once you're confident that it works, implement it in C++.</text:p>
      <text:p text:style-name="P30"/>
      <text:p text:style-name="P30"/>
      <text:p text:style-name="P71"><text:span text:style-name="T13">Exercise.</text:span> <text:span text:style-name="T98">Write a recursive function </text:span><text:span text:style-name="T10">print(int, int)</text:span><text:span text:style-name="T98"> such that </text:span><text:span text:style-name="T10">println(1, 6)</text:span><text:span text:style-name="T98"> prints 1 2 3 4 5 and a newline. </text:span><text:span text:style-name="T10">println(3, 8) </text:span><text:span text:style-name="T49">prints 3 4 5 6 7 and a newline.</text:span></text:p>
      <text:p text:style-name="P71"/>
      <text:p text:style-name="P71"/>
      <text:p text:style-name="P30"><text:span text:style-name="T13">Exercise.</text:span> Develop a divide-and-conquer recursive algorithm to compute the smallest index value where a target occurs in an array:</text:p>
      <table:table table:name="Table43" table:style-name="Table43">
        <table:table-column table:style-name="Table43.A"/>
        <table:table-row table:style-name="TableLine1687335336000">
          <table:table-cell table:style-name="Table43.A1" office:value-type="string">
            <text:p text:style-name="P20">int <text:span text:style-name="T92">linearsearch</text:span>(int x[], int start, int end, int target);</text:p>
          </table:table-cell>
        </table:table-row>
      </table:table>
      <text:p text:style-name="P30"><text:span text:style-name="T38">If the target is not found, -1 is returned. </text:span>Test it by tracing it with several cases. Once you're confident that it works, implement it in C++.</text:p>
      <text:p text:style-name="P30"/>
      <text:p text:style-name="P30"/>
      <text:p text:style-name="P30"><text:span text:style-name="T13">Exercise.</text:span> Develop a divide-and-conquer recursive algorithm to compute the number of times a target value occurs an array. </text:p>
      <table:table table:name="Table44" table:style-name="Table44">
        <table:table-column table:style-name="Table44.A"/>
        <table:table-row table:style-name="TableLine1687335333280">
          <table:table-cell table:style-name="Table44.A1" office:value-type="string">
            <text:p text:style-name="P20">int count(int x[], int start, int end);</text:p>
          </table:table-cell>
        </table:table-row>
      </table:table>
      <text:p text:style-name="P30">Test it by tracing it with several cases. Once you're confident that it works, implement it in C++.</text:p>
      <text:p text:style-name="P30"/>
      <text:p text:style-name="P30"/>
      <text:p text:style-name="P30"><text:span text:style-name="T13">Exercise.</text:span> Develop a divide-and-conquer recursive algorithm to compute the sum of the values an array:</text:p>
      <table:table table:name="Table45" table:style-name="Table45">
        <table:table-column table:style-name="Table45.A"/>
        <table:table-row table:style-name="TableLine1687335340896">
          <table:table-cell table:style-name="Table45.A1" office:value-type="string">
            <text:p text:style-name="P20">int sum(int x[], int start, int end);</text:p>
          </table:table-cell>
        </table:table-row>
      </table:table>
      <text:p text:style-name="P30">Test it by tracing it with several cases. Once you're confident that it works, implement it in C++.</text:p>
      <text:p text:style-name="P30"/>
      <text:p text:style-name="P13"/>
      <text:p text:style-name="P30">Refer to the standard binary search in your previous set of notes. We will now write the recursive version of the program <text:span text:style-name="T98">(in pseudocode):</text:span></text:p>
      <table:table table:name="Table46" table:style-name="Table46">
        <table:table-column table:style-name="Table46.A"/>
        <table:table-row table:style-name="TableLine1687335333824">
          <table:table-cell table:style-name="Table46.A1" office:value-type="string">
            <text:p text:style-name="P60">// <text:span text:style-name="T98">searches for target in a[left], …, a[right]</text:span></text:p>
            <text:p text:style-name="P60">binary<text:span text:style-name="T98">s</text:span>earch(a, left, right, target):</text:p>
            <text:p text:style-name="P60"/>
            <text:p text:style-name="P71"><text:tab/>if left &gt; right:</text:p>
            <text:p text:style-name="P71"><text:tab/><text:tab/>return -1</text:p>
            <text:p text:style-name="P71"><text:tab/><text:span text:style-name="T98">else:</text:span></text:p>
            <text:p text:style-name="P71"><text:tab/><text:tab/>mid = <text:span text:style-name="T98">left + </text:span>(<text:span text:style-name="T98">right - left</text:span>) / 2</text:p>
            <text:p text:style-name="P71"><text:tab/><text:tab/>if a[mid] == target:</text:p>
            <text:p text:style-name="P71"><text:tab/><text:tab/><text:tab/>return mid</text:p>
            <text:p text:style-name="P71"><text:tab/><text:tab/>else if a[mid] &lt; target:</text:p>
            <text:p text:style-name="P71"><text:soft-page-break/><text:tab/><text:tab/><text:tab/>return binary<text:span text:style-name="T98">s</text:span>earch(a, mid + 1, right, target)</text:p>
            <text:p text:style-name="P71"><text:tab/><text:tab/>else</text:p>
            <text:p text:style-name="P71"><text:tab/><text:tab/><text:tab/>return binary<text:span text:style-name="T98">s</text:span>earch(a, left, mid – 1, target)</text:p>
          </table:table-cell>
        </table:table-row>
      </table:table>
      <text:p text:style-name="P30"/>
      <text:p text:style-name="P30">Note that the <text:span text:style-name="T2">binary search is also a divide-and-conquer algorithm</text:span>.</text:p>
      <text:p text:style-name="P30"/>
      <text:p text:style-name="P30"/>
      <text:p text:style-name="P30"><text:span text:style-name="T13">Exercise.</text:span> Implement the binary<text:span text:style-name="T98">s</text:span>earch algorithm in C++. Test your function. </text:p>
      <text:p text:style-name="P30"/>
      <text:p text:style-name="P30"/>
      <text:p text:style-name="P63">For <text:span text:style-name="T94">divide-and-conquer, when you apply that to an integer array where you have two index values </text:span><text:span text:style-name="T9">left</text:span><text:span text:style-name="T94"> and </text:span><text:span text:style-name="T9">right</text:span><text:span text:style-name="T94"> and you want to compute the index in the middle of left and right, it’s easy. It’s just </text:span></text:p>
      <text:p text:style-name="P25"/>
      <text:p text:style-name="P25"><text:tab/>int mid = <text:span text:style-name="T98">left + </text:span>(<text:span text:style-name="T98">right</text:span> - <text:span text:style-name="T98">left</text:span>) / 2;</text:p>
      <text:p text:style-name="P25"/>
      <text:p text:style-name="P64"><text:span text:style-name="T94">Sometimes the subarray you are computing with is specified in terms of pointers, say </text:span><text:span text:style-name="T9">start</text:span><text:span text:style-name="T94"> and </text:span><text:span text:style-name="T9">end</text:span><text:span text:style-name="T94"> where </text:span><text:span text:style-name="T9">start</text:span><text:span text:style-name="T94"> is the address of the first value and </text:span><text:span text:style-name="T9">end</text:span><text:span text:style-name="T94"> is the address of the value </text:span><text:span text:style-name="T57">just outside</text:span><text:span text:style-name="T94"> the subarray. </text:span></text:p>
      <text:p text:style-name="P64"/>
      <table:table table:name="Table51" table:style-name="Table51">
        <table:table-column table:style-name="Table51.A"/>
        <table:table-column table:style-name="Table51.B"/>
        <table:table-column table:style-name="Table51.A" table:number-columns-repeated="3"/>
        <table:table-row table:style-name="Table51.1">
          <table:table-cell table:style-name="Table51.A1" office:value-type="string">
            <text:p text:style-name="P115"><draw:line text:anchor-type="paragraph" draw:z-index="179" draw:name="Shape1_0" draw:style-name="gr1" draw:text-style-name="P129" svg:x1="0.1177in" svg:y1="0.3504in" svg:x2="0.1177in" svg:y2="0.1941in"><text:p/></draw:line>1</text:p>
          </table:table-cell>
          <table:table-cell table:style-name="Table51.A1" office:value-type="string">
            <text:p text:style-name="P115">3</text:p>
          </table:table-cell>
          <table:table-cell table:style-name="Table51.A1" office:value-type="string">
            <text:p text:style-name="P115">5</text:p>
          </table:table-cell>
          <table:table-cell table:style-name="Table51.A1" office:value-type="string">
            <text:p text:style-name="P115">2</text:p>
          </table:table-cell>
          <table:table-cell table:style-name="Table51.E1" office:value-type="string">
            <text:p text:style-name="P115">4</text:p>
          </table:table-cell>
        </table:table-row>
      </table:table>
      <text:p text:style-name="P68"><draw:line text:anchor-type="paragraph" draw:z-index="180" draw:name="Shape1_2" draw:style-name="gr1" draw:text-style-name="P128" svg:x1="3.2055in" svg:y1="0.1657in" svg:x2="3.2055in" svg:y2="0.0094in"><text:p/></draw:line></text:p>
      <text:p text:style-name="P68"><text:tab/> <text:s text:c="24"/><text:span text:style-name="T95">start</text:span><text:span text:style-name="T69"> <text:s text:c="35"/></text:span><text:span text:style-name="T95">end</text:span><text:span text:style-name="T69"> <text:s text:c="18"/></text:span></text:p>
      <text:p text:style-name="P64"/>
      <text:p text:style-name="P67">In this case you can compute the address of the value in the middle using</text:p>
      <text:p text:style-name="P65"/>
      <text:p text:style-name="P24"><text:tab/><text:span text:style-name="T94">int * mid = start + </text:span><text:span text:style-name="T98">(end – start) / 2</text:span><text:span text:style-name="T94">;</text:span></text:p>
      <text:p text:style-name="P30"/>
      <text:p text:style-name="P66">Here’s the max of array using divide-and-conquer where you specify the array using two pointers:</text:p>
      <table:table table:name="Table50" table:style-name="Table50">
        <table:table-column table:style-name="Table50.A"/>
        <table:table-row table:style-name="TableLine1687335327568">
          <table:table-cell table:style-name="Table50.A1" office:value-type="string">
            <text:p text:style-name="P27">#include &lt;iostream&gt;</text:p>
            <text:p text:style-name="P28"/>
            <text:p text:style-name="P28">int <text:span text:style-name="T94">max(int * start, int * end)</text:span></text:p>
            <text:p text:style-name="P26">{</text:p>
            <text:p text:style-name="P26"><text:s text:c="4"/><text:span text:style-name="T95">if (start == end – 1)</text:span></text:p>
            <text:p text:style-name="P26"><text:s text:c="4"/><text:span text:style-name="T95">{</text:span></text:p>
            <text:p text:style-name="P26"><text:s text:c="8"/><text:span text:style-name="T95">return *start;</text:span></text:p>
            <text:p text:style-name="P26"><text:s text:c="4"/><text:span text:style-name="T95">}</text:span></text:p>
            <text:p text:style-name="P26"><text:s text:c="4"/><text:span text:style-name="T95">else</text:span></text:p>
            <text:p text:style-name="P27"><text:s text:c="4"/>{ </text:p>
            <text:p text:style-name="P27"><text:s text:c="8"/>int * mid = start + (end – start) / 2;</text:p>
            <text:p text:style-name="P27"><text:s text:c="8"/>int leftmax = max(start, mid);</text:p>
            <text:p text:style-name="P27"><text:s text:c="8"/>int rightmax = max(mid, end);</text:p>
            <text:p text:style-name="P27"><text:s text:c="8"/>return (leftmax &gt;= rightmax ? <text:span text:style-name="T98">l</text:span>eftmax : rightmax);</text:p>
            <text:p text:style-name="P27"><text:s text:c="4"/>}</text:p>
            <text:p text:style-name="P26">}</text:p>
            <text:p text:style-name="P26"/>
            <text:p text:style-name="P27">int main()</text:p>
            <text:p text:style-name="P27">{</text:p>
            <text:p text:style-name="P27"><text:s text:c="4"/>int x[] = {1, 3, 5, 6, 4, 2};</text:p>
            <text:p text:style-name="P27"><text:s text:c="4"/>std::cout &lt;&lt; max(&amp;x[0], &amp;x[6]) &lt;&lt; std::endl;</text:p>
            <text:p text:style-name="P27"><text:soft-page-break/><text:s text:c="4"/>return 0; <text:s text:c="3"/><text:line-break/>}</text:p>
          </table:table-cell>
        </table:table-row>
      </table:table>
      <text:p text:style-name="P66"/>
      <text:p text:style-name="P66"/>
      <text:p text:style-name="P69"><text:span text:style-name="T16">Exercise.</text:span><text:span text:style-name="T96"> Write (and test) a </text:span><text:span text:style-name="T10">min</text:span><text:span text:style-name="T96"> function using divide-and-conquer:</text:span></text:p>
      <table:table table:name="Table53" table:style-name="Table53">
        <table:table-column table:style-name="Table53.A"/>
        <table:table-row table:style-name="TableLine1687335331376">
          <table:table-cell table:style-name="Table53.A1" office:value-type="string">
            <text:p text:style-name="P29"><text:span text:style-name="T96">int </text:span><text:span text:style-name="T98">min</text:span>(int * <text:span text:style-name="T96">start</text:span>, int * <text:span text:style-name="T96">end</text:span>);</text:p>
          </table:table-cell>
        </table:table-row>
      </table:table>
      <text:p text:style-name="P85"/>
      <text:p text:style-name="P85"/>
      <text:p text:style-name="P69"><text:span text:style-name="T16">Exercise.</text:span><text:span text:style-name="T96"> Write (and test) a binary search function with the following prototype:</text:span></text:p>
      <table:table table:name="Table52" table:style-name="Table52">
        <table:table-column table:style-name="Table52.A"/>
        <table:table-row table:style-name="TableLine1687335354496">
          <table:table-cell table:style-name="Table52.A1" office:value-type="string">
            <text:p text:style-name="P29"><text:span text:style-name="T96">int *</text:span> <text:span text:style-name="T96">binarysearch</text:span>(int * <text:span text:style-name="T96">start</text:span>, int * <text:span text:style-name="T96">end</text:span>, int <text:span text:style-name="T96">target</text:span>);</text:p>
          </table:table-cell>
        </table:table-row>
      </table:table>
      <text:p text:style-name="P72"/>
      <text:p text:style-name="P72"/>
      <text:p text:style-name="P74"><text:span text:style-name="T16">Exercise.</text:span><text:span text:style-name="T96"> </text:span><text:span text:style-name="T99">Write an exponentiation function </text:span><text:span text:style-name="T11">power(double, int)</text:span><text:span text:style-name="T99"> such that </text:span><text:span text:style-name="T11">power(2.0, 6)</text:span><text:span text:style-name="T99"> return 2.0 to the power of 6. You must use the divide-and-conquer strategy.</text:span></text:p>
      <text:p text:style-name="P73"/>
      <text:p text:style-name="P103">Mutual Recursion</text:p>
      <text:p text:style-name="P30"/>
      <text:p text:style-name="P30">Sometimes recursion might involve more than one function.</text:p>
      <text:p text:style-name="P93"/>
      <text:p text:style-name="P9">Let f(n), g(n) be functions satisfying </text:p>
      <text:p text:style-name="P9"/>
      <text:p text:style-name="P9"><text:tab/>f(0) = 1 </text:p>
      <text:p text:style-name="P9"><text:tab/>f(n) = 2*g(n/2)<text:tab/>if n &gt; 0 and n is even </text:p>
      <text:p text:style-name="P9"><text:tab/>f(n) = f(n/2)<text:tab/>if n &gt; 0 and n is odd </text:p>
      <text:p text:style-name="P9"/>
      <text:p text:style-name="P9"><text:tab/>g(0) = 2 </text:p>
      <text:p text:style-name="P9"><text:tab/>g(n) = f(n/2) if n &gt; 0 and n is even </text:p>
      <text:p text:style-name="P9"><text:tab/>g(n) = 3*g(n/2) if n &gt; 0 and n is odd </text:p>
      <text:p text:style-name="P9"/>
      <text:p text:style-name="P9">(/ refers to integer division.) Do you see f(n) using g(n) and g(n) using f(n)?</text:p>
      <text:p text:style-name="P9"/>
      <text:p text:style-name="P9"/>
      <text:p text:style-name="P10"><text:span text:style-name="T15">Exercise.</text:span><text:span text:style-name="T88"> </text:span>Compute f(10), g(10) by hand. </text:p>
      <text:p text:style-name="P30"/>
      <text:p text:style-name="P30"/>
      <text:p text:style-name="P30">Here's the code. Study it well. Note that the functions are mutually recursive so we must use function prototypes. Verify your computation with the program. Insert print statements to see the function being called.</text:p>
      <table:table table:name="Table15" table:style-name="Table15">
        <table:table-column table:style-name="Table15.A"/>
        <table:table-row table:style-name="TableLine1687335351776">
          <table:table-cell table:style-name="Table15.A1" office:value-type="string">
            <text:p text:style-name="P109">#include &lt;iostream&gt;</text:p>
            <text:p text:style-name="P109"/>
            <text:p text:style-name="P109">int f(int);</text:p>
            <text:p text:style-name="P109">int g(int);</text:p>
            <text:p text:style-name="P109"/>
            <text:p text:style-name="P109">int f(int n)</text:p>
            <text:p text:style-name="P109">{</text:p>
            <text:p text:style-name="P109"><text:s text:c="4"/>if (n == 0)</text:p>
            <text:p text:style-name="P109"><text:s text:c="4"/>{</text:p>
            <text:p text:style-name="P109"><text:s text:c="8"/>return 1;</text:p>
            <text:p text:style-name="P109"><text:s text:c="4"/>}</text:p>
            <text:p text:style-name="P109"><text:span text:style-name="T93">­</text:span> <text:s text:c="3"/>else</text:p>
            <text:p text:style-name="P109"><text:s text:c="4"/>{</text:p>
            <text:p text:style-name="P109"><text:span text:style-name="T6"><text:s text:c="8"/>if (n % 2 == 0) </text:span>return 2 * g(n / 2);</text:p>
            <text:p text:style-name="P109"><text:span text:style-name="T6"><text:s text:c="8"/>else </text:span>return f(n / 2);</text:p>
            <text:p text:style-name="P109"><text:s text:c="4"/>}</text:p>
            <text:p text:style-name="P109">} </text:p>
            <text:p text:style-name="P109"/>
            <text:p text:style-name="P109"/>
            <text:p text:style-name="P109">int g(int n)</text:p>
            <text:p text:style-name="P109">{</text:p>
            <text:p text:style-name="P109"><text:s text:c="4"/>if (n == 0)</text:p>
            <text:p text:style-name="P109"><text:s text:c="4"/>{</text:p>
            <text:p text:style-name="P109"><text:s text:c="8"/>return 2;</text:p>
            <text:p text:style-name="P109"><text:s text:c="4"/>}</text:p>
            <text:p text:style-name="P109"><text:s text:c="4"/>else</text:p>
            <text:p text:style-name="P109"><text:s text:c="4"/>{</text:p>
            <text:p text:style-name="P109"><text:span text:style-name="T6"><text:s text:c="8"/>if (n % 2 == 0) </text:span>return f(n / 2);</text:p>
            <text:p text:style-name="P109"><text:span text:style-name="T6"><text:s text:c="8"/>else </text:span>return 3 * g(n / 2); </text:p>
            <text:p text:style-name="P109"><text:soft-page-break/><text:s text:c="4"/>}</text:p>
            <text:p text:style-name="P109">}</text:p>
            <text:p text:style-name="P109"/>
            <text:p text:style-name="P109">int main()</text:p>
            <text:p text:style-name="P109">{</text:p>
            <text:p text:style-name="P109"><text:s text:c="4"/>std::cout &lt;&lt; f(5) &lt;&lt; std::endl;</text:p>
            <text:p text:style-name="P109"><text:s text:c="4"/>return 0;</text:p>
            <text:p text:style-name="P109">}</text:p>
          </table:table-cell>
        </table:table-row>
      </table:table>
      <text:p text:style-name="P30"/>
      <text:p text:style-name="P30"/>
      <text:p text:style-name="P35"><text:span text:style-name="T13">Exercise.</text:span> <text:span text:style-name="T64">Write a pair of mutually recursive functions that prints the values of an array at the even index positions:</text:span></text:p>
      <table:table table:name="Table47" table:style-name="Table47">
        <table:table-column table:style-name="Table47.A"/>
        <table:table-row table:style-name="TableLine1687335348784">
          <table:table-cell table:style-name="Table47.A1" office:value-type="string">
            <text:p text:style-name="P18">void print(int x[], int <text:span text:style-name="T71">&amp; </text:span>index, int size);</text:p>
            <text:p text:style-name="P18">void skip(int x[], int <text:span text:style-name="T71">&amp; </text:span>index, int size);</text:p>
          </table:table-cell>
        </table:table-row>
      </table:table>
      <text:p text:style-name="P43">Here’s how they work together:</text:p>
      <text:list xml:id="list616356031" text:style-name="L5">
        <text:list-item>
          <text:p text:style-name="P126"><text:span text:style-name="T21">print(x, i, n)</text:span><text:span text:style-name="T26"> prints </text:span><text:span text:style-name="T21">x[i]</text:span><text:span text:style-name="T26"> and calls </text:span><text:span text:style-name="T21">skip(x, i + 1, n) </text:span></text:p>
        </text:list-item>
        <text:list-item>
          <text:p text:style-name="P126"><text:span text:style-name="T21">skip(x, i, n)</text:span><text:span text:style-name="T26"> calls </text:span><text:span text:style-name="T21">print(x, i + 1, n)</text:span></text:p>
        </text:list-item>
      </text:list>
      <text:p text:style-name="P98"><text:span text:style-name="T26">O</text:span><text:span text:style-name="T22">f course </text:span><text:span text:style-name="T20">n</text:span><text:span text:style-name="T22"> is the size of the array </text:span><text:span text:style-name="T21">x</text:span><text:span text:style-name="T22">.</text:span></text:p>
      <text:p text:style-name="P44"/>
      <text:p text:style-name="P44"/>
      <text:p text:style-name="P99"><text:span text:style-name="T32">Exercise.</text:span><text:span text:style-name="T22"> Write a pair of function that checks if a string is an arithmetic expression of digits. An example would be the following string:</text:span></text:p>
      <text:p text:style-name="P45"/>
      <text:p text:style-name="P45"><text:tab/>“5+2-3*2+7/8”</text:p>
      <text:p text:style-name="P45"/>
      <text:p text:style-name="P45">You should have two functions</text:p>
      <table:table table:name="Table48" table:style-name="Table48">
        <table:table-column table:style-name="Table48.A"/>
        <table:table-row table:style-name="TableLine1687335355856">
          <table:table-cell table:style-name="Table48.A1" office:value-type="string">
            <text:p text:style-name="P18"><text:span text:style-name="T65">bool</text:span> <text:span text:style-name="T66">consume_digit_or_end</text:span>(<text:span text:style-name="T65">char</text:span> x[], int <text:span text:style-name="T71">&amp; </text:span>index);</text:p>
            <text:p text:style-name="P18"><text:span text:style-name="T65">bool</text:span> <text:span text:style-name="T66">consume_operator</text:span>(<text:span text:style-name="T65">char</text:span> x[], int <text:span text:style-name="T71">&amp; </text:span>index);</text:p>
          </table:table-cell>
        </table:table-row>
      </table:table>
      <text:p text:style-name="P101"><text:span text:style-name="T22">(The name of the functions say</text:span><text:span text:style-name="T31">s</text:span><text:span text:style-name="T22"> it all.)</text:span><text:span text:style-name="T27"> </text:span><text:span text:style-name="T29">Finally </text:span><text:span text:style-name="T28">create a function to wrap everything up:</text:span></text:p>
      <table:table table:name="Table49" table:style-name="Table49">
        <table:table-column table:style-name="Table49.A"/>
        <table:table-row table:style-name="TableLine1687335358032">
          <table:table-cell table:style-name="Table49.A1" office:value-type="string">
            <text:p text:style-name="P19">bool is_digit_expr(char x[])</text:p>
            <text:p text:style-name="P19">{</text:p>
            <text:p text:style-name="P19"><text:s text:c="4"/>return consume_digit_or_end(x, 0);</text:p>
            <text:p text:style-name="P19">}</text:p>
          </table:table-cell>
        </table:table-row>
      </table:table>
      <text:p text:style-name="P12"><text:span text:style-name="T34">(And thus we begin automata theory, </text:span><text:span text:style-name="T35">language processing,</text:span><text:span text:style-name="T34"> and compilers …)</text:span></text:p>
      <text:p text:style-name="P6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Courier New" svg:font-family="'Courier New'"/>
    <style:font-face style:name="StarSymbol1" svg:font-family="StarSymbol"/>
    <style:font-face style:name="Tahoma4" svg:font-family="Tahoma"/>
    <style:font-face style:name="Verdana" svg:font-family="Verdana"/>
    <style:font-face style:name="Tahoma2" svg:font-family="Tahoma" style:font-family-generic="swiss"/>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Arial Unicode MS1" svg:font-family="'Arial Unicode MS'" style:font-family-generic="modern" style:font-pitch="variable"/>
    <style:font-face style:name="Courier New2" svg:font-family="'Courier New'" style:font-family-generic="modern" style:font-pitch="variable"/>
    <style:font-face style:name="Tahoma3" svg:font-family="Tahoma"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deg"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5" draw:display-name="Bitmape 5"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omplex="Tahoma4"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4" style:font-family-complex="Tahoma"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4"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Default_7e_LT_7e_Gliederung_20_2" style:display-name="Default~LT~Gliederung 2" style:family="paragraph" style:parent-style-name="Default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style: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margin-top="0in" fo:margin-bottom="0in" style: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margin-top="0in" fo:margin-bottom="0in" style: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margin-top="0in" fo:margin-bottom="0in" style: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margin-top="0in" fo:margin-bottom="0in" style:contextual-spacing="false" fo:text-indent="-0.2362in" style:auto-text-indent="false">
        <style:tab-stops/>
      </style:paragraph-properties>
    </style:style>
    <style:style style:name="Default_7e_LT_7e_Titel" style:display-name="Default~LT~Titel"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Default_7e_LT_7e_Notizen" style:display-name="Default~LT~Notizen"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Hintergrundobjekte" style:display-name="Default~LT~Hintergrundobjekte" style:family="paragraph">
      <style:paragraph-properties style:text-autospace="none"/>
      <style:text-properties fo:color="#ffffff"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Default_7e_LT_7e_Hintergrund" style:display-name="Default~LT~Hintergrund" style:family="paragraph">
      <style:paragraph-properties style:text-autospace="none"/>
    </style:style>
    <style:style style:name="WW-Title"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text-properties fo:color="#ffffff"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Background" style:family="paragraph">
      <style:paragraph-properties style:text-autospace="non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1" style:display-name="Outline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Outline_20_2" style:display-name="Outline 2" style:family="paragraph" style:parent-style-name="Outline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margin-top="0in" fo:margin-bottom="0in" style:contextual-spacing="false" fo:text-indent="-0.2362in" style:auto-text-indent="false">
        <style:tab-stops/>
      </style:paragraph-properties>
    </style:style>
    <style:style style:name="Outline_20_7" style:display-name="Outline 7" style:family="paragraph" style:parent-style-name="Outline_20_6">
      <style:paragraph-properties fo:margin-left="3.3071in" fo:margin-right="0in" fo:margin-top="0in" fo:margin-bottom="0in" style:contextual-spacing="false" fo:text-indent="-0.2362in" style:auto-text-indent="false">
        <style:tab-stops/>
      </style:paragraph-properties>
    </style:style>
    <style:style style:name="Outline_20_8" style:display-name="Outline 8" style:family="paragraph" style:parent-style-name="Outline_20_7">
      <style:paragraph-properties fo:margin-left="3.7799in" fo:margin-right="0in" fo:margin-top="0in" fo:margin-bottom="0in" style:contextual-spacing="false" fo:text-indent="-0.2362in" style:auto-text-indent="false">
        <style:tab-stops/>
      </style:paragraph-properties>
    </style:style>
    <style:style style:name="Outline_20_9" style:display-name="Outline 9" style:family="paragraph" style:parent-style-name="Outline_20_8">
      <style:paragraph-properties fo:margin-left="4.252in" fo:margin-right="0in" fo:margin-top="0in" fo:margin-bottom="0in" style:contextual-spacing="false" fo:text-indent="-0.2362in" style:auto-text-indent="false">
        <style:tab-stops/>
      </style:paragraph-properties>
    </style:style>
    <style:style style:name="WW-Title1"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3"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34"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center" style:justify-single-word="false"/>
      <style:text-properties style:font-name="Arial" fo:font-size="10pt" style:font-size-asian="10pt" style:font-size-complex="10pt"/>
    </style:style>
    <style:style style:name="MT1" style:family="text">
      <style:text-properties officeooo:rsid="00084ca6"/>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 (Y. Liow) <text:tab/> <text:s text:c="17"/><text:tab/><text:span text:style-name="MT1">29. </text:span>Recursion</text:p>
      </style:header>
      <style:footer>
        <text:p text:style-name="MP2"><text:page-number text:select-page="current">49</text:page-number><text:s/>of <text:page-count>49</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initial-creator>Yihsiang Liow</meta:initial-creator>
    <meta:creation-date>2005-12-14T10:14:39</meta:creation-date>
    <dc:date>2024-02-09T15:54:31.449000000</dc:date>
    <meta:printed-by>Yihsiang Liow</meta:printed-by>
    <meta:print-date>2006-01-08T16:54:25</meta:print-date>
    <meta:editing-cycles>1117</meta:editing-cycles>
    <meta:editing-duration>P8DT18H26M18S</meta:editing-duration>
    <meta:document-statistic meta:table-count="53" meta:image-count="0" meta:object-count="0" meta:page-count="49" meta:paragraph-count="1055" meta:word-count="9681" meta:character-count="49778" meta:non-whitespace-character-count="38472"/>
    <meta:user-defined meta:name="Info 1"/>
    <meta:user-defined meta:name="Info 2"/>
    <meta:user-defined meta:name="Info 3"/>
    <meta:user-defined meta:name="Info 4"/>
  </office:meta>
</office:document-meta>
</file>